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4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446" style:family="table-cell" style:parent-style-name="Default" style:data-style-name="N158">
      <style:text-properties style:text-position=""/>
    </style:style>
    <style:style style:name="ce44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style:vertical-align="automatic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3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="0.99pt solid #000000" style:vertical-align="automatic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49" style:family="table-cell" style:parent-style-name="Default">
      <style:table-cell-properties fo:border="2.01pt solid #000000" style:vertical-align="automatic"/>
      <style:text-properties fo:font-size="12pt" style:font-size-asian="12pt" style:font-size-complex="12pt"/>
    </style:style>
    <style:style style:name="ce5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7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7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76" style:family="table-cell" style:parent-style-name="Default" style:data-style-name="N123">
      <style:table-cell-properties fo:border="0.06pt solid #000000" style:vertical-align="automatic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2.01pt solid #000000" fo:border-left="2.01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81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87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97" style:family="table-cell" style:parent-style-name="Default" style:data-style-name="N122">
      <style:table-cell-properties fo:border="0.99pt solid #000000" style:vertical-align="automatic"/>
      <style:text-properties fo:font-size="12pt" style:font-size-asian="12pt" style:font-size-complex="12pt"/>
    </style:style>
    <style:style style:name="ce98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2pt" style:font-size-asian="12pt" style:font-size-complex="12pt"/>
    </style:style>
    <style:style style:name="ce100" style:family="table-cell" style:parent-style-name="Default" style:data-style-name="N123">
      <style:table-cell-properties fo:border="0.99pt solid #000000" style:vertical-align="automatic"/>
      <style:text-properties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0">
      <style:table-cell-properties fo:border="0.06pt solid #000000" style:vertical-align="automatic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17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118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19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2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2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128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01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1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37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41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2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3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4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5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49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0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6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5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2pt" style:font-size-asian="12pt" style:font-size-complex="12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2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3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6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">
      <style:table-cell-properties style:vertical-align="automatic"/>
      <style:text-properties fo:font-size="12pt" style:font-size-asian="12pt" style:font-size-complex="12pt"/>
    </style:style>
    <style:style style:name="ce168" style:family="table-cell" style:parent-style-name="Default" style:data-style-name="N0">
      <style:table-cell-properties fo:border="2.01pt solid #000000" style:vertical-align="automatic"/>
      <style:text-properties fo:font-size="12pt" style:font-size-asian="12pt" style:font-size-complex="12pt"/>
    </style:style>
    <style:style style:name="ce169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0" style:family="table-cell" style:parent-style-name="Default" style:data-style-name="N121">
      <style:table-cell-properties fo:border="0.99pt solid #000000" style:vertical-align="automatic"/>
      <style:text-properties fo:font-size="12pt" style:font-size-asian="12pt" style:font-size-complex="12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2.01pt solid #000000" fo:border-left="2.01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79" style:family="table-cell" style:parent-style-name="Default">
      <style:table-cell-properties fo:border-bottom="2.01pt solid #000000" fo:border-left="0.06pt solid #000000" fo:border-right="0.06pt solid #000000" fo:border-top="2.01pt solid #000000" style:vertical-align="automatic"/>
      <style:text-properties fo:font-size="12pt" style:font-size-asian="12pt" style:font-size-complex="12pt"/>
    </style:style>
    <style:style style:name="ce18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text-underline-style="solid" style:text-underline-width="auto" style:text-underline-color="font-color" style:font-size-asian="12pt" style:font-size-complex="12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9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91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fo:border-left="0.06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2.01pt solid #000000" style:vertical-align="automatic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203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204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5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207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0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2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22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31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35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36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46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5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25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6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6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6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7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8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4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123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123">
      <style:table-cell-properties fo:border="0.99pt solid #000000" style:vertical-align="automatic"/>
      <style:text-properties fo:font-size="10pt" style:font-size-asian="10pt" style:font-size-complex="10pt"/>
    </style:style>
    <style:style style:name="ce290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91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2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3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294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7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3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0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05" style:family="table-cell" style:parent-style-name="Default" style:data-style-name="N1">
      <style:table-cell-properties fo:border-bottom="0.99pt solid #000000" fo:border-left="none" fo:border-right="none" fo:border-top="0.99pt solid #000000" style:vertical-align="automatic"/>
      <style:text-properties fo:color="#eb613d" fo:font-size="10pt" style:font-size-asian="10pt" style:font-size-complex="10pt"/>
    </style:style>
    <style:style style:name="ce30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07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30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0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13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14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315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1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16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2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2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327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328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29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0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331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32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337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0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341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344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Fluoro.T296"/>
      <style:map style:condition="cell-content()=&quot;NO&quot;" style:apply-style-name="Fail" style:base-cell-address="Fluoro.T296"/>
    </style:style>
    <style:style style:name="ce3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4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47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48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4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350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35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35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56" style:family="table-cell" style:parent-style-name="Default" style:data-style-name="N2">
      <style:table-cell-properties fo:border="0.99pt solid #000000" style:vertical-align="automatic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358" style:family="table-cell" style:parent-style-name="Default" style:data-style-name="N159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359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360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361" style:family="table-cell" style:parent-style-name="Default" style:data-style-name="N0">
      <style:table-cell-properties style:vertical-align="automatic"/>
    </style:style>
    <style:style style:name="ce362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6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67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368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7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72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7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74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75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76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7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8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79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85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8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89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0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9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4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0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40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8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412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1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4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4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416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8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4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1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42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4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25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26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27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42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29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31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32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434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39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40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1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4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4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4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49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50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51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452" style:family="table-cell" style:parent-style-name="Default" style:data-style-name="N158"/>
    <style:style style:name="ce4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542cm" svg:y="72.891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973cm" svg:x="1.541cm" svg:y="265.535cm">
            <draw:object draw:notify-on-update-of-ranges="Tables.R3:Tables.R50 Tables.S2:Tables.S2 Tables.S3:Tables.S50 Tables.R3:Tables.R50 Tables.T2:Tables.T2 Tables.T3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4.338cm" svg:x="1.504cm" svg:y="279.576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3.265cm" svg:x="1.62cm" svg:y="298.581c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4.388cm" svg:x="1.555cm" svg:y="312.985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3.948cm" svg:x="1.593cm" svg:y="331.45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95cm" svg:x="1.778cm" svg:y="346.395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20"/>
        <table:table-column table:style-name="co2" table:number-columns-repeated="997" table:default-cell-style-name="ce5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4" table:number-columns-repeated="10"/>
          <table:table-cell table:style-name="ce180"/>
          <table:table-cell/>
          <table:table-cell table:style-name="ce207" office:value-type="string" calcext:value-type="string">
            <text:p>Revision 1.0-20140806</text:p>
          </table:table-cell>
          <table:table-cell table:style-name="ce54" table:number-columns-repeated="9"/>
          <table:table-cell table:style-name="ce371"/>
          <table:table-cell/>
          <table:table-cell table:style-name="ce377" office:value-type="string" calcext:value-type="string">
            <text:p>Print Area</text:p>
          </table:table-cell>
          <table:table-cell table:number-columns-repeated="99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Medical University of South Carolina</text:p>
          </table:table-cell>
          <table:table-cell table:number-columns-repeated="4"/>
          <table:table-cell table:style-name="ce241"/>
          <table:table-cell/>
          <table:table-cell table:style-name="ce378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Charleston, South Carolina</text:p>
          </table:table-cell>
          <table:table-cell table:number-columns-repeated="4"/>
          <table:table-cell table:style-name="ce241"/>
          <table:table-cell/>
          <table:table-cell table:style-name="ce379" table:formula="of:=IF([.AB7]=&quot;&quot;;&quot;&quot;;[.AB7])">
            <text:p/>
          </table:table-cell>
          <table:table-cell table:number-columns-repeated="99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All:</text:p>
          </table:table-cell>
          <table:table-cell table:style-name="ce52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4"/>
          <table:table-cell table:style-name="ce144" office:value-type="string" calcext:value-type="string">
            <text:p>Fluoroscopy System Compliance Inspection</text:p>
          </table:table-cell>
          <table:table-cell table:number-columns-repeated="4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style-name="ce39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35"/>
          <table:table-cell table:style-name="ce259"/>
          <table:table-cell table:number-columns-repeated="5"/>
          <table:table-cell office:value-type="string" calcext:value-type="string">
            <text:p>Inspector:</text:p>
          </table:table-cell>
          <table:table-cell table:style-name="ce296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40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380"/>
          <table:table-cell table:style-name="ce385" table:formula="of:=IF([.AB7]&lt;&gt;[.AD7];&quot;Change&quot;;&quot;&quot;)" office:value-type="string" office:string-value="Change" calcext:value-type="string">
            <text:p>Change</text:p>
          </table:table-cell>
          <table:table-cell table:style-name="ce38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36" table:formula="of:=IF([.AB8]=&quot;&quot;;&quot;&quot;;[.AB8])">
            <text:p/>
          </table:table-cell>
          <table:table-cell table:style-name="ce260"/>
          <table:table-cell table:number-columns-repeated="2"/>
          <table:table-cell table:style-name="ce145" office:value-type="string" calcext:value-type="string">
            <text:p>System Information</text:p>
          </table:table-cell>
          <table:table-cell table:number-columns-repeated="2"/>
          <table:table-cell table:style-name="ce357" table:number-columns-repeated="2"/>
          <table:table-cell table:style-name="ce372"/>
          <table:table-cell/>
          <table:table-cell office:value-type="string" calcext:value-type="string">
            <text:p>Date</text:p>
          </table:table-cell>
          <table:table-cell table:style-name="ce381"/>
          <table:table-cell table:style-name="ce385" table:formula="of:=IF([.AB8]&lt;&gt;[.AD8];&quot;Change&quot;;&quot;&quot;)">
            <text:p/>
          </table:table-cell>
          <table:table-cell table:style-name="ce387" table:formula="of:=IF([.P7]=&quot;&quot;;&quot;&quot;;[.P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9"/>
          <table:table-cell table:style-name="ce16"/>
          <table:table-cell table:style-name="ce44" office:value-type="string" calcext:value-type="string">
            <text:p>Location</text:p>
          </table:table-cell>
          <table:table-cell table:style-name="ce16" table:number-columns-repeated="8"/>
          <table:table-cell table:style-name="ce183"/>
          <table:table-cell/>
          <table:table-cell table:style-name="ce210"/>
          <table:table-cell table:style-name="ce237" office:value-type="string" calcext:value-type="string">
            <text:p>Location</text:p>
          </table:table-cell>
          <table:table-cell table:style-name="ce54" table:number-columns-repeated="2"/>
          <table:table-cell table:style-name="ce318" office:value-type="string" calcext:value-type="string">
            <text:p>Input Changes Only</text:p>
          </table:table-cell>
          <table:table-cell table:style-name="ce54" table:number-columns-repeated="3"/>
          <table:table-cell table:style-name="ce318" office:value-type="string" calcext:value-type="string">
            <text:p>Input Changes Only</text:p>
          </table:table-cell>
          <table:table-cell table:style-name="ce54"/>
          <table:table-cell table:style-name="ce371"/>
          <table:table-cell/>
          <table:table-cell office:value-type="string" calcext:value-type="string">
            <text:p>Inspector</text:p>
          </table:table-cell>
          <table:table-cell table:style-name="ce382"/>
          <table:table-cell table:style-name="ce385" table:formula="of:=IF([.AB9]&lt;&gt;[.AD9];&quot;Change&quot;;&quot;&quot;)" office:value-type="string" office:string-value="Change" calcext:value-type="string">
            <text:p>Change</text:p>
          </table:table-cell>
          <table:table-cell table:style-name="ce38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Facility:</text:p>
          </table:table-cell>
          <table:table-cell table:style-name="ce104" table:formula="of:=IF([.R10]=&quot;&quot;;&quot;&quot;;[.R10])" table:number-columns-spanned="2" table:number-rows-spanned="1">
            <text:p/>
          </table:table-cell>
          <table:covered-table-cell table:style-name="ce125"/>
          <table:table-cell table:style-name="ce30" table:number-columns-repeated="2"/>
          <table:table-cell table:style-name="ce73" office:value-type="string" calcext:value-type="string">
            <text:p>Site Number:</text:p>
          </table:table-cell>
          <table:table-cell table:style-name="ce108" table:formula="of:=IF([.V10]=&quot;&quot;;&quot;&quot;;[.V10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Facility:</text:p>
          </table:table-cell>
          <table:table-cell table:style-name="ce296" table:formula="of:=IF([.S10]&lt;&gt;&quot;&quot;;[.S10];IF([.AB10]=&quot;&quot;;&quot;&quot;;[.AB10]))">
            <text:p/>
          </table:table-cell>
          <table:table-cell table:style-name="ce240"/>
          <table:table-cell/>
          <table:table-cell table:style-name="ce20" office:value-type="string" calcext:value-type="string">
            <text:p>Site Number:</text:p>
          </table:table-cell>
          <table:table-cell table:style-name="ce296" table:formula="of:=IF([.W10]&lt;&gt;&quot;&quot;;[.W10];IF([.AB15]=&quot;&quot;;&quot;&quot;;[.AB1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Facility:</text:p>
          </table:table-cell>
          <table:table-cell table:style-name="ce382"/>
          <table:table-cell table:style-name="ce385" table:formula="of:=IF([.AB10]&lt;&gt;[.AD10];&quot;Change&quot;;&quot;&quot;)">
            <text:p/>
          </table:table-cell>
          <table:table-cell table:style-name="ce388" table:formula="of:=IF([.R10]=&quot;&quot;;&quot;&quot;;[.R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Department:</text:p>
          </table:table-cell>
          <table:table-cell table:style-name="ce105" table:formula="of:=IF([.R11]=&quot;&quot;;&quot;&quot;;[.R11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Authorized Use:</text:p>
          </table:table-cell>
          <table:table-cell table:style-name="ce172" table:formula="of:=IF([.V11]=&quot;&quot;;&quot;&quot;;[.V11])" table:number-columns-spanned="2" table:number-rows-spanned="1">
            <text:p/>
          </table:table-cell>
          <table:covered-table-cell table:style-name="ce17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Department:</text:p>
          </table:table-cell>
          <table:table-cell table:style-name="ce296" table:formula="of:=IF([.S11]&lt;&gt;&quot;&quot;;[.S11];IF([.AB11]=&quot;&quot;;&quot;&quot;;[.AB11]))">
            <text:p/>
          </table:table-cell>
          <table:table-cell table:style-name="ce240"/>
          <table:table-cell/>
          <table:table-cell table:style-name="ce20" office:value-type="string" calcext:value-type="string">
            <text:p>Authorized Use:</text:p>
          </table:table-cell>
          <table:table-cell table:style-name="ce296" table:formula="of:=IF([.W11]&lt;&gt;&quot;&quot;;[.W11];IF([.AB16]=&quot;&quot;;&quot;&quot;;[.AB1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Department:</text:p>
          </table:table-cell>
          <table:table-cell table:style-name="ce382"/>
          <table:table-cell table:style-name="ce385" table:formula="of:=IF([.AB11]&lt;&gt;[.AD11];&quot;Change&quot;;&quot;&quot;)">
            <text:p/>
          </table:table-cell>
          <table:table-cell table:style-name="ce388" table:formula="of:=IF([.R11]=&quot;&quot;;&quot;&quot;;[.R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Area/Division:</text:p>
          </table:table-cell>
          <table:table-cell table:style-name="ce105" table:formula="of:=IF([.R12]=&quot;&quot;;&quot;&quot;;[.R12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Date of Installation:</text:p>
          </table:table-cell>
          <table:table-cell table:style-name="ce173" table:formula="of:=IF([.V12]=&quot;&quot;;&quot;&quot;;[.V12])" table:number-columns-spanned="2" table:number-rows-spanned="1">
            <text:p/>
          </table:table-cell>
          <table:covered-table-cell table:style-name="ce17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Area/Division:</text:p>
          </table:table-cell>
          <table:table-cell table:style-name="ce296" table:formula="of:=IF([.S12]&lt;&gt;&quot;&quot;;[.S12];IF([.AB12]=&quot;&quot;;&quot;&quot;;[.AB12]))">
            <text:p/>
          </table:table-cell>
          <table:table-cell table:style-name="ce240"/>
          <table:table-cell/>
          <table:table-cell table:style-name="ce20" office:value-type="string" calcext:value-type="string">
            <text:p>Date of Installation:</text:p>
          </table:table-cell>
          <table:table-cell table:style-name="ce350" table:formula="of:=IF([.W12]&lt;&gt;&quot;&quot;;[.W12];IF([.AB17]=&quot;&quot;;&quot;&quot;;[.AB17]))">
            <text:p/>
          </table:table-cell>
          <table:table-cell table:style-name="ce358"/>
          <table:table-cell/>
          <table:table-cell table:style-name="ce241"/>
          <table:table-cell/>
          <table:table-cell office:value-type="string" calcext:value-type="string">
            <text:p>Area/Division:</text:p>
          </table:table-cell>
          <table:table-cell table:style-name="ce382"/>
          <table:table-cell table:style-name="ce385" table:formula="of:=IF([.AB12]&lt;&gt;[.AD12];&quot;Change&quot;;&quot;&quot;)">
            <text:p/>
          </table:table-cell>
          <table:table-cell table:style-name="ce388" table:formula="of:=IF([.R12]=&quot;&quot;;&quot;&quot;;[.R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urvey ID:</text:p>
          </table:table-cell>
          <table:table-cell table:style-name="ce106" table:formula="of:=IF([.R13]=&quot;&quot;;&quot;&quot;;[.R13])" table:number-columns-spanned="2" table:number-rows-spanned="1">
            <text:p/>
          </table:table-cell>
          <table:covered-table-cell table:style-name="ce68"/>
          <table:table-cell table:style-name="ce30" table:number-columns-repeated="2"/>
          <table:table-cell table:style-name="ce73" office:value-type="string" calcext:value-type="string">
            <text:p>Number of X-ray Tubes:</text:p>
          </table:table-cell>
          <table:table-cell table:style-name="ce174" table:formula="of:=IF([.V13]=&quot;&quot;;&quot;&quot;;[.V13])" table:number-columns-spanned="2" table:number-rows-spanned="1">
            <text:p/>
          </table:table-cell>
          <table:covered-table-cell table:style-name="ce17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urvey ID:</text:p>
          </table:table-cell>
          <table:table-cell table:style-name="ce262" table:formula="of:=IF([.S13]&lt;&gt;&quot;&quot;;[.S13];IF([.AB13]=&quot;&quot;;&quot;&quot;;[.AB13]))">
            <text:p/>
          </table:table-cell>
          <table:table-cell table:style-name="ce239"/>
          <table:table-cell/>
          <table:table-cell table:style-name="ce20" office:value-type="string" calcext:value-type="string">
            <text:p>Number of X-ray Tubes:</text:p>
          </table:table-cell>
          <table:table-cell table:style-name="ce262" table:formula="of:=IF([.W13]&lt;&gt;&quot;&quot;;[.W13];IF([.AB18]=&quot;&quot;;&quot;&quot;;[.AB18]))">
            <text:p/>
          </table:table-cell>
          <table:table-cell table:style-name="ce239"/>
          <table:table-cell/>
          <table:table-cell table:style-name="ce241"/>
          <table:table-cell/>
          <table:table-cell office:value-type="string" calcext:value-type="string">
            <text:p>Survey ID:</text:p>
          </table:table-cell>
          <table:table-cell table:style-name="ce382"/>
          <table:table-cell table:style-name="ce385" table:formula="of:=IF([.AB13]&lt;&gt;[.AD13];&quot;Change&quot;;&quot;&quot;)">
            <text:p/>
          </table:table-cell>
          <table:table-cell table:style-name="ce388" table:formula="of:=IF([.R13]=&quot;&quot;;&quot;&quot;;[.R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Room Number:</text:p>
          </table:table-cell>
          <table:table-cell table:style-name="ce296" table:formula="of:=IF([.S14]&lt;&gt;&quot;&quot;;[.S14];IF([.AB14]=&quot;&quot;;&quot;&quot;;[.AB14]))">
            <text:p/>
          </table:table-cell>
          <table:table-cell table:style-name="ce240"/>
          <table:table-cell/>
          <table:table-cell table:style-name="ce20" office:value-type="string" calcext:value-type="string">
            <text:p>Accession Number:</text:p>
          </table:table-cell>
          <table:table-cell table:style-name="ce262" table:formula="of:=IF([.W14]&lt;&gt;&quot;&quot;;[.W14];IF([.AB19]=&quot;&quot;;&quot;&quot;;[.AB19]))">
            <text:p/>
          </table:table-cell>
          <table:table-cell table:style-name="ce239"/>
          <table:table-cell/>
          <table:table-cell table:style-name="ce241"/>
          <table:table-cell/>
          <table:table-cell office:value-type="string" calcext:value-type="string">
            <text:p>Room Number:</text:p>
          </table:table-cell>
          <table:table-cell table:style-name="ce382"/>
          <table:table-cell table:style-name="ce385" table:formula="of:=IF([.AB14]&lt;&gt;[.AD14];&quot;Change&quot;;&quot;&quot;)">
            <text:p/>
          </table:table-cell>
          <table:table-cell table:style-name="ce388" table:formula="of:=IF([.R14]=&quot;&quot;;&quot;&quot;;[.R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Generator</text:p>
          </table:table-cell>
          <table:table-cell table:style-name="ce30" table:number-columns-repeated="8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ite Number:</text:p>
          </table:table-cell>
          <table:table-cell table:style-name="ce382"/>
          <table:table-cell table:style-name="ce385" table:formula="of:=IF([.AB15]&lt;&gt;[.AD15];&quot;Change&quot;;&quot;&quot;)">
            <text:p/>
          </table:table-cell>
          <table:table-cell table:style-name="ce388" table:formula="of:=IF([.V10]=&quot;&quot;;&quot;&quot;;[.V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7" table:formula="of:=IF([.R17]=&quot;&quot;;&quot;&quot;;[.R17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Manufacture Date:</text:p>
          </table:table-cell>
          <table:table-cell table:style-name="ce109" table:formula="of:=IF([.V17]=&quot;&quot;;&quot;&quot;;[.V17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 table:style-name="ce238" office:value-type="string" calcext:value-type="string">
            <text:p>X-Ray Genera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horized Use:</text:p>
          </table:table-cell>
          <table:table-cell table:style-name="ce382"/>
          <table:table-cell table:style-name="ce385" table:formula="of:=IF([.AB16]&lt;&gt;[.AD16];&quot;Change&quot;;&quot;&quot;)">
            <text:p/>
          </table:table-cell>
          <table:table-cell table:style-name="ce388" table:formula="of:=IF([.V11]=&quot;&quot;;&quot;&quot;;[.V1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7" table:formula="of:=IF([.R18]=&quot;&quot;;&quot;&quot;;[.R18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Serial Number:</text:p>
          </table:table-cell>
          <table:table-cell table:style-name="ce108" table:formula="of:=IF([.V18]=&quot;&quot;;&quot;&quot;;[.V18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96" table:formula="of:=IF([.S17]&lt;&gt;&quot;&quot;;[.S17];IF([.AB21]=&quot;&quot;;&quot;&quot;;[.AB21]))">
            <text:p/>
          </table:table-cell>
          <table:table-cell table:style-name="ce240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W17]&lt;&gt;&quot;&quot;;[.W17];IF([.AB24]=&quot;&quot;;&quot;&quot;;[.AB24]))">
            <text:p/>
          </table:table-cell>
          <table:table-cell table:style-name="ce319"/>
          <table:table-cell/>
          <table:table-cell table:style-name="ce241"/>
          <table:table-cell/>
          <table:table-cell office:value-type="string" calcext:value-type="string">
            <text:p>Date of Installation:</text:p>
          </table:table-cell>
          <table:table-cell table:style-name="ce383"/>
          <table:table-cell table:style-name="ce385" table:formula="of:=IF([.AB17]&lt;&gt;[.AD17];&quot;Change&quot;;&quot;&quot;)">
            <text:p/>
          </table:table-cell>
          <table:table-cell table:style-name="ce389" table:formula="of:=IF([.V12]=&quot;&quot;;&quot;&quot;;[.V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x kVp:</text:p>
          </table:table-cell>
          <table:table-cell table:style-name="ce108" table:formula="of:=IF([.R19]=&quot;&quot;;&quot;&quot;;[.R19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Max mA:</text:p>
          </table:table-cell>
          <table:table-cell table:style-name="ce108" table:formula="of:=IF([.V19]=&quot;&quot;;&quot;&quot;;[.V19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96" table:formula="of:=IF([.S18]&lt;&gt;&quot;&quot;;[.S18];IF([.AB22]=&quot;&quot;;&quot;&quot;;[.AB22]))">
            <text:p/>
          </table:table-cell>
          <table:table-cell table:style-name="ce240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W18]&lt;&gt;&quot;&quot;;[.W18];IF([.AB25]=&quot;&quot;;&quot;&quot;;[.AB25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Number of X-ray Tubes:</text:p>
          </table:table-cell>
          <table:table-cell table:style-name="ce382"/>
          <table:table-cell table:style-name="ce385" table:formula="of:=IF([.AB18]&lt;&gt;[.AD18];&quot;Change&quot;;&quot;&quot;)">
            <text:p/>
          </table:table-cell>
          <table:table-cell table:style-name="ce388" table:formula="of:=IF([.V13]=&quot;&quot;;&quot;&quot;;[.V1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x kVp:</text:p>
          </table:table-cell>
          <table:table-cell table:style-name="ce262" table:formula="of:=IF([.S19]&lt;&gt;&quot;&quot;;[.S19];IF([.AB23]=&quot;&quot;;&quot;&quot;;[.AB23]))">
            <text:p/>
          </table:table-cell>
          <table:table-cell table:style-name="ce240"/>
          <table:table-cell/>
          <table:table-cell table:style-name="ce20" office:value-type="string" calcext:value-type="string">
            <text:p>Max mA:</text:p>
          </table:table-cell>
          <table:table-cell table:style-name="ce262" table:formula="of:=IF([.W19]&lt;&gt;&quot;&quot;;[.W19];IF([.AB26]=&quot;&quot;;&quot;&quot;;[.AB2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ccesssion Number:</text:p>
          </table:table-cell>
          <table:table-cell table:style-name="ce382"/>
          <table:table-cell table:style-name="ce385" table:formula="of:=IF([.AB19]&lt;&gt;[.AD19];&quot;Change&quot;;&quot;&quot;)">
            <text:p/>
          </table:table-cell>
          <table:table-cell table:style-name="ce388" table:formula="of:=IF([.V14]=&quot;&quot;;&quot;&quot;;[.V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1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table:style-name="ce39" office:value-type="string" calcext:value-type="string">
            <text:p>X-Ray Generator</text:p>
          </table:table-cell>
          <table:table-cell table:number-columns-repeated="99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22]=&quot;&quot;;&quot;&quot;;[.R22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22]=&quot;&quot;;&quot;&quot;;[.V22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1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21]&lt;&gt;[.AD21];&quot;Change&quot;;&quot;&quot;)">
            <text:p/>
          </table:table-cell>
          <table:table-cell table:style-name="ce388" table:formula="of:=IF([.R17]=&quot;&quot;;&quot;&quot;;[.R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23]=&quot;&quot;;&quot;&quot;;[.R23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23]=&quot;&quot;;&quot;&quot;;[.V23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22]&lt;&gt;&quot;&quot;;[.S22];IF([.AB28]=&quot;&quot;;&quot;&quot;;[.AB28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22]&lt;&gt;&quot;&quot;;[.W22];IF([.AB36]=&quot;&quot;;&quot;&quot;;[.AB36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22]&lt;&gt;[.AD22];&quot;Change&quot;;&quot;&quot;)">
            <text:p/>
          </table:table-cell>
          <table:table-cell table:style-name="ce388" table:formula="of:=IF([.R18]=&quot;&quot;;&quot;&quot;;[.R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24]=&quot;&quot;;&quot;&quot;;[.V24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23]&lt;&gt;&quot;&quot;;[.S23];IF([.AB29]=&quot;&quot;;&quot;&quot;;[.AB29]))">
            <text:p/>
          </table:table-cell>
          <table:table-cell table:style-name="ce319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23]&lt;&gt;&quot;&quot;;[.W23];IF([.AB37]=&quot;&quot;;&quot;&quot;;[.AB37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x kVp:</text:p>
          </table:table-cell>
          <table:table-cell table:style-name="ce382"/>
          <table:table-cell table:style-name="ce385" table:formula="of:=IF([.AB23]&lt;&gt;[.AD23];&quot;Change&quot;;&quot;&quot;)">
            <text:p/>
          </table:table-cell>
          <table:table-cell table:style-name="ce388" table:formula="of:=IF([.R19]=&quot;&quot;;&quot;&quot;;[.R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5]=&quot;&quot;;&quot;&quot;;[.R25])" table:number-columns-spanned="2" table:number-rows-spanned="1">
            <text:p/>
          </table:table-cell>
          <table:covered-table-cell table:style-name="ce107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24]&lt;&gt;&quot;&quot;;[.W24];IF([.AB38]=&quot;&quot;;&quot;&quot;;[.AB38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24]&lt;&gt;[.AD24];&quot;Change&quot;;&quot;&quot;)">
            <text:p/>
          </table:table-cell>
          <table:table-cell table:style-name="ce389" table:formula="of:=IF([.V17]=&quot;&quot;;&quot;&quot;;[.V1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26]=&quot;&quot;;&quot;&quot;;[.R26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5]&lt;&gt;&quot;&quot;;[.S25];IF([.AB30]=&quot;&quot;;&quot;&quot;;[.AB30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25]&lt;&gt;[.AD25];&quot;Change&quot;;&quot;&quot;)">
            <text:p/>
          </table:table-cell>
          <table:table-cell table:style-name="ce388" table:formula="of:=IF([.V18]=&quot;&quot;;&quot;&quot;;[.V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27]=&quot;&quot;;&quot;&quot;;[.R27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27]=&quot;&quot;;&quot;&quot;;[.V27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26]&lt;&gt;&quot;&quot;;[.S26];IF([.AB31]=&quot;&quot;;&quot;&quot;;[.AB31]))">
            <text:p/>
          </table:table-cell>
          <table:table-cell table:style-name="ce239"/>
          <table:table-cell/>
          <table:table-cell table:style-name="ce238"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x mA:</text:p>
          </table:table-cell>
          <table:table-cell table:style-name="ce382"/>
          <table:table-cell table:style-name="ce385" table:formula="of:=IF([.AB26]&lt;&gt;[.AD26];&quot;Change&quot;;&quot;&quot;)">
            <text:p/>
          </table:table-cell>
          <table:table-cell table:style-name="ce388" table:formula="of:=IF([.V19]=&quot;&quot;;&quot;&quot;;[.V1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0"/>
          <table:table-cell table:style-name="ce17"/>
          <table:table-cell table:style-name="ce45" office:value-type="string" calcext:value-type="string">
            <text:p>Housing</text:p>
          </table:table-cell>
          <table:table-cell table:style-name="ce30" table:number-columns-repeated="5"/>
          <table:table-cell table:style-name="ce73" office:value-type="string" calcext:value-type="string">
            <text:p>Added:</text:p>
          </table:table-cell>
          <table:table-cell table:style-name="ce107" table:formula="of:=IF([.V28]=&quot;&quot;;&quot;&quot;;[.V28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27]&lt;&gt;&quot;&quot;;[.S27];IF([.AB32]=&quot;&quot;;&quot;&quot;;[.AB32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27]&lt;&gt;&quot;&quot;;[.W27];IF([.AB39]=&quot;&quot;;&quot;&quot;;[.AB39]))">
            <text:p/>
          </table:table-cell>
          <table:table-cell table:style-name="ce240"/>
          <table:table-cell/>
          <table:table-cell table:style-name="ce241"/>
          <table:table-cell/>
          <table:table-cell table:style-name="ce238" office:value-type="string" calcext:value-type="string">
            <text:p>X-Ray Tube 1</text:p>
          </table:table-cell>
          <table:table-cell table:number-columns-repeated="99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29]=&quot;&quot;;&quot;&quot;;[.R29])" table:number-columns-spanned="2" table:number-rows-spanned="1">
            <text:p/>
          </table:table-cell>
          <table:covered-table-cell table:style-name="ce107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6" table:formula="of:=IF([.W28]&lt;&gt;&quot;&quot;;[.W28];IF([.AB40]=&quot;&quot;;&quot;&quot;;[.AB4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2"/>
          <table:table-cell table:style-name="ce385" table:formula="of:=IF([.AB28]&lt;&gt;[.AD28];&quot;Change&quot;;&quot;&quot;)">
            <text:p/>
          </table:table-cell>
          <table:table-cell table:style-name="ce388" table:formula="of:=IF([.R22]=&quot;&quot;;&quot;&quot;;[.R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0]=&quot;&quot;;&quot;&quot;;[.R30])" table:number-columns-spanned="2" table:number-rows-spanned="1">
            <text:p/>
          </table:table-cell>
          <table:covered-table-cell table:style-name="ce107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29]&lt;&gt;&quot;&quot;;[.S29];IF([.AB33]=&quot;&quot;;&quot;&quot;;[.AB33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29]&lt;&gt;[.AD29];&quot;Change&quot;;&quot;&quot;)">
            <text:p/>
          </table:table-cell>
          <table:table-cell table:style-name="ce389" table:formula="of:=IF([.R23]=&quot;&quot;;&quot;&quot;;[.R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1]=&quot;&quot;;&quot;&quot;;[.R31])" table:number-columns-spanned="2" table:number-rows-spanned="1">
            <text:p/>
          </table:table-cell>
          <table:covered-table-cell table:style-name="ce107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0]&lt;&gt;&quot;&quot;;[.S30];IF([.AB34]=&quot;&quot;;&quot;&quot;;[.AB34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30]&lt;&gt;[.AD30];&quot;Change&quot;;&quot;&quot;)">
            <text:p/>
          </table:table-cell>
          <table:table-cell table:style-name="ce388" table:formula="of:=IF([.R25]=&quot;&quot;;&quot;&quot;;[.R2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0"/>
          <table:table-cell table:style-name="ce17"/>
          <table:table-cell table:style-name="ce30" table:number-columns-repeated="9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1]&lt;&gt;&quot;&quot;;[.S31];IF([.AB35]=&quot;&quot;;&quot;&quot;;[.AB35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31]&lt;&gt;[.AD31];&quot;Change&quot;;&quot;&quot;)">
            <text:p/>
          </table:table-cell>
          <table:table-cell table:style-name="ce388" table:formula="of:=IF([.R26]=&quot;&quot;;&quot;&quot;;[.R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10"/>
          <table:table-cell table:style-name="ce17"/>
          <table:table-cell table:style-name="ce45" office:value-type="string" calcext:value-type="string">
            <text:p>X-Ray Tube 2</text:p>
          </table:table-cell>
          <table:table-cell table:style-name="ce30" table:number-columns-repeated="5"/>
          <table:table-cell table:style-name="ce166" office:value-type="string" calcext:value-type="string">
            <text:p>Focal Spot Sizes (mm)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32]&lt;&gt;[.AD32];&quot;Change&quot;;&quot;&quot;)">
            <text:p/>
          </table:table-cell>
          <table:table-cell table:style-name="ce388" table:formula="of:=IF([.R27]=&quot;&quot;;&quot;&quot;;[.R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Tube Designation/Use:</text:p>
          </table:table-cell>
          <table:table-cell table:style-name="ce107" table:formula="of:=IF([.R34]=&quot;&quot;;&quot;&quot;;[.R34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Large:</text:p>
          </table:table-cell>
          <table:table-cell table:style-name="ce107" table:formula="of:=IF([.V34]=&quot;&quot;;&quot;&quot;;[.V34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 table:style-name="ce238" office:value-type="string" calcext:value-type="string">
            <text:p>X-Ray Tube 2</text:p>
          </table:table-cell>
          <table:table-cell table:number-columns-repeated="4"/>
          <table:table-cell table:style-name="ce79" office:value-type="string" calcext:value-type="string">
            <text:p>Focal Spot Sizes (mm)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33]&lt;&gt;[.AD33];&quot;Change&quot;;&quot;&quot;)">
            <text:p/>
          </table:table-cell>
          <table:table-cell table:style-name="ce388" table:formula="of:=IF([.R29]=&quot;&quot;;&quot;&quot;;[.R2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 Date:</text:p>
          </table:table-cell>
          <table:table-cell table:style-name="ce109" table:formula="of:=IF([.R35]=&quot;&quot;;&quot;&quot;;[.R35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Small:</text:p>
          </table:table-cell>
          <table:table-cell table:style-name="ce107" table:formula="of:=IF([.V35]=&quot;&quot;;&quot;&quot;;[.V35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Tube Designation/Use:</text:p>
          </table:table-cell>
          <table:table-cell table:style-name="ce296" table:formula="of:=IF([.S34]&lt;&gt;&quot;&quot;;[.S34];IF([.AB42]=&quot;&quot;;&quot;&quot;;[.AB42]))">
            <text:p/>
          </table:table-cell>
          <table:table-cell table:style-name="ce240"/>
          <table:table-cell/>
          <table:table-cell table:style-name="ce20" office:value-type="string" calcext:value-type="string">
            <text:p>Large:</text:p>
          </table:table-cell>
          <table:table-cell table:style-name="ce296" table:formula="of:=IF([.W34]&lt;&gt;&quot;&quot;;[.W34];IF([.AB50]=&quot;&quot;;&quot;&quot;;[.AB50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34]&lt;&gt;[.AD34];&quot;Change&quot;;&quot;&quot;)">
            <text:p/>
          </table:table-cell>
          <table:table-cell table:style-name="ce388" table:formula="of:=IF([.R30]=&quot;&quot;;&quot;&quot;;[.R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0"/>
          <table:table-cell table:style-name="ce17"/>
          <table:table-cell table:style-name="ce45" office:value-type="string" calcext:value-type="string">
            <text:p>Insert</text:p>
          </table:table-cell>
          <table:table-cell table:style-name="ce30" table:number-columns-repeated="5"/>
          <table:table-cell table:style-name="ce73" office:value-type="string" calcext:value-type="string">
            <text:p>Micro:</text:p>
          </table:table-cell>
          <table:table-cell table:style-name="ce107" table:formula="of:=IF([.V36]=&quot;&quot;;&quot;&quot;;[.V36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 Date:</text:p>
          </table:table-cell>
          <table:table-cell table:style-name="ce297" table:formula="of:=IF([.S35]&lt;&gt;&quot;&quot;;[.S35];IF([.AB43]=&quot;&quot;;&quot;&quot;;[.AB43]))">
            <text:p/>
          </table:table-cell>
          <table:table-cell table:style-name="ce319"/>
          <table:table-cell/>
          <table:table-cell table:style-name="ce20" office:value-type="string" calcext:value-type="string">
            <text:p>Small:</text:p>
          </table:table-cell>
          <table:table-cell table:style-name="ce296" table:formula="of:=IF([.W35]&lt;&gt;&quot;&quot;;[.W35];IF([.AB51]=&quot;&quot;;&quot;&quot;;[.AB51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35]&lt;&gt;[.AD35];&quot;Change&quot;;&quot;&quot;)">
            <text:p/>
          </table:table-cell>
          <table:table-cell table:style-name="ce388" table:formula="of:=IF([.R31]=&quot;&quot;;&quot;&quot;;[.R3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37]=&quot;&quot;;&quot;&quot;;[.R37])" table:number-columns-spanned="2" table:number-rows-spanned="1">
            <text:p/>
          </table:table-cell>
          <table:covered-table-cell table:style-name="ce107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Insert</text:p>
          </table:table-cell>
          <table:table-cell table:number-columns-repeated="4"/>
          <table:table-cell table:style-name="ce20" office:value-type="string" calcext:value-type="string">
            <text:p>Micro:</text:p>
          </table:table-cell>
          <table:table-cell table:style-name="ce296" table:formula="of:=IF([.W36]&lt;&gt;&quot;&quot;;[.W36];IF([.AB52]=&quot;&quot;;&quot;&quot;;[.AB52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2"/>
          <table:table-cell table:style-name="ce385" table:formula="of:=IF([.AB36]&lt;&gt;[.AD36];&quot;Change&quot;;&quot;&quot;)">
            <text:p/>
          </table:table-cell>
          <table:table-cell table:style-name="ce388" table:formula="of:=IF([.V22]=&quot;&quot;;&quot;&quot;;[.V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38]=&quot;&quot;;&quot;&quot;;[.R38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45" office:value-type="string" calcext:value-type="string">
            <text:p>Filtration</text:p>
          </table:table-cell>
          <table:table-cell table:style-name="ce30" table:number-columns-repeated="2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37]&lt;&gt;&quot;&quot;;[.S37];IF([.AB44]=&quot;&quot;;&quot;&quot;;[.AB44]))">
            <text:p/>
          </table:table-cell>
          <table:table-cell table:style-name="ce240"/>
          <table:table-cell table:number-columns-repeated="5"/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2"/>
          <table:table-cell table:style-name="ce385" table:formula="of:=IF([.AB37]&lt;&gt;[.AD37];&quot;Change&quot;;&quot;&quot;)">
            <text:p/>
          </table:table-cell>
          <table:table-cell table:style-name="ce388" table:formula="of:=IF([.V23]=&quot;&quot;;&quot;&quot;;[.V2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39]=&quot;&quot;;&quot;&quot;;[.R39])" table:number-columns-spanned="2" table:number-rows-spanned="1">
            <text:p/>
          </table:table-cell>
          <table:covered-table-cell table:style-name="ce107"/>
          <table:table-cell table:style-name="ce30" table:number-columns-repeated="2"/>
          <table:table-cell table:style-name="ce73" office:value-type="string" calcext:value-type="string">
            <text:p>Inherent:</text:p>
          </table:table-cell>
          <table:table-cell table:style-name="ce107" table:formula="of:=IF([.V39]=&quot;&quot;;&quot;&quot;;[.V39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38]&lt;&gt;&quot;&quot;;[.S38];IF([.AB45]=&quot;&quot;;&quot;&quot;;[.AB45]))">
            <text:p/>
          </table:table-cell>
          <table:table-cell table:style-name="ce239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2"/>
          <table:table-cell table:style-name="ce385" table:formula="of:=IF([.AB38]&lt;&gt;[.AD38];&quot;Change&quot;;&quot;&quot;)">
            <text:p/>
          </table:table-cell>
          <table:table-cell table:style-name="ce388" table:formula="of:=IF([.V24]=&quot;&quot;;&quot;&quot;;[.V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0"/>
          <table:table-cell table:style-name="ce17"/>
          <table:table-cell table:style-name="ce30" table:number-columns-repeated="6"/>
          <table:table-cell table:style-name="ce73" office:value-type="string" calcext:value-type="string">
            <text:p>Added:</text:p>
          </table:table-cell>
          <table:table-cell table:style-name="ce107" table:formula="of:=IF([.V40]=&quot;&quot;;&quot;&quot;;[.V40])" table:number-columns-spanned="2" table:number-rows-spanned="1">
            <text:p/>
          </table:table-cell>
          <table:covered-table-cell table:style-name="ce107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39]&lt;&gt;&quot;&quot;;[.S39];IF([.AB46]=&quot;&quot;;&quot;&quot;;[.AB46]))">
            <text:p/>
          </table:table-cell>
          <table:table-cell table:style-name="ce239"/>
          <table:table-cell/>
          <table:table-cell table:style-name="ce20" office:value-type="string" calcext:value-type="string">
            <text:p>Inherent:</text:p>
          </table:table-cell>
          <table:table-cell table:style-name="ce296" table:formula="of:=IF([.W39]&lt;&gt;&quot;&quot;;[.W39];IF([.AB53]=&quot;&quot;;&quot;&quot;;[.AB53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2"/>
          <table:table-cell table:style-name="ce385" table:formula="of:=IF([.AB39]&lt;&gt;[.AD39];&quot;Change&quot;;&quot;&quot;)">
            <text:p/>
          </table:table-cell>
          <table:table-cell table:style-name="ce388" table:formula="of:=IF([.V27]=&quot;&quot;;&quot;&quot;;[.V2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anufacturer:</text:p>
          </table:table-cell>
          <table:table-cell table:style-name="ce108" table:formula="of:=IF([.R41]=&quot;&quot;;&quot;&quot;;[.R41])" table:number-columns-spanned="2" table:number-rows-spanned="1">
            <text:p/>
          </table:table-cell>
          <table:covered-table-cell table:style-name="ce107"/>
          <table:table-cell table:style-name="ce30" table:number-columns-repeated="5"/>
          <table:table-cell table:style-name="ce184"/>
          <table:table-cell/>
          <table:table-cell table:style-name="ce208"/>
          <table:table-cell table:style-name="ce238" office:value-type="string" calcext:value-type="string">
            <text:p>Housing</text:p>
          </table:table-cell>
          <table:table-cell table:number-columns-repeated="4"/>
          <table:table-cell table:style-name="ce20" office:value-type="string" calcext:value-type="string">
            <text:p>Added:</text:p>
          </table:table-cell>
          <table:table-cell table:style-name="ce296" table:formula="of:=IF([.W40]&lt;&gt;&quot;&quot;;[.W40];IF([.AB54]=&quot;&quot;;&quot;&quot;;[.AB54]))">
            <text:p/>
          </table:table-cell>
          <table:table-cell table:style-name="ce240"/>
          <table:table-cell/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2"/>
          <table:table-cell table:style-name="ce385" table:formula="of:=IF([.AB40]&lt;&gt;[.AD40];&quot;Change&quot;;&quot;&quot;)">
            <text:p/>
          </table:table-cell>
          <table:table-cell table:style-name="ce388" table:formula="of:=IF([.V28]=&quot;&quot;;&quot;&quot;;[.V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Model:</text:p>
          </table:table-cell>
          <table:table-cell table:style-name="ce108" table:formula="of:=IF([.R42]=&quot;&quot;;&quot;&quot;;[.R42])" table:number-columns-spanned="2" table:number-rows-spanned="1">
            <text:p/>
          </table:table-cell>
          <table:covered-table-cell table:style-name="ce107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anufacturer:</text:p>
          </table:table-cell>
          <table:table-cell table:style-name="ce262" table:formula="of:=IF([.S41]&lt;&gt;&quot;&quot;;[.S41];IF([.AB47]=&quot;&quot;;&quot;&quot;;[.AB47]))">
            <text:p/>
          </table:table-cell>
          <table:table-cell table:style-name="ce240"/>
          <table:table-cell/>
          <table:table-cell table:style-name="ce19"/>
          <table:table-cell table:number-columns-repeated="3"/>
          <table:table-cell table:style-name="ce241"/>
          <table:table-cell/>
          <table:table-cell table:style-name="ce238" office:value-type="string" calcext:value-type="string">
            <text:p>X-Ray Tube 2</text:p>
          </table:table-cell>
          <table:table-cell table:number-columns-repeated="997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10"/>
          <table:table-cell table:style-name="ce17"/>
          <table:table-cell table:style-name="ce30"/>
          <table:table-cell table:style-name="ce73" office:value-type="string" calcext:value-type="string">
            <text:p>Serial Number:</text:p>
          </table:table-cell>
          <table:table-cell table:style-name="ce108" table:formula="of:=IF([.R43]=&quot;&quot;;&quot;&quot;;[.R43])" table:number-columns-spanned="2" table:number-rows-spanned="1">
            <text:p/>
          </table:table-cell>
          <table:covered-table-cell table:style-name="ce107"/>
          <table:table-cell table:style-name="ce30" table:number-columns-repeated="5"/>
          <table:table-cell table:style-name="ce184"/>
          <table:table-cell/>
          <table:table-cell table:style-name="ce208"/>
          <table:table-cell/>
          <table:table-cell table:style-name="ce20" office:value-type="string" calcext:value-type="string">
            <text:p>Model:</text:p>
          </table:table-cell>
          <table:table-cell table:style-name="ce262" table:formula="of:=IF([.S42]&lt;&gt;&quot;&quot;;[.S42];IF([.AB48]=&quot;&quot;;&quot;&quot;;[.AB48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Tube Designation/Use:</text:p>
          </table:table-cell>
          <table:table-cell table:style-name="ce382"/>
          <table:table-cell table:style-name="ce385" table:formula="of:=IF([.AB42]&lt;&gt;[.AD42];&quot;Change&quot;;&quot;&quot;)">
            <text:p/>
          </table:table-cell>
          <table:table-cell table:style-name="ce388" table:formula="of:=IF([.R34]=&quot;&quot;;&quot;&quot;;[.R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/>
          <table:table-cell table:style-name="ce18" table:number-columns-repeated="10"/>
          <table:table-cell table:style-name="ce185"/>
          <table:table-cell/>
          <table:table-cell table:style-name="ce208"/>
          <table:table-cell/>
          <table:table-cell table:style-name="ce20" office:value-type="string" calcext:value-type="string">
            <text:p>Serial Number:</text:p>
          </table:table-cell>
          <table:table-cell table:style-name="ce262" table:formula="of:=IF([.S43]&lt;&gt;&quot;&quot;;[.S43];IF([.AB49]=&quot;&quot;;&quot;&quot;;[.AB49]))">
            <text:p/>
          </table:table-cell>
          <table:table-cell table:style-name="ce239"/>
          <table:table-cell/>
          <table:table-cell table:style-name="ce19"/>
          <table:table-cell table:number-columns-repeated="3"/>
          <table:table-cell table:style-name="ce241"/>
          <table:table-cell/>
          <table:table-cell office:value-type="string" calcext:value-type="string">
            <text:p>Manufacture Date:</text:p>
          </table:table-cell>
          <table:table-cell table:style-name="ce383"/>
          <table:table-cell table:style-name="ce385" table:formula="of:=IF([.AB43]&lt;&gt;[.AD43];&quot;Change&quot;;&quot;&quot;)">
            <text:p/>
          </table:table-cell>
          <table:table-cell table:style-name="ce389" table:formula="of:=IF([.R35]=&quot;&quot;;&quot;&quot;;[.R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/>
          <table:table-cell table:style-name="ce19" table:number-columns-repeated="1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44]&lt;&gt;[.AD44];&quot;Change&quot;;&quot;&quot;)">
            <text:p/>
          </table:table-cell>
          <table:table-cell table:style-name="ce388" table:formula="of:=IF([.R37]=&quot;&quot;;&quot;&quot;;[.R3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45"/>
          <table:table-cell table:number-columns-repeated="18"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45]&lt;&gt;[.AD45];&quot;Change&quot;;&quot;&quot;)">
            <text:p/>
          </table:table-cell>
          <table:table-cell table:style-name="ce388" table:formula="of:=IF([.R38]=&quot;&quot;;&quot;&quot;;[.R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238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46]&lt;&gt;[.AD46];&quot;Change&quot;;&quot;&quot;)">
            <text:p/>
          </table:table-cell>
          <table:table-cell table:style-name="ce388" table:formula="of:=IF([.R39]=&quot;&quot;;&quot;&quot;;[.R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211" office:value-type="string" calcext:value-type="string">
            <text:p>Enter 1 for YES, 2 for NO, 3 for NA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Manufacturer:</text:p>
          </table:table-cell>
          <table:table-cell table:style-name="ce382"/>
          <table:table-cell table:style-name="ce385" table:formula="of:=IF([.AB47]&lt;&gt;[.AD47];&quot;Change&quot;;&quot;&quot;)">
            <text:p/>
          </table:table-cell>
          <table:table-cell table:style-name="ce388" table:formula="of:=IF([.R41]=&quot;&quot;;&quot;&quot;;[.R4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Labels, Notices, Postings</text:p>
          </table:table-cell>
          <table:table-cell table:style-name="ce19"/>
          <table:table-cell office:value-type="string" calcext:value-type="string">
            <text:p>Tube Number:</text:p>
          </table:table-cell>
          <table:table-cell table:style-name="ce262" table:formula="of:=IF([.X48]&lt;&gt;&quot;&quot;;[.X48];IF([.AB55]=&quot;&quot;;&quot;&quot;;[.AB55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Model:</text:p>
          </table:table-cell>
          <table:table-cell table:style-name="ce382"/>
          <table:table-cell table:style-name="ce385" table:formula="of:=IF([.AB48]&lt;&gt;[.AD48];&quot;Change&quot;;&quot;&quot;)">
            <text:p/>
          </table:table-cell>
          <table:table-cell table:style-name="ce388" table:formula="of:=IF([.R42]=&quot;&quot;;&quot;&quot;;[.R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**Input only one of the following</text:p>
          </table:table-cell>
          <table:table-cell/>
          <table:table-cell table:style-name="ce241"/>
          <table:table-cell/>
          <table:table-cell office:value-type="string" calcext:value-type="string">
            <text:p>Serial Number:</text:p>
          </table:table-cell>
          <table:table-cell table:style-name="ce382"/>
          <table:table-cell table:style-name="ce385" table:formula="of:=IF([.AB49]&lt;&gt;[.AD49];&quot;Change&quot;;&quot;&quot;)">
            <text:p/>
          </table:table-cell>
          <table:table-cell table:style-name="ce388" table:formula="of:=IF([.R43]=&quot;&quot;;&quot;&quot;;[.R4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9"/>
          <table:table-cell/>
          <table:table-cell table:style-name="ce52" office:value-type="string" calcext:value-type="string">
            <text:p>numbers or names</text:p>
          </table:table-cell>
          <table:table-cell/>
          <table:table-cell table:style-name="ce241"/>
          <table:table-cell/>
          <table:table-cell office:value-type="string" calcext:value-type="string">
            <text:p>Large:</text:p>
          </table:table-cell>
          <table:table-cell table:style-name="ce382"/>
          <table:table-cell table:style-name="ce385" table:formula="of:=IF([.AB50]&lt;&gt;[.AD50];&quot;Change&quot;;&quot;&quot;)">
            <text:p/>
          </table:table-cell>
          <table:table-cell table:style-name="ce388" table:formula="of:=IF([.V34]=&quot;&quot;;&quot;&quot;;[.V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9"/>
          <table:table-cell/>
          <table:table-cell table:style-name="ce359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362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Small:</text:p>
          </table:table-cell>
          <table:table-cell table:style-name="ce382"/>
          <table:table-cell table:style-name="ce385" table:formula="of:=IF([.AB51]&lt;&gt;[.AD51];&quot;Change&quot;;&quot;&quot;)">
            <text:p/>
          </table:table-cell>
          <table:table-cell table:style-name="ce388" table:formula="of:=IF([.V35]=&quot;&quot;;&quot;&quot;;[.V3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9"/>
          <table:table-cell/>
          <table:table-cell table:style-name="ce215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363" office:value-type="float" office:value="2" calcext:value-type="float">
            <text:p>2</text:p>
          </table:table-cell>
          <table:table-cell table:style-name="ce241"/>
          <table:table-cell/>
          <table:table-cell office:value-type="string" calcext:value-type="string">
            <text:p>Micro:</text:p>
          </table:table-cell>
          <table:table-cell table:style-name="ce382"/>
          <table:table-cell table:style-name="ce385" table:formula="of:=IF([.AB52]&lt;&gt;[.AD52];&quot;Change&quot;;&quot;&quot;)">
            <text:p/>
          </table:table-cell>
          <table:table-cell table:style-name="ce388" table:formula="of:=IF([.V36]=&quot;&quot;;&quot;&quot;;[.V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9"/>
          <table:table-cell/>
          <table:table-cell table:style-name="ce215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363" office:value-type="float" office:value="3" calcext:value-type="float">
            <text:p>3</text:p>
          </table:table-cell>
          <table:table-cell table:style-name="ce241"/>
          <table:table-cell/>
          <table:table-cell office:value-type="string" calcext:value-type="string">
            <text:p>Inherent:</text:p>
          </table:table-cell>
          <table:table-cell table:style-name="ce382"/>
          <table:table-cell table:style-name="ce385" table:formula="of:=IF([.AB53]&lt;&gt;[.AD53];&quot;Change&quot;;&quot;&quot;)">
            <text:p/>
          </table:table-cell>
          <table:table-cell table:style-name="ce388" table:formula="of:=IF([.V39]=&quot;&quot;;&quot;&quot;;[.V3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Operator manuals are available.</text:p>
          </table:table-cell>
          <table:table-cell table:number-columns-repeated="4"/>
          <table:table-cell table:style-name="ce19"/>
          <table:table-cell/>
          <table:table-cell table:style-name="ce215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363" office:value-type="string" calcext:value-type="string">
            <text:p>AP</text:p>
          </table:table-cell>
          <table:table-cell table:style-name="ce241"/>
          <table:table-cell/>
          <table:table-cell office:value-type="string" calcext:value-type="string">
            <text:p>Added:</text:p>
          </table:table-cell>
          <table:table-cell table:style-name="ce382"/>
          <table:table-cell table:style-name="ce385" table:formula="of:=IF([.AB54]&lt;&gt;[.AD54];&quot;Change&quot;;&quot;&quot;)">
            <text:p/>
          </table:table-cell>
          <table:table-cell table:style-name="ce388" table:formula="of:=IF([.V40]=&quot;&quot;;&quot;&quot;;[.V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15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363" office:value-type="string" calcext:value-type="string">
            <text:p>Front</text:p>
          </table:table-cell>
          <table:table-cell table:style-name="ce241"/>
          <table:table-cell/>
          <table:table-cell table:style-name="ce5" office:value-type="string" calcext:value-type="string">
            <text:p>Tube Number:</text:p>
          </table:table-cell>
          <table:table-cell table:style-name="ce382"/>
          <table:table-cell table:style-name="ce385" table:formula="of:=IF([.AB55]&lt;&gt;[.AD55];&quot;Change&quot;;&quot;&quot;)">
            <text:p/>
          </table:table-cell>
          <table:table-cell table:style-name="ce390" table:formula="of:=IF([.W48]=&quot;&quot;;&quot;&quot;;[.W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Fluoroscopy Systems</text:p>
          </table:table-cell>
          <table:table-cell table:number-columns-repeated="2"/>
          <table:table-cell table:style-name="ce215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363" office:value-type="string" calcext:value-type="string">
            <text:p>Frontal</text:p>
          </table:table-cell>
          <table:table-cell table:style-name="ce241"/>
          <table:table-cell/>
          <table:table-cell table:style-name="ce39" office:value-type="string" calcext:value-type="string">
            <text:p>Tube Designation:</text:p>
          </table:table-cell>
          <table:table-cell table:style-name="ce382"/>
          <table:table-cell table:style-name="ce385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90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215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363" office:value-type="string" calcext:value-type="string">
            <text:p>Lat</text:p>
          </table:table-cell>
          <table:table-cell table:style-name="ce241"/>
          <table:table-cell table:number-columns-repeated="2"/>
          <table:table-cell table:style-name="ce382"/>
          <table:table-cell table:style-name="ce385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90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215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363" office:value-type="string" calcext:value-type="string">
            <text:p>Lateral</text:p>
          </table:table-cell>
          <table:table-cell table:style-name="ce241"/>
          <table:table-cell table:number-columns-repeated="2"/>
          <table:table-cell table:style-name="ce382"/>
          <table:table-cell table:style-name="ce385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90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215" table:formula="of:=IF([.X59]&lt;&gt;&quot;&quot;;[.X59];IF([.AB64]=&quot;&quot;;&quot;&quot;;[.AB64]))">
            <text:p/>
          </table:table-cell>
          <table:table-cell table:style-name="ce363"/>
          <table:table-cell table:style-name="ce241"/>
          <table:table-cell table:number-columns-repeated="2"/>
          <table:table-cell table:style-name="ce382"/>
          <table:table-cell table:style-name="ce385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90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360" table:formula="of:=IF([.X60]&lt;&gt;&quot;&quot;;[.X60];IF([.AB65]=&quot;&quot;;&quot;&quot;;[.AB65]))">
            <text:p/>
          </table:table-cell>
          <table:table-cell table:style-name="ce364"/>
          <table:table-cell table:style-name="ce241"/>
          <table:table-cell table:number-columns-repeated="2"/>
          <table:table-cell table:style-name="ce382"/>
          <table:table-cell table:style-name="ce385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90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212"/>
          <table:table-cell table:style-name="ce52" office:value-type="string" calcext:value-type="string">
            <text:p>Fluoroscopy patient dose charts are posted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90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213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90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213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90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213" table:formula="of:=IF(AND([.I335]=&quot;&quot;;[.I336]=&quot;&quot;;[.I337]=&quot;&quot;;[.I338]=&quot;&quot;;[.I339]=&quot;&quot;);&quot;&quot;;IF(OR([.I335]=&quot;NO&quot;;[.I336]=&quot;NO&quot;;[.I337]=&quot;NO&quot;;[.I338]=&quot;NO&quot;;[.I339]=&quot;NO&quot;);2;1))">
            <text:p/>
          </table:table-cell>
          <table:table-cell table:style-name="ce5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4]&lt;&gt;[.AD64];&quot;Change&quot;;&quot;&quot;)">
            <text:p/>
          </table:table-cell>
          <table:table-cell table:style-name="ce390" table:formula="of:=IF([.W59]=&quot;&quot;;&quot;&quot;;[.W5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3" table:formula="of:=IF([.T259]=&quot;TBD&quot;;&quot;&quot;;IF([.T259]=&quot;YES&quot;;1;2))">
            <text:p/>
          </table:table-cell>
          <table:table-cell table:style-name="ce5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241"/>
          <table:table-cell table:number-columns-repeated="2"/>
          <table:table-cell table:style-name="ce382"/>
          <table:table-cell table:style-name="ce385" table:formula="of:=IF([.AB65]&lt;&gt;[.AD65];&quot;Change&quot;;&quot;&quot;)">
            <text:p/>
          </table:table-cell>
          <table:table-cell table:style-name="ce390" table:formula="of:=IF([.W60]=&quot;&quot;;&quot;&quot;;[.W6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3" table:formula="of:=IF([.X238]=&quot;TBD&quot;;&quot;&quot;;IF([.X238]=&quot;YES&quot;;1;IF([.X238]=&quot;NO&quot;;2;3)))">
            <text:p/>
          </table:table-cell>
          <table:table-cell table:style-name="ce5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Receptor Size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2"/>
          <table:table-cell table:style-name="ce5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ormal:</text:p>
          </table:table-cell>
          <table:table-cell table:style-name="ce382"/>
          <table:table-cell table:style-name="ce385" table:formula="of:=IF([.AB67]&lt;&gt;[.AD67];&quot;Change&quot;;&quot;&quot;)">
            <text:p/>
          </table:table-cell>
          <table:table-cell table:style-name="ce388" table:formula="of:=IF([.O110]=&quot;&quot;;&quot;&quot;;[.O110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office:value-type="string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12"/>
          <table:table-cell table:style-name="ce5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1:</text:p>
          </table:table-cell>
          <table:table-cell table:style-name="ce382"/>
          <table:table-cell table:style-name="ce385" table:formula="of:=IF([.AB68]&lt;&gt;[.AD68];&quot;Change&quot;;&quot;&quot;)">
            <text:p/>
          </table:table-cell>
          <table:table-cell table:style-name="ce388" table:formula="of:=IF([.O113]=&quot;&quot;;&quot;&quot;;[.O113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1" office:value-type="string" calcext:value-type="string">
            <text:p>Rule Number</text:p>
          </table:table-cell>
          <table:table-cell table:style-name="ce14"/>
          <table:table-cell table:style-name="ce74"/>
          <table:table-cell table:style-name="ce110" office:value-type="string" calcext:value-type="string">
            <text:p>Labels, Notices, Postings</text:p>
          </table:table-cell>
          <table:table-cell table:style-name="ce14" table:number-columns-repeated="5"/>
          <table:table-cell table:style-name="ce176" office:value-type="string" calcext:value-type="string" table:number-columns-spanned="2" table:number-rows-spanned="1">
            <text:p>Compliance</text:p>
          </table:table-cell>
          <table:covered-table-cell table:style-name="ce180"/>
          <table:table-cell/>
          <table:table-cell table:style-name="ce212"/>
          <table:table-cell table:style-name="ce52" office:value-type="string" calcext:value-type="string">
            <text:p>Collimator edges are visible at full ope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2:</text:p>
          </table:table-cell>
          <table:table-cell table:style-name="ce382"/>
          <table:table-cell table:style-name="ce385" table:formula="of:=IF([.AB69]&lt;&gt;[.AD69];&quot;Change&quot;;&quot;&quot;)">
            <text:p/>
          </table:table-cell>
          <table:table-cell table:style-name="ce388" table:formula="of:=IF([.O116]=&quot;&quot;;&quot;&quot;;[.O116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2" office:value-type="string" calcext:value-type="string">
            <text:p>DHEC RHB 2.5.1.1</text:p>
          </table:table-cell>
          <table:table-cell/>
          <table:table-cell table:style-name="ce7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88" table:formula="of:=IF([.O4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Elapsed timer (5 min maximum)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3:</text:p>
          </table:table-cell>
          <table:table-cell table:style-name="ce382"/>
          <table:table-cell table:style-name="ce385" table:formula="of:=IF([.AB70]&lt;&gt;[.AD70];&quot;Change&quot;;&quot;&quot;)">
            <text:p/>
          </table:table-cell>
          <table:table-cell table:style-name="ce388" table:formula="of:=IF([.O119]=&quot;&quot;;&quot;&quot;;[.O11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2" office:value-type="string" calcext:value-type="string">
            <text:p>DHEC RHB 10.2.1</text:p>
          </table:table-cell>
          <table:table-cell/>
          <table:table-cell table:style-name="ce7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7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88" table:formula="of:=IF([.O5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g 4:</text:p>
          </table:table-cell>
          <table:table-cell table:style-name="ce382"/>
          <table:table-cell table:style-name="ce385" table:formula="of:=IF([.AB71]&lt;&gt;[.AD71];&quot;Change&quot;;&quot;&quot;)">
            <text:p/>
          </table:table-cell>
          <table:table-cell table:style-name="ce388" table:formula="of:=IF([.O122]=&quot;&quot;;&quot;&quot;;[.O12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office:value-type="string" calcext:value-type="string">
            <text:p>DHEC RHB 4.3.1</text:p>
          </table:table-cell>
          <table:table-cell/>
          <table:table-cell table:style-name="ce7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88" table:formula="of:=IF([.O51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Radiation Safety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Pt Dose Measured Fluoro</text:p>
          </table:table-cell>
          <table:table-cell table:number-columns-repeated="2"/>
          <table:table-cell table:style-name="ce19" table:number-columns-repeated="2"/>
          <table:table-cell table:number-columns-repeated="99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7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88" table:formula="of:=IF([.O52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nual/Auto:</text:p>
          </table:table-cell>
          <table:table-cell table:style-name="ce382"/>
          <table:table-cell table:style-name="ce385" table:formula="of:=IF([.AB73]&lt;&gt;[.AD73];&quot;Change&quot;;&quot;&quot;)">
            <text:p/>
          </table:table-cell>
          <table:table-cell table:style-name="ce390" table:formula="of:=IF([.Q99]=&quot;&quot;;&quot;&quot;;[.Q99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7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88" table:formula="of:=IF([.O5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Lucite/Al:</text:p>
          </table:table-cell>
          <table:table-cell table:style-name="ce382"/>
          <table:table-cell table:style-name="ce385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90" table:formula="of:=IF([.Q100]=&quot;&quot;;&quot;&quot;;[.Q100])" office:value-type="float" office:value="1" calcext:value-type="float">
            <text:p>1</text:p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manuals are available.</text:p>
          </table:table-cell>
          <table:table-cell table:number-columns-repeated="6"/>
          <table:table-cell table:style-name="ce17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88" table:formula="of:=IF([.O5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apron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# dose rates:</text:p>
          </table:table-cell>
          <table:table-cell table:style-name="ce382"/>
          <table:table-cell table:style-name="ce385" table:formula="of:=IF([.AB75]&lt;&gt;[.AD75];&quot;Change&quot;;&quot;&quot;)">
            <text:p/>
          </table:table-cell>
          <table:table-cell table:style-name="ce388" table:formula="of:=IF([.O101]=&quot;&quot;;&quot;&quot;;[.O101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88" table:formula="of:=IF([.O5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Lead glov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High level present:</text:p>
          </table:table-cell>
          <table:table-cell table:style-name="ce382"/>
          <table:table-cell table:style-name="ce385" table:formula="of:=IF([.AB76]&lt;&gt;[.AD76];&quot;Change&quot;;&quot;&quot;)">
            <text:p/>
          </table:table-cell>
          <table:table-cell table:style-name="ce388" table:formula="of:=IF([.O102]=&quot;&quot;;&quot;&quot;;[.O102])">
            <text:p/>
          </table:table-cell>
          <table:table-cell table:style-name="ce19"/>
          <table:table-cell table:number-columns-repeated="99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2"/>
          <table:table-cell table:number-columns-repeated="9"/>
          <table:table-cell table:style-name="ce181"/>
          <table:table-cell/>
          <table:table-cell table:style-name="ce212"/>
          <table:table-cell table:style-name="ce5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cm/in:</text:p>
          </table:table-cell>
          <table:table-cell table:style-name="ce382"/>
          <table:table-cell table:style-name="ce385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88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2"/>
          <table:table-cell table:number-columns-repeated="2"/>
          <table:table-cell table:style-name="ce111" office:value-type="string" calcext:value-type="string">
            <text:p>Radiation Safety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Auto/mA:</text:p>
          </table:table-cell>
          <table:table-cell table:style-name="ce382"/>
          <table:table-cell table:style-name="ce385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88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77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88" table:formula="of:=IF([.O73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Patient restraint devices avail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2"/>
          <table:table-cell table:style-name="ce385" table:formula="of:=IF([.AB79]&lt;&gt;[.AD79];&quot;Change&quot;;&quot;&quot;)">
            <text:p/>
          </table:table-cell>
          <table:table-cell table:style-name="ce388" table:formula="of:=IF([.Q106]=&quot;&quot;;&quot;&quot;;[.Q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77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88" table:formula="of:=IF([.O74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Gonadal shielding is present and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2:</text:p>
          </table:table-cell>
          <table:table-cell table:style-name="ce382"/>
          <table:table-cell table:style-name="ce385" table:formula="of:=IF([.AB80]&lt;&gt;[.AD80];&quot;Change&quot;;&quot;&quot;)">
            <text:p/>
          </table:table-cell>
          <table:table-cell table:style-name="ce388" table:formula="of:=IF([.T106]=&quot;&quot;;&quot;&quot;;[.T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aprons available</text:p>
          </table:table-cell>
          <table:table-cell table:number-columns-repeated="6"/>
          <table:table-cell table:style-name="ce177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88" table:formula="of:=IF([.O75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Technique 3:</text:p>
          </table:table-cell>
          <table:table-cell table:style-name="ce382"/>
          <table:table-cell table:style-name="ce385" table:formula="of:=IF([.AB81]&lt;&gt;[.AD81];&quot;Change&quot;;&quot;&quot;)">
            <text:p/>
          </table:table-cell>
          <table:table-cell table:style-name="ce388" table:formula="of:=IF([.W106]=&quot;&quot;;&quot;&quot;;[.W10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ead gloves available</text:p>
          </table:table-cell>
          <table:table-cell table:number-columns-repeated="6"/>
          <table:table-cell table:style-name="ce177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88" table:formula="of:=IF([.O76]=2;&quot;NO&quot;;&quot;&quot;)">
            <text:p/>
          </table:table-cell>
          <table:table-cell/>
          <table:table-cell table:style-name="ce208"/>
          <table:table-cell table:number-columns-repeated="3"/>
          <table:table-cell table:style-name="ce19"/>
          <table:table-cell table:style-name="ce111" office:value-type="string" calcext:value-type="string">
            <text:p>Physical Inspection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77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88" table:formula="of:=IF([.O7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clean and free of debri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3]&lt;&gt;[.AD83];&quot;Change&quot;;&quot;&quot;)">
            <text:p/>
          </table:table-cell>
          <table:table-cell table:style-name="ce388" table:formula="of:=IF([.Q124]=&quot;&quot;;&quot;&quot;;[.Q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77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88" table:formula="of:=IF([.O7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84]&lt;&gt;[.AD84];&quot;Change&quot;;&quot;&quot;)">
            <text:p/>
          </table:table-cell>
          <table:table-cell table:style-name="ce388" table:formula="of:=IF([.R124]=&quot;&quot;;&quot;&quot;;[.R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Patient restraint devices available</text:p>
          </table:table-cell>
          <table:table-cell table:number-columns-repeated="6"/>
          <table:table-cell table:style-name="ce177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88" table:formula="of:=IF([.O7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System free of missing or damaged component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85]&lt;&gt;[.AD85];&quot;Change&quot;;&quot;&quot;)">
            <text:p/>
          </table:table-cell>
          <table:table-cell table:style-name="ce388" table:formula="of:=IF([.S124]=&quot;&quot;;&quot;&quot;;[.S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Gonadal shielding is present and functional</text:p>
          </table:table-cell>
          <table:table-cell table:number-columns-repeated="6"/>
          <table:table-cell table:style-name="ce177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88" table:formula="of:=IF([.O8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ube support movements and locks are acceptabl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6]&lt;&gt;[.AD86];&quot;Change&quot;;&quot;&quot;)">
            <text:p/>
          </table:table-cell>
          <table:table-cell table:style-name="ce388" table:formula="of:=IF([.T124]=&quot;&quot;;&quot;&quot;;[.T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77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88" table:formula="of:=IF([.O8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All other movements and locks functional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87]&lt;&gt;[.AD87];&quot;Change&quot;;&quot;&quot;)">
            <text:p/>
          </table:table-cell>
          <table:table-cell table:style-name="ce388" table:formula="of:=IF([.U124]=&quot;&quot;;&quot;&quot;;[.U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2"/>
          <table:table-cell table:style-name="ce19" table:number-columns-repeated="9"/>
          <table:table-cell table:style-name="ce189"/>
          <table:table-cell/>
          <table:table-cell table:style-name="ce214"/>
          <table:table-cell table:style-name="ce52"/>
          <table:table-cell table:number-columns-repeated="2"/>
          <table:table-cell table:style-name="ce19"/>
          <table:table-cell table:style-name="ce111" office:value-type="string" calcext:value-type="string">
            <text:p>Automatic Brightness Control / Display Monitor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88]&lt;&gt;[.AD88];&quot;Change&quot;;&quot;&quot;)">
            <text:p/>
          </table:table-cell>
          <table:table-cell table:style-name="ce388" table:formula="of:=IF([.V124]=&quot;&quot;;&quot;&quot;;[.V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3"/>
          <table:table-cell table:number-columns-repeated="2"/>
          <table:table-cell table:style-name="ce111" office:value-type="string" calcext:value-type="string">
            <text:p>Fluoroscopy Systems</text:p>
          </table:table-cell>
          <table:table-cell table:number-columns-repeated="6"/>
          <table:table-cell table:style-name="ce181"/>
          <table:table-cell/>
          <table:table-cell table:style-name="ce212"/>
          <table:table-cell table:style-name="ce5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89]&lt;&gt;[.AD89];&quot;Change&quot;;&quot;&quot;)">
            <text:p/>
          </table:table-cell>
          <table:table-cell table:style-name="ce388" table:formula="of:=IF([.W124]=&quot;&quot;;&quot;&quot;;[.W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88" table:formula="of:=IF([.O57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0]&lt;&gt;[.AD90];&quot;Change&quot;;&quot;&quot;)">
            <text:p/>
          </table:table-cell>
          <table:table-cell table:style-name="ce388" table:formula="of:=IF([.X124]=&quot;&quot;;&quot;&quot;;[.X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2" office:value-type="string" calcext:value-type="string">
            <text:p>DHEC RHB 4.9.1</text:p>
          </table:table-cell>
          <table:table-cell/>
          <table:table-cell table:style-name="ce7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88" table:formula="of:=IF([.O58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distortion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1]&lt;&gt;[.AD91];&quot;Change&quot;;&quot;&quot;)">
            <text:p/>
          </table:table-cell>
          <table:table-cell table:style-name="ce388" table:formula="of:=IF([.Y124]=&quot;&quot;;&quot;&quot;;[.Y1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2" office:value-type="string" calcext:value-type="string">
            <text:p>DHEC RHB 4.9.8</text:p>
          </table:table-cell>
          <table:table-cell/>
          <table:table-cell table:style-name="ce75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17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88" table:formula="of:=IF([.O59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241"/>
          <table:table-cell/>
          <table:table-cell table:style-name="ce39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2" office:value-type="string" calcext:value-type="string">
            <text:p>DHEC RHB 4.9.2.1.2</text:p>
          </table:table-cell>
          <table:table-cell/>
          <table:table-cell table:style-name="ce7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7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88" table:formula="of:=IF([.O60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3]&lt;&gt;[.AD93];&quot;Change&quot;;&quot;&quot;)">
            <text:p/>
          </table:table-cell>
          <table:table-cell table:style-name="ce388" table:formula="of:=IF([.Q156]=&quot;&quot;;&quot;&quot;;[.Q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2" office:value-type="string" calcext:value-type="string">
            <text:p>DHEC RHB 4.9.4.3.6</text:p>
          </table:table-cell>
          <table:table-cell/>
          <table:table-cell table:style-name="ce75" office:value-type="string" calcext:value-type="string">
            <text:p>Fluoroscopy patient dose charts are posted</text:p>
          </table:table-cell>
          <table:table-cell table:number-columns-repeated="6"/>
          <table:table-cell table:style-name="ce177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88" table:formula="of:=IF([.O61]=2;&quot;NO&quot;;&quot;&quot;)">
            <text:p/>
          </table:table-cell>
          <table:table-cell/>
          <table:table-cell table:style-name="ce212"/>
          <table:table-cell table:style-name="ce5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4]&lt;&gt;[.AD94];&quot;Change&quot;;&quot;&quot;)">
            <text:p/>
          </table:table-cell>
          <table:table-cell table:style-name="ce388" table:formula="of:=IF([.R156]=&quot;&quot;;&quot;&quot;;[.R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2" office:value-type="string" calcext:value-type="string">
            <text:p>DHEC RHB 4.9.4.2.1</text:p>
          </table:table-cell>
          <table:table-cell/>
          <table:table-cell table:style-name="ce7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77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88" table:formula="of:=IF([.O62]=2;&quot;NO&quot;;&quot;&quot;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5]&lt;&gt;[.AD95];&quot;Change&quot;;&quot;&quot;)">
            <text:p/>
          </table:table-cell>
          <table:table-cell table:style-name="ce388" table:formula="of:=IF([.S156]=&quot;&quot;;&quot;&quot;;[.S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2" office:value-type="string" calcext:value-type="string">
            <text:p>DHEC RHB 4.9.4.2.1.2</text:p>
          </table:table-cell>
          <table:table-cell/>
          <table:table-cell table:style-name="ce7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7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88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6]&lt;&gt;[.AD96];&quot;Change&quot;;&quot;&quot;)">
            <text:p/>
          </table:table-cell>
          <table:table-cell table:style-name="ce388" table:formula="of:=IF([.T156]=&quot;&quot;;&quot;&quot;;[.T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77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88" table:formula="of:=IF([.O64]=2;&quot;NO&quot;;&quot;&quot;)">
            <text:p/>
          </table:table-cell>
          <table:table-cell table:number-columns-repeated="5"/>
          <table:table-cell table:style-name="ce19"/>
          <table:table-cell table:style-name="ce1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97]&lt;&gt;[.AD97];&quot;Change&quot;;&quot;&quot;)">
            <text:p/>
          </table:table-cell>
          <table:table-cell table:style-name="ce388" table:formula="of:=IF([.U156]=&quot;&quot;;&quot;&quot;;[.U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77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88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98]&lt;&gt;[.AD98];&quot;Change&quot;;&quot;&quot;)">
            <text:p/>
          </table:table-cell>
          <table:table-cell table:style-name="ce388" table:formula="of:=IF([.V156]=&quot;&quot;;&quot;&quot;;[.V1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2" office:value-type="string" calcext:value-type="string">
            <text:p>DHEC RHB 4.9.5.1</text:p>
          </table:table-cell>
          <table:table-cell/>
          <table:table-cell table:style-name="ce7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77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88" table:formula="of:=IF([.O66]=2;&quot;NO&quot;;&quot;&quot;)">
            <text:p/>
          </table:table-cell>
          <table:table-cell/>
          <table:table-cell table:style-name="ce211" office:value-type="string" calcext:value-type="string">
            <text:p>Entrance Exposure Rate</text:p>
          </table:table-cell>
          <table:table-cell table:style-name="ce54"/>
          <table:table-cell table:style-name="ce261" table:formula="of:=IF([.R99]&lt;&gt;&quot;&quot;;[.R99];IF([.AB73]=&quot;&quot;;&quot;&quot;;[.AB73]))">
            <text:p/>
          </table:table-cell>
          <table:table-cell table:style-name="ce298"/>
          <table:table-cell table:style-name="ce320" office:value-type="string" calcext:value-type="string">
            <text:p>Type 1 for manual, leave blank for auto</text:p>
          </table:table-cell>
          <table:table-cell table:style-name="ce59"/>
          <table:table-cell table:style-name="ce54"/>
          <table:table-cell table:style-name="ce26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98" office:value-type="string" calcext:value-type="string">
            <text:p>Auto</text:p>
          </table:table-cell>
          <table:table-cell table:style-name="ce320" office:value-type="string" calcext:value-type="string">
            <text:p>Auto/mA mode</text:p>
          </table:table-cell>
          <table:table-cell table:style-name="ce371"/>
          <table:table-cell/>
          <table:table-cell office:value-type="string" calcext:value-type="string">
            <text:p>kV:</text:p>
          </table:table-cell>
          <table:table-cell table:style-name="ce382"/>
          <table:table-cell table:style-name="ce385" table:formula="of:=IF([.AB99]&lt;&gt;[.AD99];&quot;Change&quot;;&quot;&quot;)">
            <text:p/>
          </table:table-cell>
          <table:table-cell table:style-name="ce388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77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88" table:formula="of:=IF([.O67]=2;&quot;NO&quot;;&quot;&quot;)">
            <text:p/>
          </table:table-cell>
          <table:table-cell/>
          <table:table-cell table:style-name="ce208"/>
          <table:table-cell/>
          <table:table-cell table:style-name="ce26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52" office:value-type="string" calcext:value-type="string">
            <text:p>Type 1 if using Lucite, leave blank if using Al</text:p>
          </table:table-cell>
          <table:table-cell table:style-name="ce19"/>
          <table:table-cell table:number-columns-repeated="4"/>
          <table:table-cell table:style-name="ce241"/>
          <table:table-cell/>
          <table:table-cell office:value-type="string" calcext:value-type="string">
            <text:p>mA:</text:p>
          </table:table-cell>
          <table:table-cell table:style-name="ce382"/>
          <table:table-cell table:style-name="ce385" table:formula="of:=IF([.AB100]&lt;&gt;[.AD100];&quot;Change&quot;;&quot;&quot;)">
            <text:p/>
          </table:table-cell>
          <table:table-cell table:style-name="ce388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2"/>
          <table:table-cell/>
          <table:table-cell table:style-name="ce7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77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88" table:formula="of:=IF([.O68]=2;&quot;NO&quot;;&quot;&quot;)">
            <text:p/>
          </table:table-cell>
          <table:table-cell/>
          <table:table-cell table:style-name="ce215" table:formula="of:=IF([.P101]&lt;&gt;&quot;&quot;;[.P101];IF([.AB75]=&quot;&quot;;&quot;&quot;;[.AB75]))">
            <text:p/>
          </table:table-cell>
          <table:table-cell table:style-name="ce239"/>
          <table:table-cell table:style-name="ce5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mGy/min:</text:p>
          </table:table-cell>
          <table:table-cell table:style-name="ce382"/>
          <table:table-cell table:style-name="ce385" table:formula="of:=IF([.AB101]&lt;&gt;[.AD101];&quot;Change&quot;;&quot;&quot;)">
            <text:p/>
          </table:table-cell>
          <table:table-cell table:style-name="ce388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2" office:value-type="string" calcext:value-type="string">
            <text:p>DHEC RHB 4.9.2.2.1</text:p>
          </table:table-cell>
          <table:table-cell/>
          <table:table-cell table:style-name="ce75" office:value-type="string" calcext:value-type="string">
            <text:p>Collimator edges are visible at full open</text:p>
          </table:table-cell>
          <table:table-cell table:number-columns-repeated="6"/>
          <table:table-cell table:style-name="ce177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88" table:formula="of:=IF([.O69]=2;&quot;NO&quot;;&quot;&quot;)">
            <text:p/>
          </table:table-cell>
          <table:table-cell/>
          <table:table-cell table:style-name="ce215" table:formula="of:=IF([.P102]&lt;&gt;&quot;&quot;;[.P102];IF([.AB76]=&quot;&quot;;&quot;&quot;;[.AB76]))">
            <text:p/>
          </table:table-cell>
          <table:table-cell table:style-name="ce239"/>
          <table:table-cell table:style-name="ce52" office:value-type="string" calcext:value-type="string">
            <text:p>Is High Level provided? (1=Yes, 2=No)</text:p>
          </table:table-cell>
          <table:table-cell table:number-columns-repeated="7"/>
          <table:table-cell table:style-name="ce241"/>
          <table:table-cell/>
          <table:table-cell table:style-name="ce39" office:value-type="string" calcext:value-type="string">
            <text:p>HVL</text:p>
          </table:table-cell>
          <table:table-cell table:style-name="ce19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2" office:value-type="string" calcext:value-type="string">
            <text:p>DHEC RHB 4.9.7</text:p>
          </table:table-cell>
          <table:table-cell/>
          <table:table-cell table:style-name="ce75" office:value-type="string" calcext:value-type="string">
            <text:p>Elapsed timer (5 min maximum) functional</text:p>
          </table:table-cell>
          <table:table-cell table:number-columns-repeated="6"/>
          <table:table-cell table:style-name="ce177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88" table:formula="of:=IF([.O70]=2;&quot;NO&quot;;&quot;&quot;)">
            <text:p/>
          </table:table-cell>
          <table:table-cell/>
          <table:table-cell table:style-name="ce216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241"/>
          <table:table-cell/>
          <table:table-cell office:value-type="string" calcext:value-type="string">
            <text:p>HVL Measured kV:</text:p>
          </table:table-cell>
          <table:table-cell table:style-name="ce382"/>
          <table:table-cell table:style-name="ce385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90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2" office:value-type="string" calcext:value-type="string">
            <text:p>DHEC RHB 4.9.6</text:p>
          </table:table-cell>
          <table:table-cell/>
          <table:table-cell table:style-name="ce7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77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88" table:formula="of:=IF([.O71]=2;&quot;NO&quot;;&quot;&quot;)">
            <text:p/>
          </table:table-cell>
          <table:table-cell/>
          <table:table-cell table:style-name="ce217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240" office:value-type="string" calcext:value-type="string">
            <text:p>cm</text:p>
          </table:table-cell>
          <table:table-cell table:style-name="ce52" office:value-type="string" calcext:value-type="string">
            <text:p>Unit for image receptor size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HVL Measured:</text:p>
          </table:table-cell>
          <table:table-cell table:style-name="ce382"/>
          <table:table-cell table:style-name="ce385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88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2" office:value-type="string" calcext:value-type="string">
            <text:p>DHEC RHB 4.3.5</text:p>
          </table:table-cell>
          <table:table-cell/>
          <table:table-cell table:style-name="ce7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78" table:formula="of:=IF([.X181]=&quot;&quot;;&quot;TBD&quot;;IF([.X181]=1;&quot;YES&quot;;IF([.X181]=3;&quot;NA&quot;;&quot;&quot;)))">
            <text:p/>
          </table:table-cell>
          <table:table-cell table:style-name="ce190" table:formula="of:=IF([.X181]=2;&quot;NO&quot;;&quot;&quot;)">
            <text:p/>
          </table:table-cell>
          <table:table-cell/>
          <table:table-cell table:style-name="ce218" office:value-type="string" calcext:value-type="string">
            <text:p>Patient Entrance Exposure Rate (Fluoroscopy)*</text:p>
          </table:table-cell>
          <table:table-cell table:number-columns-repeated="9"/>
          <table:table-cell table:style-name="ce241"/>
          <table:table-cell/>
          <table:table-cell table:style-name="ce39" office:value-type="string" calcext:value-type="string">
            <text:p>Pt Dose Measured Dig Acq</text:p>
          </table:table-cell>
          <table:table-cell table:style-name="ce19"/>
          <table:table-cell table:number-columns-repeated="2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06]&lt;&gt;&quot;&quot;;[.R106];IF([.AB79]=&quot;&quot;;&quot;&quot;;[.AB79]))">
            <text:p/>
          </table:table-cell>
          <table:table-cell table:style-name="ce239"/>
          <table:table-cell table:style-name="ce241"/>
          <table:table-cell table:style-name="ce262" table:formula="of:=IF([.U106]&lt;&gt;&quot;&quot;;[.U106];IF([.AB80]=&quot;&quot;;&quot;&quot;;[.AB80]))">
            <text:p/>
          </table:table-cell>
          <table:table-cell table:style-name="ce239"/>
          <table:table-cell table:style-name="ce241"/>
          <table:table-cell table:style-name="ce262" table:formula="of:=IF([.X106]&lt;&gt;&quot;&quot;;[.X106];IF([.AB81]=&quot;&quot;;&quot;&quot;;[.AB81]))">
            <text:p/>
          </table:table-cell>
          <table:table-cell table:style-name="ce239"/>
          <table:table-cell table:style-name="ce241"/>
          <table:table-cell/>
          <table:table-cell office:value-type="string" calcext:value-type="string">
            <text:p>Technique 1:</text:p>
          </table:table-cell>
          <table:table-cell table:style-name="ce382"/>
          <table:table-cell table:style-name="ce385" table:formula="of:=IF([.AB106]&lt;&gt;[.AD106];&quot;Change&quot;;&quot;&quot;)">
            <text:p/>
          </table:table-cell>
          <table:table-cell table:style-name="ce388" table:formula="of:=IF([.Q138]=&quot;&quot;;&quot;&quot;;[.Q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Automatic Brightness Control / Display Monitor</text:p>
          </table:table-cell>
          <table:table-cell table:number-columns-repeated="6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5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5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office:value-type="string" calcext:value-type="string">
            <text:p>Technique 2:</text:p>
          </table:table-cell>
          <table:table-cell table:style-name="ce382"/>
          <table:table-cell table:style-name="ce385" table:formula="of:=IF([.AB107]&lt;&gt;[.AD107];&quot;Change&quot;;&quot;&quot;)">
            <text:p/>
          </table:table-cell>
          <table:table-cell table:style-name="ce388" table:formula="of:=IF([.T138]=&quot;&quot;;&quot;&quot;;[.T1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77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88" table:formula="of:=IF([.O89]=2;&quot;NO&quot;;&quot;&quot;)">
            <text:p/>
          </table:table-cell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82"/>
          <table:table-cell table:style-name="ce385" table:formula="of:=IF([.AB108]&lt;&gt;[.AD108];&quot;Change&quot;;&quot;&quot;)">
            <text:p/>
          </table:table-cell>
          <table:table-cell table:style-name="ce388" table:formula="of:=IF([.W138]=&quot;&quot;;&quot;&quot;;[.W13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77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88" table:formula="of:=IF([.O90]=2;&quot;NO&quot;;&quot;&quot;)">
            <text:p/>
          </table:table-cell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style-name="ce39" office:value-type="string" calcext:value-type="string">
            <text:p>Receptor Entr Exp Fluoro</text:p>
          </table:table-cell>
          <table:table-cell table:number-columns-repeated="3"/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distortion</text:p>
          </table:table-cell>
          <table:table-cell table:number-columns-repeated="6"/>
          <table:table-cell table:style-name="ce177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88" table:formula="of:=IF([.O91]=2;&quot;NO&quot;;&quot;&quot;)">
            <text:p/>
          </table:table-cell>
          <table:table-cell/>
          <table:table-cell table:style-name="ce221" table:formula="of:=IF([.O111]&lt;&gt;&quot;&quot;;[.O111];IF([.AB67]=&quot;&quot;;&quot;&quot;;[.AB67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82"/>
          <table:table-cell table:style-name="ce385" table:formula="of:=IF([.AB110]&lt;&gt;[.AD110];&quot;Change&quot;;&quot;&quot;)">
            <text:p/>
          </table:table-cell>
          <table:table-cell table:style-name="ce390" table:formula="of:=IF([.T190]=&quot;&quot;;&quot;&quot;;[.T19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77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88" table:formula="of:=IF([.O92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82"/>
          <table:table-cell table:style-name="ce385" table:formula="of:=IF([.AB111]&lt;&gt;[.AD111];&quot;Change&quot;;&quot;&quot;)">
            <text:p/>
          </table:table-cell>
          <table:table-cell table:style-name="ce390" table:formula="of:=IF([.T191]=&quot;&quot;;&quot;&quot;;[.T19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77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88" table:formula="of:=IF([.O93]=2;&quot;NO&quot;;&quot;&quot;)">
            <text:p/>
          </table:table-cell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82"/>
          <table:table-cell table:style-name="ce385" table:formula="of:=IF([.AB112]&lt;&gt;[.AD112];&quot;Change&quot;;&quot;&quot;)">
            <text:p/>
          </table:table-cell>
          <table:table-cell table:style-name="ce390" table:formula="of:=IF([.T192]=&quot;&quot;;&quot;&quot;;[.T19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77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88" table:formula="of:=IF([.O94]=2;&quot;NO&quot;;&quot;&quot;)">
            <text:p/>
          </table:table-cell>
          <table:table-cell/>
          <table:table-cell table:style-name="ce221" table:formula="of:=IF([.O114]&lt;&gt;&quot;&quot;;[.O114];IF([.AB68]=&quot;&quot;;&quot;&quot;;[.AB68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82"/>
          <table:table-cell table:style-name="ce385" table:formula="of:=IF([.AB113]&lt;&gt;[.AD113];&quot;Change&quot;;&quot;&quot;)">
            <text:p/>
          </table:table-cell>
          <table:table-cell table:style-name="ce390" table:formula="of:=IF([.T193]=&quot;&quot;;&quot;&quot;;[.T19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82"/>
          <table:table-cell table:style-name="ce385" table:formula="of:=IF([.AB114]&lt;&gt;[.AD114];&quot;Change&quot;;&quot;&quot;)">
            <text:p/>
          </table:table-cell>
          <table:table-cell table:style-name="ce390" table:formula="of:=IF([.T194]=&quot;&quot;;&quot;&quot;;[.T19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7"/>
          <table:table-cell table:number-columns-repeated="2"/>
          <table:table-cell table:style-name="ce111" office:value-type="string" calcext:value-type="string">
            <text:p>Physical Inspection</text:p>
          </table:table-cell>
          <table:table-cell table:number-columns-repeated="6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82"/>
          <table:table-cell table:style-name="ce385" table:formula="of:=IF([.AB115]&lt;&gt;[.AD115];&quot;Change&quot;;&quot;&quot;)">
            <text:p/>
          </table:table-cell>
          <table:table-cell table:style-name="ce390" table:formula="of:=IF([.T195]=&quot;&quot;;&quot;&quot;;[.T19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clean and free of debris</text:p>
          </table:table-cell>
          <table:table-cell table:number-columns-repeated="6"/>
          <table:table-cell table:style-name="ce177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88" table:formula="of:=IF([.O83]=2;&quot;NO&quot;;&quot;&quot;)">
            <text:p/>
          </table:table-cell>
          <table:table-cell/>
          <table:table-cell table:style-name="ce221" table:formula="of:=IF([.O117]&lt;&gt;&quot;&quot;;[.O117];IF([.AB69]=&quot;&quot;;&quot;&quot;;[.AB69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82"/>
          <table:table-cell table:style-name="ce385" table:formula="of:=IF([.AB116]&lt;&gt;[.AD116];&quot;Change&quot;;&quot;&quot;)">
            <text:p/>
          </table:table-cell>
          <table:table-cell table:style-name="ce390" table:formula="of:=IF([.T196]=&quot;&quot;;&quot;&quot;;[.T19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77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88" table:formula="of:=IF([.O84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82"/>
          <table:table-cell table:style-name="ce385" table:formula="of:=IF([.AB117]&lt;&gt;[.AD117];&quot;Change&quot;;&quot;&quot;)">
            <text:p/>
          </table:table-cell>
          <table:table-cell table:style-name="ce390" table:formula="of:=IF([.T197]=&quot;&quot;;&quot;&quot;;[.T19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System free of missing or damaged components</text:p>
          </table:table-cell>
          <table:table-cell table:number-columns-repeated="6"/>
          <table:table-cell table:style-name="ce177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88" table:formula="of:=IF([.O85]=2;&quot;NO&quot;;&quot;&quot;)">
            <text:p/>
          </table:table-cell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82"/>
          <table:table-cell table:style-name="ce385" table:formula="of:=IF([.AB118]&lt;&gt;[.AD118];&quot;Change&quot;;&quot;&quot;)">
            <text:p/>
          </table:table-cell>
          <table:table-cell table:style-name="ce390" table:formula="of:=IF([.T198]=&quot;&quot;;&quot;&quot;;[.T19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Tube support movements and locks are acceptable</text:p>
          </table:table-cell>
          <table:table-cell table:number-columns-repeated="6"/>
          <table:table-cell table:style-name="ce177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88" table:formula="of:=IF([.O86]=2;&quot;NO&quot;;&quot;&quot;)">
            <text:p/>
          </table:table-cell>
          <table:table-cell/>
          <table:table-cell table:style-name="ce221" table:formula="of:=IF([.O120]&lt;&gt;&quot;&quot;;[.O120];IF([.AB70]=&quot;&quot;;&quot;&quot;;[.AB70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82"/>
          <table:table-cell table:style-name="ce385" table:formula="of:=IF([.AB119]&lt;&gt;[.AD119];&quot;Change&quot;;&quot;&quot;)">
            <text:p/>
          </table:table-cell>
          <table:table-cell table:style-name="ce390" table:formula="of:=IF([.T199]=&quot;&quot;;&quot;&quot;;[.T19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7"/>
          <table:table-cell/>
          <table:table-cell table:style-name="ce75" office:value-type="string" calcext:value-type="string">
            <text:p>All other movements and locks functional</text:p>
          </table:table-cell>
          <table:table-cell table:number-columns-repeated="6"/>
          <table:table-cell table:style-name="ce177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88" table:formula="of:=IF([.O87]=2;&quot;NO&quot;;&quot;&quot;)">
            <text:p/>
          </table:table-cell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82"/>
          <table:table-cell table:style-name="ce385" table:formula="of:=IF([.AB120]&lt;&gt;[.AD120];&quot;Change&quot;;&quot;&quot;)">
            <text:p/>
          </table:table-cell>
          <table:table-cell table:style-name="ce390" table:formula="of:=IF([.T200]=&quot;&quot;;&quot;&quot;;[.T20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82"/>
          <table:table-cell table:style-name="ce385" table:formula="of:=IF([.AB121]&lt;&gt;[.AD121];&quot;Change&quot;;&quot;&quot;)">
            <text:p/>
          </table:table-cell>
          <table:table-cell table:style-name="ce390" table:formula="of:=IF([.T201]=&quot;&quot;;&quot;&quot;;[.T20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1" table:formula="of:=IF([.O123]&lt;&gt;&quot;&quot;;[.O123];IF([.AB71]=&quot;&quot;;&quot;&quot;;[.AB71]))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82"/>
          <table:table-cell table:style-name="ce385" table:formula="of:=IF([.AB122]&lt;&gt;[.AD122];&quot;Change&quot;;&quot;&quot;)">
            <text:p/>
          </table:table-cell>
          <table:table-cell table:style-name="ce390" table:formula="of:=IF([.T202]=&quot;&quot;;&quot;&quot;;[.T20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22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82"/>
          <table:table-cell table:style-name="ce385" table:formula="of:=IF([.AB123]&lt;&gt;[.AD123];&quot;Change&quot;;&quot;&quot;)">
            <text:p/>
          </table:table-cell>
          <table:table-cell table:style-name="ce390" table:formula="of:=IF([.T203]=&quot;&quot;;&quot;&quot;;[.T20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82"/>
          <table:table-cell table:style-name="ce385" table:formula="of:=IF([.AB124]&lt;&gt;[.AD124];&quot;Change&quot;;&quot;&quot;)">
            <text:p/>
          </table:table-cell>
          <table:table-cell table:style-name="ce390" table:formula="of:=IF([.T204]=&quot;&quot;;&quot;&quot;;[.T20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83]=&quot;&quot;;&quot;&quot;;[.AB83])">
            <text:p/>
          </table:table-cell>
          <table:table-cell table:style-name="ce303" table:formula="of:=IF([.AB84]=&quot;&quot;;&quot;&quot;;[.AB84])">
            <text:p/>
          </table:table-cell>
          <table:table-cell table:style-name="ce325" table:formula="of:=IF([.AB85]=&quot;&quot;;&quot;&quot;;[.AB85])">
            <text:p/>
          </table:table-cell>
          <table:table-cell table:style-name="ce268" table:formula="of:=IF([.AB86]=&quot;&quot;;&quot;&quot;;[.AB86])">
            <text:p/>
          </table:table-cell>
          <table:table-cell table:style-name="ce303" table:formula="of:=IF([.AB87]=&quot;&quot;;&quot;&quot;;[.AB87])">
            <text:p/>
          </table:table-cell>
          <table:table-cell table:style-name="ce325" table:formula="of:=IF([.AB88]=&quot;&quot;;&quot;&quot;;[.AB88])">
            <text:p/>
          </table:table-cell>
          <table:table-cell table:style-name="ce268" table:formula="of:=IF([.AB89]=&quot;&quot;;&quot;&quot;;[.AB89])">
            <text:p/>
          </table:table-cell>
          <table:table-cell table:style-name="ce303" table:formula="of:=IF([.AB90]=&quot;&quot;;&quot;&quot;;[.AB90])">
            <text:p/>
          </table:table-cell>
          <table:table-cell table:style-name="ce325" table:formula="of:=IF([.AB91]=&quot;&quot;;&quot;&quot;;[.AB91])">
            <text:p/>
          </table:table-cell>
          <table:table-cell table:style-name="ce19"/>
          <table:table-cell table:style-name="ce39" office:value-type="string" calcext:value-type="string">
            <text:p>Receptor Entr Exp Dig Acq</text:p>
          </table:table-cell>
          <table:table-cell table:style-name="ce19" table:number-columns-repeated="5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4" office:value-type="string" calcext:value-type="string">
            <text:p>Acceptable:</text:p>
          </table:table-cell>
          <table:table-cell table:style-name="ce326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345" office:value-type="string" calcext:value-type="string">
            <text:p>Acceptable:</text:p>
          </table:table-cell>
          <table:table-cell table:style-name="ce35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365" office:value-type="string" calcext:value-type="string">
            <text:p>Acceptable:</text:p>
          </table:table-cell>
          <table:table-cell table:style-name="ce373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82"/>
          <table:table-cell table:style-name="ce385" table:formula="of:=IF([.AB126]&lt;&gt;[.AD126];&quot;Change&quot;;&quot;&quot;)">
            <text:p/>
          </table:table-cell>
          <table:table-cell table:style-name="ce390" table:formula="of:=IF([.T214]=&quot;&quot;;&quot;&quot;;[.T21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82"/>
          <table:table-cell table:style-name="ce385" table:formula="of:=IF([.AB127]&lt;&gt;[.AD127];&quot;Change&quot;;&quot;&quot;)">
            <text:p/>
          </table:table-cell>
          <table:table-cell table:style-name="ce390" table:formula="of:=IF([.T215]=&quot;&quot;;&quot;&quot;;[.T21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82"/>
          <table:table-cell table:style-name="ce385" table:formula="of:=IF([.AB128]&lt;&gt;[.AD128];&quot;Change&quot;;&quot;&quot;)">
            <text:p/>
          </table:table-cell>
          <table:table-cell table:style-name="ce390" table:formula="of:=IF([.T216]=&quot;&quot;;&quot;&quot;;[.T21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7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82"/>
          <table:table-cell table:style-name="ce385" table:formula="of:=IF([.AB129]&lt;&gt;[.AD129];&quot;Change&quot;;&quot;&quot;)">
            <text:p/>
          </table:table-cell>
          <table:table-cell table:style-name="ce390" table:formula="of:=IF([.T217]=&quot;&quot;;&quot;&quot;;[.T21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82"/>
          <table:table-cell table:style-name="ce385" table:formula="of:=IF([.AB130]&lt;&gt;[.AD130];&quot;Change&quot;;&quot;&quot;)">
            <text:p/>
          </table:table-cell>
          <table:table-cell table:style-name="ce390" table:formula="of:=IF([.T218]=&quot;&quot;;&quot;&quot;;[.T218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82"/>
          <table:table-cell table:style-name="ce385" table:formula="of:=IF([.AB131]&lt;&gt;[.AD131];&quot;Change&quot;;&quot;&quot;)">
            <text:p/>
          </table:table-cell>
          <table:table-cell table:style-name="ce390" table:formula="of:=IF([.T219]=&quot;&quot;;&quot;&quot;;[.T219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82"/>
          <table:table-cell table:style-name="ce385" table:formula="of:=IF([.AB132]&lt;&gt;[.AD132];&quot;Change&quot;;&quot;&quot;)">
            <text:p/>
          </table:table-cell>
          <table:table-cell table:style-name="ce390" table:formula="of:=IF([.T220]=&quot;&quot;;&quot;&quot;;[.T220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35]&lt;&gt;&quot;&quot;;[.Q135];IF([.AB227]=&quot;&quot;;&quot;&quot;;[.AB227]))">
            <text:p/>
          </table:table-cell>
          <table:table-cell table:style-name="ce80" table:number-columns-repeated="7"/>
          <table:table-cell table:style-name="ce241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82"/>
          <table:table-cell table:style-name="ce385" table:formula="of:=IF([.AB133]&lt;&gt;[.AD133];&quot;Change&quot;;&quot;&quot;)">
            <text:p/>
          </table:table-cell>
          <table:table-cell table:style-name="ce390" table:formula="of:=IF([.T221]=&quot;&quot;;&quot;&quot;;[.T221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133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82"/>
          <table:table-cell table:style-name="ce385" table:formula="of:=IF([.AB134]&lt;&gt;[.AD134];&quot;Change&quot;;&quot;&quot;)">
            <text:p/>
          </table:table-cell>
          <table:table-cell table:style-name="ce390" table:formula="of:=IF([.T222]=&quot;&quot;;&quot;&quot;;[.T222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44" office:value-type="string" calcext:value-type="string">
            <text:p>Half Value Layer Measurement</text:p>
          </table:table-cell>
          <table:table-cell table:style-name="ce14" table:number-columns-repeated="4"/>
          <table:table-cell table:style-name="ce180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82"/>
          <table:table-cell table:style-name="ce385" table:formula="of:=IF([.AB135]&lt;&gt;[.AD135];&quot;Change&quot;;&quot;&quot;)">
            <text:p/>
          </table:table-cell>
          <table:table-cell table:style-name="ce390" table:formula="of:=IF([.T223]=&quot;&quot;;&quot;&quot;;[.T223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82"/>
          <table:table-cell table:style-name="ce385" table:formula="of:=IF([.AB136]&lt;&gt;[.AD136];&quot;Change&quot;;&quot;&quot;)">
            <text:p/>
          </table:table-cell>
          <table:table-cell table:style-name="ce390" table:formula="of:=IF([.T224]=&quot;&quot;;&quot;&quot;;[.T224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4"/>
          <table:table-cell/>
          <table:table-cell table:style-name="ce73" office:value-type="string" calcext:value-type="string">
            <text:p>Set kVp:</text:p>
          </table:table-cell>
          <table:table-cell table:style-name="ce43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81"/>
          <table:table-cell/>
          <table:table-cell table:style-name="ce223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54" table:number-columns-repeated="4"/>
          <table:table-cell table:style-name="ce336" office:value-type="string" calcext:value-type="string">
            <text:p>Mode:</text:p>
          </table:table-cell>
          <table:table-cell table:style-name="ce239"/>
          <table:table-cell table:style-name="ce320" office:value-type="string" calcext:value-type="string">
            <text:p>Enter 1 for Pulse fluoro, 2 for digital acquisition mode</text:p>
          </table:table-cell>
          <table:table-cell table:style-name="ce54" table:number-columns-repeated="2"/>
          <table:table-cell table:style-name="ce371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82"/>
          <table:table-cell table:style-name="ce385" table:formula="of:=IF([.AB137]&lt;&gt;[.AD137];&quot;Change&quot;;&quot;&quot;)">
            <text:p/>
          </table:table-cell>
          <table:table-cell table:style-name="ce390" table:formula="of:=IF([.T225]=&quot;&quot;;&quot;&quot;;[.T225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9" office:value-type="string" calcext:value-type="string">
            <text:p>Image</text:p>
          </table:table-cell>
          <table:table-cell table:style-name="ce241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62" table:formula="of:=IF([.R138]&lt;&gt;&quot;&quot;;[.R138];IF([.AB106]=&quot;&quot;;&quot;&quot;;[.AB106]))">
            <text:p/>
          </table:table-cell>
          <table:table-cell table:style-name="ce239"/>
          <table:table-cell table:style-name="ce241"/>
          <table:table-cell table:style-name="ce262" table:formula="of:=IF([.U138]&lt;&gt;&quot;&quot;;[.U138];IF([.AB107]=&quot;&quot;;&quot;&quot;;[.AB107]))">
            <text:p/>
          </table:table-cell>
          <table:table-cell table:style-name="ce239"/>
          <table:table-cell table:style-name="ce241"/>
          <table:table-cell table:style-name="ce262" table:formula="of:=IF([.X138]&lt;&gt;&quot;&quot;;[.X138];IF([.AB108]=&quot;&quot;;&quot;&quot;;[.AB108]))">
            <text:p/>
          </table:table-cell>
          <table:table-cell table:style-name="ce239"/>
          <table:table-cell table:style-name="ce241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82"/>
          <table:table-cell table:style-name="ce385" table:formula="of:=IF([.AB138]&lt;&gt;[.AD138];&quot;Change&quot;;&quot;&quot;)">
            <text:p/>
          </table:table-cell>
          <table:table-cell table:style-name="ce390" table:formula="of:=IF([.T226]=&quot;&quot;;&quot;&quot;;[.T226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4"/>
          <table:table-cell/>
          <table:table-cell table:style-name="ce30" office:value-type="string" calcext:value-type="string">
            <text:p>Al (mm)</text:p>
          </table:table-cell>
          <table:table-cell table:number-columns-repeated="2" table:style-name="ce30" office:value-type="string" calcext:value-type="string">
            <text:p>mGy/min</text:p>
          </table:table-cell>
          <table:table-cell/>
          <table:table-cell table:style-name="ce73" office:value-type="string" calcext:value-type="string">
            <text:p>Measured HVL:</text:p>
          </table:table-cell>
          <table:table-cell table:style-name="ce167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office:value-type="string" calcext:value-type="string">
            <text:p>Mode</text:p>
          </table:table-cell>
          <table:table-cell table:style-name="ce241" office:value-type="string" calcext:value-type="string">
            <text:p>Attenuator</text:p>
          </table:table-cell>
          <table:table-cell table:style-name="ce26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9"/>
          <table:table-cell table:style-name="ce335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9"/>
          <table:table-cell table:style-name="ce335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9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82"/>
          <table:table-cell table:style-name="ce385" table:formula="of:=IF([.AB139]&lt;&gt;[.AD139];&quot;Change&quot;;&quot;&quot;)">
            <text:p/>
          </table:table-cell>
          <table:table-cell table:style-name="ce390" table:formula="of:=IF([.T227]=&quot;&quot;;&quot;&quot;;[.T227])">
            <text:p/>
          </table:table-cell>
          <table:table-cell table:style-name="ce19" table:number-columns-repeated="2"/>
          <table:table-cell table:style-name="Default" table:number-columns-repeated="7"/>
          <table:table-cell table:style-name="ce19"/>
          <table:table-cell table:number-columns-repeated="98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24"/>
          <table:table-cell/>
          <table:table-cell table:style-name="ce76" table:formula="of:=[.Q173]" office:value-type="float" office:value="0" calcext:value-type="float">
            <text:p>0.0</text:p>
          </table:table-cell>
          <table:table-cell table:style-name="ce112" table:formula="of:=IF([.R173]=&quot;&quot;;&quot;&quot;;[.R173])">
            <text:p/>
          </table:table-cell>
          <table:table-cell table:style-name="ce112" table:formula="of:=IF([.R174]=&quot;&quot;;&quot;&quot;;[.R174])">
            <text:p/>
          </table:table-cell>
          <table:table-cell/>
          <table:table-cell table:style-name="ce73" office:value-type="string" calcext:value-type="string">
            <text:p>HVL Acceptable:</text:p>
          </table:table-cell>
          <table:table-cell table:style-name="ce168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19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242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241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82"/>
          <table:table-cell table:style-name="ce385" table:formula="of:=IF([.AB140]&lt;&gt;[.AD140];&quot;Change&quot;;&quot;&quot;)">
            <text:p/>
          </table:table-cell>
          <table:table-cell table:style-name="ce390" table:formula="of:=IF([.T228]=&quot;&quot;;&quot;&quot;;[.T22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24"/>
          <table:table-cell/>
          <table:table-cell table:style-name="ce76" table:formula="of:=IF([.Q175]=&quot;&quot;;&quot;&quot;;[.Q175])">
            <text:p/>
          </table:table-cell>
          <table:table-cell table:style-name="ce112" table:formula="of:=IF([.R175]=&quot;&quot;;&quot;&quot;;[.R175])">
            <text:p/>
          </table:table-cell>
          <table:table-cell table:style-name="ce112" table:formula="of:=IF([.R176]=&quot;&quot;;&quot;&quot;;[.R176])">
            <text:p/>
          </table:table-cell>
          <table:table-cell/>
          <table:table-cell table:style-name="ce19" table:number-columns-repeated="2"/>
          <table:table-cell table:number-columns-repeated="2"/>
          <table:table-cell table:style-name="ce181"/>
          <table:table-cell/>
          <table:table-cell table:style-name="ce220" office:value-type="string" calcext:value-type="string">
            <text:p>Normal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table:style-name="ce39" office:value-type="string" calcext:value-type="string">
            <text:p>Fluoro Scatter/Transmission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4"/>
          <table:table-cell/>
          <table:table-cell table:style-name="ce76" table:formula="of:=IF([.Q177]=&quot;&quot;;&quot;&quot;;[.Q177])">
            <text:p/>
          </table:table-cell>
          <table:table-cell table:style-name="ce112" table:formula="of:=IF([.R177]=&quot;&quot;;&quot;&quot;;[.R177])">
            <text:p/>
          </table:table-cell>
          <table:table-cell table:style-name="ce112" table:formula="of:=IF([.R178]=&quot;&quot;;&quot;&quot;;[.R178])">
            <text:p/>
          </table:table-cell>
          <table:table-cell/>
          <table:table-cell table:style-name="ce19"/>
          <table:table-cell table:style-name="ce169" office:value-type="string" calcext:value-type="string">
            <text:p>ACCEPTABLE RESULTS (mm Al)</text:p>
          </table:table-cell>
          <table:table-cell table:number-columns-repeated="2"/>
          <table:table-cell table:style-name="ce181"/>
          <table:table-cell/>
          <table:table-cell table:style-name="ce221" table:formula="of:=[.O110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Transmission:</text:p>
          </table:table-cell>
          <table:table-cell table:style-name="ce382"/>
          <table:table-cell table:style-name="ce385" table:formula="of:=IF([.AB142]&lt;&gt;[.AD142];&quot;Change&quot;;&quot;&quot;)">
            <text:p/>
          </table:table-cell>
          <table:table-cell table:style-name="ce390" table:formula="of:=IF([.U238]=&quot;&quot;;&quot;&quot;;[.U23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24"/>
          <table:table-cell/>
          <table:table-cell table:style-name="ce76" table:formula="of:=IF([.Q179]=&quot;&quot;;&quot;&quot;;[.Q179])">
            <text:p/>
          </table:table-cell>
          <table:table-cell table:style-name="ce112" table:formula="of:=IF([.R179]=&quot;&quot;;&quot;&quot;;[.R179])">
            <text:p/>
          </table:table-cell>
          <table:table-cell table:style-name="ce112" table:formula="of:=IF([.R180]=&quot;&quot;;&quot;&quot;;[.R180])">
            <text:p/>
          </table:table-cell>
          <table:table-cell/>
          <table:table-cell table:style-name="ce30"/>
          <table:table-cell table:style-name="ce73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style-name="ce30" table:formula="of:=[.U182]" office:value-type="float" office:value="2.6" calcext:value-type="float">
            <text:p>2.60</text:p>
          </table:table-cell>
          <table:table-cell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Scatter (eyes):</text:p>
          </table:table-cell>
          <table:table-cell table:style-name="ce382"/>
          <table:table-cell table:style-name="ce385" table:formula="of:=IF([.AB143]&lt;&gt;[.AD143];&quot;Change&quot;;&quot;&quot;)">
            <text:p/>
          </table:table-cell>
          <table:table-cell table:style-name="ce390" table:formula="of:=IF([.U239]=&quot;&quot;;&quot;&quot;;[.U239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24"/>
          <table:table-cell/>
          <table:table-cell table:style-name="ce76" table:formula="of:=IF([.Q181]=&quot;&quot;;&quot;&quot;;[.Q181])">
            <text:p/>
          </table:table-cell>
          <table:table-cell table:style-name="ce112" table:formula="of:=IF([.R181]=&quot;&quot;;&quot;&quot;;[.R181])">
            <text:p/>
          </table:table-cell>
          <table:table-cell table:style-name="ce112" table:formula="of:=IF([.R182]=&quot;&quot;;&quot;&quot;;[.R182])">
            <text:p/>
          </table:table-cell>
          <table:table-cell/>
          <table:table-cell table:style-name="ce30"/>
          <table:table-cell table:style-name="ce73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style-name="ce30" table:formula="of:=[.U183]" office:value-type="float" office:value="3.1" calcext:value-type="float">
            <text:p>3.10</text:p>
          </table:table-cell>
          <table:table-cell/>
          <table:table-cell table:style-name="ce181"/>
          <table:table-cell/>
          <table:table-cell table:style-name="ce220" office:value-type="string" calcext:value-type="string">
            <text:p>Mag 1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Scatter (waist):</text:p>
          </table:table-cell>
          <table:table-cell table:style-name="ce382"/>
          <table:table-cell table:style-name="ce385" table:formula="of:=IF([.AB144]&lt;&gt;[.AD144];&quot;Change&quot;;&quot;&quot;)">
            <text:p/>
          </table:table-cell>
          <table:table-cell table:style-name="ce390" table:formula="of:=IF([.U240]=&quot;&quot;;&quot;&quot;;[.U24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4"/>
          <table:table-cell/>
          <table:table-cell table:style-name="ce76" table:formula="of:=IF([.Q183]=&quot;&quot;;&quot;&quot;;[.Q183])">
            <text:p/>
          </table:table-cell>
          <table:table-cell table:style-name="ce112" table:formula="of:=IF([.R183]=&quot;&quot;;&quot;&quot;;[.R183])">
            <text:p/>
          </table:table-cell>
          <table:table-cell table:style-name="ce112" table:formula="of:=IF([.R184]=&quot;&quot;;&quot;&quot;;[.R184])">
            <text:p/>
          </table:table-cell>
          <table:table-cell/>
          <table:table-cell table:style-name="ce73" office:value-type="string" calcext:value-type="string">
            <text:p>Criteria:</text:p>
          </table:table-cell>
          <table:table-cell table:style-name="ce7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30"/>
          <table:table-cell/>
          <table:table-cell table:style-name="ce181"/>
          <table:table-cell/>
          <table:table-cell table:style-name="ce221" table:formula="of:=[.O113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style-name="ce39" office:value-type="string" calcext:value-type="string">
            <text:p>Dig Acq Scatter</text:p>
          </table:table-cell>
          <table:table-cell table:style-name="Default"/>
          <table:table-cell table:style-name="ce19" table:number-columns-repeated="4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24"/>
          <table:table-cell/>
          <table:table-cell table:style-name="ce24" table:number-columns-repeated="3"/>
          <table:table-cell table:number-columns-repeated="5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Scatter (eyes):</text:p>
          </table:table-cell>
          <table:table-cell table:style-name="ce382"/>
          <table:table-cell table:style-name="ce385" table:formula="of:=IF([.AB147]&lt;&gt;[.AD146];&quot;Change&quot;;&quot;&quot;)">
            <text:p/>
          </table:table-cell>
          <table:table-cell table:style-name="ce390" table:formula="of:=IF([.U241]=&quot;&quot;;&quot;&quot;;[.U241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2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Scatter (waist):</text:p>
          </table:table-cell>
          <table:table-cell table:style-name="ce382"/>
          <table:table-cell table:style-name="ce385" table:formula="of:=IF([.AB147]&lt;&gt;[.AD147];&quot;Change&quot;;&quot;&quot;)">
            <text:p/>
          </table:table-cell>
          <table:table-cell table:style-name="ce390" table:formula="of:=IF([.U242]=&quot;&quot;;&quot;&quot;;[.U242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6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table:style-name="ce39" office:value-type="string" calcext:value-type="string">
            <text:p>Leeds Phantom</text:p>
          </table:table-cell>
          <table:table-cell table:style-name="ce19" table:number-columns-repeated="5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kVp:</text:p>
          </table:table-cell>
          <table:table-cell table:style-name="ce382"/>
          <table:table-cell table:style-name="ce385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90" table:formula="of:=IF([.V253]=&quot;&quot;;&quot;&quot;;[.V253])" office:value-type="float" office:value="70" calcext:value-type="float">
            <text:p>70</text:p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3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Huttner Normal:</text:p>
          </table:table-cell>
          <table:table-cell table:style-name="ce382"/>
          <table:table-cell table:style-name="ce385" table:formula="of:=IF([.AB150]&lt;&gt;[.AD150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19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Huttner Mag 1:</text:p>
          </table:table-cell>
          <table:table-cell table:style-name="ce382"/>
          <table:table-cell table:style-name="ce385" table:formula="of:=IF([.AB151]&lt;&gt;[.AD151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Huttner Mag 2:</text:p>
          </table:table-cell>
          <table:table-cell table:style-name="ce382"/>
          <table:table-cell table:style-name="ce385" table:formula="of:=IF([.AB152]&lt;&gt;[.AD152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0" office:value-type="string" calcext:value-type="string">
            <text:p>Mag 4</text:p>
          </table:table-cell>
          <table:table-cell table:style-name="ce220" office:value-type="float" office:value="10" calcext:value-type="float">
            <text:p>10.00</text:p>
          </table:table-cell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 table:style-name="ce264"/>
          <table:table-cell table:style-name="ce299"/>
          <table:table-cell table:style-name="ce321"/>
          <table:table-cell/>
          <table:table-cell office:value-type="string" calcext:value-type="string">
            <text:p>Huttner Mag 3:</text:p>
          </table:table-cell>
          <table:table-cell table:style-name="ce382"/>
          <table:table-cell table:style-name="ce385" table:formula="of:=IF([.AB153]&lt;&gt;[.AD153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1" table:formula="of:=[.O122]">
            <text:p/>
          </table:table-cell>
          <table:table-cell table:style-name="ce219" office:value-type="float" office:value="20" calcext:value-type="float">
            <text:p>20.00</text:p>
          </table:table-cell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 table:style-name="ce265"/>
          <table:table-cell table:style-name="ce300"/>
          <table:table-cell table:style-name="ce322"/>
          <table:table-cell/>
          <table:table-cell office:value-type="string" calcext:value-type="string">
            <text:p>Huttner Mag 4:</text:p>
          </table:table-cell>
          <table:table-cell table:style-name="ce382"/>
          <table:table-cell table:style-name="ce385" table:formula="of:=IF([.AB154]&lt;&gt;[.AD154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4"/>
          <table:table-cell table:style-name="ce243" office:value-type="float" office:value="30" calcext:value-type="float">
            <text:p>30.00</text:p>
          </table:table-cell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 table:style-name="ce266"/>
          <table:table-cell table:style-name="ce301"/>
          <table:table-cell table:style-name="ce323"/>
          <table:table-cell/>
          <table:table-cell office:value-type="string" calcext:value-type="string">
            <text:p>N3 Normal:</text:p>
          </table:table-cell>
          <table:table-cell table:style-name="ce382"/>
          <table:table-cell table:style-name="ce385" table:formula="of:=IF([.AB155]&lt;&gt;[.AD155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4" office:value-type="string" calcext:value-type="string">
            <text:p>max</text:p>
          </table:table-cell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 table:style-name="ce267"/>
          <table:table-cell table:style-name="ce302"/>
          <table:table-cell table:style-name="ce324"/>
          <table:table-cell/>
          <table:table-cell office:value-type="string" calcext:value-type="string">
            <text:p>N3 Mag 1:</text:p>
          </table:table-cell>
          <table:table-cell table:style-name="ce382"/>
          <table:table-cell table:style-name="ce385" table:formula="of:=IF([.AB156]&lt;&gt;[.AD156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office:value-type="string" calcext:value-type="string">
            <text:p>Last Year:</text:p>
          </table:table-cell>
          <table:table-cell table:style-name="ce268" table:formula="of:=IF([.AB93]=&quot;&quot;;&quot;&quot;;[.AB93])">
            <text:p/>
          </table:table-cell>
          <table:table-cell table:style-name="ce303" table:formula="of:=IF([.AB94]=&quot;&quot;;&quot;&quot;;[.AB94])">
            <text:p/>
          </table:table-cell>
          <table:table-cell table:style-name="ce325" table:formula="of:=IF([.AB95]=&quot;&quot;;&quot;&quot;;[.AB95])">
            <text:p/>
          </table:table-cell>
          <table:table-cell table:style-name="ce268" table:formula="of:=IF([.AB96]=&quot;&quot;;&quot;&quot;;[.AB96])">
            <text:p/>
          </table:table-cell>
          <table:table-cell table:style-name="ce303" table:formula="of:=IF([.AB97]=&quot;&quot;;&quot;&quot;;[.AB97])">
            <text:p/>
          </table:table-cell>
          <table:table-cell table:style-name="ce325" table:formula="of:=IF([.AB98]=&quot;&quot;;&quot;&quot;;[.AB98])">
            <text:p/>
          </table:table-cell>
          <table:table-cell table:style-name="ce268" table:formula="of:=IF([.AB99]=&quot;&quot;;&quot;&quot;;[.AB99])">
            <text:p/>
          </table:table-cell>
          <table:table-cell table:style-name="ce303" table:formula="of:=IF([.AB100]=&quot;&quot;;&quot;&quot;;[.AB100])">
            <text:p/>
          </table:table-cell>
          <table:table-cell table:style-name="ce325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82"/>
          <table:table-cell table:style-name="ce385" table:formula="of:=IF([.AB157]&lt;&gt;[.AD157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0" office:value-type="string" calcext:value-type="string">
            <text:p>*Measured at:</text:p>
          </table:table-cell>
          <table:table-cell/>
          <table:table-cell table:style-name="ce306" office:value-type="string" calcext:value-type="string">
            <text:p>Acceptable:</text:p>
          </table:table-cell>
          <table:table-cell table:style-name="ce327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346" office:value-type="string" calcext:value-type="string">
            <text:p>Acceptable:</text:p>
          </table:table-cell>
          <table:table-cell table:style-name="ce352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366" office:value-type="string" calcext:value-type="string">
            <text:p>Acceptable:</text:p>
          </table:table-cell>
          <table:table-cell table:style-name="ce374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82"/>
          <table:table-cell table:style-name="ce385" table:formula="of:=IF([.AB158]&lt;&gt;[.AD158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N3 Mag 4:</text:p>
          </table:table-cell>
          <table:table-cell table:style-name="ce382"/>
          <table:table-cell table:style-name="ce385" table:formula="of:=IF([.AB159]&lt;&gt;[.AD159];&quot;Change&quot;;&quot;&quot;)">
            <text:p/>
          </table:table-cell>
          <table:table-cell table:style-name="ce388"/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ield Size:</text:p>
          </table:table-cell>
          <table:table-cell table:style-name="ce382"/>
          <table:table-cell table:style-name="ce385" table:formula="of:=IF([.AB160]&lt;&gt;[.AD160];&quot;Change&quot;;&quot;&quot;)">
            <text:p/>
          </table:table-cell>
          <table:table-cell table:style-name="ce388" table:formula="of:=IF([.W283]=&quot;&quot;;&quot;&quot;;[.W28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SID:</text:p>
          </table:table-cell>
          <table:table-cell table:style-name="ce382"/>
          <table:table-cell table:style-name="ce385" table:formula="of:=IF([.AB161]&lt;&gt;[.AD161];&quot;Change&quot;;&quot;&quot;)">
            <text:p/>
          </table:table-cell>
          <table:table-cell table:style-name="ce388" table:formula="of:=IF([.O290]=&quot;&quot;;&quot;&quot;;[.O290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5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241"/>
          <table:table-cell/>
          <table:table-cell office:value-type="string" calcext:value-type="string">
            <text:p>Front:</text:p>
          </table:table-cell>
          <table:table-cell table:style-name="ce382"/>
          <table:table-cell table:style-name="ce385" table:formula="of:=IF([.AB162]&lt;&gt;[.AD162];&quot;Change&quot;;&quot;&quot;)">
            <text:p/>
          </table:table-cell>
          <table:table-cell table:style-name="ce388" table:formula="of:=IF([.P293]=&quot;&quot;;&quot;&quot;;[.P293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Back:</text:p>
          </table:table-cell>
          <table:table-cell table:style-name="ce382"/>
          <table:table-cell table:style-name="ce385" table:formula="of:=IF([.AB163]&lt;&gt;[.AD163];&quot;Change&quot;;&quot;&quot;)">
            <text:p/>
          </table:table-cell>
          <table:table-cell table:style-name="ce388" table:formula="of:=IF([.P294]=&quot;&quot;;&quot;&quot;;[.P294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/>
          <table:table-cell table:style-name="ce5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241"/>
          <table:table-cell/>
          <table:table-cell office:value-type="string" calcext:value-type="string">
            <text:p>Left:</text:p>
          </table:table-cell>
          <table:table-cell table:style-name="ce382"/>
          <table:table-cell table:style-name="ce385" table:formula="of:=IF([.AB164]&lt;&gt;[.AD164];&quot;Change&quot;;&quot;&quot;)">
            <text:p/>
          </table:table-cell>
          <table:table-cell table:style-name="ce388" table:formula="of:=IF([.P295]=&quot;&quot;;&quot;&quot;;[.P295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167]&lt;&gt;&quot;&quot;;[.Q167];IF([.AB228]=&quot;&quot;;&quot;&quot;;[.AB228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ight:</text:p>
          </table:table-cell>
          <table:table-cell table:style-name="ce382"/>
          <table:table-cell table:style-name="ce385" table:formula="of:=IF([.AB165]&lt;&gt;[.AD165];&quot;Change&quot;;&quot;&quot;)">
            <text:p/>
          </table:table-cell>
          <table:table-cell table:style-name="ce388" table:formula="of:=IF([.P296]=&quot;&quot;;&quot;&quot;;[.P29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165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66]&lt;&gt;[.AD166];&quot;Change&quot;;&quot;&quot;)">
            <text:p/>
          </table:table-cell>
          <table:table-cell table:style-name="ce388" table:formula="of:=IF([.Q266]=&quot;&quot;;&quot;&quot;;[.Q266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67]&lt;&gt;[.AD167];&quot;Change&quot;;&quot;&quot;)">
            <text:p/>
          </table:table-cell>
          <table:table-cell table:style-name="ce388" table:formula="of:=IF([.Q267]=&quot;&quot;;&quot;&quot;;[.Q267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68]&lt;&gt;[.AD168];&quot;Change&quot;;&quot;&quot;)">
            <text:p/>
          </table:table-cell>
          <table:table-cell table:style-name="ce388" table:formula="of:=IF([.Q268]=&quot;&quot;;&quot;&quot;;[.Q268])">
            <text:p/>
          </table:table-cell>
          <table:table-cell table:style-name="ce19"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Half Value Layer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69]&lt;&gt;[.AD169];&quot;Change&quot;;&quot;&quot;)">
            <text:p/>
          </table:table-cell>
          <table:table-cell table:style-name="ce388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12" office:value-type="float" office:value="2" calcext:value-type="float">
            <text:p>2</text:p>
          </table:table-cell>
          <table:table-cell table:style-name="ce5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70]&lt;&gt;[.AD170];&quot;Change&quot;;&quot;&quot;)">
            <text:p/>
          </table:table-cell>
          <table:table-cell table:style-name="ce388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5"/>
          <table:table-cell table:style-name="ce19" table:number-columns-repeated="2"/>
          <table:table-cell table:number-columns-repeated="2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71]&lt;&gt;[.AD171];&quot;Change&quot;;&quot;&quot;)">
            <text:p/>
          </table:table-cell>
          <table:table-cell table:style-name="ce388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5" office:value-type="string" calcext:value-type="string">
            <text:p>kV</text:p>
          </table:table-cell>
          <table:table-cell table:style-name="ce246" office:value-type="string" calcext:value-type="string">
            <text:p>mA</text:p>
          </table:table-cell>
          <table:table-cell table:style-name="ce225" office:value-type="string" calcext:value-type="string">
            <text:p>mm Al</text:p>
          </table:table-cell>
          <table:table-cell table:style-name="ce307" office:value-type="string" calcext:value-type="string">
            <text:p>mGy/min</text:p>
          </table:table-cell>
          <table:table-cell/>
          <table:table-cell table:style-name="ce52" office:value-type="string" calcext:value-type="string">
            <text:p>Data Processing</text:p>
          </table:table-cell>
          <table:table-cell table:number-columns-repeated="4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72]&lt;&gt;[.AD172];&quot;Change&quot;;&quot;&quot;)">
            <text:p/>
          </table:table-cell>
          <table:table-cell table:style-name="ce388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6" office:value-type="float" office:value="80" calcext:value-type="float">
            <text:p>80</text:p>
          </table:table-cell>
          <table:table-cell table:style-name="ce247"/>
          <table:table-cell table:style-name="ce271" office:value-type="float" office:value="0" calcext:value-type="float">
            <text:p>0.0</text:p>
          </table:table-cell>
          <table:table-cell table:style-name="ce308"/>
          <table:table-cell/>
          <table:table-cell table:style-name="ce256" office:value-type="string" calcext:value-type="string">
            <text:p>mm Al</text:p>
          </table:table-cell>
          <table:table-cell table:style-name="ce256" office:value-type="string" calcext:value-type="string">
            <text:p>Avg Exp</text:p>
          </table:table-cell>
          <table:table-cell table:style-name="ce256" office:value-type="string" calcext:value-type="string">
            <text:p>DATA(1/2)</text:p>
          </table:table-cell>
          <table:table-cell table:style-name="ce256" office:value-type="string" calcext:value-type="string">
            <text:p>Data Al</text:p>
          </table:table-cell>
          <table:table-cell table:style-name="ce220" office:value-type="string" calcext:value-type="string">
            <text:p>HVL</text:p>
          </table:table-cell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73]&lt;&gt;[.AD173];&quot;Change&quot;;&quot;&quot;)">
            <text:p/>
          </table:table-cell>
          <table:table-cell table:style-name="ce388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8"/>
          <table:table-cell table:style-name="ce272" office:value-type="float" office:value="0" calcext:value-type="float">
            <text:p>0.0</text:p>
          </table:table-cell>
          <table:table-cell table:style-name="ce309"/>
          <table:table-cell/>
          <table:table-cell table:style-name="ce256" table:formula="of:=[.Q173]" office:value-type="float" office:value="0" calcext:value-type="float">
            <text:p>0.00</text:p>
          </table:table-cell>
          <table:table-cell table:style-name="ce256" table:formula="of:=IF(MIN([.R173:.R174])=0;&quot;&quot;;AVERAGE([.R173:.R174]))">
            <text:p/>
          </table:table-cell>
          <table:table-cell table:style-name="ce256" table:formula="of:=IF(EXP_0=&quot;&quot;;&quot;&quot;;ABS(EXP_0-EXP_0/2))">
            <text:p/>
          </table:table-cell>
          <table:table-cell table:style-name="ce25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232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74]&lt;&gt;[.AD174];&quot;Change&quot;;&quot;&quot;)">
            <text:p/>
          </table:table-cell>
          <table:table-cell table:style-name="ce388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3"/>
          <table:table-cell table:style-name="ce308"/>
          <table:table-cell/>
          <table:table-cell table:style-name="ce256" table:formula="of:=IF([.Q175]=&quot;&quot;;&quot;&quot;;[.Q175])">
            <text:p/>
          </table:table-cell>
          <table:table-cell table:style-name="ce256" table:formula="of:=IF(MIN([.R175:.R176])=0;&quot;&quot;;AVERAGE([.R175:.R176]))">
            <text:p/>
          </table:table-cell>
          <table:table-cell table:style-name="ce256" table:formula="of:=IF(EXP_1=&quot;&quot;;&quot;&quot;;ABS(EXP_1-EXP_0/2))">
            <text:p/>
          </table:table-cell>
          <table:table-cell table:style-name="ce25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75]&lt;&gt;[.AD175];&quot;Change&quot;;&quot;&quot;)">
            <text:p/>
          </table:table-cell>
          <table:table-cell table:style-name="ce388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5]=&quot;&quot;;&quot;&quot;;[.Q175])">
            <text:p/>
          </table:table-cell>
          <table:table-cell table:style-name="ce309"/>
          <table:table-cell/>
          <table:table-cell table:style-name="ce256" table:formula="of:=IF([.Q177]=&quot;&quot;;&quot;&quot;;[.Q177])">
            <text:p/>
          </table:table-cell>
          <table:table-cell table:style-name="ce256" table:formula="of:=IF(MIN([.R177:.R178])=0;&quot;&quot;;AVERAGE([.R177:.R178]))">
            <text:p/>
          </table:table-cell>
          <table:table-cell table:style-name="ce256" table:formula="of:=IF(EXP_2=&quot;&quot;;&quot;&quot;;ABS(EXP_2-EXP_0/2))">
            <text:p/>
          </table:table-cell>
          <table:table-cell table:number-columns-repeated="2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176]&lt;&gt;[.AD176];&quot;Change&quot;;&quot;&quot;)">
            <text:p/>
          </table:table-cell>
          <table:table-cell table:style-name="ce388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table:formula="of:=IF([.Q179]=&quot;&quot;;&quot;&quot;;[.Q179])">
            <text:p/>
          </table:table-cell>
          <table:table-cell table:style-name="ce256" table:formula="of:=IF(MIN([.R179:.R180])=0;&quot;&quot;;AVERAGE([.R179:.R180]))">
            <text:p/>
          </table:table-cell>
          <table:table-cell table:style-name="ce25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177]&lt;&gt;[.AD177];&quot;Change&quot;;&quot;&quot;)">
            <text:p/>
          </table:table-cell>
          <table:table-cell table:style-name="ce388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7]=&quot;&quot;;&quot;&quot;;[.Q177])">
            <text:p/>
          </table:table-cell>
          <table:table-cell table:style-name="ce309"/>
          <table:table-cell/>
          <table:table-cell table:style-name="ce256" table:formula="of:=IF([.Q181]=&quot;&quot;;&quot;&quot;;[.Q181])">
            <text:p/>
          </table:table-cell>
          <table:table-cell table:style-name="ce256" table:formula="of:=IF(MIN([.R181:.R182])=0;&quot;&quot;;AVERAGE([.R181:.R182]))">
            <text:p/>
          </table:table-cell>
          <table:table-cell table:style-name="ce256" table:formula="of:=IF(EXP_4=&quot;&quot;;&quot;&quot;;ABS(EXP_4-EXP_0/2))">
            <text:p/>
          </table:table-cell>
          <table:table-cell table:style-name="ce25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256" table:formula="of:=IF(EXPLOW=&quot;&quot;;&quot;&quot;;LN(EXPLOW))">
            <text:p/>
          </table:table-cell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78]&lt;&gt;[.AD178];&quot;Change&quot;;&quot;&quot;)">
            <text:p/>
          </table:table-cell>
          <table:table-cell table:style-name="ce388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table:formula="of:=IF([.Q183]=&quot;&quot;;&quot;&quot;;[.Q183])">
            <text:p/>
          </table:table-cell>
          <table:table-cell table:style-name="ce256" table:formula="of:=IF(MIN([.R183:.R184])=0;&quot;&quot;;AVERAGE([.R183:.R184]))">
            <text:p/>
          </table:table-cell>
          <table:table-cell table:style-name="ce256" table:formula="of:=IF(EXP_5=&quot;&quot;;&quot;&quot;;ABS(EXP_5-EXP_0/2))">
            <text:p/>
          </table:table-cell>
          <table:table-cell table:style-name="ce25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256" table:formula="of:=IF(EXPHIGH=&quot;&quot;;&quot;&quot;;LN(EXPHIGH))">
            <text:p/>
          </table:table-cell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79]&lt;&gt;[.AD179];&quot;Change&quot;;&quot;&quot;)">
            <text:p/>
          </table:table-cell>
          <table:table-cell table:style-name="ce388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79]=&quot;&quot;;&quot;&quot;;[.Q179])">
            <text:p/>
          </table:table-cell>
          <table:table-cell table:style-name="ce309"/>
          <table:table-cell/>
          <table:table-cell table:style-name="ce337" table:formula="of:=HVL" office:value-type="string" office:string-value="TBD" calcext:value-type="string">
            <text:p>TBD</text:p>
          </table:table-cell>
          <table:table-cell table:style-name="ce337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80]&lt;&gt;[.AD180];&quot;Change&quot;;&quot;&quot;)">
            <text:p/>
          </table:table-cell>
          <table:table-cell table:style-name="ce388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338" office:value-type="string" calcext:value-type="string" table:number-columns-spanned="2" table:number-rows-spanned="1">
            <text:p>Acceptable (mm Al)</text:p>
          </table:table-cell>
          <table:covered-table-cell table:style-name="ce256"/>
          <table:table-cell/>
          <table:table-cell table:style-name="ce20" office:value-type="string" calcext:value-type="string">
            <text:p>HVL Acceptable:</text:p>
          </table:table-cell>
          <table:table-cell table:style-name="ce367" table:formula="of:=IF(AND([.R173]=&quot;&quot;;[.R174]=&quot;&quot;);&quot;TBD&quot;;IF(HVL&gt;=[.U182];&quot;YES&quot;;&quot;NO&quot;))" office:value-type="string" office:string-value="TBD" calcext:value-type="string">
            <text:p>TBD</text:p>
          </table:table-cell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81]&lt;&gt;[.AD181];&quot;Change&quot;;&quot;&quot;)">
            <text:p/>
          </table:table-cell>
          <table:table-cell table:style-name="ce388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1]=&quot;&quot;;&quot;&quot;;[.Q181])">
            <text:p/>
          </table:table-cell>
          <table:table-cell table:style-name="ce309"/>
          <table:table-cell/>
          <table:table-cell table:style-name="ce256" office:value-type="string" calcext:value-type="string">
            <text:p>Low</text:p>
          </table:table-cell>
          <table:table-cell table:style-name="ce25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82]&lt;&gt;[.AD182];&quot;Change&quot;;&quot;&quot;)">
            <text:p/>
          </table:table-cell>
          <table:table-cell table:style-name="ce388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4"/>
          <table:table-cell table:style-name="ce308"/>
          <table:table-cell/>
          <table:table-cell table:style-name="ce256" office:value-type="string" calcext:value-type="string">
            <text:p>Desired</text:p>
          </table:table-cell>
          <table:table-cell table:style-name="ce25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20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368" table:formula="of:=IF([.AB104]=&quot;&quot;;&quot;&quot;;[.AB104])">
            <text:p/>
          </table:table-cell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83]&lt;&gt;[.AD183];&quot;Change&quot;;&quot;&quot;)">
            <text:p/>
          </table:table-cell>
          <table:table-cell table:style-name="ce388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7"/>
          <table:table-cell table:style-name="ce249"/>
          <table:table-cell table:style-name="ce272" table:formula="of:=IF([.Q183]=&quot;&quot;;&quot;&quot;;[.Q183])">
            <text:p/>
          </table:table-cell>
          <table:table-cell table:style-name="ce309"/>
          <table:table-cell/>
          <table:table-cell table:style-name="ce256" office:value-type="string" calcext:value-type="string">
            <text:p>High</text:p>
          </table:table-cell>
          <table:table-cell table:style-name="ce25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9" table:number-columns-repeated="2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84]&lt;&gt;[.AD184];&quot;Change&quot;;&quot;&quot;)">
            <text:p/>
          </table:table-cell>
          <table:table-cell table:style-name="ce388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85]&lt;&gt;[.AD185];&quot;Change&quot;;&quot;&quot;)">
            <text:p/>
          </table:table-cell>
          <table:table-cell table:style-name="ce388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3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86]&lt;&gt;[.AD186];&quot;Change&quot;;&quot;&quot;)">
            <text:p/>
          </table:table-cell>
          <table:table-cell table:style-name="ce388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87]&lt;&gt;[.AD187];&quot;Change&quot;;&quot;&quot;)">
            <text:p/>
          </table:table-cell>
          <table:table-cell table:style-name="ce388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188]&lt;&gt;[.AD188];&quot;Change&quot;;&quot;&quot;)">
            <text:p/>
          </table:table-cell>
          <table:table-cell table:style-name="ce388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189]&lt;&gt;[.AD189];&quot;Change&quot;;&quot;&quot;)">
            <text:p/>
          </table:table-cell>
          <table:table-cell table:style-name="ce388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10]=&quot;&quot;;&quot;&quot;;[.AB110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190]&lt;&gt;[.AD190];&quot;Change&quot;;&quot;&quot;)">
            <text:p/>
          </table:table-cell>
          <table:table-cell table:style-name="ce388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1]=&quot;&quot;;&quot;&quot;;[.AB111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191]&lt;&gt;[.AD191];&quot;Change&quot;;&quot;&quot;)">
            <text:p/>
          </table:table-cell>
          <table:table-cell table:style-name="ce388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2]=&quot;&quot;;&quot;&quot;;[.AB112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192]&lt;&gt;[.AD192];&quot;Change&quot;;&quot;&quot;)">
            <text:p/>
          </table:table-cell>
          <table:table-cell table:style-name="ce388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3]=&quot;&quot;;&quot;&quot;;[.AB11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193]&lt;&gt;[.AD193];&quot;Change&quot;;&quot;&quot;)">
            <text:p/>
          </table:table-cell>
          <table:table-cell table:style-name="ce388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4]=&quot;&quot;;&quot;&quot;;[.AB11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194]&lt;&gt;[.AD194];&quot;Change&quot;;&quot;&quot;)">
            <text:p/>
          </table:table-cell>
          <table:table-cell table:style-name="ce388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24"/>
          <table:table-cell table:number-columns-repeated="9"/>
          <table:table-cell table:style-name="ce181"/>
          <table:table-cell/>
          <table:table-cell table:style-name="ce228" table:formula="of:=[.$T$107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15]=&quot;&quot;;&quot;&quot;;[.AB11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195]&lt;&gt;[.AD195];&quot;Change&quot;;&quot;&quot;)">
            <text:p/>
          </table:table-cell>
          <table:table-cell table:style-name="ce388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6]=&quot;&quot;;&quot;&quot;;[.AB11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196]&lt;&gt;[.AD196];&quot;Change&quot;;&quot;&quot;)">
            <text:p/>
          </table:table-cell>
          <table:table-cell table:style-name="ce388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7]=&quot;&quot;;&quot;&quot;;[.AB11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197]&lt;&gt;[.AD197];&quot;Change&quot;;&quot;&quot;)">
            <text:p/>
          </table:table-cell>
          <table:table-cell table:style-name="ce388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18]=&quot;&quot;;&quot;&quot;;[.AB118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198]&lt;&gt;[.AD198];&quot;Change&quot;;&quot;&quot;)">
            <text:p/>
          </table:table-cell>
          <table:table-cell table:style-name="ce388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19]=&quot;&quot;;&quot;&quot;;[.AB11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199]&lt;&gt;[.AD199];&quot;Change&quot;;&quot;&quot;)">
            <text:p/>
          </table:table-cell>
          <table:table-cell table:style-name="ce388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20]=&quot;&quot;;&quot;&quot;;[.AB12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00]&lt;&gt;[.AD200];&quot;Change&quot;;&quot;&quot;)">
            <text:p/>
          </table:table-cell>
          <table:table-cell table:style-name="ce388" table:formula="of:=IF([.S276]=&quot;&quot;;&quot;&quot;;[.S2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1]=&quot;&quot;;&quot;&quot;;[.AB12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01]&lt;&gt;[.AD201];&quot;Change&quot;;&quot;&quot;)">
            <text:p/>
          </table:table-cell>
          <table:table-cell table:style-name="ce388" table:formula="of:=IF([.S277]=&quot;&quot;;&quot;&quot;;[.S27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06]" office:value-type="string" office:string-value="Image" calcext:value-type="string">
            <text:p>Image</text:p>
          </table:table-cell>
          <table:table-cell table:style-name="ce26" table:formula="of:=[.P106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2]=&quot;&quot;;&quot;&quot;;[.AB12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202]&lt;&gt;[.AD202];&quot;Change&quot;;&quot;&quot;)">
            <text:p/>
          </table:table-cell>
          <table:table-cell table:style-name="ce388" table:formula="of:=IF([.T266]=&quot;&quot;;&quot;&quot;;[.T2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07]" office:value-type="string" office:string-value="Mode" calcext:value-type="string">
            <text:p>Mode</text:p>
          </table:table-cell>
          <table:table-cell table:style-name="ce26" table:formula="of:=[.P107]" office:value-type="string" office:string-value="Attenuator" calcext:value-type="string">
            <text:p>Attenuator</text:p>
          </table:table-cell>
          <table:table-cell table:style-name="ce64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07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3]=&quot;&quot;;&quot;&quot;;[.AB12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203]&lt;&gt;[.AD203];&quot;Change&quot;;&quot;&quot;)">
            <text:p/>
          </table:table-cell>
          <table:table-cell table:style-name="ce388" table:formula="of:=IF([.T267]=&quot;&quot;;&quot;&quot;;[.T267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.O108]" office:value-type="string" office:string-value="(cm)" calcext:value-type="string">
            <text:p>(cm)</text:p>
          </table:table-cell>
          <table:table-cell table:style-name="ce27" table:formula="of:=[.P108]" office:value-type="string" office:string-value="(cm)" calcext:value-type="string">
            <text:p>(cm)</text:p>
          </table:table-cell>
          <table:table-cell table:style-name="ce77" table:formula="of:=[.Q108]" office:value-type="string" office:string-value="kVp" calcext:value-type="string">
            <text:p>kVp</text:p>
          </table:table-cell>
          <table:table-cell table:style-name="ce113" table:formula="of:=[.R108]" office:value-type="string" office:string-value="mA" calcext:value-type="string">
            <text:p>mA</text:p>
          </table:table-cell>
          <table:table-cell table:style-name="ce127" table:formula="of:=[.S108]" office:value-type="string" office:string-value="mGy/min" calcext:value-type="string">
            <text:p>mGy/min</text:p>
          </table:table-cell>
          <table:table-cell table:style-name="ce77" table:formula="of:=[.T108]" office:value-type="string" office:string-value="kVp" calcext:value-type="string">
            <text:p>kVp</text:p>
          </table:table-cell>
          <table:table-cell table:style-name="ce113" table:formula="of:=[.U108]" office:value-type="string" office:string-value="mA" calcext:value-type="string">
            <text:p>mA</text:p>
          </table:table-cell>
          <table:table-cell table:style-name="ce127" table:formula="of:=[.V108]" office:value-type="string" office:string-value="mGy/min" calcext:value-type="string">
            <text:p>mGy/min</text:p>
          </table:table-cell>
          <table:table-cell table:style-name="ce77" table:formula="of:=[.W108]" office:value-type="string" office:string-value="kVp" calcext:value-type="string">
            <text:p>kVp</text:p>
          </table:table-cell>
          <table:table-cell table:style-name="ce113" table:formula="of:=[.X108]" office:value-type="string" office:string-value="mA" calcext:value-type="string">
            <text:p>mA</text:p>
          </table:table-cell>
          <table:table-cell table:style-name="ce191" table:formula="of:=[.Y108]" office:value-type="string" office:string-value="mGy/min" calcext:value-type="string">
            <text:p>mGy/min</text:p>
          </table:table-cell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24]=&quot;&quot;;&quot;&quot;;[.AB12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204]&lt;&gt;[.AD204];&quot;Change&quot;;&quot;&quot;)">
            <text:p/>
          </table:table-cell>
          <table:table-cell table:style-name="ce388" table:formula="of:=IF([.T268]=&quot;&quot;;&quot;&quot;;[.T2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09]" office:value-type="float" office:value="10" calcext:value-type="float">
            <text:p>10.00</text:p>
          </table:table-cell>
          <table:table-cell table:style-name="ce69" table:formula="of:=IF([.Q109]=&quot;&quot;;&quot;&quot;;[.Q109])">
            <text:p/>
          </table:table-cell>
          <table:table-cell table:style-name="ce114" table:formula="of:=IF([.R109]=&quot;&quot;;&quot;&quot;;[.R109])">
            <text:p/>
          </table:table-cell>
          <table:table-cell table:style-name="ce128" table:formula="of:=IF([.S109]=&quot;&quot;;&quot;&quot;;[.S109])">
            <text:p/>
          </table:table-cell>
          <table:table-cell table:style-name="ce69" table:formula="of:=IF([.T109]=&quot;&quot;;&quot;&quot;;[.T109])">
            <text:p/>
          </table:table-cell>
          <table:table-cell table:style-name="ce114" table:formula="of:=IF([.U109]=&quot;&quot;;&quot;&quot;;[.U109])">
            <text:p/>
          </table:table-cell>
          <table:table-cell table:style-name="ce128" table:formula="of:=IF([.V109]=&quot;&quot;;&quot;&quot;;[.V109])">
            <text:p/>
          </table:table-cell>
          <table:table-cell table:style-name="ce69" table:formula="of:=IF([.W109]=&quot;&quot;;&quot;&quot;;[.W109])">
            <text:p/>
          </table:table-cell>
          <table:table-cell table:style-name="ce114" table:formula="of:=IF([.X109]=&quot;&quot;;&quot;&quot;;[.X109])">
            <text:p/>
          </table:table-cell>
          <table:table-cell table:style-name="ce192" table:formula="of:=IF([.Y109]=&quot;&quot;;&quot;&quot;;[.Y109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205]&lt;&gt;[.AD205];&quot;Change&quot;;&quot;&quot;)">
            <text:p/>
          </table:table-cell>
          <table:table-cell table:style-name="ce388" table:formula="of:=IF([.T269]=&quot;&quot;;&quot;&quot;;[.T269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10]" office:value-type="float" office:value="20" calcext:value-type="float">
            <text:p>20.00</text:p>
          </table:table-cell>
          <table:table-cell table:style-name="ce70" table:formula="of:=IF([.Q110]=&quot;&quot;;&quot;&quot;;[.Q110])">
            <text:p/>
          </table:table-cell>
          <table:table-cell table:style-name="ce42" table:formula="of:=IF([.R110]=&quot;&quot;;&quot;&quot;;[.R110])">
            <text:p/>
          </table:table-cell>
          <table:table-cell table:style-name="ce129" table:formula="of:=IF([.S110]=&quot;&quot;;&quot;&quot;;[.S110])">
            <text:p/>
          </table:table-cell>
          <table:table-cell table:style-name="ce70" table:formula="of:=IF([.T110]=&quot;&quot;;&quot;&quot;;[.T110])">
            <text:p/>
          </table:table-cell>
          <table:table-cell table:style-name="ce42" table:formula="of:=IF([.U110]=&quot;&quot;;&quot;&quot;;[.U110])">
            <text:p/>
          </table:table-cell>
          <table:table-cell table:style-name="ce129" table:formula="of:=IF([.V110]=&quot;&quot;;&quot;&quot;;[.V110])">
            <text:p/>
          </table:table-cell>
          <table:table-cell table:style-name="ce70" table:formula="of:=IF([.W110]=&quot;&quot;;&quot;&quot;;[.W110])">
            <text:p/>
          </table:table-cell>
          <table:table-cell table:style-name="ce42" table:formula="of:=IF([.X110]=&quot;&quot;;&quot;&quot;;[.X110])">
            <text:p/>
          </table:table-cell>
          <table:table-cell table:style-name="ce193" table:formula="of:=IF([.Y110]=&quot;&quot;;&quot;&quot;;[.Y110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08]&lt;&gt;&quot;&quot;;[.Q208];IF([.AB229]=&quot;&quot;;&quot;&quot;;[.AB229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206]&lt;&gt;[.AD206];&quot;Change&quot;;&quot;&quot;)">
            <text:p/>
          </table:table-cell>
          <table:table-cell table:style-name="ce388" table:formula="of:=IF([.T270]=&quot;&quot;;&quot;&quot;;[.T2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11]" office:value-type="float" office:value="30" calcext:value-type="float">
            <text:p>30.00</text:p>
          </table:table-cell>
          <table:table-cell table:style-name="ce36" table:formula="of:=IF([.Q111]=&quot;&quot;;&quot;&quot;;[.Q111])">
            <text:p/>
          </table:table-cell>
          <table:table-cell table:style-name="ce115" table:formula="of:=IF([.R111]=&quot;&quot;;&quot;&quot;;[.R111])">
            <text:p/>
          </table:table-cell>
          <table:table-cell table:style-name="ce130" table:formula="of:=IF([.S111]=&quot;&quot;;&quot;&quot;;[.S111])">
            <text:p/>
          </table:table-cell>
          <table:table-cell table:style-name="ce36" table:formula="of:=IF([.T111]=&quot;&quot;;&quot;&quot;;[.T111])">
            <text:p/>
          </table:table-cell>
          <table:table-cell table:style-name="ce115" table:formula="of:=IF([.U111]=&quot;&quot;;&quot;&quot;;[.U111])">
            <text:p/>
          </table:table-cell>
          <table:table-cell table:style-name="ce130" table:formula="of:=IF([.V111]=&quot;&quot;;&quot;&quot;;[.V111])">
            <text:p/>
          </table:table-cell>
          <table:table-cell table:style-name="ce36" table:formula="of:=IF([.W111]=&quot;&quot;;&quot;&quot;;[.W111])">
            <text:p/>
          </table:table-cell>
          <table:table-cell table:style-name="ce115" table:formula="of:=IF([.X111]=&quot;&quot;;&quot;&quot;;[.X111])">
            <text:p/>
          </table:table-cell>
          <table:table-cell table:style-name="ce194" table:formula="of:=IF([.Y111]=&quot;&quot;;&quot;&quot;;[.Y111])">
            <text:p/>
          </table:table-cell>
          <table:table-cell/>
          <table:table-cell table:style-name="ce208"/>
          <table:table-cell/>
          <table:table-cell table:style-name="ce53"/>
          <table:table-cell table:style-name="ce305" table:formula="of:=LEN([.Q20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207]&lt;&gt;[.AD207];&quot;Change&quot;;&quot;&quot;)">
            <text:p/>
          </table:table-cell>
          <table:table-cell table:style-name="ce388" table:formula="of:=IF([.T271]=&quot;&quot;;&quot;&quot;;[.T271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2]" office:value-type="float" office:value="10" calcext:value-type="float">
            <text:p>10.00</text:p>
          </table:table-cell>
          <table:table-cell table:style-name="ce69" table:formula="of:=IF([.Q112]=&quot;&quot;;&quot;&quot;;[.Q112])">
            <text:p/>
          </table:table-cell>
          <table:table-cell table:style-name="ce114" table:formula="of:=IF([.R112]=&quot;&quot;;&quot;&quot;;[.R112])">
            <text:p/>
          </table:table-cell>
          <table:table-cell table:style-name="ce128" table:formula="of:=IF([.S112]=&quot;&quot;;&quot;&quot;;[.S112])">
            <text:p/>
          </table:table-cell>
          <table:table-cell table:style-name="ce69" table:formula="of:=IF([.T112]=&quot;&quot;;&quot;&quot;;[.T112])">
            <text:p/>
          </table:table-cell>
          <table:table-cell table:style-name="ce114" table:formula="of:=IF([.U112]=&quot;&quot;;&quot;&quot;;[.U112])">
            <text:p/>
          </table:table-cell>
          <table:table-cell table:style-name="ce128" table:formula="of:=IF([.V112]=&quot;&quot;;&quot;&quot;;[.V112])">
            <text:p/>
          </table:table-cell>
          <table:table-cell table:style-name="ce69" table:formula="of:=IF([.W112]=&quot;&quot;;&quot;&quot;;[.W112])">
            <text:p/>
          </table:table-cell>
          <table:table-cell table:style-name="ce114" table:formula="of:=IF([.X112]=&quot;&quot;;&quot;&quot;;[.X112])">
            <text:p/>
          </table:table-cell>
          <table:table-cell table:style-name="ce192" table:formula="of:=IF([.Y112]=&quot;&quot;;&quot;&quot;;[.Y112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208]&lt;&gt;[.AD208];&quot;Change&quot;;&quot;&quot;)">
            <text:p/>
          </table:table-cell>
          <table:table-cell table:style-name="ce388" table:formula="of:=IF([.T272]=&quot;&quot;;&quot;&quot;;[.T2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13]" office:value-type="float" office:value="20" calcext:value-type="float">
            <text:p>20.00</text:p>
          </table:table-cell>
          <table:table-cell table:style-name="ce70" table:formula="of:=IF([.Q113]=&quot;&quot;;&quot;&quot;;[.Q113])">
            <text:p/>
          </table:table-cell>
          <table:table-cell table:style-name="ce42" table:formula="of:=IF([.R113]=&quot;&quot;;&quot;&quot;;[.R113])">
            <text:p/>
          </table:table-cell>
          <table:table-cell table:style-name="ce129" table:formula="of:=IF([.S113]=&quot;&quot;;&quot;&quot;;[.S113])">
            <text:p/>
          </table:table-cell>
          <table:table-cell table:style-name="ce70" table:formula="of:=IF([.T113]=&quot;&quot;;&quot;&quot;;[.T113])">
            <text:p/>
          </table:table-cell>
          <table:table-cell table:style-name="ce42" table:formula="of:=IF([.U113]=&quot;&quot;;&quot;&quot;;[.U113])">
            <text:p/>
          </table:table-cell>
          <table:table-cell table:style-name="ce129" table:formula="of:=IF([.V113]=&quot;&quot;;&quot;&quot;;[.V113])">
            <text:p/>
          </table:table-cell>
          <table:table-cell table:style-name="ce70" table:formula="of:=IF([.W113]=&quot;&quot;;&quot;&quot;;[.W113])">
            <text:p/>
          </table:table-cell>
          <table:table-cell table:style-name="ce42" table:formula="of:=IF([.X113]=&quot;&quot;;&quot;&quot;;[.X113])">
            <text:p/>
          </table:table-cell>
          <table:table-cell table:style-name="ce193" table:formula="of:=IF([.Y113]=&quot;&quot;;&quot;&quot;;[.Y113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209]&lt;&gt;[.AD209];&quot;Change&quot;;&quot;&quot;)">
            <text:p/>
          </table:table-cell>
          <table:table-cell table:style-name="ce388" table:formula="of:=IF([.T273]=&quot;&quot;;&quot;&quot;;[.T273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14]" office:value-type="float" office:value="30" calcext:value-type="float">
            <text:p>30.00</text:p>
          </table:table-cell>
          <table:table-cell table:style-name="ce36" table:formula="of:=IF([.Q114]=&quot;&quot;;&quot;&quot;;[.Q114])">
            <text:p/>
          </table:table-cell>
          <table:table-cell table:style-name="ce115" table:formula="of:=IF([.R114]=&quot;&quot;;&quot;&quot;;[.R114])">
            <text:p/>
          </table:table-cell>
          <table:table-cell table:style-name="ce130" table:formula="of:=IF([.S114]=&quot;&quot;;&quot;&quot;;[.S114])">
            <text:p/>
          </table:table-cell>
          <table:table-cell table:style-name="ce36" table:formula="of:=IF([.T114]=&quot;&quot;;&quot;&quot;;[.T114])">
            <text:p/>
          </table:table-cell>
          <table:table-cell table:style-name="ce115" table:formula="of:=IF([.U114]=&quot;&quot;;&quot;&quot;;[.U114])">
            <text:p/>
          </table:table-cell>
          <table:table-cell table:style-name="ce130" table:formula="of:=IF([.V114]=&quot;&quot;;&quot;&quot;;[.V114])">
            <text:p/>
          </table:table-cell>
          <table:table-cell table:style-name="ce36" table:formula="of:=IF([.W114]=&quot;&quot;;&quot;&quot;;[.W114])">
            <text:p/>
          </table:table-cell>
          <table:table-cell table:style-name="ce115" table:formula="of:=IF([.X114]=&quot;&quot;;&quot;&quot;;[.X114])">
            <text:p/>
          </table:table-cell>
          <table:table-cell table:style-name="ce194" table:formula="of:=IF([.Y114]=&quot;&quot;;&quot;&quot;;[.Y114])">
            <text:p/>
          </table:table-cell>
          <table:table-cell/>
          <table:table-cell table:style-name="ce223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210]&lt;&gt;[.AD210];&quot;Change&quot;;&quot;&quot;)">
            <text:p/>
          </table:table-cell>
          <table:table-cell table:style-name="ce388" table:formula="of:=IF([.T274]=&quot;&quot;;&quot;&quot;;[.T2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5]" office:value-type="float" office:value="10" calcext:value-type="float">
            <text:p>10.00</text:p>
          </table:table-cell>
          <table:table-cell table:style-name="ce69" table:formula="of:=IF([.Q115]=&quot;&quot;;&quot;&quot;;[.Q115])">
            <text:p/>
          </table:table-cell>
          <table:table-cell table:style-name="ce114" table:formula="of:=IF([.R115]=&quot;&quot;;&quot;&quot;;[.R115])">
            <text:p/>
          </table:table-cell>
          <table:table-cell table:style-name="ce128" table:formula="of:=IF([.S115]=&quot;&quot;;&quot;&quot;;[.S115])">
            <text:p/>
          </table:table-cell>
          <table:table-cell table:style-name="ce69" table:formula="of:=IF([.T115]=&quot;&quot;;&quot;&quot;;[.T115])">
            <text:p/>
          </table:table-cell>
          <table:table-cell table:style-name="ce114" table:formula="of:=IF([.U115]=&quot;&quot;;&quot;&quot;;[.U115])">
            <text:p/>
          </table:table-cell>
          <table:table-cell table:style-name="ce128" table:formula="of:=IF([.V115]=&quot;&quot;;&quot;&quot;;[.V115])">
            <text:p/>
          </table:table-cell>
          <table:table-cell table:style-name="ce69" table:formula="of:=IF([.W115]=&quot;&quot;;&quot;&quot;;[.W115])">
            <text:p/>
          </table:table-cell>
          <table:table-cell table:style-name="ce114" table:formula="of:=IF([.X115]=&quot;&quot;;&quot;&quot;;[.X115])">
            <text:p/>
          </table:table-cell>
          <table:table-cell table:style-name="ce192" table:formula="of:=IF([.Y115]=&quot;&quot;;&quot;&quot;;[.Y115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211]&lt;&gt;[.AD211];&quot;Change&quot;;&quot;&quot;)">
            <text:p/>
          </table:table-cell>
          <table:table-cell table:style-name="ce388" table:formula="of:=IF([.T275]=&quot;&quot;;&quot;&quot;;[.T275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16]" office:value-type="float" office:value="20" calcext:value-type="float">
            <text:p>20.00</text:p>
          </table:table-cell>
          <table:table-cell table:style-name="ce70" table:formula="of:=IF([.Q116]=&quot;&quot;;&quot;&quot;;[.Q116])">
            <text:p/>
          </table:table-cell>
          <table:table-cell table:style-name="ce42" table:formula="of:=IF([.R116]=&quot;&quot;;&quot;&quot;;[.R116])">
            <text:p/>
          </table:table-cell>
          <table:table-cell table:style-name="ce129" table:formula="of:=IF([.S116]=&quot;&quot;;&quot;&quot;;[.S116])">
            <text:p/>
          </table:table-cell>
          <table:table-cell table:style-name="ce70" table:formula="of:=IF([.T116]=&quot;&quot;;&quot;&quot;;[.T116])">
            <text:p/>
          </table:table-cell>
          <table:table-cell table:style-name="ce42" table:formula="of:=IF([.U116]=&quot;&quot;;&quot;&quot;;[.U116])">
            <text:p/>
          </table:table-cell>
          <table:table-cell table:style-name="ce129" table:formula="of:=IF([.V116]=&quot;&quot;;&quot;&quot;;[.V116])">
            <text:p/>
          </table:table-cell>
          <table:table-cell table:style-name="ce70" table:formula="of:=IF([.W116]=&quot;&quot;;&quot;&quot;;[.W116])">
            <text:p/>
          </table:table-cell>
          <table:table-cell table:style-name="ce42" table:formula="of:=IF([.X116]=&quot;&quot;;&quot;&quot;;[.X116])">
            <text:p/>
          </table:table-cell>
          <table:table-cell table:style-name="ce193" table:formula="of:=IF([.Y116]=&quot;&quot;;&quot;&quot;;[.Y116])">
            <text:p/>
          </table:table-cell>
          <table:table-cell/>
          <table:table-cell table:style-name="ce20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12]&lt;&gt;[.AD212];&quot;Change&quot;;&quot;&quot;)">
            <text:p/>
          </table:table-cell>
          <table:table-cell table:style-name="ce388" table:formula="of:=IF([.T276]=&quot;&quot;;&quot;&quot;;[.T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17]" office:value-type="float" office:value="30" calcext:value-type="float">
            <text:p>30.00</text:p>
          </table:table-cell>
          <table:table-cell table:style-name="ce36" table:formula="of:=IF([.Q117]=&quot;&quot;;&quot;&quot;;[.Q117])">
            <text:p/>
          </table:table-cell>
          <table:table-cell table:style-name="ce115" table:formula="of:=IF([.R117]=&quot;&quot;;&quot;&quot;;[.R117])">
            <text:p/>
          </table:table-cell>
          <table:table-cell table:style-name="ce130" table:formula="of:=IF([.S117]=&quot;&quot;;&quot;&quot;;[.S117])">
            <text:p/>
          </table:table-cell>
          <table:table-cell table:style-name="ce36" table:formula="of:=IF([.T117]=&quot;&quot;;&quot;&quot;;[.T117])">
            <text:p/>
          </table:table-cell>
          <table:table-cell table:style-name="ce115" table:formula="of:=IF([.U117]=&quot;&quot;;&quot;&quot;;[.U117])">
            <text:p/>
          </table:table-cell>
          <table:table-cell table:style-name="ce130" table:formula="of:=IF([.V117]=&quot;&quot;;&quot;&quot;;[.V117])">
            <text:p/>
          </table:table-cell>
          <table:table-cell table:style-name="ce36" table:formula="of:=IF([.W117]=&quot;&quot;;&quot;&quot;;[.W117])">
            <text:p/>
          </table:table-cell>
          <table:table-cell table:style-name="ce115" table:formula="of:=IF([.X117]=&quot;&quot;;&quot;&quot;;[.X117])">
            <text:p/>
          </table:table-cell>
          <table:table-cell table:style-name="ce194" table:formula="of:=IF([.Y117]=&quot;&quot;;&quot;&quot;;[.Y117])">
            <text:p/>
          </table:table-cell>
          <table:table-cell/>
          <table:table-cell table:style-name="ce20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13]&lt;&gt;[.AD213];&quot;Change&quot;;&quot;&quot;)">
            <text:p/>
          </table:table-cell>
          <table:table-cell table:style-name="ce388" table:formula="of:=IF([.T277]=&quot;&quot;;&quot;&quot;;[.T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18]" office:value-type="float" office:value="10" calcext:value-type="float">
            <text:p>10.00</text:p>
          </table:table-cell>
          <table:table-cell table:style-name="ce69" table:formula="of:=IF([.Q118]=&quot;&quot;;&quot;&quot;;[.Q118])">
            <text:p/>
          </table:table-cell>
          <table:table-cell table:style-name="ce114" table:formula="of:=IF([.R118]=&quot;&quot;;&quot;&quot;;[.R118])">
            <text:p/>
          </table:table-cell>
          <table:table-cell table:style-name="ce128" table:formula="of:=IF([.S118]=&quot;&quot;;&quot;&quot;;[.S118])">
            <text:p/>
          </table:table-cell>
          <table:table-cell table:style-name="ce69" table:formula="of:=IF([.T118]=&quot;&quot;;&quot;&quot;;[.T118])">
            <text:p/>
          </table:table-cell>
          <table:table-cell table:style-name="ce114" table:formula="of:=IF([.U118]=&quot;&quot;;&quot;&quot;;[.U118])">
            <text:p/>
          </table:table-cell>
          <table:table-cell table:style-name="ce128" table:formula="of:=IF([.V118]=&quot;&quot;;&quot;&quot;;[.V118])">
            <text:p/>
          </table:table-cell>
          <table:table-cell table:style-name="ce69" table:formula="of:=IF([.W118]=&quot;&quot;;&quot;&quot;;[.W118])">
            <text:p/>
          </table:table-cell>
          <table:table-cell table:style-name="ce114" table:formula="of:=IF([.X118]=&quot;&quot;;&quot;&quot;;[.X118])">
            <text:p/>
          </table:table-cell>
          <table:table-cell table:style-name="ce192" table:formula="of:=IF([.Y118]=&quot;&quot;;&quot;&quot;;[.Y118])">
            <text:p/>
          </table:table-cell>
          <table:table-cell/>
          <table:table-cell table:style-name="ce22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26]=&quot;&quot;;&quot;&quot;;[.AB126])">
            <text:p/>
          </table:table-cell>
          <table:table-cell table:style-name="ce19"/>
          <table:table-cell table:style-name="ce51" office:value-type="string" calcext:value-type="string">
            <text:p>Measure using pancake probe placed against</text:p>
          </table:table-cell>
          <table:table-cell/>
          <table:table-cell table:style-name="ce241"/>
          <table:table-cell/>
          <table:table-cell office:value-type="string" calcext:value-type="string">
            <text:p>TO.10.A</text:p>
          </table:table-cell>
          <table:table-cell table:style-name="ce382"/>
          <table:table-cell table:style-name="ce385" table:formula="of:=IF([.AB214]&lt;&gt;[.AD214];&quot;Change&quot;;&quot;&quot;)">
            <text:p/>
          </table:table-cell>
          <table:table-cell table:style-name="ce388" table:formula="of:=IF([.U266]=&quot;&quot;;&quot;&quot;;[.U26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19]" office:value-type="float" office:value="20" calcext:value-type="float">
            <text:p>20.00</text:p>
          </table:table-cell>
          <table:table-cell table:style-name="ce70" table:formula="of:=IF([.Q119]=&quot;&quot;;&quot;&quot;;[.Q119])">
            <text:p/>
          </table:table-cell>
          <table:table-cell table:style-name="ce42" table:formula="of:=IF([.R119]=&quot;&quot;;&quot;&quot;;[.R119])">
            <text:p/>
          </table:table-cell>
          <table:table-cell table:style-name="ce129" table:formula="of:=IF([.S119]=&quot;&quot;;&quot;&quot;;[.S119])">
            <text:p/>
          </table:table-cell>
          <table:table-cell table:style-name="ce70" table:formula="of:=IF([.T119]=&quot;&quot;;&quot;&quot;;[.T119])">
            <text:p/>
          </table:table-cell>
          <table:table-cell table:style-name="ce42" table:formula="of:=IF([.U119]=&quot;&quot;;&quot;&quot;;[.U119])">
            <text:p/>
          </table:table-cell>
          <table:table-cell table:style-name="ce129" table:formula="of:=IF([.V119]=&quot;&quot;;&quot;&quot;;[.V119])">
            <text:p/>
          </table:table-cell>
          <table:table-cell table:style-name="ce70" table:formula="of:=IF([.W119]=&quot;&quot;;&quot;&quot;;[.W119])">
            <text:p/>
          </table:table-cell>
          <table:table-cell table:style-name="ce42" table:formula="of:=IF([.X119]=&quot;&quot;;&quot;&quot;;[.X119])">
            <text:p/>
          </table:table-cell>
          <table:table-cell table:style-name="ce193" table:formula="of:=IF([.Y119]=&quot;&quot;;&quot;&quot;;[.Y119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7]=&quot;&quot;;&quot;&quot;;[.AB127])">
            <text:p/>
          </table:table-cell>
          <table:table-cell/>
          <table:table-cell table:style-name="ce51" office:value-type="string" calcext:value-type="string">
            <text:p>image receptor input window</text:p>
          </table:table-cell>
          <table:table-cell/>
          <table:table-cell table:style-name="ce241"/>
          <table:table-cell/>
          <table:table-cell office:value-type="string" calcext:value-type="string">
            <text:p>TO.10.B</text:p>
          </table:table-cell>
          <table:table-cell table:style-name="ce382"/>
          <table:table-cell table:style-name="ce385" table:formula="of:=IF([.AB215]&lt;&gt;[.AD215];&quot;Change&quot;;&quot;&quot;)">
            <text:p/>
          </table:table-cell>
          <table:table-cell table:style-name="ce388" table:formula="of:=IF([.U267]=&quot;&quot;;&quot;&quot;;[.U26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20]" office:value-type="float" office:value="30" calcext:value-type="float">
            <text:p>30.00</text:p>
          </table:table-cell>
          <table:table-cell table:style-name="ce36" table:formula="of:=IF([.Q120]=&quot;&quot;;&quot;&quot;;[.Q120])">
            <text:p/>
          </table:table-cell>
          <table:table-cell table:style-name="ce115" table:formula="of:=IF([.R120]=&quot;&quot;;&quot;&quot;;[.R120])">
            <text:p/>
          </table:table-cell>
          <table:table-cell table:style-name="ce130" table:formula="of:=IF([.S120]=&quot;&quot;;&quot;&quot;;[.S120])">
            <text:p/>
          </table:table-cell>
          <table:table-cell table:style-name="ce36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130" table:formula="of:=IF([.V120]=&quot;&quot;;&quot;&quot;;[.V120])">
            <text:p/>
          </table:table-cell>
          <table:table-cell table:style-name="ce36" table:formula="of:=IF([.W120]=&quot;&quot;;&quot;&quot;;[.W120])">
            <text:p/>
          </table:table-cell>
          <table:table-cell table:style-name="ce115" table:formula="of:=IF([.X120]=&quot;&quot;;&quot;&quot;;[.X120])">
            <text:p/>
          </table:table-cell>
          <table:table-cell table:style-name="ce194" table:formula="of:=IF([.Y120]=&quot;&quot;;&quot;&quot;;[.Y120])">
            <text:p/>
          </table:table-cell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8]=&quot;&quot;;&quot;&quot;;[.AB128])">
            <text:p/>
          </table:table-cell>
          <table:table-cell/>
          <table:table-cell table:style-name="ce51" office:value-type="string" calcext:value-type="string">
            <text:p>Use 1.5mm Cu filtration</text:p>
          </table:table-cell>
          <table:table-cell/>
          <table:table-cell table:style-name="ce241"/>
          <table:table-cell/>
          <table:table-cell office:value-type="string" calcext:value-type="string">
            <text:p>TO.10.C</text:p>
          </table:table-cell>
          <table:table-cell table:style-name="ce382"/>
          <table:table-cell table:style-name="ce385" table:formula="of:=IF([.AB216]&lt;&gt;[.AD216];&quot;Change&quot;;&quot;&quot;)">
            <text:p/>
          </table:table-cell>
          <table:table-cell table:style-name="ce388" table:formula="of:=IF([.U268]=&quot;&quot;;&quot;&quot;;[.U268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21]" office:value-type="float" office:value="10" calcext:value-type="float">
            <text:p>10.00</text:p>
          </table:table-cell>
          <table:table-cell table:style-name="ce69" table:formula="of:=IF([.Q121]=&quot;&quot;;&quot;&quot;;[.Q121])">
            <text:p/>
          </table:table-cell>
          <table:table-cell table:style-name="ce114" table:formula="of:=IF([.R121]=&quot;&quot;;&quot;&quot;;[.R121])">
            <text:p/>
          </table:table-cell>
          <table:table-cell table:style-name="ce128" table:formula="of:=IF([.S121]=&quot;&quot;;&quot;&quot;;[.S121])">
            <text:p/>
          </table:table-cell>
          <table:table-cell table:style-name="ce69" table:formula="of:=IF([.T121]=&quot;&quot;;&quot;&quot;;[.T121])">
            <text:p/>
          </table:table-cell>
          <table:table-cell table:style-name="ce114" table:formula="of:=IF([.U121]=&quot;&quot;;&quot;&quot;;[.U121])">
            <text:p/>
          </table:table-cell>
          <table:table-cell table:style-name="ce128" table:formula="of:=IF([.V121]=&quot;&quot;;&quot;&quot;;[.V121])">
            <text:p/>
          </table:table-cell>
          <table:table-cell table:style-name="ce69" table:formula="of:=IF([.W121]=&quot;&quot;;&quot;&quot;;[.W121])">
            <text:p/>
          </table:table-cell>
          <table:table-cell table:style-name="ce114" table:formula="of:=IF([.X121]=&quot;&quot;;&quot;&quot;;[.X121])">
            <text:p/>
          </table:table-cell>
          <table:table-cell table:style-name="ce192" table:formula="of:=IF([.Y121]=&quot;&quot;;&quot;&quot;;[.Y121])">
            <text:p/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29]=&quot;&quot;;&quot;&quot;;[.AB12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D</text:p>
          </table:table-cell>
          <table:table-cell table:style-name="ce382"/>
          <table:table-cell table:style-name="ce385" table:formula="of:=IF([.AB217]&lt;&gt;[.AD217];&quot;Change&quot;;&quot;&quot;)">
            <text:p/>
          </table:table-cell>
          <table:table-cell table:style-name="ce388" table:formula="of:=IF([.U269]=&quot;&quot;;&quot;&quot;;[.U269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22]" office:value-type="float" office:value="20" calcext:value-type="float">
            <text:p>20.00</text:p>
          </table:table-cell>
          <table:table-cell table:style-name="ce70" table:formula="of:=IF([.Q122]=&quot;&quot;;&quot;&quot;;[.Q122])">
            <text:p/>
          </table:table-cell>
          <table:table-cell table:style-name="ce42" table:formula="of:=IF([.R122]=&quot;&quot;;&quot;&quot;;[.R122])">
            <text:p/>
          </table:table-cell>
          <table:table-cell table:style-name="ce129" table:formula="of:=IF([.S122]=&quot;&quot;;&quot;&quot;;[.S122])">
            <text:p/>
          </table:table-cell>
          <table:table-cell table:style-name="ce70" table:formula="of:=IF([.T122]=&quot;&quot;;&quot;&quot;;[.T122])">
            <text:p/>
          </table:table-cell>
          <table:table-cell table:style-name="ce42" table:formula="of:=IF([.U122]=&quot;&quot;;&quot;&quot;;[.U122])">
            <text:p/>
          </table:table-cell>
          <table:table-cell table:style-name="ce129" table:formula="of:=IF([.V122]=&quot;&quot;;&quot;&quot;;[.V122])">
            <text:p/>
          </table:table-cell>
          <table:table-cell table:style-name="ce70" table:formula="of:=IF([.W122]=&quot;&quot;;&quot;&quot;;[.W122])">
            <text:p/>
          </table:table-cell>
          <table:table-cell table:style-name="ce42" table:formula="of:=IF([.X122]=&quot;&quot;;&quot;&quot;;[.X122])">
            <text:p/>
          </table:table-cell>
          <table:table-cell table:style-name="ce193" table:formula="of:=IF([.Y122]=&quot;&quot;;&quot;&quot;;[.Y122])">
            <text:p/>
          </table:table-cell>
          <table:table-cell/>
          <table:covered-table-cell table:style-name="ce228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0]=&quot;&quot;;&quot;&quot;;[.AB13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E</text:p>
          </table:table-cell>
          <table:table-cell table:style-name="ce382"/>
          <table:table-cell table:style-name="ce385" table:formula="of:=IF([.AB218]&lt;&gt;[.AD218];&quot;Change&quot;;&quot;&quot;)">
            <text:p/>
          </table:table-cell>
          <table:table-cell table:style-name="ce388" table:formula="of:=IF([.U270]=&quot;&quot;;&quot;&quot;;[.U270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23]" office:value-type="float" office:value="30" calcext:value-type="float">
            <text:p>30.00</text:p>
          </table:table-cell>
          <table:table-cell table:style-name="ce36" table:formula="of:=IF([.Q123]=&quot;&quot;;&quot;&quot;;[.Q123])">
            <text:p/>
          </table:table-cell>
          <table:table-cell table:style-name="ce115" table:formula="of:=IF([.R123]=&quot;&quot;;&quot;&quot;;[.R123])">
            <text:p/>
          </table:table-cell>
          <table:table-cell table:style-name="ce130" table:formula="of:=IF([.S123]=&quot;&quot;;&quot;&quot;;[.S123])">
            <text:p/>
          </table:table-cell>
          <table:table-cell table:style-name="ce36" table:formula="of:=IF([.T123]=&quot;&quot;;&quot;&quot;;[.T123])">
            <text:p/>
          </table:table-cell>
          <table:table-cell table:style-name="ce115" table:formula="of:=IF([.U123]=&quot;&quot;;&quot;&quot;;[.U123])">
            <text:p/>
          </table:table-cell>
          <table:table-cell table:style-name="ce130" table:formula="of:=IF([.V123]=&quot;&quot;;&quot;&quot;;[.V123])">
            <text:p/>
          </table:table-cell>
          <table:table-cell table:style-name="ce36" table:formula="of:=IF([.W123]=&quot;&quot;;&quot;&quot;;[.W123])">
            <text:p/>
          </table:table-cell>
          <table:table-cell table:style-name="ce115" table:formula="of:=IF([.X123]=&quot;&quot;;&quot;&quot;;[.X123])">
            <text:p/>
          </table:table-cell>
          <table:table-cell table:style-name="ce194" table:formula="of:=IF([.Y123]=&quot;&quot;;&quot;&quot;;[.Y123])">
            <text:p/>
          </table:table-cell>
          <table:table-cell/>
          <table:table-cell table:style-name="ce228" table:formula="of:=[.$T$139]" table:number-columns-spanned="1" table:number-rows-spanned="5">
            <text:p/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31]=&quot;&quot;;&quot;&quot;;[.AB131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F</text:p>
          </table:table-cell>
          <table:table-cell table:style-name="ce382"/>
          <table:table-cell table:style-name="ce385" table:formula="of:=IF([.AB219]&lt;&gt;[.AD219];&quot;Change&quot;;&quot;&quot;)">
            <text:p/>
          </table:table-cell>
          <table:table-cell table:style-name="ce388" table:formula="of:=IF([.U271]=&quot;&quot;;&quot;&quot;;[.U271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24]" office:value-type="string" office:string-value="max" calcext:value-type="string">
            <text:p>max</text:p>
          </table:table-cell>
          <table:table-cell table:style-name="ce78" table:formula="of:=IF([.Q124]=&quot;&quot;;&quot;&quot;;[.Q124])">
            <text:p/>
          </table:table-cell>
          <table:table-cell table:style-name="ce116" table:formula="of:=IF([.R124]=&quot;&quot;;&quot;&quot;;[.R124])">
            <text:p/>
          </table:table-cell>
          <table:table-cell table:style-name="ce131" table:formula="of:=IF([.S124]=&quot;&quot;;&quot;&quot;;[.S124])">
            <text:p/>
          </table:table-cell>
          <table:table-cell table:style-name="ce78" table:formula="of:=IF([.T124]=&quot;&quot;;&quot;&quot;;[.T124])">
            <text:p/>
          </table:table-cell>
          <table:table-cell table:style-name="ce116" table:formula="of:=IF([.U124]=&quot;&quot;;&quot;&quot;;[.U124])">
            <text:p/>
          </table:table-cell>
          <table:table-cell table:style-name="ce131" table:formula="of:=IF([.V124]=&quot;&quot;;&quot;&quot;;[.V124])">
            <text:p/>
          </table:table-cell>
          <table:table-cell table:style-name="ce175" table:formula="of:=IF([.W124]=&quot;&quot;;&quot;&quot;;[.W124])">
            <text:p/>
          </table:table-cell>
          <table:table-cell table:style-name="ce179" table:formula="of:=IF([.X124]=&quot;&quot;;&quot;&quot;;[.X124])">
            <text:p/>
          </table:table-cell>
          <table:table-cell table:style-name="ce195" table:formula="of:=IF([.Y124]=&quot;&quot;;&quot;&quot;;[.Y124])">
            <text:p/>
          </table:table-cell>
          <table:table-cell/>
          <table:covered-table-cell table:style-name="ce228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2]=&quot;&quot;;&quot;&quot;;[.AB132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G</text:p>
          </table:table-cell>
          <table:table-cell table:style-name="ce382"/>
          <table:table-cell table:style-name="ce385" table:formula="of:=IF([.AB220]&lt;&gt;[.AD220];&quot;Change&quot;;&quot;&quot;)">
            <text:p/>
          </table:table-cell>
          <table:table-cell table:style-name="ce388" table:formula="of:=IF([.U272]=&quot;&quot;;&quot;&quot;;[.U272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covered-table-cell table:style-name="ce228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3]=&quot;&quot;;&quot;&quot;;[.AB133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H</text:p>
          </table:table-cell>
          <table:table-cell table:style-name="ce382"/>
          <table:table-cell table:style-name="ce385" table:formula="of:=IF([.AB221]&lt;&gt;[.AD221];&quot;Change&quot;;&quot;&quot;)">
            <text:p/>
          </table:table-cell>
          <table:table-cell table:style-name="ce388" table:formula="of:=IF([.U273]=&quot;&quot;;&quot;&quot;;[.U27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50" table:formula="of:=[.P126]" office:value-type="string" office:string-value="*Measured at:" calcext:value-type="string">
            <text:p>*Measured at:</text:p>
          </table:table-cell>
          <table:table-cell/>
          <table:table-cell table:style-name="ce117" table:formula="of:=[.R126]" office:value-type="string" office:string-value="Acceptable:" calcext:value-type="string">
            <text:p>Acceptable:</text:p>
          </table:table-cell>
          <table:table-cell table:style-name="ce132" table:formula="of:=[.S126]" office:value-type="string" office:string-value="NA" calcext:value-type="string">
            <text:p>NA</text:p>
          </table:table-cell>
          <table:table-cell/>
          <table:table-cell table:style-name="ce117" table:formula="of:=[.U126]" office:value-type="string" office:string-value="Acceptable:" calcext:value-type="string">
            <text:p>Acceptable:</text:p>
          </table:table-cell>
          <table:table-cell table:style-name="ce132" table:formula="of:=[.V126]" office:value-type="string" office:string-value="NA" calcext:value-type="string">
            <text:p>NA</text:p>
          </table:table-cell>
          <table:table-cell/>
          <table:table-cell table:style-name="ce117" table:formula="of:=[.X126]" office:value-type="string" office:string-value="Acceptable:" calcext:value-type="string">
            <text:p>Acceptable:</text:p>
          </table:table-cell>
          <table:table-cell table:style-name="ce196" table:formula="of:=[.Y126]" office:value-type="string" office:string-value="NA" calcext:value-type="string">
            <text:p>NA</text:p>
          </table:table-cell>
          <table:table-cell/>
          <table:covered-table-cell table:style-name="ce228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4]=&quot;&quot;;&quot;&quot;;[.AB134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J</text:p>
          </table:table-cell>
          <table:table-cell table:style-name="ce382"/>
          <table:table-cell table:style-name="ce385" table:formula="of:=IF([.AB222]&lt;&gt;[.AD222];&quot;Change&quot;;&quot;&quot;)">
            <text:p/>
          </table:table-cell>
          <table:table-cell table:style-name="ce388" table:formula="of:=IF([.U274]=&quot;&quot;;&quot;&quot;;[.U274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35]=&quot;&quot;;&quot;&quot;;[.AB135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K</text:p>
          </table:table-cell>
          <table:table-cell table:style-name="ce382"/>
          <table:table-cell table:style-name="ce385" table:formula="of:=IF([.AB223]&lt;&gt;[.AD223];&quot;Change&quot;;&quot;&quot;)">
            <text:p/>
          </table:table-cell>
          <table:table-cell table:style-name="ce388" table:formula="of:=IF([.U275]=&quot;&quot;;&quot;&quot;;[.U27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81"/>
          <table:table-cell/>
          <table:table-cell table:style-name="ce22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230" table:formula="of:=IF([.$O$110]=&quot;&quot;;&quot;&quot;;[.$O$110])">
            <text:p/>
          </table:table-cell>
          <table:table-cell table:style-name="ce275" table:number-columns-repeated="3"/>
          <table:table-cell table:style-name="ce230"/>
          <table:table-cell table:style-name="ce347" table:formula="of:=IF([.AB136]=&quot;&quot;;&quot;&quot;;[.AB136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L</text:p>
          </table:table-cell>
          <table:table-cell table:style-name="ce382"/>
          <table:table-cell table:style-name="ce385" table:formula="of:=IF([.AB224]&lt;&gt;[.AD224];&quot;Change&quot;;&quot;&quot;)">
            <text:p/>
          </table:table-cell>
          <table:table-cell table:style-name="ce388" table:formula="of:=IF([.U276]=&quot;&quot;;&quot;&quot;;[.U27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3]=&quot;&quot;;&quot;&quot;;[.$O$113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7]=&quot;&quot;;&quot;&quot;;[.AB137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TO.10.M</text:p>
          </table:table-cell>
          <table:table-cell table:style-name="ce382"/>
          <table:table-cell table:style-name="ce385" table:formula="of:=IF([.AB225]&lt;&gt;[.AD225];&quot;Change&quot;;&quot;&quot;)">
            <text:p/>
          </table:table-cell>
          <table:table-cell table:style-name="ce388" table:formula="of:=IF([.U277]=&quot;&quot;;&quot;&quot;;[.U277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81"/>
          <table:table-cell/>
          <table:covered-table-cell table:style-name="ce229"/>
          <table:table-cell table:style-name="ce231" table:formula="of:=IF([.$O$116]=&quot;&quot;;&quot;&quot;;[.$O$116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8]=&quot;&quot;;&quot;&quot;;[.AB138])">
            <text:p/>
          </table:table-cell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s</text:p>
          </table:table-cell>
          <table:table-cell table:style-name="ce19" table:number-columns-repeated="10"/>
          <table:table-cell table:number-columns-repeated="987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 table:formula="of:=[.P131]" office:value-type="string" office:string-value="Criteria:" calcext:value-type="string">
            <text:p>Criteria:</text:p>
          </table:table-cell>
          <table:table-cell table:style-name="ce7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1" table:formula="of:=IF([.$O$119]=&quot;&quot;;&quot;&quot;;[.$O$119])">
            <text:p/>
          </table:table-cell>
          <table:table-cell table:style-name="ce276" table:number-columns-repeated="3"/>
          <table:table-cell table:style-name="ce231"/>
          <table:table-cell table:style-name="ce332" table:formula="of:=IF([.AB139]=&quot;&quot;;&quot;&quot;;[.AB139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Fluoro:</text:p>
          </table:table-cell>
          <table:table-cell table:style-name="ce380"/>
          <table:table-cell table:style-name="ce385" table:formula="of:=IF([.AB227]&lt;&gt;[.AD227];&quot;Change&quot;;&quot;&quot;)">
            <text:p/>
          </table:table-cell>
          <table:table-cell table:style-name="ce386" table:formula="of:=IF([.Q133]=&quot;&quot;;&quot;&quot;;[.Q133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81"/>
          <table:table-cell/>
          <table:covered-table-cell table:style-name="ce229"/>
          <table:table-cell table:style-name="ce232" table:formula="of:=IF([.$O$122]=&quot;&quot;;&quot;&quot;;[.$O$122])">
            <text:p/>
          </table:table-cell>
          <table:table-cell table:style-name="ce277" table:number-columns-repeated="3"/>
          <table:table-cell table:style-name="ce232"/>
          <table:table-cell table:style-name="ce333" table:formula="of:=IF([.AB140]=&quot;&quot;;&quot;&quot;;[.AB140])">
            <text:p/>
          </table:table-cell>
          <table:table-cell table:number-columns-repeated="3"/>
          <table:table-cell table:style-name="ce241"/>
          <table:table-cell/>
          <table:table-cell office:value-type="string" calcext:value-type="string">
            <text:p>Pt Entr Exp Dig Acq:</text:p>
          </table:table-cell>
          <table:table-cell table:style-name="ce380"/>
          <table:table-cell table:style-name="ce385" table:formula="of:=IF([.AB228]&lt;&gt;[.AD228];&quot;Change&quot;;&quot;&quot;)">
            <text:p/>
          </table:table-cell>
          <table:table-cell table:style-name="ce386" table:formula="of:=IF([.Q165]=&quot;&quot;;&quot;&quot;;[.Q165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133]" office:value-type="string" office:string-value="Comments:" calcext:value-type="string">
            <text:p>Comments:</text:p>
          </table:table-cell>
          <table:table-cell table:style-name="ce4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/>
          <table:table-cell office:value-type="string" calcext:value-type="string">
            <text:p>Receptor Entr Exp Fluoro:</text:p>
          </table:table-cell>
          <table:table-cell table:style-name="ce380"/>
          <table:table-cell table:style-name="ce385" table:formula="of:=IF([.AB229]&lt;&gt;[.AD229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32]&lt;&gt;&quot;&quot;;[.Q232];IF([.AB230]=&quot;&quot;;&quot;&quot;;[.AB230]))">
            <text:p/>
          </table:table-cell>
          <table:table-cell table:style-name="ce80" table:number-columns-repeated="7"/>
          <table:table-cell table:style-name="ce241"/>
          <table:table-cell/>
          <table:table-cell office:value-type="string" calcext:value-type="string">
            <text:p>Receptor Entr Exp Dig Acq:</text:p>
          </table:table-cell>
          <table:table-cell table:style-name="ce380"/>
          <table:table-cell table:style-name="ce385" table:formula="of:=IF([.AB230]&lt;&gt;[.AD230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133])&lt;=265;&quot;&quot;;RIGHT([.Q133];LEN([.Q133])-SEARCH(&quot; &quot;;[.Q133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3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/>
          <table:table-cell office:value-type="string" calcext:value-type="string">
            <text:p>Scatter/Transmission:</text:p>
          </table:table-cell>
          <table:table-cell table:style-name="ce380"/>
          <table:table-cell table:style-name="ce385" table:formula="of:=IF([.AB231]&lt;&gt;[.AD231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/>
          <table:table-cell office:value-type="string" calcext:value-type="string">
            <text:p>Leeds Phantom:</text:p>
          </table:table-cell>
          <table:table-cell table:style-name="ce380"/>
          <table:table-cell table:style-name="ce385" table:formula="of:=IF([.AB232]&lt;&gt;[.AD232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  <table:table-cell/>
          <table:table-cell table:style-name="ce209"/>
          <table:table-cell table:style-name="ce234" table:number-columns-repeated="9"/>
          <table:table-cell table:style-name="ce242"/>
          <table:table-cell/>
          <table:table-cell office:value-type="string" calcext:value-type="string">
            <text:p>TO.10:</text:p>
          </table:table-cell>
          <table:table-cell table:style-name="ce380"/>
          <table:table-cell table:style-name="ce385" table:formula="of:=IF([.AB233]&lt;&gt;[.AD233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23" office:value-type="string" calcext:value-type="string">
            <text:p>Scatter and Transmission</text:p>
          </table:table-cell>
          <table:table-cell table:style-name="ce54" table:number-columns-repeated="9"/>
          <table:table-cell table:style-name="ce371"/>
          <table:table-cell/>
          <table:table-cell office:value-type="string" calcext:value-type="string">
            <text:p>Beam Limitation:</text:p>
          </table:table-cell>
          <table:table-cell table:style-name="ce380"/>
          <table:table-cell table:style-name="ce385" table:formula="of:=IF([.AB234]&lt;&gt;[.AD234];&quot;Change&quot;;&quot;&quot;)">
            <text:p/>
          </table:table-cell>
          <table:table-cell table:style-name="ce386"/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.O188]" office:value-type="string" office:string-value="Dose" calcext:value-type="string">
            <text:p>Dose</text:p>
          </table:table-cell>
          <table:table-cell table:style-name="ce30" table:formula="of:=[.P18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241"/>
          <table:table-cell/>
          <table:table-cell table:style-name="ce39" office:value-type="string" calcext:value-type="string">
            <text:p>Comment Page 1</text:p>
          </table:table-cell>
          <table:table-cell table:style-name="ce380"/>
          <table:table-cell table:style-name="ce385" table:formula="of:=IF([.AB235]&lt;&gt;[.AD235];&quot;Change&quot;;&quot;&quot;)">
            <text:p/>
          </table:table-cell>
          <table:table-cell table:style-name="ce386" table:formula="of:=IF([.Q306]=&quot;&quot;;&quot;&quot;;[.Q306])">
            <text:p/>
          </table:table-cell>
          <table:table-cell table:style-name="ce19" table:number-columns-repeated="7"/>
          <table:table-cell table:number-columns-repeated="987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.O189]" office:value-type="string" office:string-value="Level" calcext:value-type="string">
            <text:p>Level</text:p>
          </table:table-cell>
          <table:table-cell table:style-name="ce30" table:formula="of:=[.P189]" office:value-type="string" office:string-value="Size (cm)" calcext:value-type="string">
            <text:p>Size (cm)</text:p>
          </table:table-cell>
          <table:table-cell table:style-name="ce30" table:formula="of:=[.Q189]" office:value-type="string" office:string-value="kVp" calcext:value-type="string">
            <text:p>kVp</text:p>
          </table:table-cell>
          <table:table-cell table:style-name="ce30" table:formula="of:=[.R189]" office:value-type="string" office:string-value="mA" calcext:value-type="string">
            <text:p>mA</text:p>
          </table:table-cell>
          <table:table-cell table:style-name="ce30" table:formula="of:=[.S189]" office:value-type="string" office:string-value="uGy/min" calcext:value-type="string">
            <text:p>uGy/min</text:p>
          </table:table-cell>
          <table:table-cell table:style-name="ce30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19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241"/>
          <table:table-cell table:number-columns-repeated="2"/>
          <table:table-cell table:style-name="ce384"/>
          <table:table-cell table:style-name="ce19"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190]=&quot;&quot;;&quot;&quot;;[.P190])">
            <text:p/>
          </table:table-cell>
          <table:table-cell table:style-name="ce82" table:formula="of:=IF([.Q190]=&quot;&quot;;&quot;&quot;;[.Q190])">
            <text:p/>
          </table:table-cell>
          <table:table-cell table:style-name="ce82" table:formula="of:=IF([.R190]=&quot;&quot;;&quot;&quot;;[.R190])">
            <text:p/>
          </table:table-cell>
          <table:table-cell table:style-name="ce82" table:formula="of:=IF([.S190]=&quot;&quot;;&quot;&quot;;[.S190])">
            <text:p/>
          </table:table-cell>
          <table:table-cell table:style-name="ce147" table:formula="of:=IF([.T190]=&quot;&quot;;&quot;&quot;;[.T190])">
            <text:p/>
          </table:table-cell>
          <table:table-cell/>
          <table:table-cell table:style-name="ce5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348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369" office:value-type="string" calcext:value-type="string">
            <text:p>Acceptable</text:p>
          </table:table-cell>
          <table:table-cell table:style-name="ce241"/>
          <table:table-cell table:number-columns-repeated="2"/>
          <table:table-cell table:style-name="ce380"/>
          <table:table-cell table:style-name="ce385" table:formula="of:=IF([.AB237]&lt;&gt;[.AD237];&quot;Change&quot;;&quot;&quot;)">
            <text:p/>
          </table:table-cell>
          <table:table-cell table:style-name="ce386" table:formula="of:=IF([.Q308]=&quot;&quot;;&quot;&quot;;[.Q30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6" table:formula="of:=IF([.P191]=&quot;&quot;;&quot;&quot;;[.P191])">
            <text:p/>
          </table:table-cell>
          <table:table-cell table:style-name="ce83" table:formula="of:=IF([.Q191]=&quot;&quot;;&quot;&quot;;[.Q191])">
            <text:p/>
          </table:table-cell>
          <table:table-cell table:style-name="ce83" table:formula="of:=IF([.R191]=&quot;&quot;;&quot;&quot;;[.R191])">
            <text:p/>
          </table:table-cell>
          <table:table-cell table:style-name="ce83" table:formula="of:=IF([.S191]=&quot;&quot;;&quot;&quot;;[.S191])">
            <text:p/>
          </table:table-cell>
          <table:table-cell table:style-name="ce148" table:formula="of:=IF([.T191]=&quot;&quot;;&quot;&quot;;[.T191])">
            <text:p/>
          </table:table-cell>
          <table:table-cell/>
          <table:table-cell table:style-name="ce5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19"/>
          <table:table-cell table:style-name="ce278" office:value-type="string" calcext:value-type="string">
            <text:p>Transmission* @ 10cm</text:p>
          </table:table-cell>
          <table:table-cell table:style-name="ce310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310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339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302"/>
          <table:table-cell table:style-name="ce325" table:formula="of:=IF([.AB142]=&quot;&quot;;&quot;&quot;;[.AB142])">
            <text:p/>
          </table:table-cell>
          <table:table-cell/>
          <table:table-cell table:style-name="ce370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241"/>
          <table:table-cell table:number-columns-repeated="2"/>
          <table:table-cell table:style-name="ce384"/>
          <table:table-cell table:style-name="ce19"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/>
          <table:table-cell table:style-name="ce56" table:formula="of:=IF([.P192]=&quot;&quot;;&quot;&quot;;[.P192])">
            <text:p/>
          </table:table-cell>
          <table:table-cell table:style-name="ce83" table:formula="of:=IF([.Q192]=&quot;&quot;;&quot;&quot;;[.Q192])">
            <text:p/>
          </table:table-cell>
          <table:table-cell table:style-name="ce83" table:formula="of:=IF([.R192]=&quot;&quot;;&quot;&quot;;[.R192])">
            <text:p/>
          </table:table-cell>
          <table:table-cell table:style-name="ce83" table:formula="of:=IF([.S192]=&quot;&quot;;&quot;&quot;;[.S192])">
            <text:p/>
          </table:table-cell>
          <table:table-cell table:style-name="ce148" table:formula="of:=IF([.T192]=&quot;&quot;;&quot;&quot;;[.T192])">
            <text:p/>
          </table:table-cell>
          <table:table-cell/>
          <table:table-cell table:style-name="ce5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50" office:value-type="string" calcext:value-type="string" table:number-columns-spanned="1" table:number-rows-spanned="2">
            <text:p>Scatter – Fluoro</text:p>
          </table:table-cell>
          <table:table-cell table:style-name="ce279" office:value-type="string" calcext:value-type="string">
            <text:p>Eye level</text:p>
          </table:table-cell>
          <table:table-cell table:style-name="ce311" table:formula="of:=IF([.R238]=&quot;&quot;;&quot;&quot;;[.R238])">
            <text:p/>
          </table:table-cell>
          <table:table-cell table:style-name="ce311" table:formula="of:=IF([.S238]=&quot;&quot;;&quot;&quot;;[.S238])">
            <text:p/>
          </table:table-cell>
          <table:table-cell table:style-name="ce340"/>
          <table:table-cell table:style-name="ce300"/>
          <table:table-cell table:style-name="ce353" table:formula="of:=IF([.AB143]=&quot;&quot;;&quot;&quot;;[.AB143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0"/>
          <table:table-cell table:style-name="ce385" table:formula="of:=IF([.AB239]&lt;&gt;[.AD239];&quot;Change&quot;;&quot;&quot;)">
            <text:p/>
          </table:table-cell>
          <table:table-cell table:style-name="ce386" table:formula="of:=IF([.Q310]=&quot;&quot;;&quot;&quot;;[.Q31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7" table:formula="of:=IF([.P193]=&quot;&quot;;&quot;&quot;;[.P193])">
            <text:p/>
          </table:table-cell>
          <table:table-cell table:style-name="ce84" table:formula="of:=IF([.Q193]=&quot;&quot;;&quot;&quot;;[.Q193])">
            <text:p/>
          </table:table-cell>
          <table:table-cell table:style-name="ce84" table:formula="of:=IF([.R193]=&quot;&quot;;&quot;&quot;;[.R193])">
            <text:p/>
          </table:table-cell>
          <table:table-cell table:style-name="ce84" table:formula="of:=IF([.S193]=&quot;&quot;;&quot;&quot;;[.S193])">
            <text:p/>
          </table:table-cell>
          <table:table-cell table:style-name="ce149" table:formula="of:=IF([.T193]=&quot;&quot;;&quot;&quot;;[.T193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1"/>
          <table:table-cell table:style-name="ce280" office:value-type="string" calcext:value-type="string">
            <text:p>Waist level</text:p>
          </table:table-cell>
          <table:table-cell table:style-name="ce312" table:formula="of:=IF([.R238]=&quot;&quot;;&quot;&quot;;[.R238])">
            <text:p/>
          </table:table-cell>
          <table:table-cell table:style-name="ce312" table:formula="of:=IF([.S238]=&quot;&quot;;&quot;&quot;;[.S238])">
            <text:p/>
          </table:table-cell>
          <table:table-cell table:style-name="ce341"/>
          <table:table-cell table:style-name="ce301"/>
          <table:table-cell table:style-name="ce354" table:formula="of:=IF([.AB144]=&quot;&quot;;&quot;&quot;;[.AB144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7" table:formula="of:=IF([.P194]=&quot;&quot;;&quot;&quot;;[.P194])">
            <text:p/>
          </table:table-cell>
          <table:table-cell table:style-name="ce84" table:formula="of:=IF([.Q194]=&quot;&quot;;&quot;&quot;;[.Q194])">
            <text:p/>
          </table:table-cell>
          <table:table-cell table:style-name="ce84" table:formula="of:=IF([.R194]=&quot;&quot;;&quot;&quot;;[.R194])">
            <text:p/>
          </table:table-cell>
          <table:table-cell table:style-name="ce84" table:formula="of:=IF([.S194]=&quot;&quot;;&quot;&quot;;[.S194])">
            <text:p/>
          </table:table-cell>
          <table:table-cell table:style-name="ce149" table:formula="of:=IF([.T194]=&quot;&quot;;&quot;&quot;;[.T19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50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81" office:value-type="string" calcext:value-type="string">
            <text:p>Eye level</text:p>
          </table:table-cell>
          <table:table-cell table:style-name="ce313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313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342"/>
          <table:table-cell table:style-name="ce299"/>
          <table:table-cell table:style-name="ce355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0"/>
          <table:table-cell table:style-name="ce385" table:formula="of:=IF([.AB241]&lt;&gt;[.AD241];&quot;Change&quot;;&quot;&quot;)">
            <text:p/>
          </table:table-cell>
          <table:table-cell table:style-name="ce386" table:formula="of:=IF([.Q312]=&quot;&quot;;&quot;&quot;;[.Q31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.O195]" table:number-columns-spanned="1" table:number-rows-spanned="5">
            <text:p/>
          </table:table-cell>
          <table:table-cell table:style-name="ce55" table:formula="of:=IF([.P195]=&quot;&quot;;&quot;&quot;;[.P195])">
            <text:p/>
          </table:table-cell>
          <table:table-cell table:style-name="ce82" table:formula="of:=IF([.Q195]=&quot;&quot;;&quot;&quot;;[.Q195])">
            <text:p/>
          </table:table-cell>
          <table:table-cell table:style-name="ce82" table:formula="of:=IF([.R195]=&quot;&quot;;&quot;&quot;;[.R195])">
            <text:p/>
          </table:table-cell>
          <table:table-cell table:style-name="ce82" table:formula="of:=IF([.S195]=&quot;&quot;;&quot;&quot;;[.S195])">
            <text:p/>
          </table:table-cell>
          <table:table-cell table:style-name="ce147" table:formula="of:=IF([.T195]=&quot;&quot;;&quot;&quot;;[.T195])">
            <text:p/>
          </table:table-cell>
          <table:table-cell table:number-columns-repeated="4"/>
          <table:table-cell table:style-name="ce181"/>
          <table:table-cell/>
          <table:table-cell table:style-name="ce208"/>
          <table:covered-table-cell table:style-name="ce252"/>
          <table:table-cell table:style-name="ce280" office:value-type="string" calcext:value-type="string">
            <text:p>Waist level</text:p>
          </table:table-cell>
          <table:table-cell table:style-name="ce312" table:formula="of:=IF([.R241]=&quot;&quot;;&quot;&quot;;[.R241])">
            <text:p/>
          </table:table-cell>
          <table:table-cell table:style-name="ce312" table:formula="of:=IF([.S241]=&quot;&quot;;&quot;&quot;;[.S241])">
            <text:p/>
          </table:table-cell>
          <table:table-cell table:style-name="ce341"/>
          <table:table-cell table:style-name="ce301"/>
          <table:table-cell table:style-name="ce354" table:formula="of:=IF([.AB147]=&quot;&quot;;&quot;&quot;;[.AB147])">
            <text:p/>
          </table:table-cell>
          <table:table-cell table:number-columns-repeated="2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6" table:formula="of:=IF([.P196]=&quot;&quot;;&quot;&quot;;[.P196])">
            <text:p/>
          </table:table-cell>
          <table:table-cell table:style-name="ce83" table:formula="of:=IF([.Q196]=&quot;&quot;;&quot;&quot;;[.Q196])">
            <text:p/>
          </table:table-cell>
          <table:table-cell table:style-name="ce83" table:formula="of:=IF([.R196]=&quot;&quot;;&quot;&quot;;[.R196])">
            <text:p/>
          </table:table-cell>
          <table:table-cell table:style-name="ce83" table:formula="of:=IF([.S196]=&quot;&quot;;&quot;&quot;;[.S196])">
            <text:p/>
          </table:table-cell>
          <table:table-cell table:style-name="ce148" table:formula="of:=IF([.T196]=&quot;&quot;;&quot;&quot;;[.T196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*Measured with 8” Lucite in beam</text:p>
          </table:table-cell>
          <table:table-cell table:number-columns-repeated="8"/>
          <table:table-cell table:style-name="ce241"/>
          <table:table-cell table:number-columns-repeated="2"/>
          <table:table-cell table:style-name="ce380"/>
          <table:table-cell table:style-name="ce385" table:formula="of:=IF([.AB243]&lt;&gt;[.AD243];&quot;Change&quot;;&quot;&quot;)">
            <text:p/>
          </table:table-cell>
          <table:table-cell table:style-name="ce386" table:formula="of:=IF([.Q314]=&quot;&quot;;&quot;&quot;;[.Q31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/>
          <table:table-cell table:style-name="ce56" table:formula="of:=IF([.P197]=&quot;&quot;;&quot;&quot;;[.P197])">
            <text:p/>
          </table:table-cell>
          <table:table-cell table:style-name="ce83" table:formula="of:=IF([.Q197]=&quot;&quot;;&quot;&quot;;[.Q197])">
            <text:p/>
          </table:table-cell>
          <table:table-cell table:style-name="ce83" table:formula="of:=IF([.R197]=&quot;&quot;;&quot;&quot;;[.R197])">
            <text:p/>
          </table:table-cell>
          <table:table-cell table:style-name="ce83" table:formula="of:=IF([.S197]=&quot;&quot;;&quot;&quot;;[.S197])">
            <text:p/>
          </table:table-cell>
          <table:table-cell table:style-name="ce148" table:formula="of:=IF([.T197]=&quot;&quot;;&quot;&quot;;[.T197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52" office:value-type="string" calcext:value-type="string">
            <text:p>Largest field size mode, highest dose rate mode</text:p>
          </table:table-cell>
          <table:table-cell table:number-columns-repeated="8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198]=&quot;&quot;;&quot;&quot;;[.P198])">
            <text:p/>
          </table:table-cell>
          <table:table-cell table:style-name="ce83" table:formula="of:=IF([.Q198]=&quot;&quot;;&quot;&quot;;[.Q198])">
            <text:p/>
          </table:table-cell>
          <table:table-cell table:style-name="ce83" table:formula="of:=IF([.R198]=&quot;&quot;;&quot;&quot;;[.R198])">
            <text:p/>
          </table:table-cell>
          <table:table-cell table:style-name="ce83" table:formula="of:=IF([.S198]=&quot;&quot;;&quot;&quot;;[.S198])">
            <text:p/>
          </table:table-cell>
          <table:table-cell table:style-name="ce148" table:formula="of:=IF([.T198]=&quot;&quot;;&quot;&quot;;[.T198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39" office:value-type="string" calcext:value-type="string">
            <text:p>Criteria:</text:p>
          </table:table-cell>
          <table:table-cell table:style-name="ce5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5]&lt;&gt;[.AD245];&quot;Change&quot;;&quot;&quot;)">
            <text:p/>
          </table:table-cell>
          <table:table-cell table:style-name="ce386" table:formula="of:=IF([.Q316]=&quot;&quot;;&quot;&quot;;[.Q31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8" table:formula="of:=IF([.P199]=&quot;&quot;;&quot;&quot;;[.P199])">
            <text:p/>
          </table:table-cell>
          <table:table-cell table:style-name="ce85" table:formula="of:=IF([.Q199]=&quot;&quot;;&quot;&quot;;[.Q199])">
            <text:p/>
          </table:table-cell>
          <table:table-cell table:style-name="ce85" table:formula="of:=IF([.R199]=&quot;&quot;;&quot;&quot;;[.R199])">
            <text:p/>
          </table:table-cell>
          <table:table-cell table:style-name="ce85" table:formula="of:=IF([.S199]=&quot;&quot;;&quot;&quot;;[.S199])">
            <text:p/>
          </table:table-cell>
          <table:table-cell table:style-name="ce150" table:formula="of:=IF([.T199]=&quot;&quot;;&quot;&quot;;[.T199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00]=&quot;&quot;;&quot;&quot;;[.P200])">
            <text:p/>
          </table:table-cell>
          <table:table-cell table:style-name="ce82" table:formula="of:=IF([.Q200]=&quot;&quot;;&quot;&quot;;[.Q200])">
            <text:p/>
          </table:table-cell>
          <table:table-cell table:style-name="ce82" table:formula="of:=IF([.R200]=&quot;&quot;;&quot;&quot;;[.R200])">
            <text:p/>
          </table:table-cell>
          <table:table-cell table:style-name="ce82" table:formula="of:=IF([.S200]=&quot;&quot;;&quot;&quot;;[.S200])">
            <text:p/>
          </table:table-cell>
          <table:table-cell table:style-name="ce147" table:formula="of:=IF([.T200]=&quot;&quot;;&quot;&quot;;[.T20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49]&lt;&gt;&quot;&quot;;[.Q249];IF([.AB231]=&quot;&quot;;&quot;&quot;;[.AB231]))">
            <text:p/>
          </table:table-cell>
          <table:table-cell table:style-name="ce80"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7]&lt;&gt;[.AD247];&quot;Change&quot;;&quot;&quot;)">
            <text:p/>
          </table:table-cell>
          <table:table-cell table:style-name="ce386" table:formula="of:=IF([.Q318]=&quot;&quot;;&quot;&quot;;[.Q31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6" table:formula="of:=IF([.P201]=&quot;&quot;;&quot;&quot;;[.P201])">
            <text:p/>
          </table:table-cell>
          <table:table-cell table:style-name="ce83" table:formula="of:=IF([.Q201]=&quot;&quot;;&quot;&quot;;[.Q201])">
            <text:p/>
          </table:table-cell>
          <table:table-cell table:style-name="ce83" table:formula="of:=IF([.R201]=&quot;&quot;;&quot;&quot;;[.R201])">
            <text:p/>
          </table:table-cell>
          <table:table-cell table:style-name="ce83" table:formula="of:=IF([.S201]=&quot;&quot;;&quot;&quot;;[.S201])">
            <text:p/>
          </table:table-cell>
          <table:table-cell table:style-name="ce148" table:formula="of:=IF([.T201]=&quot;&quot;;&quot;&quot;;[.T20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47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/>
          <table:table-cell table:style-name="ce56" table:formula="of:=IF([.P202]=&quot;&quot;;&quot;&quot;;[.P202])">
            <text:p/>
          </table:table-cell>
          <table:table-cell table:style-name="ce83" table:formula="of:=IF([.Q202]=&quot;&quot;;&quot;&quot;;[.Q202])">
            <text:p/>
          </table:table-cell>
          <table:table-cell table:style-name="ce83" table:formula="of:=IF([.R202]=&quot;&quot;;&quot;&quot;;[.R202])">
            <text:p/>
          </table:table-cell>
          <table:table-cell table:style-name="ce83" table:formula="of:=IF([.S202]=&quot;&quot;;&quot;&quot;;[.S202])">
            <text:p/>
          </table:table-cell>
          <table:table-cell table:style-name="ce148" table:formula="of:=IF([.T202]=&quot;&quot;;&quot;&quot;;[.T202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0"/>
          <table:table-cell table:style-name="ce385" table:formula="of:=IF([.AB249]&lt;&gt;[.AD249];&quot;Change&quot;;&quot;&quot;)">
            <text:p/>
          </table:table-cell>
          <table:table-cell table:style-name="ce386" table:formula="of:=IF([.Q320]=&quot;&quot;;&quot;&quot;;[.Q32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/>
          <table:table-cell table:style-name="ce56" table:formula="of:=IF([.P203]=&quot;&quot;;&quot;&quot;;[.P203])">
            <text:p/>
          </table:table-cell>
          <table:table-cell table:style-name="ce83" table:formula="of:=IF([.Q203]=&quot;&quot;;&quot;&quot;;[.Q203])">
            <text:p/>
          </table:table-cell>
          <table:table-cell table:style-name="ce83" table:formula="of:=IF([.R203]=&quot;&quot;;&quot;&quot;;[.R203])">
            <text:p/>
          </table:table-cell>
          <table:table-cell table:style-name="ce83" table:formula="of:=IF([.S203]=&quot;&quot;;&quot;&quot;;[.S203])">
            <text:p/>
          </table:table-cell>
          <table:table-cell table:style-name="ce148" table:formula="of:=IF([.T203]=&quot;&quot;;&quot;&quot;;[.T203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/>
          <table:table-cell table:style-name="ce58" table:formula="of:=IF([.P204]=&quot;&quot;;&quot;&quot;;[.P204])">
            <text:p/>
          </table:table-cell>
          <table:table-cell table:style-name="ce85" table:formula="of:=IF([.Q204]=&quot;&quot;;&quot;&quot;;[.Q204])">
            <text:p/>
          </table:table-cell>
          <table:table-cell table:style-name="ce85" table:formula="of:=IF([.R204]=&quot;&quot;;&quot;&quot;;[.R204])">
            <text:p/>
          </table:table-cell>
          <table:table-cell table:style-name="ce85" table:formula="of:=IF([.S204]=&quot;&quot;;&quot;&quot;;[.S204])">
            <text:p/>
          </table:table-cell>
          <table:table-cell table:style-name="ce150" table:formula="of:=IF([.T204]=&quot;&quot;;&quot;&quot;;[.T204])">
            <text:p/>
          </table:table-cell>
          <table:table-cell table:style-name="ce19" table:number-columns-repeated="4"/>
          <table:table-cell table:style-name="ce181"/>
          <table:table-cell/>
          <table:table-cell table:style-name="ce223" office:value-type="string" calcext:value-type="string">
            <text:p>Leeds Phantom</text:p>
          </table:table-cell>
          <table:table-cell table:style-name="ce54" table:number-columns-repeated="9"/>
          <table:table-cell table:style-name="ce371"/>
          <table:table-cell table:number-columns-repeated="2"/>
          <table:table-cell table:style-name="ce380"/>
          <table:table-cell table:style-name="ce385" table:formula="of:=IF([.AB251]&lt;&gt;[.AD251];&quot;Change&quot;;&quot;&quot;)">
            <text:p/>
          </table:table-cell>
          <table:table-cell table:style-name="ce386" table:formula="of:=IF([.Q322]=&quot;&quot;;&quot;&quot;;[.Q32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formula="of:=[.P206]" office:value-type="string" office:string-value="Comments:" calcext:value-type="string">
            <text:p>Comments:</text:p>
          </table:table-cell>
          <table:table-cell table:style-name="ce4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5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 office:value-type="string" calcext:value-type="string">
            <text:p>Receptor Size</text:p>
          </table:table-cell>
          <table:table-cell table:style-name="ce253" office:value-type="string" calcext:value-type="string">
            <text:p>MS1</text:p>
          </table:table-cell>
          <table:table-cell table:style-name="ce282" office:value-type="string" calcext:value-type="string">
            <text:p>MS3</text:p>
          </table:table-cell>
          <table:table-cell table:style-name="ce314" office:value-type="string" calcext:value-type="string">
            <text:p>MS4</text:p>
          </table:table-cell>
          <table:table-cell table:style-name="ce243" office:value-type="string" calcext:value-type="string">
            <text:p>Huttner</text:p>
          </table:table-cell>
          <table:table-cell table:style-name="ce243" office:value-type="string" calcext:value-type="string">
            <text:p>N3</text:p>
          </table:table-cell>
          <table:table-cell table:style-name="ce20" office:value-type="string" calcext:value-type="string">
            <text:p>kVp:</text:p>
          </table:table-cell>
          <table:table-cell table:style-name="ce26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239" office:value-type="float" office:value="70" calcext:value-type="float">
            <text:p>70</text:p>
          </table:table-cell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3]&lt;&gt;[.AD253];&quot;Change&quot;;&quot;&quot;)">
            <text:p/>
          </table:table-cell>
          <table:table-cell table:style-name="ce386" table:formula="of:=IF([.Q324]=&quot;&quot;;&quot;&quot;;[.Q32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53" table:formula="of:=IF(LEN([.Q206])&lt;=265;&quot;&quot;;RIGHT([.Q206];LEN([.Q206])-SEARCH(&quot; &quot;;[.Q206];255)))">
            <text:p/>
          </table:table-cell>
          <table:table-cell table:style-name="ce81" table:number-columns-repeated="7"/>
          <table:table-cell table:style-name="ce198"/>
          <table:table-cell/>
          <table:table-cell table:style-name="ce230" table:formula="of:=IF([.$O$110]=&quot;&quot;;&quot;&quot;;[.$O$110]&amp;&quot; &quot;&amp;flocm_in)">
            <text:p/>
          </table:table-cell>
          <table:table-cell table:style-name="ce226"/>
          <table:table-cell table:style-name="ce247"/>
          <table:table-cell table:style-name="ce308"/>
          <table:table-cell table:style-name="ce328" table:number-columns-repeated="2"/>
          <table:table-cell/>
          <table:table-cell table:style-name="ce338" office:value-type="string" calcext:value-type="string" table:number-columns-spanned="2" table:number-rows-spanned="1">
            <text:p>MS1-4</text:p>
          </table:table-cell>
          <table:covered-table-cell table:style-name="ce256"/>
          <table:table-cell table:style-name="ce52" office:value-type="string" calcext:value-type="string">
            <text:p>Huttner: Enter col.row</text:p>
          </table:table-cell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  <table:table-cell/>
          <table:table-cell table:style-name="ce231" table:formula="of:=IF([.$O$113]=&quot;&quot;;&quot;&quot;;[.$O$113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1" calcext:value-type="float">
            <text:p>1</text:p>
          </table:table-cell>
          <table:table-cell table:style-name="ce256" office:value-type="string" calcext:value-type="string">
            <text:p>Clearly visible</text:p>
          </table:table-cell>
          <table:table-cell table:style-name="ce52" office:value-type="string" calcext:value-type="string">
            <text:p>N3: Enter # of visible disks</text:p>
          </table:table-cell>
          <table:table-cell table:style-name="ce375"/>
          <table:table-cell table:number-columns-repeated="2"/>
          <table:table-cell table:style-name="ce380"/>
          <table:table-cell table:style-name="ce385" table:formula="of:=IF([.AB255]&lt;&gt;[.AD255];&quot;Change&quot;;&quot;&quot;)">
            <text:p/>
          </table:table-cell>
          <table:table-cell table:style-name="ce386" table:formula="of:=IF([.Q326]=&quot;&quot;;&quot;&quot;;[.Q32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0"/>
          <table:table-cell table:style-name="ce86" table:formula="of:=[.R237]" office:value-type="string" office:string-value="kVp" calcext:value-type="string">
            <text:p>kVp</text:p>
          </table:table-cell>
          <table:table-cell table:style-name="ce86" table:formula="of:=[.S237]" office:value-type="string" office:string-value="mA" calcext:value-type="string">
            <text:p>mA</text:p>
          </table:table-cell>
          <table:table-cell table:style-name="ce86" table:formula="of:=[.T237]" office:value-type="string" office:string-value="mGy/min" calcext:value-type="string">
            <text:p>mGy/min</text:p>
          </table:table-cell>
          <table:table-cell table:style-name="ce86" table:formula="of:=[.U237]" office:value-type="string" office:string-value="uGy/hr" calcext:value-type="string">
            <text:p>uGy/hr</text:p>
          </table:table-cell>
          <table:table-cell/>
          <table:table-cell table:style-name="ce164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81"/>
          <table:table-cell/>
          <table:table-cell table:style-name="ce231" table:formula="of:=IF([.$O$116]=&quot;&quot;;&quot;&quot;;[.$O$116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2" calcext:value-type="float">
            <text:p>2</text:p>
          </table:table-cell>
          <table:table-cell table:style-name="ce256" office:value-type="string" calcext:value-type="string">
            <text:p>Visible</text:p>
          </table:table-cell>
          <table:table-cell table:style-name="ce19"/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.Q238]" office:value-type="string" office:string-value="Transmission* @ 10cm" calcext:value-type="string">
            <text:p>Transmission* @ 10cm</text:p>
          </table:table-cell>
          <table:table-cell table:style-name="ce87" table:formula="of:=[.R238]">
            <text:p/>
          </table:table-cell>
          <table:table-cell table:style-name="ce87" table:formula="of:=[.S238]">
            <text:p/>
          </table:table-cell>
          <table:table-cell table:style-name="ce87" table:formula="of:=[.T238]">
            <text:p/>
          </table:table-cell>
          <table:table-cell table:style-name="ce151" table:formula="of:=[.U238]" office:value-type="float" office:value="0" calcext:value-type="float">
            <text:p>0</text:p>
          </table:table-cell>
          <table:table-cell/>
          <table:table-cell table:style-name="ce165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81"/>
          <table:table-cell/>
          <table:table-cell table:style-name="ce231" table:formula="of:=IF([.$O$119]=&quot;&quot;;&quot;&quot;;[.$O$119]&amp;&quot; &quot;&amp;flocm_in)">
            <text:p/>
          </table:table-cell>
          <table:table-cell table:style-name="ce254"/>
          <table:table-cell table:style-name="ce283"/>
          <table:table-cell table:style-name="ce315"/>
          <table:table-cell table:style-name="ce329" table:number-columns-repeated="2"/>
          <table:table-cell/>
          <table:table-cell table:style-name="ce311" office:value-type="float" office:value="3" calcext:value-type="float">
            <text:p>3</text:p>
          </table:table-cell>
          <table:table-cell table:style-name="ce256" office:value-type="string" calcext:value-type="string">
            <text:p>Barely visible</text:p>
          </table:table-cell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7]&lt;&gt;[.AD257];&quot;Change&quot;;&quot;&quot;)">
            <text:p/>
          </table:table-cell>
          <table:table-cell table:style-name="ce386" table:formula="of:=IF([.Q328]=&quot;&quot;;&quot;&quot;;[.Q32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.Q239]" office:value-type="string" office:string-value="Eye level" calcext:value-type="string">
            <text:p>Eye level</text:p>
          </table:table-cell>
          <table:table-cell table:style-name="ce88" table:formula="of:=[.R239]">
            <text:p/>
          </table:table-cell>
          <table:table-cell table:style-name="ce88" table:formula="of:=[.S239]">
            <text:p/>
          </table:table-cell>
          <table:table-cell table:style-name="ce134"/>
          <table:table-cell table:style-name="ce152" table:formula="of:=[.U239]" office:value-type="float" office:value="0" calcext:value-type="float">
            <text:p>0</text:p>
          </table:table-cell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32" table:formula="of:=IF([.$O$122]=&quot;&quot;;&quot;&quot;;[.$O$122]&amp;&quot; &quot;&amp;flocm_in)">
            <text:p/>
          </table:table-cell>
          <table:table-cell table:style-name="ce255"/>
          <table:table-cell table:style-name="ce284"/>
          <table:table-cell table:style-name="ce309"/>
          <table:table-cell table:style-name="ce330" table:number-columns-repeated="2"/>
          <table:table-cell/>
          <table:table-cell table:style-name="ce311" office:value-type="float" office:value="4" calcext:value-type="float">
            <text:p>4</text:p>
          </table:table-cell>
          <table:table-cell table:style-name="ce256" office:value-type="string" calcext:value-type="string">
            <text:p>Not visible</text:p>
          </table:table-cell>
          <table:table-cell table:style-name="ce19"/>
          <table:table-cell table:style-name="ce37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/>
          <table:table-cell table:style-name="ce63" table:formula="of:=[.Q240]" office:value-type="string" office:string-value="Waist level" calcext:value-type="string">
            <text:p>Waist level</text:p>
          </table:table-cell>
          <table:table-cell table:style-name="ce89" table:formula="of:=[.R240]">
            <text:p/>
          </table:table-cell>
          <table:table-cell table:style-name="ce89" table:formula="of:=[.S240]">
            <text:p/>
          </table:table-cell>
          <table:table-cell table:style-name="ce135"/>
          <table:table-cell table:style-name="ce153" table:formula="of:=[.U240]" office:value-type="float" office:value="0" calcext:value-type="float">
            <text:p>0</text:p>
          </table:table-cell>
          <table:table-cell table:number-columns-repeated="4"/>
          <table:table-cell table:style-name="ce181"/>
          <table:table-cell/>
          <table:table-cell table:style-name="ce208"/>
          <table:table-cell table:number-columns-repeated="2"/>
          <table:table-cell office:value-type="string" calcext:value-type="string">
            <text:p>Acceptable:</text:p>
          </table:table-cell>
          <table:table-cell table:style-name="ce331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343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9"/>
          <table:table-cell/>
          <table:table-cell table:style-name="ce19"/>
          <table:table-cell table:style-name="ce375"/>
          <table:table-cell table:number-columns-repeated="2"/>
          <table:table-cell table:style-name="ce380"/>
          <table:table-cell table:style-name="ce385" table:formula="of:=IF([.AB259]&lt;&gt;[.AD259];&quot;Change&quot;;&quot;&quot;)">
            <text:p/>
          </table:table-cell>
          <table:table-cell table:style-name="ce386" table:formula="of:=IF([.Q330]=&quot;&quot;;&quot;&quot;;[.Q33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P247]" office:value-type="string" office:string-value="Comments:" calcext:value-type="string">
            <text:p>Comments:</text:p>
          </table:table-cell>
          <table:table-cell table:style-name="ce4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62]&lt;&gt;&quot;&quot;;[.Q262];IF([.AB232]=&quot;&quot;;&quot;&quot;;[.AB232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6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61]&lt;&gt;[.AD261];&quot;Change&quot;;&quot;&quot;)">
            <text:p/>
          </table:table-cell>
          <table:table-cell table:style-name="ce386" table:formula="of:=IF([.Q332]=&quot;&quot;;&quot;&quot;;[.Q33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IF(LEN([.Q247])&lt;=265;&quot;&quot;;RIGHT([.Q247];LEN([.Q247])-SEARCH(&quot; &quot;;[.Q247];255)))">
            <text:p/>
          </table:table-cell>
          <table:table-cell table:style-name="ce15" table:number-columns-repeated="7"/>
          <table:table-cell table:style-name="ce182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0"/>
          <table:table-cell table:style-name="ce385" table:formula="of:=IF([.AB263]&lt;&gt;[.AD263];&quot;Change&quot;;&quot;&quot;)">
            <text:p/>
          </table:table-cell>
          <table:table-cell table:style-name="ce386" table:formula="of:=IF([.Q334]=&quot;&quot;;&quot;&quot;;[.Q33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18" office:value-type="string" calcext:value-type="string">
            <text:p>TO.10</text:p>
          </table:table-cell>
          <table:table-cell table:style-name="ce19"/>
          <table:table-cell table:style-name="ce285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27"/>
          <table:table-cell table:style-name="ce256" office:value-type="string" calcext:value-type="string">
            <text:p>Row</text:p>
          </table:table-cell>
          <table:table-cell table:style-name="ce286" table:formula="of:=IF([.$O$110]=&quot;&quot;;&quot;&quot;;[.$O$110]&amp;&quot; &quot;&amp;flocm_in)">
            <text:p/>
          </table:table-cell>
          <table:table-cell table:style-name="ce286" table:formula="of:=IF([.$O$113]=&quot;&quot;;&quot;&quot;;[.$O$113]&amp;&quot; &quot;&amp;flocm_in)">
            <text:p/>
          </table:table-cell>
          <table:table-cell table:style-name="ce286" table:formula="of:=IF([.$O$116]=&quot;&quot;;&quot;&quot;;[.$O$116]&amp;&quot; &quot;&amp;flocm_in)">
            <text:p/>
          </table:table-cell>
          <table:table-cell table:style-name="ce286" table:formula="of:=IF([.$O$119]=&quot;&quot;;&quot;&quot;;[.$O$119]&amp;&quot; &quot;&amp;flocm_in)">
            <text:p/>
          </table:table-cell>
          <table:table-cell table:style-name="ce286" table:formula="of:=IF([.$O$122]=&quot;&quot;;&quot;&quot;;[.$O$122]&amp;&quot; &quot;&amp;flocm_in)">
            <text:p/>
          </table:table-cell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5]&lt;&gt;[.AD265];&quot;Change&quot;;&quot;&quot;)">
            <text:p/>
          </table:table-cell>
          <table:table-cell table:style-name="ce386" table:formula="of:=IF([.Q336]=&quot;&quot;;&quot;&quot;;[.Q33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27"/>
          <table:table-cell table:style-name="ce256" office:value-type="string" calcext:value-type="string">
            <text:p>A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  <table:table-cell/>
          <table:table-cell table:style-name="ce227"/>
          <table:table-cell table:style-name="ce256" office:value-type="string" calcext:value-type="string">
            <text:p>B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7]&lt;&gt;[.AD267];&quot;Change&quot;;&quot;&quot;)">
            <text:p/>
          </table:table-cell>
          <table:table-cell table:style-name="ce386" table:formula="of:=IF([.Q338]=&quot;&quot;;&quot;&quot;;[.Q33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.O138]" office:value-type="string" office:string-value="Image" calcext:value-type="string">
            <text:p>Image</text:p>
          </table:table-cell>
          <table:table-cell table:style-name="ce26" table:formula="of:=[.P13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  <table:table-cell/>
          <table:table-cell table:style-name="ce227"/>
          <table:table-cell table:style-name="ce256" office:value-type="string" calcext:value-type="string">
            <text:p>C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.O139]" office:value-type="string" office:string-value="Mode" calcext:value-type="string">
            <text:p>Mode</text:p>
          </table:table-cell>
          <table:table-cell table:style-name="ce26" table:formula="of:=[.P139]" office:value-type="string" office:string-value="Attenuator" calcext:value-type="string">
            <text:p>Attenuator</text:p>
          </table:table-cell>
          <table:table-cell table:style-name="ce64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30"/>
          <table:covered-table-cell table:style-name="ce126"/>
          <table:table-cell table:style-name="ce64" table:formula="of:=[.T139]" table:number-columns-spanned="3" table:number-rows-spanned="1">
            <text:p/>
          </table:table-cell>
          <table:covered-table-cell table:style-name="ce30"/>
          <table:covered-table-cell table:style-name="ce126"/>
          <table:table-cell table:style-name="ce161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30"/>
          <table:covered-table-cell table:style-name="ce184"/>
          <table:table-cell/>
          <table:table-cell table:style-name="ce227"/>
          <table:table-cell table:style-name="ce256" office:value-type="string" calcext:value-type="string">
            <text:p>D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69]&lt;&gt;[.AD269];&quot;Change&quot;;&quot;&quot;)">
            <text:p/>
          </table:table-cell>
          <table:table-cell table:style-name="ce386" table:formula="of:=IF([.Q340]=&quot;&quot;;&quot;&quot;;[.Q34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.O140]" office:value-type="string" office:string-value="(cm)" calcext:value-type="string">
            <text:p>(cm)</text:p>
          </table:table-cell>
          <table:table-cell table:style-name="ce26" table:formula="of:=[.P140]" office:value-type="string" office:string-value="(cm)" calcext:value-type="string">
            <text:p>(cm)</text:p>
          </table:table-cell>
          <table:table-cell table:style-name="ce77" table:formula="of:=[.Q140]" office:value-type="string" office:string-value="kVp" calcext:value-type="string">
            <text:p>kVp</text:p>
          </table:table-cell>
          <table:table-cell table:style-name="ce113" table:formula="of:=[.R140]" office:value-type="string" office:string-value="mA" calcext:value-type="string">
            <text:p>mA</text:p>
          </table:table-cell>
          <table:table-cell table:style-name="ce127" table:formula="of:=[.S140]" office:value-type="string" office:string-value="mGy/min" calcext:value-type="string">
            <text:p>mGy/min</text:p>
          </table:table-cell>
          <table:table-cell table:style-name="ce77" table:formula="of:=[.T140]" office:value-type="string" office:string-value="kVp" calcext:value-type="string">
            <text:p>kVp</text:p>
          </table:table-cell>
          <table:table-cell table:style-name="ce113" table:formula="of:=[.U140]" office:value-type="string" office:string-value="mA" calcext:value-type="string">
            <text:p>mA</text:p>
          </table:table-cell>
          <table:table-cell table:style-name="ce127" table:formula="of:=[.V140]" office:value-type="string" office:string-value="mGy/min" calcext:value-type="string">
            <text:p>mGy/min</text:p>
          </table:table-cell>
          <table:table-cell table:style-name="ce77" table:formula="of:=[.W140]" office:value-type="string" office:string-value="kVp" calcext:value-type="string">
            <text:p>kVp</text:p>
          </table:table-cell>
          <table:table-cell table:style-name="ce113" table:formula="of:=[.X140]" office:value-type="string" office:string-value="mA" calcext:value-type="string">
            <text:p>mA</text:p>
          </table:table-cell>
          <table:table-cell table:style-name="ce191" table:formula="of:=[.Y140]" office:value-type="string" office:string-value="mGy/min" calcext:value-type="string">
            <text:p>mGy/min</text:p>
          </table:table-cell>
          <table:table-cell/>
          <table:table-cell table:style-name="ce227"/>
          <table:table-cell table:style-name="ce256" office:value-type="string" calcext:value-type="string">
            <text:p>E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1]" office:value-type="float" office:value="10" calcext:value-type="float">
            <text:p>10.00</text:p>
          </table:table-cell>
          <table:table-cell table:style-name="ce69" table:formula="of:=IF([.Q141]=&quot;&quot;;&quot;&quot;;[.Q141])">
            <text:p/>
          </table:table-cell>
          <table:table-cell table:style-name="ce114" table:formula="of:=IF([.R141]=&quot;&quot;;&quot;&quot;;[.R141])">
            <text:p/>
          </table:table-cell>
          <table:table-cell table:style-name="ce128" table:formula="of:=IF([.S141]=&quot;&quot;;&quot;&quot;;[.S141])">
            <text:p/>
          </table:table-cell>
          <table:table-cell table:style-name="ce69" table:formula="of:=IF([.T141]=&quot;&quot;;&quot;&quot;;[.T141])">
            <text:p/>
          </table:table-cell>
          <table:table-cell table:style-name="ce114" table:formula="of:=IF([.U141]=&quot;&quot;;&quot;&quot;;[.U141])">
            <text:p/>
          </table:table-cell>
          <table:table-cell table:style-name="ce128" table:formula="of:=IF([.V141]=&quot;&quot;;&quot;&quot;;[.V141])">
            <text:p/>
          </table:table-cell>
          <table:table-cell table:style-name="ce69" table:formula="of:=IF([.W141]=&quot;&quot;;&quot;&quot;;[.W141])">
            <text:p/>
          </table:table-cell>
          <table:table-cell table:style-name="ce114" table:formula="of:=IF([.X141]=&quot;&quot;;&quot;&quot;;[.X141])">
            <text:p/>
          </table:table-cell>
          <table:table-cell table:style-name="ce192" table:formula="of:=IF([.Y141]=&quot;&quot;;&quot;&quot;;[.Y141])">
            <text:p/>
          </table:table-cell>
          <table:table-cell/>
          <table:table-cell table:style-name="ce227"/>
          <table:table-cell table:style-name="ce256" office:value-type="string" calcext:value-type="string">
            <text:p>F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1]&lt;&gt;[.AD271];&quot;Change&quot;;&quot;&quot;)">
            <text:p/>
          </table:table-cell>
          <table:table-cell table:style-name="ce386" table:formula="of:=IF([.Q342]=&quot;&quot;;&quot;&quot;;[.Q34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/>
          <table:table-cell table:style-name="ce26" table:formula="of:=[.P142]" office:value-type="float" office:value="20" calcext:value-type="float">
            <text:p>20.00</text:p>
          </table:table-cell>
          <table:table-cell table:style-name="ce70" table:formula="of:=IF([.Q142]=&quot;&quot;;&quot;&quot;;[.Q142])">
            <text:p/>
          </table:table-cell>
          <table:table-cell table:style-name="ce42" table:formula="of:=IF([.R142]=&quot;&quot;;&quot;&quot;;[.R142])">
            <text:p/>
          </table:table-cell>
          <table:table-cell table:style-name="ce129" table:formula="of:=IF([.S142]=&quot;&quot;;&quot;&quot;;[.S142])">
            <text:p/>
          </table:table-cell>
          <table:table-cell table:style-name="ce70" table:formula="of:=IF([.T142]=&quot;&quot;;&quot;&quot;;[.T142])">
            <text:p/>
          </table:table-cell>
          <table:table-cell table:style-name="ce42" table:formula="of:=IF([.U142]=&quot;&quot;;&quot;&quot;;[.U142])">
            <text:p/>
          </table:table-cell>
          <table:table-cell table:style-name="ce129" table:formula="of:=IF([.V142]=&quot;&quot;;&quot;&quot;;[.V142])">
            <text:p/>
          </table:table-cell>
          <table:table-cell table:style-name="ce70" table:formula="of:=IF([.W142]=&quot;&quot;;&quot;&quot;;[.W142])">
            <text:p/>
          </table:table-cell>
          <table:table-cell table:style-name="ce42" table:formula="of:=IF([.X142]=&quot;&quot;;&quot;&quot;;[.X142])">
            <text:p/>
          </table:table-cell>
          <table:table-cell table:style-name="ce193" table:formula="of:=IF([.Y142]=&quot;&quot;;&quot;&quot;;[.Y142])">
            <text:p/>
          </table:table-cell>
          <table:table-cell/>
          <table:table-cell table:style-name="ce227"/>
          <table:table-cell table:style-name="ce256" office:value-type="string" calcext:value-type="string">
            <text:p>G</text:p>
          </table:table-cell>
          <table:table-cell table:style-name="ce283" table:number-columns-repeated="5"/>
          <table:table-cell table:number-columns-repeated="3"/>
          <table:table-cell table:style-name="ce241"/>
          <table:table-cell/>
          <table:table-cell table:style-name="ce39" office:value-type="string" calcext:value-type="string">
            <text:p>Comment Page 2</text:p>
          </table:table-cell>
          <table:table-cell table:style-name="ce380"/>
          <table:table-cell table:style-name="ce385" table:formula="of:=IF([.AB272]&lt;&gt;[.AD272];&quot;Change&quot;;&quot;&quot;)">
            <text:p/>
          </table:table-cell>
          <table:table-cell table:style-name="ce386" table:formula="of:=IF([.Q348]=&quot;&quot;;&quot;&quot;;[.Q34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/>
          <table:table-cell table:style-name="ce27" table:formula="of:=[.P143]" office:value-type="float" office:value="30" calcext:value-type="float">
            <text:p>30.00</text:p>
          </table:table-cell>
          <table:table-cell table:style-name="ce36" table:formula="of:=IF([.Q143]=&quot;&quot;;&quot;&quot;;[.Q143])">
            <text:p/>
          </table:table-cell>
          <table:table-cell table:style-name="ce115" table:formula="of:=IF([.R143]=&quot;&quot;;&quot;&quot;;[.R143])">
            <text:p/>
          </table:table-cell>
          <table:table-cell table:style-name="ce130" table:formula="of:=IF([.S143]=&quot;&quot;;&quot;&quot;;[.S143])">
            <text:p/>
          </table:table-cell>
          <table:table-cell table:style-name="ce36" table:formula="of:=IF([.T143]=&quot;&quot;;&quot;&quot;;[.T143])">
            <text:p/>
          </table:table-cell>
          <table:table-cell table:style-name="ce115" table:formula="of:=IF([.U143]=&quot;&quot;;&quot;&quot;;[.U143])">
            <text:p/>
          </table:table-cell>
          <table:table-cell table:style-name="ce130" table:formula="of:=IF([.V143]=&quot;&quot;;&quot;&quot;;[.V143])">
            <text:p/>
          </table:table-cell>
          <table:table-cell table:style-name="ce36" table:formula="of:=IF([.W143]=&quot;&quot;;&quot;&quot;;[.W143])">
            <text:p/>
          </table:table-cell>
          <table:table-cell table:style-name="ce115" table:formula="of:=IF([.X143]=&quot;&quot;;&quot;&quot;;[.X143])">
            <text:p/>
          </table:table-cell>
          <table:table-cell table:style-name="ce194" table:formula="of:=IF([.Y143]=&quot;&quot;;&quot;&quot;;[.Y143])">
            <text:p/>
          </table:table-cell>
          <table:table-cell/>
          <table:table-cell table:style-name="ce227"/>
          <table:table-cell table:style-name="ce256" office:value-type="string" calcext:value-type="string">
            <text:p>H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4]" office:value-type="float" office:value="10" calcext:value-type="float">
            <text:p>10.00</text:p>
          </table:table-cell>
          <table:table-cell table:style-name="ce69" table:formula="of:=IF([.Q144]=&quot;&quot;;&quot;&quot;;[.Q144])">
            <text:p/>
          </table:table-cell>
          <table:table-cell table:style-name="ce114" table:formula="of:=IF([.R144]=&quot;&quot;;&quot;&quot;;[.R144])">
            <text:p/>
          </table:table-cell>
          <table:table-cell table:style-name="ce128" table:formula="of:=IF([.S144]=&quot;&quot;;&quot;&quot;;[.S144])">
            <text:p/>
          </table:table-cell>
          <table:table-cell table:style-name="ce69" table:formula="of:=IF([.T144]=&quot;&quot;;&quot;&quot;;[.T144])">
            <text:p/>
          </table:table-cell>
          <table:table-cell table:style-name="ce114" table:formula="of:=IF([.U144]=&quot;&quot;;&quot;&quot;;[.U144])">
            <text:p/>
          </table:table-cell>
          <table:table-cell table:style-name="ce128" table:formula="of:=IF([.V144]=&quot;&quot;;&quot;&quot;;[.V144])">
            <text:p/>
          </table:table-cell>
          <table:table-cell table:style-name="ce69" table:formula="of:=IF([.W144]=&quot;&quot;;&quot;&quot;;[.W144])">
            <text:p/>
          </table:table-cell>
          <table:table-cell table:style-name="ce114" table:formula="of:=IF([.X144]=&quot;&quot;;&quot;&quot;;[.X144])">
            <text:p/>
          </table:table-cell>
          <table:table-cell table:style-name="ce192" table:formula="of:=IF([.Y144]=&quot;&quot;;&quot;&quot;;[.Y144])">
            <text:p/>
          </table:table-cell>
          <table:table-cell/>
          <table:table-cell table:style-name="ce227"/>
          <table:table-cell table:style-name="ce256" office:value-type="string" calcext:value-type="string">
            <text:p>J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4]&lt;&gt;[.AD274];&quot;Change&quot;;&quot;&quot;)">
            <text:p/>
          </table:table-cell>
          <table:table-cell table:style-name="ce386" table:formula="of:=IF([.Q350]=&quot;&quot;;&quot;&quot;;[.Q35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/>
          <table:table-cell table:style-name="ce26" table:formula="of:=[.P145]" office:value-type="float" office:value="20" calcext:value-type="float">
            <text:p>20.00</text:p>
          </table:table-cell>
          <table:table-cell table:style-name="ce70" table:formula="of:=IF([.Q145]=&quot;&quot;;&quot;&quot;;[.Q145])">
            <text:p/>
          </table:table-cell>
          <table:table-cell table:style-name="ce42" table:formula="of:=IF([.R145]=&quot;&quot;;&quot;&quot;;[.R145])">
            <text:p/>
          </table:table-cell>
          <table:table-cell table:style-name="ce129" table:formula="of:=IF([.S145]=&quot;&quot;;&quot;&quot;;[.S145])">
            <text:p/>
          </table:table-cell>
          <table:table-cell table:style-name="ce70" table:formula="of:=IF([.T145]=&quot;&quot;;&quot;&quot;;[.T145])">
            <text:p/>
          </table:table-cell>
          <table:table-cell table:style-name="ce42" table:formula="of:=IF([.U145]=&quot;&quot;;&quot;&quot;;[.U145])">
            <text:p/>
          </table:table-cell>
          <table:table-cell table:style-name="ce129" table:formula="of:=IF([.V145]=&quot;&quot;;&quot;&quot;;[.V145])">
            <text:p/>
          </table:table-cell>
          <table:table-cell table:style-name="ce70" table:formula="of:=IF([.W145]=&quot;&quot;;&quot;&quot;;[.W145])">
            <text:p/>
          </table:table-cell>
          <table:table-cell table:style-name="ce42" table:formula="of:=IF([.X145]=&quot;&quot;;&quot;&quot;;[.X145])">
            <text:p/>
          </table:table-cell>
          <table:table-cell table:style-name="ce193" table:formula="of:=IF([.Y145]=&quot;&quot;;&quot;&quot;;[.Y145])">
            <text:p/>
          </table:table-cell>
          <table:table-cell/>
          <table:table-cell table:style-name="ce227"/>
          <table:table-cell table:style-name="ce256" office:value-type="string" calcext:value-type="string">
            <text:p>K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/>
          <table:table-cell table:style-name="ce27" table:formula="of:=[.P146]" office:value-type="float" office:value="30" calcext:value-type="float">
            <text:p>30.00</text:p>
          </table:table-cell>
          <table:table-cell table:style-name="ce36" table:formula="of:=IF([.Q146]=&quot;&quot;;&quot;&quot;;[.Q146])">
            <text:p/>
          </table:table-cell>
          <table:table-cell table:style-name="ce115" table:formula="of:=IF([.R146]=&quot;&quot;;&quot;&quot;;[.R146])">
            <text:p/>
          </table:table-cell>
          <table:table-cell table:style-name="ce130" table:formula="of:=IF([.S146]=&quot;&quot;;&quot;&quot;;[.S146])">
            <text:p/>
          </table:table-cell>
          <table:table-cell table:style-name="ce36" table:formula="of:=IF([.T146]=&quot;&quot;;&quot;&quot;;[.T146])">
            <text:p/>
          </table:table-cell>
          <table:table-cell table:style-name="ce115" table:formula="of:=IF([.U146]=&quot;&quot;;&quot;&quot;;[.U146])">
            <text:p/>
          </table:table-cell>
          <table:table-cell table:style-name="ce130" table:formula="of:=IF([.V146]=&quot;&quot;;&quot;&quot;;[.V146])">
            <text:p/>
          </table:table-cell>
          <table:table-cell table:style-name="ce36" table:formula="of:=IF([.W146]=&quot;&quot;;&quot;&quot;;[.W146])">
            <text:p/>
          </table:table-cell>
          <table:table-cell table:style-name="ce115" table:formula="of:=IF([.X146]=&quot;&quot;;&quot;&quot;;[.X146])">
            <text:p/>
          </table:table-cell>
          <table:table-cell table:style-name="ce194" table:formula="of:=IF([.Y146]=&quot;&quot;;&quot;&quot;;[.Y146])">
            <text:p/>
          </table:table-cell>
          <table:table-cell/>
          <table:table-cell table:style-name="ce227"/>
          <table:table-cell table:style-name="ce256" office:value-type="string" calcext:value-type="string">
            <text:p>L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76]&lt;&gt;[.AD276];&quot;Change&quot;;&quot;&quot;)">
            <text:p/>
          </table:table-cell>
          <table:table-cell table:style-name="ce386" table:formula="of:=IF([.Q352]=&quot;&quot;;&quot;&quot;;[.Q35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47]" office:value-type="float" office:value="10" calcext:value-type="float">
            <text:p>10.00</text:p>
          </table:table-cell>
          <table:table-cell table:style-name="ce69" table:formula="of:=IF([.Q147]=&quot;&quot;;&quot;&quot;;[.Q147])">
            <text:p/>
          </table:table-cell>
          <table:table-cell table:style-name="ce114" table:formula="of:=IF([.R147]=&quot;&quot;;&quot;&quot;;[.R147])">
            <text:p/>
          </table:table-cell>
          <table:table-cell table:style-name="ce128" table:formula="of:=IF([.S147]=&quot;&quot;;&quot;&quot;;[.S147])">
            <text:p/>
          </table:table-cell>
          <table:table-cell table:style-name="ce69" table:formula="of:=IF([.T147]=&quot;&quot;;&quot;&quot;;[.T147])">
            <text:p/>
          </table:table-cell>
          <table:table-cell table:style-name="ce114" table:formula="of:=IF([.U147]=&quot;&quot;;&quot;&quot;;[.U147])">
            <text:p/>
          </table:table-cell>
          <table:table-cell table:style-name="ce128" table:formula="of:=IF([.V147]=&quot;&quot;;&quot;&quot;;[.V147])">
            <text:p/>
          </table:table-cell>
          <table:table-cell table:style-name="ce69" table:formula="of:=IF([.W147]=&quot;&quot;;&quot;&quot;;[.W147])">
            <text:p/>
          </table:table-cell>
          <table:table-cell table:style-name="ce114" table:formula="of:=IF([.X147]=&quot;&quot;;&quot;&quot;;[.X147])">
            <text:p/>
          </table:table-cell>
          <table:table-cell table:style-name="ce192" table:formula="of:=IF([.Y147]=&quot;&quot;;&quot;&quot;;[.Y147])">
            <text:p/>
          </table:table-cell>
          <table:table-cell/>
          <table:table-cell table:style-name="ce227"/>
          <table:table-cell table:style-name="ce256" office:value-type="string" calcext:value-type="string">
            <text:p>M</text:p>
          </table:table-cell>
          <table:table-cell table:style-name="ce283" table:number-columns-repeated="5"/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/>
          <table:table-cell table:style-name="ce26" table:formula="of:=[.P148]" office:value-type="float" office:value="20" calcext:value-type="float">
            <text:p>20.00</text:p>
          </table:table-cell>
          <table:table-cell table:style-name="ce70" table:formula="of:=IF([.Q148]=&quot;&quot;;&quot;&quot;;[.Q148])">
            <text:p/>
          </table:table-cell>
          <table:table-cell table:style-name="ce42" table:formula="of:=IF([.R148]=&quot;&quot;;&quot;&quot;;[.R148])">
            <text:p/>
          </table:table-cell>
          <table:table-cell table:style-name="ce129" table:formula="of:=IF([.S148]=&quot;&quot;;&quot;&quot;;[.S148])">
            <text:p/>
          </table:table-cell>
          <table:table-cell table:style-name="ce70" table:formula="of:=IF([.T148]=&quot;&quot;;&quot;&quot;;[.T148])">
            <text:p/>
          </table:table-cell>
          <table:table-cell table:style-name="ce42" table:formula="of:=IF([.U148]=&quot;&quot;;&quot;&quot;;[.U148])">
            <text:p/>
          </table:table-cell>
          <table:table-cell table:style-name="ce129" table:formula="of:=IF([.V148]=&quot;&quot;;&quot;&quot;;[.V148])">
            <text:p/>
          </table:table-cell>
          <table:table-cell table:style-name="ce70" table:formula="of:=IF([.W148]=&quot;&quot;;&quot;&quot;;[.W148])">
            <text:p/>
          </table:table-cell>
          <table:table-cell table:style-name="ce42" table:formula="of:=IF([.X148]=&quot;&quot;;&quot;&quot;;[.X148])">
            <text:p/>
          </table:table-cell>
          <table:table-cell table:style-name="ce193" table:formula="of:=IF([.Y148]=&quot;&quot;;&quot;&quot;;[.Y148])">
            <text:p/>
          </table:table-cell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0"/>
          <table:table-cell table:style-name="ce385" table:formula="of:=IF([.AB278]&lt;&gt;[.AD278];&quot;Change&quot;;&quot;&quot;)">
            <text:p/>
          </table:table-cell>
          <table:table-cell table:style-name="ce386" table:formula="of:=IF([.Q354]=&quot;&quot;;&quot;&quot;;[.Q35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/>
          <table:table-cell table:style-name="ce27" table:formula="of:=[.P149]" office:value-type="float" office:value="30" calcext:value-type="float">
            <text:p>30.00</text:p>
          </table:table-cell>
          <table:table-cell table:style-name="ce36" table:formula="of:=IF([.Q149]=&quot;&quot;;&quot;&quot;;[.Q149])">
            <text:p/>
          </table:table-cell>
          <table:table-cell table:style-name="ce115" table:formula="of:=IF([.R149]=&quot;&quot;;&quot;&quot;;[.R149])">
            <text:p/>
          </table:table-cell>
          <table:table-cell table:style-name="ce130" table:formula="of:=IF([.S149]=&quot;&quot;;&quot;&quot;;[.S149])">
            <text:p/>
          </table:table-cell>
          <table:table-cell table:style-name="ce36" table:formula="of:=IF([.T149]=&quot;&quot;;&quot;&quot;;[.T149])">
            <text:p/>
          </table:table-cell>
          <table:table-cell table:style-name="ce115" table:formula="of:=IF([.U149]=&quot;&quot;;&quot;&quot;;[.U149])">
            <text:p/>
          </table:table-cell>
          <table:table-cell table:style-name="ce130" table:formula="of:=IF([.V149]=&quot;&quot;;&quot;&quot;;[.V149])">
            <text:p/>
          </table:table-cell>
          <table:table-cell table:style-name="ce36" table:formula="of:=IF([.W149]=&quot;&quot;;&quot;&quot;;[.W149])">
            <text:p/>
          </table:table-cell>
          <table:table-cell table:style-name="ce115" table:formula="of:=IF([.X149]=&quot;&quot;;&quot;&quot;;[.X149])">
            <text:p/>
          </table:table-cell>
          <table:table-cell table:style-name="ce194" table:formula="of:=IF([.Y149]=&quot;&quot;;&quot;&quot;;[.Y149])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281]&lt;&gt;&quot;&quot;;[.Q281];IF([.AB233]=&quot;&quot;;&quot;&quot;;[.AB233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0]" office:value-type="float" office:value="10" calcext:value-type="float">
            <text:p>10.00</text:p>
          </table:table-cell>
          <table:table-cell table:style-name="ce69" table:formula="of:=IF([.Q150]=&quot;&quot;;&quot;&quot;;[.Q150])">
            <text:p/>
          </table:table-cell>
          <table:table-cell table:style-name="ce114" table:formula="of:=IF([.R150]=&quot;&quot;;&quot;&quot;;[.R150])">
            <text:p/>
          </table:table-cell>
          <table:table-cell table:style-name="ce128" table:formula="of:=IF([.S150]=&quot;&quot;;&quot;&quot;;[.S150])">
            <text:p/>
          </table:table-cell>
          <table:table-cell table:style-name="ce69" table:formula="of:=IF([.T150]=&quot;&quot;;&quot;&quot;;[.T150])">
            <text:p/>
          </table:table-cell>
          <table:table-cell table:style-name="ce114" table:formula="of:=IF([.U150]=&quot;&quot;;&quot;&quot;;[.U150])">
            <text:p/>
          </table:table-cell>
          <table:table-cell table:style-name="ce128" table:formula="of:=IF([.V150]=&quot;&quot;;&quot;&quot;;[.V150])">
            <text:p/>
          </table:table-cell>
          <table:table-cell table:style-name="ce69" table:formula="of:=IF([.W150]=&quot;&quot;;&quot;&quot;;[.W150])">
            <text:p/>
          </table:table-cell>
          <table:table-cell table:style-name="ce114" table:formula="of:=IF([.X150]=&quot;&quot;;&quot;&quot;;[.X150])">
            <text:p/>
          </table:table-cell>
          <table:table-cell table:style-name="ce192" table:formula="of:=IF([.Y150]=&quot;&quot;;&quot;&quot;;[.Y150]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79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80]&lt;&gt;[.AD280];&quot;Change&quot;;&quot;&quot;)">
            <text:p/>
          </table:table-cell>
          <table:table-cell table:style-name="ce386" table:formula="of:=IF([.Q356]=&quot;&quot;;&quot;&quot;;[.Q35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/>
          <table:table-cell table:style-name="ce26" table:formula="of:=[.P151]" office:value-type="float" office:value="20" calcext:value-type="float">
            <text:p>20.00</text:p>
          </table:table-cell>
          <table:table-cell table:style-name="ce70" table:formula="of:=IF([.Q151]=&quot;&quot;;&quot;&quot;;[.Q151])">
            <text:p/>
          </table:table-cell>
          <table:table-cell table:style-name="ce42" table:formula="of:=IF([.R151]=&quot;&quot;;&quot;&quot;;[.R151])">
            <text:p/>
          </table:table-cell>
          <table:table-cell table:style-name="ce129" table:formula="of:=IF([.S151]=&quot;&quot;;&quot;&quot;;[.S151])">
            <text:p/>
          </table:table-cell>
          <table:table-cell table:style-name="ce70" table:formula="of:=IF([.T151]=&quot;&quot;;&quot;&quot;;[.T151])">
            <text:p/>
          </table:table-cell>
          <table:table-cell table:style-name="ce42" table:formula="of:=IF([.U151]=&quot;&quot;;&quot;&quot;;[.U151])">
            <text:p/>
          </table:table-cell>
          <table:table-cell table:style-name="ce129" table:formula="of:=IF([.V151]=&quot;&quot;;&quot;&quot;;[.V151])">
            <text:p/>
          </table:table-cell>
          <table:table-cell table:style-name="ce70" table:formula="of:=IF([.W151]=&quot;&quot;;&quot;&quot;;[.W151])">
            <text:p/>
          </table:table-cell>
          <table:table-cell table:style-name="ce42" table:formula="of:=IF([.X151]=&quot;&quot;;&quot;&quot;;[.X151])">
            <text:p/>
          </table:table-cell>
          <table:table-cell table:style-name="ce193" table:formula="of:=IF([.Y151]=&quot;&quot;;&quot;&quot;;[.Y151])">
            <text:p/>
          </table:table-cell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/>
          <table:table-cell table:style-name="ce27" table:formula="of:=[.P152]" office:value-type="float" office:value="30" calcext:value-type="float">
            <text:p>30.00</text:p>
          </table:table-cell>
          <table:table-cell table:style-name="ce36" table:formula="of:=IF([.Q152]=&quot;&quot;;&quot;&quot;;[.Q152])">
            <text:p/>
          </table:table-cell>
          <table:table-cell table:style-name="ce115" table:formula="of:=IF([.R152]=&quot;&quot;;&quot;&quot;;[.R152])">
            <text:p/>
          </table:table-cell>
          <table:table-cell table:style-name="ce130" table:formula="of:=IF([.S152]=&quot;&quot;;&quot;&quot;;[.S152])">
            <text:p/>
          </table:table-cell>
          <table:table-cell table:style-name="ce36" table:formula="of:=IF([.T152]=&quot;&quot;;&quot;&quot;;[.T152])">
            <text:p/>
          </table:table-cell>
          <table:table-cell table:style-name="ce115" table:formula="of:=IF([.U152]=&quot;&quot;;&quot;&quot;;[.U152])">
            <text:p/>
          </table:table-cell>
          <table:table-cell table:style-name="ce130" table:formula="of:=IF([.V152]=&quot;&quot;;&quot;&quot;;[.V152])">
            <text:p/>
          </table:table-cell>
          <table:table-cell table:style-name="ce36" table:formula="of:=IF([.W152]=&quot;&quot;;&quot;&quot;;[.W152])">
            <text:p/>
          </table:table-cell>
          <table:table-cell table:style-name="ce115" table:formula="of:=IF([.X152]=&quot;&quot;;&quot;&quot;;[.X152])">
            <text:p/>
          </table:table-cell>
          <table:table-cell table:style-name="ce194" table:formula="of:=IF([.Y152]=&quot;&quot;;&quot;&quot;;[.Y152])">
            <text:p/>
          </table:table-cell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0"/>
          <table:table-cell table:style-name="ce385" table:formula="of:=IF([.AB282]&lt;&gt;[.AD282];&quot;Change&quot;;&quot;&quot;)">
            <text:p/>
          </table:table-cell>
          <table:table-cell table:style-name="ce386" table:formula="of:=IF([.Q358]=&quot;&quot;;&quot;&quot;;[.Q35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.P153]" office:value-type="float" office:value="10" calcext:value-type="float">
            <text:p>10.00</text:p>
          </table:table-cell>
          <table:table-cell table:style-name="ce69" table:formula="of:=IF([.Q153]=&quot;&quot;;&quot;&quot;;[.Q153])">
            <text:p/>
          </table:table-cell>
          <table:table-cell table:style-name="ce114" table:formula="of:=IF([.R153]=&quot;&quot;;&quot;&quot;;[.R153])">
            <text:p/>
          </table:table-cell>
          <table:table-cell table:style-name="ce128" table:formula="of:=IF([.S153]=&quot;&quot;;&quot;&quot;;[.S153])">
            <text:p/>
          </table:table-cell>
          <table:table-cell table:style-name="ce69" table:formula="of:=IF([.T153]=&quot;&quot;;&quot;&quot;;[.T153])">
            <text:p/>
          </table:table-cell>
          <table:table-cell table:style-name="ce114" table:formula="of:=IF([.U153]=&quot;&quot;;&quot;&quot;;[.U153])">
            <text:p/>
          </table:table-cell>
          <table:table-cell table:style-name="ce128" table:formula="of:=IF([.V153]=&quot;&quot;;&quot;&quot;;[.V153])">
            <text:p/>
          </table:table-cell>
          <table:table-cell table:style-name="ce69" table:formula="of:=IF([.W153]=&quot;&quot;;&quot;&quot;;[.W153])">
            <text:p/>
          </table:table-cell>
          <table:table-cell table:style-name="ce114" table:formula="of:=IF([.X153]=&quot;&quot;;&quot;&quot;;[.X153])">
            <text:p/>
          </table:table-cell>
          <table:table-cell table:style-name="ce192" table:formula="of:=IF([.Y153]=&quot;&quot;;&quot;&quot;;[.Y153])">
            <text:p/>
          </table:table-cell>
          <table:table-cell/>
          <table:table-cell table:style-name="ce223" office:value-type="string" calcext:value-type="string">
            <text:p>Field Size</text:p>
          </table:table-cell>
          <table:table-cell table:style-name="ce54"/>
          <table:table-cell table:style-name="ce287" table:formula="of:=IF([.$O$110]=&quot;&quot;;&quot;&quot;;[.$O$110])">
            <text:p/>
          </table:table-cell>
          <table:table-cell table:style-name="ce287" table:formula="of:=IF([.$O$113]=&quot;&quot;;&quot;&quot;;[.$O$113])">
            <text:p/>
          </table:table-cell>
          <table:table-cell table:style-name="ce287" table:formula="of:=IF([.$O$116]=&quot;&quot;;&quot;&quot;;[.$O$116])">
            <text:p/>
          </table:table-cell>
          <table:table-cell table:style-name="ce287" table:formula="of:=IF([.$O$119]=&quot;&quot;;&quot;&quot;;[.$O$119])">
            <text:p/>
          </table:table-cell>
          <table:table-cell table:style-name="ce287" table:formula="of:=IF([.$O$122]=&quot;&quot;;&quot;&quot;;[.$O$122])">
            <text:p/>
          </table:table-cell>
          <table:table-cell table:style-name="ce54"/>
          <table:table-cell table:style-name="ce261" table:formula="of:=IF([.X283]&lt;&gt;&quot;&quot;;[.X283];IF([.AB160]=&quot;&quot;;&quot;&quot;;[.AB160]))">
            <text:p/>
          </table:table-cell>
          <table:table-cell table:style-name="ce298"/>
          <table:table-cell table:style-name="ce37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/>
          <table:table-cell table:style-name="ce26" table:formula="of:=[.P154]" office:value-type="float" office:value="20" calcext:value-type="float">
            <text:p>20.00</text:p>
          </table:table-cell>
          <table:table-cell table:style-name="ce70" table:formula="of:=IF([.Q154]=&quot;&quot;;&quot;&quot;;[.Q154])">
            <text:p/>
          </table:table-cell>
          <table:table-cell table:style-name="ce42" table:formula="of:=IF([.R154]=&quot;&quot;;&quot;&quot;;[.R154])">
            <text:p/>
          </table:table-cell>
          <table:table-cell table:style-name="ce129" table:formula="of:=IF([.S154]=&quot;&quot;;&quot;&quot;;[.S154])">
            <text:p/>
          </table:table-cell>
          <table:table-cell table:style-name="ce70" table:formula="of:=IF([.T154]=&quot;&quot;;&quot;&quot;;[.T154])">
            <text:p/>
          </table:table-cell>
          <table:table-cell table:style-name="ce42" table:formula="of:=IF([.U154]=&quot;&quot;;&quot;&quot;;[.U154])">
            <text:p/>
          </table:table-cell>
          <table:table-cell table:style-name="ce129" table:formula="of:=IF([.V154]=&quot;&quot;;&quot;&quot;;[.V154])">
            <text:p/>
          </table:table-cell>
          <table:table-cell table:style-name="ce70" table:formula="of:=IF([.W154]=&quot;&quot;;&quot;&quot;;[.W154])">
            <text:p/>
          </table:table-cell>
          <table:table-cell table:style-name="ce42" table:formula="of:=IF([.X154]=&quot;&quot;;&quot;&quot;;[.X154])">
            <text:p/>
          </table:table-cell>
          <table:table-cell table:style-name="ce193" table:formula="of:=IF([.Y154]=&quot;&quot;;&quot;&quot;;[.Y154])">
            <text:p/>
          </table:table-cell>
          <table:table-cell/>
          <table:table-cell table:style-name="ce208"/>
          <table:table-cell table:style-name="ce20" office:value-type="string" calcext:value-type="string">
            <text:p>Horizontal</text:p>
          </table:table-cell>
          <table:table-cell table:style-name="ce288" table:number-columns-repeated="5"/>
          <table:table-cell/>
          <table:table-cell table:style-name="ce51" office:value-type="string" calcext:value-type="string">
            <text:p>Type 1 for circular field, 2 for square field</text:p>
          </table:table-cell>
          <table:table-cell/>
          <table:table-cell table:style-name="ce241"/>
          <table:table-cell table:number-columns-repeated="2"/>
          <table:table-cell table:style-name="ce380"/>
          <table:table-cell table:style-name="ce385" table:formula="of:=IF([.AB284]&lt;&gt;[.AD284];&quot;Change&quot;;&quot;&quot;)">
            <text:p/>
          </table:table-cell>
          <table:table-cell table:style-name="ce386" table:formula="of:=IF([.Q360]=&quot;&quot;;&quot;&quot;;[.Q36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/>
          <table:table-cell table:style-name="ce27" table:formula="of:=[.P155]" office:value-type="float" office:value="30" calcext:value-type="float">
            <text:p>30.00</text:p>
          </table:table-cell>
          <table:table-cell table:style-name="ce36" table:formula="of:=IF([.Q155]=&quot;&quot;;&quot;&quot;;[.Q155])">
            <text:p/>
          </table:table-cell>
          <table:table-cell table:style-name="ce115" table:formula="of:=IF([.R155]=&quot;&quot;;&quot;&quot;;[.R155])">
            <text:p/>
          </table:table-cell>
          <table:table-cell table:style-name="ce130" table:formula="of:=IF([.S155]=&quot;&quot;;&quot;&quot;;[.S155])">
            <text:p/>
          </table:table-cell>
          <table:table-cell table:style-name="ce36" table:formula="of:=IF([.T155]=&quot;&quot;;&quot;&quot;;[.T155])">
            <text:p/>
          </table:table-cell>
          <table:table-cell table:style-name="ce115" table:formula="of:=IF([.U155]=&quot;&quot;;&quot;&quot;;[.U155])">
            <text:p/>
          </table:table-cell>
          <table:table-cell table:style-name="ce130" table:formula="of:=IF([.V155]=&quot;&quot;;&quot;&quot;;[.V155])">
            <text:p/>
          </table:table-cell>
          <table:table-cell table:style-name="ce36" table:formula="of:=IF([.W155]=&quot;&quot;;&quot;&quot;;[.W155])">
            <text:p/>
          </table:table-cell>
          <table:table-cell table:style-name="ce115" table:formula="of:=IF([.X155]=&quot;&quot;;&quot;&quot;;[.X155])">
            <text:p/>
          </table:table-cell>
          <table:table-cell table:style-name="ce194" table:formula="of:=IF([.Y155]=&quot;&quot;;&quot;&quot;;[.Y155])">
            <text:p/>
          </table:table-cell>
          <table:table-cell/>
          <table:table-cell table:style-name="ce208"/>
          <table:table-cell table:style-name="ce20" office:value-type="string" calcext:value-type="string">
            <text:p>Vertical</text:p>
          </table:table-cell>
          <table:table-cell table:style-name="ce288" table:number-columns-repeated="5"/>
          <table:table-cell table:style-name="ce20"/>
          <table:table-cell table:style-name="ce51"/>
          <table:table-cell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.P156]" office:value-type="string" office:string-value="max" calcext:value-type="string">
            <text:p>max</text:p>
          </table:table-cell>
          <table:table-cell table:style-name="ce78" table:formula="of:=IF([.Q156]=&quot;&quot;;&quot;&quot;;[.Q156])">
            <text:p/>
          </table:table-cell>
          <table:table-cell table:style-name="ce116" table:formula="of:=IF([.R156]=&quot;&quot;;&quot;&quot;;[.R156])">
            <text:p/>
          </table:table-cell>
          <table:table-cell table:style-name="ce131" table:formula="of:=IF([.S156]=&quot;&quot;;&quot;&quot;;[.S156])">
            <text:p/>
          </table:table-cell>
          <table:table-cell table:style-name="ce78" table:formula="of:=IF([.T156]=&quot;&quot;;&quot;&quot;;[.T156])">
            <text:p/>
          </table:table-cell>
          <table:table-cell table:style-name="ce116" table:formula="of:=IF([.U156]=&quot;&quot;;&quot;&quot;;[.U156])">
            <text:p/>
          </table:table-cell>
          <table:table-cell table:style-name="ce131" table:formula="of:=IF([.V156]=&quot;&quot;;&quot;&quot;;[.V156])">
            <text:p/>
          </table:table-cell>
          <table:table-cell table:style-name="ce78" table:formula="of:=IF([.W156]=&quot;&quot;;&quot;&quot;;[.W156])">
            <text:p/>
          </table:table-cell>
          <table:table-cell table:style-name="ce116" table:formula="of:=IF([.X156]=&quot;&quot;;&quot;&quot;;[.X156])">
            <text:p/>
          </table:table-cell>
          <table:table-cell table:style-name="ce200" table:formula="of:=IF([.Y156]=&quot;&quot;;&quot;&quot;;[.Y156])">
            <text:p/>
          </table:table-cell>
          <table:table-cell/>
          <table:table-cell table:style-name="ce208"/>
          <table:table-cell table:style-name="ce20" office:value-type="string" calcext:value-type="string">
            <text:p>Diagonal</text:p>
          </table:table-cell>
          <table:table-cell table:style-name="ce289" table:formula="of:=IF(OR([.Q284]=&quot;&quot;;[.Q285]=&quot;&quot;);&quot;&quot;;SQRT([.Q284]^2+[.Q285]^2))">
            <text:p/>
          </table:table-cell>
          <table:table-cell table:style-name="ce289" table:formula="of:=IF(OR([.R284]=&quot;&quot;;[.R285]=&quot;&quot;);&quot;&quot;;SQRT([.R284]^2+[.R285]^2))">
            <text:p/>
          </table:table-cell>
          <table:table-cell table:style-name="ce289" table:formula="of:=IF(OR([.S284]=&quot;&quot;;[.S285]=&quot;&quot;);&quot;&quot;;SQRT([.S284]^2+[.S285]^2))">
            <text:p/>
          </table:table-cell>
          <table:table-cell table:style-name="ce289" table:formula="of:=IF(OR([.T284]=&quot;&quot;;[.T285]=&quot;&quot;);&quot;&quot;;SQRT([.T284]^2+[.T285]^2))">
            <text:p/>
          </table:table-cell>
          <table:table-cell table:style-name="ce289" table:formula="of:=IF(OR([.U284]=&quot;&quot;;[.U285]=&quot;&quot;);&quot;&quot;;SQRT([.U284]^2+[.U285]^2))">
            <text:p/>
          </table:table-cell>
          <table:table-cell/>
          <table:table-cell table:style-name="ce51"/>
          <table:table-cell/>
          <table:table-cell table:style-name="ce241"/>
          <table:table-cell table:number-columns-repeated="2"/>
          <table:table-cell table:style-name="ce380"/>
          <table:table-cell table:style-name="ce385" table:formula="of:=IF([.AB286]&lt;&gt;[.AD286];&quot;Change&quot;;&quot;&quot;)">
            <text:p/>
          </table:table-cell>
          <table:table-cell table:style-name="ce386" table:formula="of:=IF([.Q362]=&quot;&quot;;&quot;&quot;;[.Q36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cceptable</text:p>
          </table:table-cell>
          <table:table-cell table:style-name="ce290" table:formula="of:=IF([.$W$283]=&quot;&quot;;&quot;NA&quot;;IF(OR([.Q284]=0;[.Q285]=&quot;&quot;;[.Q286]=&quot;&quot;);&quot;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R284]=0;[.R285]=&quot;&quot;;[.R286]=&quot;&quot;);&quot;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S284]=0;[.S285]=&quot;&quot;;[.S286]=&quot;&quot;);&quot;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T284]=0;[.T285]=&quot;&quot;;[.T286]=&quot;&quot;);&quot;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90" table:formula="of:=IF([.$W$283]=&quot;&quot;;&quot;NA&quot;;IF(OR([.U284]=0;[.U285]=&quot;&quot;;[.U286]=&quot;&quot;);&quot;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formula="of:=[.P165]" office:value-type="string" office:string-value="Comments:" calcext:value-type="string">
            <text:p>Comments:</text:p>
          </table:table-cell>
          <table:table-cell table:style-name="ce4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/>
          <table:table-cell table:style-name="ce20" office:value-type="string" calcext:value-type="string">
            <text:p>Criteria: </text:p>
          </table:table-cell>
          <table:table-cell table:style-name="ce5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88]&lt;&gt;[.AD288];&quot;Change&quot;;&quot;&quot;)">
            <text:p/>
          </table:table-cell>
          <table:table-cell table:style-name="ce386" table:formula="of:=IF([.Q364]=&quot;&quot;;&quot;&quot;;[.Q36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5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8" office:value-type="string" calcext:value-type="string">
            <text:p>Useful Beam Limitation</text:p>
          </table:table-cell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53" table:formula="of:=IF(LEN([.Q165])&lt;=265;&quot;&quot;;RIGHT([.Q165];LEN([.Q165])-SEARCH(&quot; &quot;;[.Q165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15" table:formula="of:=IF([.P290]&lt;&gt;&quot;&quot;;[.P290];IF([.AB161]=&quot;&quot;;&quot;&quot;;[.AB161]))">
            <text:p/>
          </table:table-cell>
          <table:table-cell table:style-name="ce239"/>
          <table:table-cell office:value-type="string" calcext:value-type="string">
            <text:p>SID (cm)</text:p>
          </table:table-cell>
          <table:table-cell table:style-name="ce19"/>
          <table:table-cell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290]&lt;&gt;[.AD290];&quot;Change&quot;;&quot;&quot;)">
            <text:p/>
          </table:table-cell>
          <table:table-cell table:style-name="ce386" table:formula="of:=IF([.Q366]=&quot;&quot;;&quot;&quot;;[.Q36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number-columns-repeated="9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51"/>
          <table:table-cell table:number-columns-repeated="8"/>
          <table:table-cell table:style-name="ce181"/>
          <table:table-cell/>
          <table:table-cell table:style-name="ce208"/>
          <table:table-cell table:style-name="ce243" office:value-type="string" calcext:value-type="string">
            <text:p>Measured</text:p>
          </table:table-cell>
          <table:table-cell table:style-name="ce243" office:value-type="string" calcext:value-type="string">
            <text:p>Difference</text:p>
          </table:table-cell>
          <table:table-cell table:style-name="ce243" office:value-type="string" calcext:value-type="string">
            <text:p>Sum</text:p>
          </table:table-cell>
          <table:table-cell table:style-name="ce243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241" office:value-type="string" calcext:value-type="string">
            <text:p>R</text:p>
          </table:table-cell>
          <table:table-cell table:number-columns-repeated="2"/>
          <table:table-cell table:style-name="ce380"/>
          <table:table-cell table:style-name="ce385" table:formula="of:=IF([.AB292]&lt;&gt;[.AD292];&quot;Change&quot;;&quot;&quot;)">
            <text:p/>
          </table:table-cell>
          <table:table-cell table:style-name="ce386" table:formula="of:=IF([.Q368]=&quot;&quot;;&quot;&quot;;[.Q36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9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Top</text:p>
          </table:table-cell>
          <table:table-cell table:style-name="ce257" table:formula="of:=IF(OR([.V293]=&quot;&quot;;[.V294]=&quot;&quot;;[.V297]=&quot;&quot;);&quot;&quot;;([.V293]-[.V294])*[.V297])">
            <text:p/>
          </table:table-cell>
          <table:table-cell table:style-name="ce291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293" table:formula="of:=IF(OR([.Q293]=&quot;&quot;;[.Q295]=&quot;&quot;);&quot;&quot;;[.Q293]+[.Q295])" table:number-columns-spanned="1" table:number-rows-spanned="4">
            <text:p/>
          </table:table-cell>
          <table:table-cell table:style-name="ce332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83" table:number-columns-repeated="3"/>
          <table:table-cell table:style-name="ce315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52"/>
          <table:table-cell table:style-name="ce79"/>
          <table:table-cell table:number-columns-repeated="7"/>
          <table:table-cell table:style-name="ce181"/>
          <table:table-cell/>
          <table:table-cell table:style-name="ce208" office:value-type="string" calcext:value-type="string">
            <text:p>Bottom</text:p>
          </table:table-cell>
          <table:table-cell table:style-name="ce257" table:formula="of:=IF(OR([.W293]=&quot;&quot;;[.W294]=&quot;&quot;;[.V297]=&quot;&quot;);&quot;&quot;;([.W293]-[.W294])*[.V297])">
            <text:p/>
          </table:table-cell>
          <table:covered-table-cell table:number-columns-repeated="2" table:style-name="ce292"/>
          <table:table-cell table:style-name="ce332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83" table:number-columns-repeated="3"/>
          <table:table-cell table:style-name="ce315"/>
          <table:table-cell table:number-columns-repeated="2"/>
          <table:table-cell table:style-name="ce380"/>
          <table:table-cell table:style-name="ce385" table:formula="of:=IF([.AB294]&lt;&gt;[.AD294];&quot;Change&quot;;&quot;&quot;)">
            <text:p/>
          </table:table-cell>
          <table:table-cell table:style-name="ce386" table:formula="of:=IF([.Q370]=&quot;&quot;;&quot;&quot;;[.Q37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/>
          <table:table-cell table:style-name="ce19" table:number-columns-repeated="9"/>
          <table:table-cell table:style-name="ce181"/>
          <table:table-cell/>
          <table:table-cell table:style-name="ce208" office:value-type="string" calcext:value-type="string">
            <text:p>Left</text:p>
          </table:table-cell>
          <table:table-cell table:style-name="ce257" table:formula="of:=IF(OR([.X293]=&quot;&quot;;[.X294]=&quot;&quot;;[.V297]=&quot;&quot;);&quot;&quot;;([.X293]-[.X294])*[.V297])">
            <text:p/>
          </table:table-cell>
          <table:table-cell table:style-name="ce293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292"/>
          <table:table-cell table:style-name="ce332" table:formula="of:=IF([.AB164]=&quot;&quot;;&quot;&quot;;[.AB164])">
            <text:p/>
          </table:table-cell>
          <table:table-cell table:style-name="ce220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286" table:formula="of:=[.O290]">
            <text:p/>
          </table:table-cell>
          <table:table-cell table:style-name="ce361" table:number-columns-repeated="2"/>
          <table:table-cell table:style-name="ce376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  <table:table-cell/>
          <table:table-cell table:style-name="ce208" office:value-type="string" calcext:value-type="string">
            <text:p>Right</text:p>
          </table:table-cell>
          <table:table-cell table:style-name="ce258" table:formula="of:=IF(OR([.Y293]=&quot;&quot;;[.Y294]=&quot;&quot;;[.V297]=&quot;&quot;);&quot;&quot;;([.Y293]-[.Y294])*[.V297])">
            <text:p/>
          </table:table-cell>
          <table:covered-table-cell table:number-columns-repeated="2" table:style-name="ce294"/>
          <table:table-cell table:style-name="ce333" table:formula="of:=IF([.AB165]=&quot;&quot;;&quot;&quot;;[.AB165])">
            <text:p/>
          </table:table-cell>
          <table:table-cell table:style-name="ce344" table:formula="of:=IF(OR([.Q293]=&quot;&quot;;[.Q295]=&quot;&quot;;[.R293]=&quot;&quot;);&quot;&quot;;IF(OR([.Q293]&gt;0.02;[.Q295]&gt;0.02;[.R293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283"/>
          <table:table-cell table:style-name="ce4" table:number-columns-repeated="2"/>
          <table:table-cell table:style-name="ce376"/>
          <table:table-cell table:number-columns-repeated="2"/>
          <table:table-cell table:style-name="ce380"/>
          <table:table-cell table:style-name="ce385" table:formula="of:=IF([.AB296]&lt;&gt;[.AD296];&quot;Change&quot;;&quot;&quot;)">
            <text:p/>
          </table:table-cell>
          <table:table-cell table:style-name="ce386" table:formula="of:=IF([.Q372]=&quot;&quot;;&quot;&quot;;[.Q37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33" office:value-type="string" calcext:value-type="string">
            <text:p>Criteria:</text:p>
          </table:table-cell>
          <table:table-cell table:style-name="ce5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9"/>
          <table:table-cell office:value-type="string" calcext:value-type="string">
            <text:p>SID/SOD</text:p>
          </table:table-cell>
          <table:table-cell table:style-name="ce356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76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.O212]" office:value-type="string" office:string-value="Dose" calcext:value-type="string">
            <text:p>Dose</text:p>
          </table:table-cell>
          <table:table-cell table:style-name="ce30" table:formula="of:=[.P212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number-columns-repeated="4"/>
          <table:table-cell table:style-name="ce181"/>
          <table:table-cell/>
          <table:table-cell table:style-name="ce227"/>
          <table:table-cell table:style-name="ce52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41"/>
          <table:table-cell table:number-columns-repeated="2"/>
          <table:table-cell table:style-name="ce380"/>
          <table:table-cell table:style-name="ce385" table:formula="of:=IF([.AB298]&lt;&gt;[.AD298];&quot;Change&quot;;&quot;&quot;)">
            <text:p/>
          </table:table-cell>
          <table:table-cell table:style-name="ce386" table:formula="of:=IF([.Q374]=&quot;&quot;;&quot;&quot;;[.Q37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.O213]" office:value-type="string" office:string-value="Level" calcext:value-type="string">
            <text:p>Level</text:p>
          </table:table-cell>
          <table:table-cell table:style-name="ce30" table:formula="of:=[.P213]" office:value-type="string" office:string-value="Size (cm)" calcext:value-type="string">
            <text:p>Size (cm)</text:p>
          </table:table-cell>
          <table:table-cell table:style-name="ce30" table:formula="of:=[.Q213]" office:value-type="string" office:string-value="kVp" calcext:value-type="string">
            <text:p>kVp</text:p>
          </table:table-cell>
          <table:table-cell table:style-name="ce30" table:formula="of:=[.R213]" office:value-type="string" office:string-value="mA" calcext:value-type="string">
            <text:p>mA</text:p>
          </table:table-cell>
          <table:table-cell table:style-name="ce30" table:formula="of:=[.S213]" office:value-type="string" office:string-value="uGy/min" calcext:value-type="string">
            <text:p>uGy/min</text:p>
          </table:table-cell>
          <table:table-cell table:style-name="ce30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69" table:formula="of:=IF([.Q301]&lt;&gt;&quot;&quot;;[.Q301];IF([.AB234]=&quot;&quot;;&quot;&quot;;[.AB234]))">
            <text:p/>
          </table:table-cell>
          <table:table-cell table:style-name="ce80" table:number-columns-repeated="4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4"/>
          <table:table-cell/>
          <table:table-cell table:style-name="ce384"/>
          <table:table-cell table:number-columns-repeated="99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IF([.P214]=&quot;&quot;;&quot;&quot;;[.P214])">
            <text:p/>
          </table:table-cell>
          <table:table-cell table:style-name="ce82" table:formula="of:=IF([.Q214]=&quot;&quot;;&quot;&quot;;[.Q214])">
            <text:p/>
          </table:table-cell>
          <table:table-cell table:style-name="ce82" table:formula="of:=IF([.R214]=&quot;&quot;;&quot;&quot;;[.R214])">
            <text:p/>
          </table:table-cell>
          <table:table-cell table:style-name="ce82" table:formula="of:=IF([.S214]=&quot;&quot;;&quot;&quot;;[.S214])">
            <text:p/>
          </table:table-cell>
          <table:table-cell table:style-name="ce82" table:formula="of:=IF([.T214]=&quot;&quot;;&quot;&quot;;[.T214])">
            <text:p/>
          </table:table-cell>
          <table:table-cell/>
          <table:table-cell table:style-name="ce5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05" table:formula="of:=LEN([.Q299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2"/>
          <table:table-cell table:style-name="ce380"/>
          <table:table-cell table:style-name="ce385" table:formula="of:=IF([.AB300]&lt;&gt;[.AD300];&quot;Change&quot;;&quot;&quot;)">
            <text:p/>
          </table:table-cell>
          <table:table-cell table:style-name="ce386" table:formula="of:=IF([.Q376]=&quot;&quot;;&quot;&quot;;[.Q376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/>
          <table:table-cell table:style-name="ce56" table:formula="of:=IF([.P215]=&quot;&quot;;&quot;&quot;;[.P215])">
            <text:p/>
          </table:table-cell>
          <table:table-cell table:style-name="ce83" table:formula="of:=IF([.Q215]=&quot;&quot;;&quot;&quot;;[.Q215])">
            <text:p/>
          </table:table-cell>
          <table:table-cell table:style-name="ce83" table:formula="of:=IF([.R215]=&quot;&quot;;&quot;&quot;;[.R215])">
            <text:p/>
          </table:table-cell>
          <table:table-cell table:style-name="ce83" table:formula="of:=IF([.S215]=&quot;&quot;;&quot;&quot;;[.S215])">
            <text:p/>
          </table:table-cell>
          <table:table-cell table:style-name="ce83" table:formula="of:=IF([.T215]=&quot;&quot;;&quot;&quot;;[.T215])">
            <text:p/>
          </table:table-cell>
          <table:table-cell/>
          <table:table-cell table:style-name="ce5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New:</text:p>
          </table:table-cell>
          <table:table-cell table:style-name="ce270"/>
          <table:table-cell table:style-name="ce81" table:number-columns-repeated="7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/>
          <table:table-cell table:style-name="ce56" table:formula="of:=IF([.P216]=&quot;&quot;;&quot;&quot;;[.P216])">
            <text:p/>
          </table:table-cell>
          <table:table-cell table:style-name="ce83" table:formula="of:=IF([.Q216]=&quot;&quot;;&quot;&quot;;[.Q216])">
            <text:p/>
          </table:table-cell>
          <table:table-cell table:style-name="ce83" table:formula="of:=IF([.R216]=&quot;&quot;;&quot;&quot;;[.R216])">
            <text:p/>
          </table:table-cell>
          <table:table-cell table:style-name="ce83" table:formula="of:=IF([.S216]=&quot;&quot;;&quot;&quot;;[.S216])">
            <text:p/>
          </table:table-cell>
          <table:table-cell table:style-name="ce83" table:formula="of:=IF([.T216]=&quot;&quot;;&quot;&quot;;[.T216])">
            <text:p/>
          </table:table-cell>
          <table:table-cell/>
          <table:table-cell table:style-name="ce5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2"/>
          <table:table-cell table:style-name="ce380"/>
          <table:table-cell table:style-name="ce385" table:formula="of:=IF([.AB302]&lt;&gt;[.AD302];&quot;Change&quot;;&quot;&quot;)">
            <text:p/>
          </table:table-cell>
          <table:table-cell table:style-name="ce386" table:formula="of:=IF([.Q378]=&quot;&quot;;&quot;&quot;;[.Q378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/>
          <table:table-cell table:style-name="ce57" table:formula="of:=IF([.P217]=&quot;&quot;;&quot;&quot;;[.P217])">
            <text:p/>
          </table:table-cell>
          <table:table-cell table:style-name="ce84" table:formula="of:=IF([.Q217]=&quot;&quot;;&quot;&quot;;[.Q217])">
            <text:p/>
          </table:table-cell>
          <table:table-cell table:style-name="ce84" table:formula="of:=IF([.R217]=&quot;&quot;;&quot;&quot;;[.R217])">
            <text:p/>
          </table:table-cell>
          <table:table-cell table:style-name="ce84" table:formula="of:=IF([.S217]=&quot;&quot;;&quot;&quot;;[.S217])">
            <text:p/>
          </table:table-cell>
          <table:table-cell table:style-name="ce84" table:formula="of:=IF([.T217]=&quot;&quot;;&quot;&quot;;[.T217])">
            <text:p/>
          </table:table-cell>
          <table:table-cell table:number-columns-repeated="4"/>
          <table:table-cell table:style-name="ce181"/>
          <table:table-cell table:number-columns-repeated="14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/>
          <table:table-cell table:style-name="ce57" table:formula="of:=IF([.P218]=&quot;&quot;;&quot;&quot;;[.P218])">
            <text:p/>
          </table:table-cell>
          <table:table-cell table:style-name="ce84" table:formula="of:=IF([.Q218]=&quot;&quot;;&quot;&quot;;[.Q218])">
            <text:p/>
          </table:table-cell>
          <table:table-cell table:style-name="ce84" table:formula="of:=IF([.R218]=&quot;&quot;;&quot;&quot;;[.R218])">
            <text:p/>
          </table:table-cell>
          <table:table-cell table:style-name="ce84" table:formula="of:=IF([.S218]=&quot;&quot;;&quot;&quot;;[.S218])">
            <text:p/>
          </table:table-cell>
          <table:table-cell table:style-name="ce84" table:formula="of:=IF([.T218]=&quot;&quot;;&quot;&quot;;[.T218])">
            <text:p/>
          </table:table-cell>
          <table:table-cell table:number-columns-repeated="4"/>
          <table:table-cell table:style-name="ce181"/>
          <table:table-cell table:number-columns-repeated="6"/>
          <table:table-cell table:style-name="ce145" office:value-type="string" calcext:value-type="string">
            <text:p>Comments Page 1</text:p>
          </table:table-cell>
          <table:table-cell table:number-columns-repeated="7"/>
          <table:table-cell table:style-name="ce380"/>
          <table:table-cell table:style-name="ce385" table:formula="of:=IF([.AB304]&lt;&gt;[.AD304];&quot;Change&quot;;&quot;&quot;)">
            <text:p/>
          </table:table-cell>
          <table:table-cell table:style-name="ce386" table:formula="of:=IF([.Q380]=&quot;&quot;;&quot;&quot;;[.Q380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.O219]" table:number-columns-spanned="1" table:number-rows-spanned="5">
            <text:p/>
          </table:table-cell>
          <table:table-cell table:style-name="ce55" table:formula="of:=IF([.P219]=&quot;&quot;;&quot;&quot;;[.P219])">
            <text:p/>
          </table:table-cell>
          <table:table-cell table:style-name="ce82" table:formula="of:=IF([.Q219]=&quot;&quot;;&quot;&quot;;[.Q219])">
            <text:p/>
          </table:table-cell>
          <table:table-cell table:style-name="ce82" table:formula="of:=IF([.R219]=&quot;&quot;;&quot;&quot;;[.R219])">
            <text:p/>
          </table:table-cell>
          <table:table-cell table:style-name="ce82" table:formula="of:=IF([.S219]=&quot;&quot;;&quot;&quot;;[.S219])">
            <text:p/>
          </table:table-cell>
          <table:table-cell table:style-name="ce82" table:formula="of:=IF([.T219]=&quot;&quot;;&quot;&quot;;[.T219])">
            <text:p/>
          </table:table-cell>
          <table:table-cell table:number-columns-repeated="4"/>
          <table:table-cell table:style-name="ce181"/>
          <table:table-cell/>
          <table:table-cell table:style-name="ce210"/>
          <table:table-cell table:style-name="ce54" table:number-columns-repeated="3"/>
          <table:table-cell table:style-name="ce320" office:value-type="string" calcext:value-type="string">
            <text:p>Previous Year Comments</text:p>
          </table:table-cell>
          <table:table-cell table:style-name="ce54" table:number-columns-repeated="5"/>
          <table:table-cell table:style-name="ce37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/>
          <table:table-cell table:style-name="ce56" table:formula="of:=IF([.P220]=&quot;&quot;;&quot;&quot;;[.P220])">
            <text:p/>
          </table:table-cell>
          <table:table-cell table:style-name="ce83" table:formula="of:=IF([.Q220]=&quot;&quot;;&quot;&quot;;[.Q220])">
            <text:p/>
          </table:table-cell>
          <table:table-cell table:style-name="ce83" table:formula="of:=IF([.R220]=&quot;&quot;;&quot;&quot;;[.R220])">
            <text:p/>
          </table:table-cell>
          <table:table-cell table:style-name="ce83" table:formula="of:=IF([.S220]=&quot;&quot;;&quot;&quot;;[.S220])">
            <text:p/>
          </table:table-cell>
          <table:table-cell table:style-name="ce83" table:formula="of:=IF([.T220]=&quot;&quot;;&quot;&quot;;[.T220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6"/>
          <table:table-cell table:style-name="ce334" table:formula="of:=IF([.AB235]=&quot;&quot;;&quot;&quot;;[.AB23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0"/>
          <table:table-cell table:style-name="ce385" table:formula="of:=IF([.AB306]&lt;&gt;[.AD306];&quot;Change&quot;;&quot;&quot;)">
            <text:p/>
          </table:table-cell>
          <table:table-cell table:style-name="ce386" table:formula="of:=IF([.Q382]=&quot;&quot;;&quot;&quot;;[.Q382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/>
          <table:table-cell table:style-name="ce56" table:formula="of:=IF([.P221]=&quot;&quot;;&quot;&quot;;[.P221])">
            <text:p/>
          </table:table-cell>
          <table:table-cell table:style-name="ce83" table:formula="of:=IF([.Q221]=&quot;&quot;;&quot;&quot;;[.Q221])">
            <text:p/>
          </table:table-cell>
          <table:table-cell table:style-name="ce83" table:formula="of:=IF([.R221]=&quot;&quot;;&quot;&quot;;[.R221])">
            <text:p/>
          </table:table-cell>
          <table:table-cell table:style-name="ce83" table:formula="of:=IF([.S221]=&quot;&quot;;&quot;&quot;;[.S221])">
            <text:p/>
          </table:table-cell>
          <table:table-cell table:style-name="ce83" table:formula="of:=IF([.T221]=&quot;&quot;;&quot;&quot;;[.T221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06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81" table:number-columns-repeated="3"/>
          <table:table-cell table:style-name="ce241"/>
          <table:table-cell table:number-columns-repeated="2"/>
          <table:table-cell table:style-name="ce384"/>
          <table:table-cell/>
          <table:table-cell table:style-name="ce52"/>
          <table:table-cell table:number-columns-repeated="99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/>
          <table:table-cell table:style-name="ce56" table:formula="of:=IF([.P222]=&quot;&quot;;&quot;&quot;;[.P222])">
            <text:p/>
          </table:table-cell>
          <table:table-cell table:style-name="ce83" table:formula="of:=IF([.Q222]=&quot;&quot;;&quot;&quot;;[.Q222])">
            <text:p/>
          </table:table-cell>
          <table:table-cell table:style-name="ce83" table:formula="of:=IF([.R222]=&quot;&quot;;&quot;&quot;;[.R222])">
            <text:p/>
          </table:table-cell>
          <table:table-cell table:style-name="ce83" table:formula="of:=IF([.S222]=&quot;&quot;;&quot;&quot;;[.S222])">
            <text:p/>
          </table:table-cell>
          <table:table-cell table:style-name="ce83" table:formula="of:=IF([.T222]=&quot;&quot;;&quot;&quot;;[.T222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37]=&quot;&quot;;&quot;&quot;;[.AB23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2"/>
          <table:table-cell table:style-name="ce380"/>
          <table:table-cell table:style-name="ce385" table:formula="of:=IF([.AB308]&lt;&gt;[.AD308];&quot;Change&quot;;&quot;&quot;)">
            <text:p/>
          </table:table-cell>
          <table:table-cell table:style-name="ce386" table:formula="of:=IF([.Q384]=&quot;&quot;;&quot;&quot;;[.Q384])">
            <text:p/>
          </table:table-cell>
          <table:table-cell table:number-columns-repeated="99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/>
          <table:table-cell table:style-name="ce58" table:formula="of:=IF([.P223]=&quot;&quot;;&quot;&quot;;[.P223])">
            <text:p/>
          </table:table-cell>
          <table:table-cell table:style-name="ce85" table:formula="of:=IF([.Q223]=&quot;&quot;;&quot;&quot;;[.Q223])">
            <text:p/>
          </table:table-cell>
          <table:table-cell table:style-name="ce85" table:formula="of:=IF([.R223]=&quot;&quot;;&quot;&quot;;[.R223])">
            <text:p/>
          </table:table-cell>
          <table:table-cell table:style-name="ce85" table:formula="of:=IF([.S223]=&quot;&quot;;&quot;&quot;;[.S223])">
            <text:p/>
          </table:table-cell>
          <table:table-cell table:style-name="ce85" table:formula="of:=IF([.T223]=&quot;&quot;;&quot;&quot;;[.T223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08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IF([.P224]=&quot;&quot;;&quot;&quot;;[.P224])">
            <text:p/>
          </table:table-cell>
          <table:table-cell table:style-name="ce82" table:formula="of:=IF([.Q224]=&quot;&quot;;&quot;&quot;;[.Q224])">
            <text:p/>
          </table:table-cell>
          <table:table-cell table:style-name="ce82" table:formula="of:=IF([.R224]=&quot;&quot;;&quot;&quot;;[.R224])">
            <text:p/>
          </table:table-cell>
          <table:table-cell table:style-name="ce82" table:formula="of:=IF([.S224]=&quot;&quot;;&quot;&quot;;[.S224])">
            <text:p/>
          </table:table-cell>
          <table:table-cell table:style-name="ce82" table:formula="of:=IF([.T224]=&quot;&quot;;&quot;&quot;;[.T224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39]=&quot;&quot;;&quot;&quot;;[.AB23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/>
          <table:table-cell table:style-name="ce56" table:formula="of:=IF([.P225]=&quot;&quot;;&quot;&quot;;[.P225])">
            <text:p/>
          </table:table-cell>
          <table:table-cell table:style-name="ce83" table:formula="of:=IF([.Q225]=&quot;&quot;;&quot;&quot;;[.Q225])">
            <text:p/>
          </table:table-cell>
          <table:table-cell table:style-name="ce83" table:formula="of:=IF([.R225]=&quot;&quot;;&quot;&quot;;[.R225])">
            <text:p/>
          </table:table-cell>
          <table:table-cell table:style-name="ce83" table:formula="of:=IF([.S225]=&quot;&quot;;&quot;&quot;;[.S225])">
            <text:p/>
          </table:table-cell>
          <table:table-cell table:style-name="ce83" table:formula="of:=IF([.T225]=&quot;&quot;;&quot;&quot;;[.T225])">
            <text:p/>
          </table:table-cell>
          <table:table-cell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0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/>
          <table:table-cell table:style-name="ce56" table:formula="of:=IF([.P226]=&quot;&quot;;&quot;&quot;;[.P226])">
            <text:p/>
          </table:table-cell>
          <table:table-cell table:style-name="ce83" table:formula="of:=IF([.Q226]=&quot;&quot;;&quot;&quot;;[.Q226])">
            <text:p/>
          </table:table-cell>
          <table:table-cell table:style-name="ce83" table:formula="of:=IF([.R226]=&quot;&quot;;&quot;&quot;;[.R226])">
            <text:p/>
          </table:table-cell>
          <table:table-cell table:style-name="ce83" table:formula="of:=IF([.S226]=&quot;&quot;;&quot;&quot;;[.S226])">
            <text:p/>
          </table:table-cell>
          <table:table-cell table:style-name="ce83" table:formula="of:=IF([.T226]=&quot;&quot;;&quot;&quot;;[.T226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1]=&quot;&quot;;&quot;&quot;;[.AB24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/>
          <table:table-cell table:style-name="ce56" table:formula="of:=IF([.P227]=&quot;&quot;;&quot;&quot;;[.P227])">
            <text:p/>
          </table:table-cell>
          <table:table-cell table:style-name="ce83" table:formula="of:=IF([.Q227]=&quot;&quot;;&quot;&quot;;[.Q227])">
            <text:p/>
          </table:table-cell>
          <table:table-cell table:style-name="ce83" table:formula="of:=IF([.R227]=&quot;&quot;;&quot;&quot;;[.R227])">
            <text:p/>
          </table:table-cell>
          <table:table-cell table:style-name="ce83" table:formula="of:=IF([.S227]=&quot;&quot;;&quot;&quot;;[.S227])">
            <text:p/>
          </table:table-cell>
          <table:table-cell table:style-name="ce83" table:formula="of:=IF([.T227]=&quot;&quot;;&quot;&quot;;[.T227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2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/>
          <table:table-cell table:style-name="ce58" table:formula="of:=IF([.P228]=&quot;&quot;;&quot;&quot;;[.P228])">
            <text:p/>
          </table:table-cell>
          <table:table-cell table:style-name="ce85" table:formula="of:=IF([.Q228]=&quot;&quot;;&quot;&quot;;[.Q228])">
            <text:p/>
          </table:table-cell>
          <table:table-cell table:style-name="ce85" table:formula="of:=IF([.R228]=&quot;&quot;;&quot;&quot;;[.R228])">
            <text:p/>
          </table:table-cell>
          <table:table-cell table:style-name="ce85" table:formula="of:=IF([.S228]=&quot;&quot;;&quot;&quot;;[.S228])">
            <text:p/>
          </table:table-cell>
          <table:table-cell table:style-name="ce85" table:formula="of:=IF([.T228]=&quot;&quot;;&quot;&quot;;[.T228])">
            <text:p/>
          </table:table-cell>
          <table:table-cell table:style-name="ce19" table:number-columns-repeated="4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3]=&quot;&quot;;&quot;&quot;;[.AB24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formula="of:=[.P230]" office:value-type="string" office:string-value="Comments:" calcext:value-type="string">
            <text:p>Comments:</text:p>
          </table:table-cell>
          <table:table-cell table:style-name="ce4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4])" office:value-type="float" office:value="0" calcext:value-type="float">
            <text:p>0</text:p>
          </table:table-cell>
          <table:table-cell table:style-name="ce81" table:number-columns-repeated="2"/>
          <table:table-cell table:style-name="ce349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53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5]=&quot;&quot;;&quot;&quot;;[.AB24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30])&lt;=265;&quot;&quot;;RIGHT([.Q230];LEN([.Q230])-SEARCH(&quot; &quot;;[.Q23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7]=&quot;&quot;;&quot;&quot;;[.AB24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1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9" table:number-columns-repeated="3"/>
          <table:table-cell table:number-columns-repeated="6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49]=&quot;&quot;;&quot;&quot;;[.AB24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9"/>
          <table:table-cell table:style-name="ce30" table:formula="of:=[.R237]" office:value-type="string" office:string-value="kVp" calcext:value-type="string">
            <text:p>kVp</text:p>
          </table:table-cell>
          <table:table-cell table:style-name="ce30" table:formula="of:=[.S237]" office:value-type="string" office:string-value="mA" calcext:value-type="string">
            <text:p>mA</text:p>
          </table:table-cell>
          <table:table-cell table:style-name="ce30"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.Q241]" office:value-type="string" office:string-value="Eye level" calcext:value-type="string">
            <text:p>Eye level</text:p>
          </table:table-cell>
          <table:table-cell table:style-name="ce91" table:formula="of:=[.R241]">
            <text:p/>
          </table:table-cell>
          <table:table-cell table:style-name="ce91" table:formula="of:=[.S241]">
            <text:p/>
          </table:table-cell>
          <table:table-cell table:style-name="ce136" table:formula="of:=[.U241]" office:value-type="float" office:value="0" calcext:value-type="float">
            <text:p>0</text:p>
          </table:table-cell>
          <table:table-cell table:number-columns-repeated="2"/>
          <table:table-cell table:style-name="ce24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1]=&quot;&quot;;&quot;&quot;;[.AB25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/>
          <table:table-cell table:style-name="ce63" table:formula="of:=[.Q242]" office:value-type="string" office:string-value="Waist level" calcext:value-type="string">
            <text:p>Waist level</text:p>
          </table:table-cell>
          <table:table-cell table:style-name="ce92" table:formula="of:=[.R242]">
            <text:p/>
          </table:table-cell>
          <table:table-cell table:style-name="ce92" table:formula="of:=[.S242]">
            <text:p/>
          </table:table-cell>
          <table:table-cell table:style-name="ce137" table:formula="of:=[.U242]" office:value-type="float" office:value="0" calcext:value-type="float">
            <text:p>0</text:p>
          </table:table-cell>
          <table:table-cell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3]=&quot;&quot;;&quot;&quot;;[.AB25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number-columns-repeated="8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formula="of:=[.C260]" office:value-type="string" office:string-value="Comments:" calcext:value-type="string">
            <text:p>Comments:</text:p>
          </table:table-cell>
          <table:table-cell table:style-name="ce47" table:formula="of:=[.D260]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5]=&quot;&quot;;&quot;&quot;;[.AB25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/>
          <table:table-cell table:style-name="ce53" table:formula="of:=[.D261]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.E262]">
            <text:p/>
          </table:table-cell>
          <table:table-cell table:style-name="ce118" table:number-columns-repeated="7"/>
          <table:table-cell table:style-name="ce20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7]=&quot;&quot;;&quot;&quot;;[.AB25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2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59]=&quot;&quot;;&quot;&quot;;[.AB25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1]=&quot;&quot;;&quot;&quot;;[.AB26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Leeds Test Objects</text:p>
          </table:table-cell>
          <table:table-cell table:style-name="ce14" table:number-columns-repeated="4"/>
          <table:table-cell table:style-name="ce154" office:value-type="string" calcext:value-type="string" table:number-columns-spanned="2" table:number-rows-spanned="1">
            <text:p>High contrast resolution</text:p>
          </table:table-cell>
          <table:covered-table-cell table:style-name="ce16"/>
          <table:table-cell table:style-name="ce154" office:value-type="string" calcext:value-type="string" table:number-columns-spanned="2" table:number-rows-spanned="1">
            <text:p>Low contrast resolution</text:p>
          </table:table-cell>
          <table:covered-table-cell table:style-name="ce16"/>
          <table:table-cell table:style-name="ce14"/>
          <table:table-cell table:style-name="ce180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7" table:formula="of:=[.O253]" office:value-type="string" office:string-value="Receptor Size" calcext:value-type="string">
            <text:p>Receptor Size</text:p>
          </table:table-cell>
          <table:table-cell table:style-name="ce65" table:formula="of:=[.P253]" office:value-type="string" office:string-value="MS1" calcext:value-type="string">
            <text:p>MS1</text:p>
          </table:table-cell>
          <table:table-cell table:style-name="ce96" table:formula="of:=[.Q253]" office:value-type="string" office:string-value="MS3" calcext:value-type="string">
            <text:p>MS3</text:p>
          </table:table-cell>
          <table:table-cell table:style-name="ce138" table:formula="of:=[.R253]" office:value-type="string" office:string-value="MS4" calcext:value-type="string">
            <text:p>MS4</text:p>
          </table:table-cell>
          <table:table-cell table:style-name="ce65" office:value-type="string" calcext:value-type="string">
            <text:p>lp/mm</text:p>
          </table:table-cell>
          <table:table-cell table:style-name="ce127" office:value-type="string" calcext:value-type="string">
            <text:p>Acceptable</text:p>
          </table:table-cell>
          <table:table-cell table:style-name="ce65" table:formula="of:=[.T253]" office:value-type="string" office:string-value="N3" calcext:value-type="string">
            <text:p>N3</text:p>
          </table:table-cell>
          <table:table-cell table:style-name="ce127" office:value-type="string" calcext:value-type="string">
            <text:p>Acceptable</text:p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3]=&quot;&quot;;&quot;&quot;;[.AB263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56" table:formula="of:=[.O254]">
            <text:p/>
          </table:table-cell>
          <table:table-cell table:style-name="ce94" table:formula="of:=IF([.P254]=&quot;&quot;;&quot;&quot;;VLOOKUP([.P254];LeedsMS;2))">
            <text:p/>
          </table:table-cell>
          <table:table-cell table:style-name="ce119" table:formula="of:=IF([.Q254]=&quot;&quot;;&quot;&quot;;VLOOKUP([.Q254];LeedsMS;2))">
            <text:p/>
          </table:table-cell>
          <table:table-cell table:style-name="ce139" table:formula="of:=IF([.R254]=&quot;&quot;;&quot;&quot;;VLOOKUP([.R254];LeedsMS;2))">
            <text:p/>
          </table:table-cell>
          <table:table-cell table:style-name="ce70" table:formula="of:=IF([.S254]=&quot;&quot;;&quot;&quot;;VLOOKUP([.S254];Huttner;2))">
            <text:p/>
          </table:table-cell>
          <table:table-cell table:style-name="ce159" table:formula="of:=IF([.H335]=&quot;&quot;;&quot;&quot;;IF([.H335]&lt;1;&quot;NO&quot;;&quot;YES&quot;))">
            <text:p/>
          </table:table-cell>
          <table:table-cell table:style-name="ce162" table:formula="of:=IF([.T254]=&quot;&quot;;&quot;&quot;;VLOOKUP([.T254];LeedsN3;2))">
            <text:p/>
          </table:table-cell>
          <table:table-cell table:style-name="ce159" table:formula="of:=IF([.J335]=&quot;&quot;;&quot;&quot;;IF([.J335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56" table:formula="of:=[.O255]">
            <text:p/>
          </table:table-cell>
          <table:table-cell table:style-name="ce94" table:formula="of:=IF([.P255]=&quot;&quot;;&quot;&quot;;VLOOKUP([.P255];LeedsMS;2))">
            <text:p/>
          </table:table-cell>
          <table:table-cell table:style-name="ce119" table:formula="of:=IF([.Q255]=&quot;&quot;;&quot;&quot;;VLOOKUP([.Q255];LeedsMS;2))">
            <text:p/>
          </table:table-cell>
          <table:table-cell table:style-name="ce139" table:formula="of:=IF([.R255]=&quot;&quot;;&quot;&quot;;VLOOKUP([.R255];LeedsMS;2))">
            <text:p/>
          </table:table-cell>
          <table:table-cell table:style-name="ce70" table:formula="of:=IF([.S255]=&quot;&quot;;&quot;&quot;;VLOOKUP([.S255];Huttner;2))">
            <text:p/>
          </table:table-cell>
          <table:table-cell table:style-name="ce159" table:formula="of:=IF([.H336]=&quot;&quot;;&quot;&quot;;IF([.H336]&lt;1.25;&quot;NO&quot;;&quot;YES&quot;))">
            <text:p/>
          </table:table-cell>
          <table:table-cell table:style-name="ce162" table:formula="of:=IF([.T255]=&quot;&quot;;&quot;&quot;;VLOOKUP([.T255];LeedsN3;2))">
            <text:p/>
          </table:table-cell>
          <table:table-cell table:style-name="ce159" table:formula="of:=IF([.J336]=&quot;&quot;;&quot;&quot;;IF([.J336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5]=&quot;&quot;;&quot;&quot;;[.AB265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56" table:formula="of:=[.O256]">
            <text:p/>
          </table:table-cell>
          <table:table-cell table:style-name="ce94" table:formula="of:=IF([.P256]=&quot;&quot;;&quot;&quot;;VLOOKUP([.P256];LeedsMS;2))">
            <text:p/>
          </table:table-cell>
          <table:table-cell table:style-name="ce119" table:formula="of:=IF([.Q256]=&quot;&quot;;&quot;&quot;;VLOOKUP([.Q256];LeedsMS;2))">
            <text:p/>
          </table:table-cell>
          <table:table-cell table:style-name="ce139" table:formula="of:=IF([.R256]=&quot;&quot;;&quot;&quot;;VLOOKUP([.R256];LeedsMS;2))">
            <text:p/>
          </table:table-cell>
          <table:table-cell table:style-name="ce70" table:formula="of:=IF([.S256]=&quot;&quot;;&quot;&quot;;VLOOKUP([.S256];Huttner;2))">
            <text:p/>
          </table:table-cell>
          <table:table-cell table:style-name="ce159" table:formula="of:=IF([.H337]=&quot;&quot;;&quot;&quot;;IF([.H337]&lt;1.4;&quot;NO&quot;;&quot;YES&quot;))">
            <text:p/>
          </table:table-cell>
          <table:table-cell table:style-name="ce162" table:formula="of:=IF([.T256]=&quot;&quot;;&quot;&quot;;VLOOKUP([.T256];LeedsN3;2))">
            <text:p/>
          </table:table-cell>
          <table:table-cell table:style-name="ce159" table:formula="of:=IF([.J337]=&quot;&quot;;&quot;&quot;;IF([.J337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56" table:formula="of:=[.O257]">
            <text:p/>
          </table:table-cell>
          <table:table-cell table:style-name="ce94" table:formula="of:=IF([.P257]=&quot;&quot;;&quot;&quot;;VLOOKUP([.P257];LeedsMS;2))">
            <text:p/>
          </table:table-cell>
          <table:table-cell table:style-name="ce119" table:formula="of:=IF([.Q257]=&quot;&quot;;&quot;&quot;;VLOOKUP([.Q257];LeedsMS;2))">
            <text:p/>
          </table:table-cell>
          <table:table-cell table:style-name="ce139" table:formula="of:=IF([.R257]=&quot;&quot;;&quot;&quot;;VLOOKUP([.R257];LeedsMS;2))">
            <text:p/>
          </table:table-cell>
          <table:table-cell table:style-name="ce70" table:formula="of:=IF([.S257]=&quot;&quot;;&quot;&quot;;VLOOKUP([.S257];Huttner;2))">
            <text:p/>
          </table:table-cell>
          <table:table-cell table:style-name="ce159" table:formula="of:=IF([.H338]=&quot;&quot;;&quot;&quot;;IF([.H338]&lt;2;&quot;NO&quot;;&quot;YES&quot;))">
            <text:p/>
          </table:table-cell>
          <table:table-cell table:style-name="ce162" table:formula="of:=IF([.T257]=&quot;&quot;;&quot;&quot;;VLOOKUP([.T257];LeedsN3;2))">
            <text:p/>
          </table:table-cell>
          <table:table-cell table:style-name="ce159" table:formula="of:=IF([.J338]=&quot;&quot;;&quot;&quot;;IF([.J338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7]=&quot;&quot;;&quot;&quot;;[.AB267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8" table:formula="of:=[.O258]">
            <text:p/>
          </table:table-cell>
          <table:table-cell table:style-name="ce95" table:formula="of:=IF([.P258]=&quot;&quot;;&quot;&quot;;VLOOKUP([.P258];LeedsMS;2))">
            <text:p/>
          </table:table-cell>
          <table:table-cell table:style-name="ce120" table:formula="of:=IF([.Q258]=&quot;&quot;;&quot;&quot;;VLOOKUP([.Q258];LeedsMS;2))">
            <text:p/>
          </table:table-cell>
          <table:table-cell table:style-name="ce140" table:formula="of:=IF([.R258]=&quot;&quot;;&quot;&quot;;VLOOKUP([.R258];LeedsMS;2))">
            <text:p/>
          </table:table-cell>
          <table:table-cell table:style-name="ce36" table:formula="of:=IF([.S258]=&quot;&quot;;&quot;&quot;;VLOOKUP([.S258];Huttner;2))">
            <text:p/>
          </table:table-cell>
          <table:table-cell table:style-name="ce160" table:formula="of:=IF([.H339]=&quot;&quot;;&quot;&quot;;IF([.H339]&lt;1;&quot;NO&quot;;&quot;YES&quot;))">
            <text:p/>
          </table:table-cell>
          <table:table-cell table:style-name="ce163" table:formula="of:=IF([.T258]=&quot;&quot;;&quot;&quot;;VLOOKUP([.T258];LeedsN3;2))">
            <text:p/>
          </table:table-cell>
          <table:table-cell table:style-name="ce160" table:formula="of:=IF([.J339]=&quot;&quot;;&quot;&quot;;IF([.J339]&lt;=0.04;&quot;YES&quot;;&quot;NO&quot;))">
            <text:p/>
          </table:table-cell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3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20" office:value-type="string" calcext:value-type="string">
            <text:p>Criteria:</text:p>
          </table:table-cell>
          <table:table-cell table:style-name="ce5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69]=&quot;&quot;;&quot;&quot;;[.AB269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5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4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formula="of:=[.P260]" office:value-type="string" office:string-value="Comments:" calcext:value-type="string">
            <text:p>Comments:</text:p>
          </table:table-cell>
          <table:table-cell table:style-name="ce4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1]=&quot;&quot;;&quot;&quot;;[.AB271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53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7" table:formula="of:=LEN([.Q34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53" table:formula="of:=IF(LEN([.Q260])&lt;=265;&quot;&quot;;RIGHT([.Q260];LEN([.Q260])-SEARCH(&quot; &quot;;[.Q260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40" table:number-columns-repeated="10"/>
          <table:table-cell table:style-name="ce202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41" office:value-type="string" calcext:value-type="string">
            <text:p>TO.10 Contrast Resolution</text:p>
          </table:table-cell>
          <table:table-cell table:number-columns-repeated="9"/>
          <table:table-cell table:style-name="ce181"/>
          <table:table-cell table:number-columns-repeated="6"/>
          <table:table-cell table:style-name="ce145" office:value-type="string" calcext:value-type="string">
            <text:p>Comments Page 2</text:p>
          </table:table-cell>
          <table:table-cell table:number-columns-repeated="1004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30"/>
          <table:table-cell table:style-name="ce64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30"/>
          <table:covered-table-cell table:style-name="ce126"/>
          <table:table-cell table:style-name="ce161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30"/>
          <table:covered-table-cell table:style-name="ce184"/>
          <table:table-cell/>
          <table:table-cell table:style-name="ce210"/>
          <table:table-cell table:style-name="ce54" table:number-columns-repeated="3"/>
          <table:table-cell table:style-name="ce320" office:value-type="string" calcext:value-type="string">
            <text:p>Previous Year Comments</text:p>
          </table:table-cell>
          <table:table-cell table:style-name="ce54" table:number-columns-repeated="5"/>
          <table:table-cell table:style-name="ce371"/>
          <table:table-cell table:number-columns-repeated="99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42" office:value-type="string" calcext:value-type="string">
            <text:p>Row</text:p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138" table:formula="of:=[.U265]">
            <text:p/>
          </table:table-cell>
          <table:table-cell table:style-name="ce65" table:formula="of:=[.Q265]">
            <text:p/>
          </table:table-cell>
          <table:table-cell table:style-name="ce96" table:formula="of:=[.R265]">
            <text:p/>
          </table:table-cell>
          <table:table-cell table:style-name="ce96" table:formula="of:=[.S265]">
            <text:p/>
          </table:table-cell>
          <table:table-cell table:style-name="ce96" table:formula="of:=[.T265]">
            <text:p/>
          </table:table-cell>
          <table:table-cell table:style-name="ce203" table:formula="of:=[.U265]">
            <text:p/>
          </table:table-cell>
          <table:table-cell/>
          <table:table-cell table:style-name="ce208"/>
          <table:table-cell table:style-name="ce20" office:value-type="string" calcext:value-type="string">
            <text:p>Comments:</text:p>
          </table:table-cell>
          <table:table-cell table:style-name="ce295"/>
          <table:table-cell table:style-name="ce316"/>
          <table:table-cell table:style-name="ce334" table:formula="of:=IF([.AB272]=&quot;&quot;;&quot;&quot;;[.AB27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42" office:value-type="string" calcext:value-type="string">
            <text:p>A</text:p>
          </table:table-cell>
          <table:table-cell table:style-name="ce66" table:formula="of:=IF([.Q266]=&quot;&quot;;&quot;&quot;;HLOOKUP([.Q266];TO10Values;MATCH([.$P266];TO10Group;0)))">
            <text:p/>
          </table:table-cell>
          <table:table-cell table:style-name="ce97" table:formula="of:=IF([.R266]=&quot;&quot;;&quot;&quot;;HLOOKUP([.R266];TO10Values;MATCH([.$P266];TO10Group;0)))">
            <text:p/>
          </table:table-cell>
          <table:table-cell table:style-name="ce97" table:formula="of:=IF([.S266]=&quot;&quot;;&quot;&quot;;HLOOKUP([.S266];TO10Values;MATCH([.$P266];TO10Group;0)))">
            <text:p/>
          </table:table-cell>
          <table:table-cell table:style-name="ce97" table:formula="of:=IF([.T266]=&quot;&quot;;&quot;&quot;;HLOOKUP([.T266];TO10Values;MATCH([.$P266];TO10Group;0)))">
            <text:p/>
          </table:table-cell>
          <table:table-cell table:style-name="ce155" table:formula="of:=IF([.U266]=&quot;&quot;;&quot;&quot;;HLOOKUP([.U266];TO10Values;MATCH([.$P266];TO10Group;0)))">
            <text:p/>
          </table:table-cell>
          <table:table-cell table:style-name="ce162" table:formula="of:=IF([.D349]=&quot;&quot;;&quot;&quot;;IF(ISNA([.D349]);NA();1/([.D349]*[Tables.$C47])))">
            <text:p/>
          </table:table-cell>
          <table:table-cell table:style-name="ce170" table:formula="of:=IF([.E349]=&quot;&quot;;&quot;&quot;;IF(ISNA([.E349]);NA();1/([.E349]*[Tables.$C47])))">
            <text:p/>
          </table:table-cell>
          <table:table-cell table:style-name="ce170" table:formula="of:=IF([.F349]=&quot;&quot;;&quot;&quot;;IF(ISNA([.F349]);NA();1/([.F349]*[Tables.$C47])))">
            <text:p/>
          </table:table-cell>
          <table:table-cell table:style-name="ce170" table:formula="of:=IF([.G349]=&quot;&quot;;&quot;&quot;;IF(ISNA([.G349]);NA();1/([.G349]*[Tables.$C47])))">
            <text:p/>
          </table:table-cell>
          <table:table-cell table:style-name="ce204" table:formula="of:=IF([.H349]=&quot;&quot;;&quot;&quot;;IF(ISNA([.H349]);NA();1/([.H349]*[Tables.$C4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48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42" office:value-type="string" calcext:value-type="string">
            <text:p>B</text:p>
          </table:table-cell>
          <table:table-cell table:style-name="ce66" table:formula="of:=IF([.Q267]=&quot;&quot;;&quot;&quot;;HLOOKUP([.Q267];TO10Values;MATCH([.$P267];TO10Group;0)))">
            <text:p/>
          </table:table-cell>
          <table:table-cell table:style-name="ce97" table:formula="of:=IF([.R267]=&quot;&quot;;&quot;&quot;;HLOOKUP([.R267];TO10Values;MATCH([.$P267];TO10Group;0)))">
            <text:p/>
          </table:table-cell>
          <table:table-cell table:style-name="ce97" table:formula="of:=IF([.S267]=&quot;&quot;;&quot;&quot;;HLOOKUP([.S267];TO10Values;MATCH([.$P267];TO10Group;0)))">
            <text:p/>
          </table:table-cell>
          <table:table-cell table:style-name="ce97" table:formula="of:=IF([.T267]=&quot;&quot;;&quot;&quot;;HLOOKUP([.T267];TO10Values;MATCH([.$P267];TO10Group;0)))">
            <text:p/>
          </table:table-cell>
          <table:table-cell table:style-name="ce155" table:formula="of:=IF([.U267]=&quot;&quot;;&quot;&quot;;HLOOKUP([.U267];TO10Values;MATCH([.$P267];TO10Group;0)))">
            <text:p/>
          </table:table-cell>
          <table:table-cell table:style-name="ce162" table:formula="of:=IF([.D350]=&quot;&quot;;&quot;&quot;;IF(ISNA([.D350]);NA();1/([.D350]*[Tables.$C48])))">
            <text:p/>
          </table:table-cell>
          <table:table-cell table:style-name="ce170" table:formula="of:=IF([.E350]=&quot;&quot;;&quot;&quot;;IF(ISNA([.E350]);NA();1/([.E350]*[Tables.$C48])))">
            <text:p/>
          </table:table-cell>
          <table:table-cell table:style-name="ce170" table:formula="of:=IF([.F350]=&quot;&quot;;&quot;&quot;;IF(ISNA([.F350]);NA();1/([.F350]*[Tables.$C48])))">
            <text:p/>
          </table:table-cell>
          <table:table-cell table:style-name="ce170" table:formula="of:=IF([.G350]=&quot;&quot;;&quot;&quot;;IF(ISNA([.G350]);NA();1/([.G350]*[Tables.$C48])))">
            <text:p/>
          </table:table-cell>
          <table:table-cell table:style-name="ce204" table:formula="of:=IF([.H350]=&quot;&quot;;&quot;&quot;;IF(ISNA([.H350]);NA();1/([.H350]*[Tables.$C4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4]=&quot;&quot;;&quot;&quot;;[.AB27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42" office:value-type="string" calcext:value-type="string">
            <text:p>C</text:p>
          </table:table-cell>
          <table:table-cell table:style-name="ce66" table:formula="of:=IF([.Q268]=&quot;&quot;;&quot;&quot;;HLOOKUP([.Q268];TO10Values;MATCH([.$P268];TO10Group;0)))">
            <text:p/>
          </table:table-cell>
          <table:table-cell table:style-name="ce97" table:formula="of:=IF([.R268]=&quot;&quot;;&quot;&quot;;HLOOKUP([.R268];TO10Values;MATCH([.$P268];TO10Group;0)))">
            <text:p/>
          </table:table-cell>
          <table:table-cell table:style-name="ce97" table:formula="of:=IF([.S268]=&quot;&quot;;&quot;&quot;;HLOOKUP([.S268];TO10Values;MATCH([.$P268];TO10Group;0)))">
            <text:p/>
          </table:table-cell>
          <table:table-cell table:style-name="ce97" table:formula="of:=IF([.T268]=&quot;&quot;;&quot;&quot;;HLOOKUP([.T268];TO10Values;MATCH([.$P268];TO10Group;0)))">
            <text:p/>
          </table:table-cell>
          <table:table-cell table:style-name="ce155" table:formula="of:=IF([.U268]=&quot;&quot;;&quot;&quot;;HLOOKUP([.U268];TO10Values;MATCH([.$P268];TO10Group;0)))">
            <text:p/>
          </table:table-cell>
          <table:table-cell table:style-name="ce162" table:formula="of:=IF([.D351]=&quot;&quot;;&quot;&quot;;IF(ISNA([.D351]);NA();1/([.D351]*[Tables.$C49])))">
            <text:p/>
          </table:table-cell>
          <table:table-cell table:style-name="ce170" table:formula="of:=IF([.E351]=&quot;&quot;;&quot;&quot;;IF(ISNA([.E351]);NA();1/([.E351]*[Tables.$C49])))">
            <text:p/>
          </table:table-cell>
          <table:table-cell table:style-name="ce170" table:formula="of:=IF([.F351]=&quot;&quot;;&quot;&quot;;IF(ISNA([.F351]);NA();1/([.F351]*[Tables.$C49])))">
            <text:p/>
          </table:table-cell>
          <table:table-cell table:style-name="ce170" table:formula="of:=IF([.G351]=&quot;&quot;;&quot;&quot;;IF(ISNA([.G351]);NA();1/([.G351]*[Tables.$C49])))">
            <text:p/>
          </table:table-cell>
          <table:table-cell table:style-name="ce204" table:formula="of:=IF([.H351]=&quot;&quot;;&quot;&quot;;IF(ISNA([.H351]);NA();1/([.H351]*[Tables.$C49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0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42" office:value-type="string" calcext:value-type="string">
            <text:p>D</text:p>
          </table:table-cell>
          <table:table-cell table:style-name="ce66" table:formula="of:=IF([.Q269]=&quot;&quot;;&quot;&quot;;HLOOKUP([.Q269];TO10Values;MATCH([.$P269];TO10Group;0)))">
            <text:p/>
          </table:table-cell>
          <table:table-cell table:style-name="ce97" table:formula="of:=IF([.R269]=&quot;&quot;;&quot;&quot;;HLOOKUP([.R269];TO10Values;MATCH([.$P269];TO10Group;0)))">
            <text:p/>
          </table:table-cell>
          <table:table-cell table:style-name="ce97" table:formula="of:=IF([.S269]=&quot;&quot;;&quot;&quot;;HLOOKUP([.S269];TO10Values;MATCH([.$P269];TO10Group;0)))">
            <text:p/>
          </table:table-cell>
          <table:table-cell table:style-name="ce97" table:formula="of:=IF([.T269]=&quot;&quot;;&quot;&quot;;HLOOKUP([.T269];TO10Values;MATCH([.$P269];TO10Group;0)))">
            <text:p/>
          </table:table-cell>
          <table:table-cell table:style-name="ce155" table:formula="of:=IF([.U269]=&quot;&quot;;&quot;&quot;;HLOOKUP([.U269];TO10Values;MATCH([.$P269];TO10Group;0)))">
            <text:p/>
          </table:table-cell>
          <table:table-cell table:style-name="ce162" table:formula="of:=IF([.D352]=&quot;&quot;;&quot;&quot;;IF(ISNA([.D352]);NA();1/([.D352]*[Tables.$C50])))">
            <text:p/>
          </table:table-cell>
          <table:table-cell table:style-name="ce170" table:formula="of:=IF([.E352]=&quot;&quot;;&quot;&quot;;IF(ISNA([.E352]);NA();1/([.E352]*[Tables.$C50])))">
            <text:p/>
          </table:table-cell>
          <table:table-cell table:style-name="ce170" table:formula="of:=IF([.F352]=&quot;&quot;;&quot;&quot;;IF(ISNA([.F352]);NA();1/([.F352]*[Tables.$C50])))">
            <text:p/>
          </table:table-cell>
          <table:table-cell table:style-name="ce170" table:formula="of:=IF([.G352]=&quot;&quot;;&quot;&quot;;IF(ISNA([.G352]);NA();1/([.G352]*[Tables.$C50])))">
            <text:p/>
          </table:table-cell>
          <table:table-cell table:style-name="ce204" table:formula="of:=IF([.H352]=&quot;&quot;;&quot;&quot;;IF(ISNA([.H352]);NA();1/([.H352]*[Tables.$C50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6]=&quot;&quot;;&quot;&quot;;[.AB27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42" office:value-type="string" calcext:value-type="string">
            <text:p>E</text:p>
          </table:table-cell>
          <table:table-cell table:style-name="ce66" table:formula="of:=IF([.Q270]=&quot;&quot;;&quot;&quot;;HLOOKUP([.Q270];TO10Values;MATCH([.$P270];TO10Group;0)))">
            <text:p/>
          </table:table-cell>
          <table:table-cell table:style-name="ce97" table:formula="of:=IF([.R270]=&quot;&quot;;&quot;&quot;;HLOOKUP([.R270];TO10Values;MATCH([.$P270];TO10Group;0)))">
            <text:p/>
          </table:table-cell>
          <table:table-cell table:style-name="ce97" table:formula="of:=IF([.S270]=&quot;&quot;;&quot;&quot;;HLOOKUP([.S270];TO10Values;MATCH([.$P270];TO10Group;0)))">
            <text:p/>
          </table:table-cell>
          <table:table-cell table:style-name="ce97" table:formula="of:=IF([.T270]=&quot;&quot;;&quot;&quot;;HLOOKUP([.T270];TO10Values;MATCH([.$P270];TO10Group;0)))">
            <text:p/>
          </table:table-cell>
          <table:table-cell table:style-name="ce155" table:formula="of:=IF([.U270]=&quot;&quot;;&quot;&quot;;HLOOKUP([.U270];TO10Values;MATCH([.$P270];TO10Group;0)))">
            <text:p/>
          </table:table-cell>
          <table:table-cell table:style-name="ce162" table:formula="of:=IF([.D353]=&quot;&quot;;&quot;&quot;;IF(ISNA([.D353]);NA();1/([.D353]*[Tables.$C51])))">
            <text:p/>
          </table:table-cell>
          <table:table-cell table:style-name="ce170" table:formula="of:=IF([.E353]=&quot;&quot;;&quot;&quot;;IF(ISNA([.E353]);NA();1/([.E353]*[Tables.$C51])))">
            <text:p/>
          </table:table-cell>
          <table:table-cell table:style-name="ce170" table:formula="of:=IF([.F353]=&quot;&quot;;&quot;&quot;;IF(ISNA([.F353]);NA();1/([.F353]*[Tables.$C51])))">
            <text:p/>
          </table:table-cell>
          <table:table-cell table:style-name="ce170" table:formula="of:=IF([.G353]=&quot;&quot;;&quot;&quot;;IF(ISNA([.G353]);NA();1/([.G353]*[Tables.$C51])))">
            <text:p/>
          </table:table-cell>
          <table:table-cell table:style-name="ce204" table:formula="of:=IF([.H353]=&quot;&quot;;&quot;&quot;;IF(ISNA([.H353]);NA();1/([.H353]*[Tables.$C51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2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42" office:value-type="string" calcext:value-type="string">
            <text:p>F</text:p>
          </table:table-cell>
          <table:table-cell table:style-name="ce66" table:formula="of:=IF([.Q271]=&quot;&quot;;&quot;&quot;;HLOOKUP([.Q271];TO10Values;MATCH([.$P271];TO10Group;0)))">
            <text:p/>
          </table:table-cell>
          <table:table-cell table:style-name="ce97" table:formula="of:=IF([.R271]=&quot;&quot;;&quot;&quot;;HLOOKUP([.R271];TO10Values;MATCH([.$P271];TO10Group;0)))">
            <text:p/>
          </table:table-cell>
          <table:table-cell table:style-name="ce97" table:formula="of:=IF([.S271]=&quot;&quot;;&quot;&quot;;HLOOKUP([.S271];TO10Values;MATCH([.$P271];TO10Group;0)))">
            <text:p/>
          </table:table-cell>
          <table:table-cell table:style-name="ce97" table:formula="of:=IF([.T271]=&quot;&quot;;&quot;&quot;;HLOOKUP([.T271];TO10Values;MATCH([.$P271];TO10Group;0)))">
            <text:p/>
          </table:table-cell>
          <table:table-cell table:style-name="ce155" table:formula="of:=IF([.U271]=&quot;&quot;;&quot;&quot;;HLOOKUP([.U271];TO10Values;MATCH([.$P271];TO10Group;0)))">
            <text:p/>
          </table:table-cell>
          <table:table-cell table:style-name="ce162" table:formula="of:=IF([.D354]=&quot;&quot;;&quot;&quot;;IF(ISNA([.D354]);NA();1/([.D354]*[Tables.$C52])))">
            <text:p/>
          </table:table-cell>
          <table:table-cell table:style-name="ce170" table:formula="of:=IF([.E354]=&quot;&quot;;&quot;&quot;;IF(ISNA([.E354]);NA();1/([.E354]*[Tables.$C52])))">
            <text:p/>
          </table:table-cell>
          <table:table-cell table:style-name="ce170" table:formula="of:=IF([.F354]=&quot;&quot;;&quot;&quot;;IF(ISNA([.F354]);NA();1/([.F354]*[Tables.$C52])))">
            <text:p/>
          </table:table-cell>
          <table:table-cell table:style-name="ce170" table:formula="of:=IF([.G354]=&quot;&quot;;&quot;&quot;;IF(ISNA([.G354]);NA();1/([.G354]*[Tables.$C52])))">
            <text:p/>
          </table:table-cell>
          <table:table-cell table:style-name="ce204" table:formula="of:=IF([.H354]=&quot;&quot;;&quot;&quot;;IF(ISNA([.H354]);NA();1/([.H354]*[Tables.$C52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78]=&quot;&quot;;&quot;&quot;;[.AB27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42" office:value-type="string" calcext:value-type="string">
            <text:p>G</text:p>
          </table:table-cell>
          <table:table-cell table:style-name="ce66" table:formula="of:=IF([.Q272]=&quot;&quot;;&quot;&quot;;HLOOKUP([.Q272];TO10Values;MATCH([.$P272];TO10Group;0)))">
            <text:p/>
          </table:table-cell>
          <table:table-cell table:style-name="ce97" table:formula="of:=IF([.R272]=&quot;&quot;;&quot;&quot;;HLOOKUP([.R272];TO10Values;MATCH([.$P272];TO10Group;0)))">
            <text:p/>
          </table:table-cell>
          <table:table-cell table:style-name="ce97" table:formula="of:=IF([.S272]=&quot;&quot;;&quot;&quot;;HLOOKUP([.S272];TO10Values;MATCH([.$P272];TO10Group;0)))">
            <text:p/>
          </table:table-cell>
          <table:table-cell table:style-name="ce97" table:formula="of:=IF([.T272]=&quot;&quot;;&quot;&quot;;HLOOKUP([.T272];TO10Values;MATCH([.$P272];TO10Group;0)))">
            <text:p/>
          </table:table-cell>
          <table:table-cell table:style-name="ce155" table:formula="of:=IF([.U272]=&quot;&quot;;&quot;&quot;;HLOOKUP([.U272];TO10Values;MATCH([.$P272];TO10Group;0)))">
            <text:p/>
          </table:table-cell>
          <table:table-cell table:style-name="ce162" table:formula="of:=IF([.D355]=&quot;&quot;;&quot;&quot;;IF(ISNA([.D355]);NA();1/([.D355]*[Tables.$C53])))">
            <text:p/>
          </table:table-cell>
          <table:table-cell table:style-name="ce170" table:formula="of:=IF([.E355]=&quot;&quot;;&quot;&quot;;IF(ISNA([.E355]);NA();1/([.E355]*[Tables.$C53])))">
            <text:p/>
          </table:table-cell>
          <table:table-cell table:style-name="ce170" table:formula="of:=IF([.F355]=&quot;&quot;;&quot;&quot;;IF(ISNA([.F355]);NA();1/([.F355]*[Tables.$C53])))">
            <text:p/>
          </table:table-cell>
          <table:table-cell table:style-name="ce170" table:formula="of:=IF([.G355]=&quot;&quot;;&quot;&quot;;IF(ISNA([.G355]);NA();1/([.G355]*[Tables.$C53])))">
            <text:p/>
          </table:table-cell>
          <table:table-cell table:style-name="ce204" table:formula="of:=IF([.H355]=&quot;&quot;;&quot;&quot;;IF(ISNA([.H355]);NA();1/([.H355]*[Tables.$C53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4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42" office:value-type="string" calcext:value-type="string">
            <text:p>H</text:p>
          </table:table-cell>
          <table:table-cell table:style-name="ce66" table:formula="of:=IF([.Q273]=&quot;&quot;;&quot;&quot;;HLOOKUP([.Q273];TO10Values;MATCH([.$P273];TO10Group;0)))">
            <text:p/>
          </table:table-cell>
          <table:table-cell table:style-name="ce97" table:formula="of:=IF([.R273]=&quot;&quot;;&quot;&quot;;HLOOKUP([.R273];TO10Values;MATCH([.$P273];TO10Group;0)))">
            <text:p/>
          </table:table-cell>
          <table:table-cell table:style-name="ce97" table:formula="of:=IF([.S273]=&quot;&quot;;&quot;&quot;;HLOOKUP([.S273];TO10Values;MATCH([.$P273];TO10Group;0)))">
            <text:p/>
          </table:table-cell>
          <table:table-cell table:style-name="ce97" table:formula="of:=IF([.T273]=&quot;&quot;;&quot;&quot;;HLOOKUP([.T273];TO10Values;MATCH([.$P273];TO10Group;0)))">
            <text:p/>
          </table:table-cell>
          <table:table-cell table:style-name="ce155" table:formula="of:=IF([.U273]=&quot;&quot;;&quot;&quot;;HLOOKUP([.U273];TO10Values;MATCH([.$P273];TO10Group;0)))">
            <text:p/>
          </table:table-cell>
          <table:table-cell table:style-name="ce162" table:formula="of:=IF([.D356]=&quot;&quot;;&quot;&quot;;IF(ISNA([.D356]);NA();1/([.D356]*[Tables.$C54])))">
            <text:p/>
          </table:table-cell>
          <table:table-cell table:style-name="ce170" table:formula="of:=IF([.E356]=&quot;&quot;;&quot;&quot;;IF(ISNA([.E356]);NA();1/([.E356]*[Tables.$C54])))">
            <text:p/>
          </table:table-cell>
          <table:table-cell table:style-name="ce170" table:formula="of:=IF([.F356]=&quot;&quot;;&quot;&quot;;IF(ISNA([.F356]);NA();1/([.F356]*[Tables.$C54])))">
            <text:p/>
          </table:table-cell>
          <table:table-cell table:style-name="ce170" table:formula="of:=IF([.G356]=&quot;&quot;;&quot;&quot;;IF(ISNA([.G356]);NA();1/([.G356]*[Tables.$C54])))">
            <text:p/>
          </table:table-cell>
          <table:table-cell table:style-name="ce204" table:formula="of:=IF([.H356]=&quot;&quot;;&quot;&quot;;IF(ISNA([.H356]);NA();1/([.H356]*[Tables.$C54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0]=&quot;&quot;;&quot;&quot;;[.AB28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42" office:value-type="string" calcext:value-type="string">
            <text:p>J</text:p>
          </table:table-cell>
          <table:table-cell table:style-name="ce66" table:formula="of:=IF([.Q274]=&quot;&quot;;&quot;&quot;;HLOOKUP([.Q274];TO10Values;MATCH([.$P274];TO10Group;0)))">
            <text:p/>
          </table:table-cell>
          <table:table-cell table:style-name="ce97" table:formula="of:=IF([.R274]=&quot;&quot;;&quot;&quot;;HLOOKUP([.R274];TO10Values;MATCH([.$P274];TO10Group;0)))">
            <text:p/>
          </table:table-cell>
          <table:table-cell table:style-name="ce97" table:formula="of:=IF([.S274]=&quot;&quot;;&quot;&quot;;HLOOKUP([.S274];TO10Values;MATCH([.$P274];TO10Group;0)))">
            <text:p/>
          </table:table-cell>
          <table:table-cell table:style-name="ce97" table:formula="of:=IF([.T274]=&quot;&quot;;&quot;&quot;;HLOOKUP([.T274];TO10Values;MATCH([.$P274];TO10Group;0)))">
            <text:p/>
          </table:table-cell>
          <table:table-cell table:style-name="ce155" table:formula="of:=IF([.U274]=&quot;&quot;;&quot;&quot;;HLOOKUP([.U274];TO10Values;MATCH([.$P274];TO10Group;0)))">
            <text:p/>
          </table:table-cell>
          <table:table-cell table:style-name="ce162" table:formula="of:=IF([.D357]=&quot;&quot;;&quot;&quot;;IF(ISNA([.D357]);NA();1/([.D357]*[Tables.$C55])))">
            <text:p/>
          </table:table-cell>
          <table:table-cell table:style-name="ce170" table:formula="of:=IF([.E357]=&quot;&quot;;&quot;&quot;;IF(ISNA([.E357]);NA();1/([.E357]*[Tables.$C55])))">
            <text:p/>
          </table:table-cell>
          <table:table-cell table:style-name="ce170" table:formula="of:=IF([.F357]=&quot;&quot;;&quot;&quot;;IF(ISNA([.F357]);NA();1/([.F357]*[Tables.$C55])))">
            <text:p/>
          </table:table-cell>
          <table:table-cell table:style-name="ce170" table:formula="of:=IF([.G357]=&quot;&quot;;&quot;&quot;;IF(ISNA([.G357]);NA();1/([.G357]*[Tables.$C55])))">
            <text:p/>
          </table:table-cell>
          <table:table-cell table:style-name="ce204" table:formula="of:=IF([.H357]=&quot;&quot;;&quot;&quot;;IF(ISNA([.H357]);NA();1/([.H357]*[Tables.$C55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6])" office:value-type="float" office:value="0" calcext:value-type="float">
            <text:p>0</text:p>
          </table:table-cell>
          <table:table-cell table:style-name="ce81" table:number-columns-repeated="2"/>
          <table:table-cell table:style-name="ce349"/>
          <table:table-cell table:style-name="ce81" table:number-columns-repeated="3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42" office:value-type="string" calcext:value-type="string">
            <text:p>K</text:p>
          </table:table-cell>
          <table:table-cell table:style-name="ce66" table:formula="of:=IF([.Q275]=&quot;&quot;;&quot;&quot;;HLOOKUP([.Q275];TO10Values;MATCH([.$P275];TO10Group;0)))">
            <text:p/>
          </table:table-cell>
          <table:table-cell table:style-name="ce97" table:formula="of:=IF([.R275]=&quot;&quot;;&quot;&quot;;HLOOKUP([.R275];TO10Values;MATCH([.$P275];TO10Group;0)))">
            <text:p/>
          </table:table-cell>
          <table:table-cell table:style-name="ce97" table:formula="of:=IF([.S275]=&quot;&quot;;&quot;&quot;;HLOOKUP([.S275];TO10Values;MATCH([.$P275];TO10Group;0)))">
            <text:p/>
          </table:table-cell>
          <table:table-cell table:style-name="ce97" table:formula="of:=IF([.T275]=&quot;&quot;;&quot;&quot;;HLOOKUP([.T275];TO10Values;MATCH([.$P275];TO10Group;0)))">
            <text:p/>
          </table:table-cell>
          <table:table-cell table:style-name="ce155" table:formula="of:=IF([.U275]=&quot;&quot;;&quot;&quot;;HLOOKUP([.U275];TO10Values;MATCH([.$P275];TO10Group;0)))">
            <text:p/>
          </table:table-cell>
          <table:table-cell table:style-name="ce162" table:formula="of:=IF([.D358]=&quot;&quot;;&quot;&quot;;IF(ISNA([.D358]);NA();1/([.D358]*[Tables.$C56])))">
            <text:p/>
          </table:table-cell>
          <table:table-cell table:style-name="ce170" table:formula="of:=IF([.E358]=&quot;&quot;;&quot;&quot;;IF(ISNA([.E358]);NA();1/([.E358]*[Tables.$C56])))">
            <text:p/>
          </table:table-cell>
          <table:table-cell table:style-name="ce170" table:formula="of:=IF([.F358]=&quot;&quot;;&quot;&quot;;IF(ISNA([.F358]);NA();1/([.F358]*[Tables.$C56])))">
            <text:p/>
          </table:table-cell>
          <table:table-cell table:style-name="ce170" table:formula="of:=IF([.G358]=&quot;&quot;;&quot;&quot;;IF(ISNA([.G358]);NA();1/([.G358]*[Tables.$C56])))">
            <text:p/>
          </table:table-cell>
          <table:table-cell table:style-name="ce204" table:formula="of:=IF([.H358]=&quot;&quot;;&quot;&quot;;IF(ISNA([.H358]);NA();1/([.H358]*[Tables.$C56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2]=&quot;&quot;;&quot;&quot;;[.AB28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42" office:value-type="string" calcext:value-type="string">
            <text:p>L</text:p>
          </table:table-cell>
          <table:table-cell table:style-name="ce66" table:formula="of:=IF([.Q276]=&quot;&quot;;&quot;&quot;;HLOOKUP([.Q276];TO10Values;MATCH([.$P276];TO10Group;0)))">
            <text:p/>
          </table:table-cell>
          <table:table-cell table:style-name="ce97" table:formula="of:=IF([.R276]=&quot;&quot;;&quot;&quot;;HLOOKUP([.R276];TO10Values;MATCH([.$P276];TO10Group;0)))">
            <text:p/>
          </table:table-cell>
          <table:table-cell table:style-name="ce97" table:formula="of:=IF([.S276]=&quot;&quot;;&quot;&quot;;HLOOKUP([.S276];TO10Values;MATCH([.$P276];TO10Group;0)))">
            <text:p/>
          </table:table-cell>
          <table:table-cell table:style-name="ce97" table:formula="of:=IF([.T276]=&quot;&quot;;&quot;&quot;;HLOOKUP([.T276];TO10Values;MATCH([.$P276];TO10Group;0)))">
            <text:p/>
          </table:table-cell>
          <table:table-cell table:style-name="ce155" table:formula="of:=IF([.U276]=&quot;&quot;;&quot;&quot;;HLOOKUP([.U276];TO10Values;MATCH([.$P276];TO10Group;0)))">
            <text:p/>
          </table:table-cell>
          <table:table-cell table:style-name="ce162" table:formula="of:=IF([.D359]=&quot;&quot;;&quot;&quot;;IF(ISNA([.D359]);NA();1/([.D359]*[Tables.$C57])))">
            <text:p/>
          </table:table-cell>
          <table:table-cell table:style-name="ce170" table:formula="of:=IF([.E359]=&quot;&quot;;&quot;&quot;;IF(ISNA([.E359]);NA();1/([.E359]*[Tables.$C57])))">
            <text:p/>
          </table:table-cell>
          <table:table-cell table:style-name="ce170" table:formula="of:=IF([.F359]=&quot;&quot;;&quot;&quot;;IF(ISNA([.F359]);NA();1/([.F359]*[Tables.$C57])))">
            <text:p/>
          </table:table-cell>
          <table:table-cell table:style-name="ce170" table:formula="of:=IF([.G359]=&quot;&quot;;&quot;&quot;;IF(ISNA([.G359]);NA();1/([.G359]*[Tables.$C57])))">
            <text:p/>
          </table:table-cell>
          <table:table-cell table:style-name="ce204" table:formula="of:=IF([.H359]=&quot;&quot;;&quot;&quot;;IF(ISNA([.H359]);NA();1/([.H359]*[Tables.$C57])))">
            <text:p/>
          </table:table-cell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5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42" office:value-type="string" calcext:value-type="string">
            <text:p>M</text:p>
          </table:table-cell>
          <table:table-cell table:style-name="ce67" table:formula="of:=IF([.Q277]=&quot;&quot;;&quot;&quot;;HLOOKUP([.Q277];TO10Values;MATCH([.$P277];TO10Group;0)))">
            <text:p/>
          </table:table-cell>
          <table:table-cell table:style-name="ce98" table:formula="of:=IF([.R277]=&quot;&quot;;&quot;&quot;;HLOOKUP([.R277];TO10Values;MATCH([.$P277];TO10Group;0)))">
            <text:p/>
          </table:table-cell>
          <table:table-cell table:style-name="ce98" table:formula="of:=IF([.S277]=&quot;&quot;;&quot;&quot;;HLOOKUP([.S277];TO10Values;MATCH([.$P277];TO10Group;0)))">
            <text:p/>
          </table:table-cell>
          <table:table-cell table:style-name="ce98" table:formula="of:=IF([.T277]=&quot;&quot;;&quot;&quot;;HLOOKUP([.T277];TO10Values;MATCH([.$P277];TO10Group;0)))">
            <text:p/>
          </table:table-cell>
          <table:table-cell table:style-name="ce156" table:formula="of:=IF([.U277]=&quot;&quot;;&quot;&quot;;HLOOKUP([.U277];TO10Values;MATCH([.$P277];TO10Group;0)))">
            <text:p/>
          </table:table-cell>
          <table:table-cell table:style-name="ce163" table:formula="of:=IF([.D360]=&quot;&quot;;&quot;&quot;;IF(ISNA([.D360]);NA();1/([.D360]*[Tables.$C58])))">
            <text:p/>
          </table:table-cell>
          <table:table-cell table:style-name="ce171" table:formula="of:=IF([.E360]=&quot;&quot;;&quot;&quot;;IF(ISNA([.E360]);NA();1/([.E360]*[Tables.$C58])))">
            <text:p/>
          </table:table-cell>
          <table:table-cell table:style-name="ce171" table:formula="of:=IF([.F360]=&quot;&quot;;&quot;&quot;;IF(ISNA([.F360]);NA();1/([.F360]*[Tables.$C58])))">
            <text:p/>
          </table:table-cell>
          <table:table-cell table:style-name="ce171" table:formula="of:=IF([.G360]=&quot;&quot;;&quot;&quot;;IF(ISNA([.G360]);NA();1/([.G360]*[Tables.$C58])))">
            <text:p/>
          </table:table-cell>
          <table:table-cell table:style-name="ce205" table:formula="of:=IF([.H360]=&quot;&quot;;&quot;&quot;;IF(ISNA([.H360]);NA();1/([.H360]*[Tables.$C58])))">
            <text:p/>
          </table:table-cell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4]=&quot;&quot;;&quot;&quot;;[.AB28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formula="of:=[.P279]" office:value-type="string" office:string-value="Comments:" calcext:value-type="string">
            <text:p>Comments:</text:p>
          </table:table-cell>
          <table:table-cell table:style-name="ce4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53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6]=&quot;&quot;;&quot;&quot;;[.AB28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53" table:formula="of:=IF(LEN([.Q279])&lt;=265;&quot;&quot;;RIGHT([.Q279];LEN([.Q279])-SEARCH(&quot; &quot;;[.Q27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88]=&quot;&quot;;&quot;&quot;;[.AB28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7" office:value-type="string" calcext:value-type="string">
            <text:p>Field Size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30"/>
          <table:table-cell table:style-name="ce99" table:formula="of:=IF([.Q283]=&quot;&quot;;&quot;&quot;;[.Q283]&amp;&quot; &quot;&amp;flocm_in)">
            <text:p/>
          </table:table-cell>
          <table:table-cell table:style-name="ce99" table:formula="of:=IF([.R283]=&quot;&quot;;&quot;&quot;;[.R283]&amp;&quot; &quot;&amp;flocm_in)">
            <text:p/>
          </table:table-cell>
          <table:table-cell table:style-name="ce99" table:formula="of:=IF([.S283]=&quot;&quot;;&quot;&quot;;[.S283]&amp;&quot; &quot;&amp;flocm_in)">
            <text:p/>
          </table:table-cell>
          <table:table-cell table:style-name="ce99" table:formula="of:=IF([.T283]=&quot;&quot;;&quot;&quot;;[.T283]&amp;&quot; &quot;&amp;flocm_in)">
            <text:p/>
          </table:table-cell>
          <table:table-cell table:style-name="ce99" table:formula="of:=IF([.U283]=&quot;&quot;;&quot;&quot;;[.U283]&amp;&quot; &quot;&amp;flocm_in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0]=&quot;&quot;;&quot;&quot;;[.AB29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8" table:formula="of:=[.P284]" office:value-type="string" office:string-value="Horizontal" calcext:value-type="string">
            <text:p>Horizontal</text:p>
          </table:table-cell>
          <table:table-cell table:style-name="ce100" table:formula="of:=IF([.Q284]=&quot;&quot;;&quot;&quot;;[.Q284])">
            <text:p/>
          </table:table-cell>
          <table:table-cell table:style-name="ce100" table:formula="of:=IF([.R284]=&quot;&quot;;&quot;&quot;;[.R284])">
            <text:p/>
          </table:table-cell>
          <table:table-cell table:style-name="ce100" table:formula="of:=IF([.S284]=&quot;&quot;;&quot;&quot;;[.S284])">
            <text:p/>
          </table:table-cell>
          <table:table-cell table:style-name="ce100" table:formula="of:=IF([.T284]=&quot;&quot;;&quot;&quot;;[.T284])">
            <text:p/>
          </table:table-cell>
          <table:table-cell table:style-name="ce100" table:formula="of:=IF([.U284]=&quot;&quot;;&quot;&quot;;[.U284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8" table:formula="of:=[.P285]" office:value-type="string" office:string-value="Vertical" calcext:value-type="string">
            <text:p>Vertical</text:p>
          </table:table-cell>
          <table:table-cell table:style-name="ce100" table:formula="of:=IF([.Q285]=&quot;&quot;;&quot;&quot;;[.Q285])">
            <text:p/>
          </table:table-cell>
          <table:table-cell table:style-name="ce100" table:formula="of:=IF([.R285]=&quot;&quot;;&quot;&quot;;[.R285])">
            <text:p/>
          </table:table-cell>
          <table:table-cell table:style-name="ce100" table:formula="of:=IF([.S285]=&quot;&quot;;&quot;&quot;;[.S285])">
            <text:p/>
          </table:table-cell>
          <table:table-cell table:style-name="ce100" table:formula="of:=IF([.T285]=&quot;&quot;;&quot;&quot;;[.T285])">
            <text:p/>
          </table:table-cell>
          <table:table-cell table:style-name="ce100" table:formula="of:=IF([.U285]=&quot;&quot;;&quot;&quot;;[.U285])">
            <text:p/>
          </table:table-cell>
          <table:table-cell table:style-name="Default" table:number-columns-repeated="2"/>
          <table:table-cell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2]=&quot;&quot;;&quot;&quot;;[.AB29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8" table:formula="of:=[.P286]" office:value-type="string" office:string-value="Diagonal" calcext:value-type="string">
            <text:p>Diagonal</text:p>
          </table:table-cell>
          <table:table-cell table:style-name="ce100" table:formula="of:=IF([.Q286]=&quot;&quot;;&quot;&quot;;[.Q286])">
            <text:p/>
          </table:table-cell>
          <table:table-cell table:style-name="ce100" table:formula="of:=IF([.R286]=&quot;&quot;;&quot;&quot;;[.R286])">
            <text:p/>
          </table:table-cell>
          <table:table-cell table:style-name="ce100" table:formula="of:=IF([.S286]=&quot;&quot;;&quot;&quot;;[.S286])">
            <text:p/>
          </table:table-cell>
          <table:table-cell table:style-name="ce100" table:formula="of:=IF([.T286]=&quot;&quot;;&quot;&quot;;[.T286])">
            <text:p/>
          </table:table-cell>
          <table:table-cell table:style-name="ce100" table:formula="of:=IF([.U286]=&quot;&quot;;&quot;&quot;;[.U286])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6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8" table:formula="of:=[.P287]" office:value-type="string" office:string-value="Acceptable" calcext:value-type="string">
            <text:p>Acceptable</text:p>
          </table:table-cell>
          <table:table-cell table:style-name="ce42" table:formula="of:=IF([.Q287]=&quot;&quot;;&quot;&quot;;[.Q287])" office:value-type="string" office:string-value="NA" calcext:value-type="string">
            <text:p>NA</text:p>
          </table:table-cell>
          <table:table-cell table:style-name="ce42" table:formula="of:=IF([.R287]=&quot;&quot;;&quot;&quot;;[.R287])" office:value-type="string" office:string-value="NA" calcext:value-type="string">
            <text:p>NA</text:p>
          </table:table-cell>
          <table:table-cell table:style-name="ce42" table:formula="of:=IF([.S287]=&quot;&quot;;&quot;&quot;;[.S287])" office:value-type="string" office:string-value="NA" calcext:value-type="string">
            <text:p>NA</text:p>
          </table:table-cell>
          <table:table-cell table:style-name="ce42" table:formula="of:=IF([.T287]=&quot;&quot;;&quot;&quot;;[.T287])" office:value-type="string" office:string-value="NA" calcext:value-type="string">
            <text:p>NA</text:p>
          </table:table-cell>
          <table:table-cell table:style-name="ce42" table:formula="of:=IF([.U287]=&quot;&quot;;&quot;&quot;;[.U287])" office:value-type="string" office:string-value="NA" calcext:value-type="string">
            <text:p>NA</text:p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4]=&quot;&quot;;&quot;&quot;;[.AB29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9" table:formula="of:=[.Q288]" office:value-type="string" office:string-value="Criteria: " calcext:value-type="string">
            <text:p>Criteria: </text:p>
          </table:table-cell>
          <table:table-cell table:style-name="ce5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40"/>
          <table:table-cell/>
          <table:table-cell table:style-name="ce52"/>
          <table:table-cell table:style-name="ce40" table:number-columns-repeated="7"/>
          <table:table-cell table:style-name="ce202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6]=&quot;&quot;;&quot;&quot;;[.AB29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7" office:value-type="string" calcext:value-type="string">
            <text:p>Useful Beam Limitation</text:p>
          </table:table-cell>
          <table:table-cell table:number-columns-repeated="9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43" table:formula="of:=[.O290]">
            <text:p/>
          </table:table-cell>
          <table:table-cell table:style-name="ce30" office:value-type="string" calcext:value-type="string">
            <text:p>SID (cm)</text:p>
          </table:table-cell>
          <table:table-cell table:number-columns-repeated="8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298]=&quot;&quot;;&quot;&quot;;[.AB29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30"/>
          <table:table-cell table:style-name="ce30" table:formula="of:=[.P292]" office:value-type="string" office:string-value="Measured" calcext:value-type="string">
            <text:p>Measured</text:p>
          </table:table-cell>
          <table:table-cell table:style-name="ce30" table:formula="of:=[.Q292]" office:value-type="string" office:string-value="Difference" calcext:value-type="string">
            <text:p>Difference</text:p>
          </table:table-cell>
          <table:table-cell table:style-name="ce30"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9" table:formula="of:=[.O293]" office:value-type="string" office:string-value="Top" calcext:value-type="string">
            <text:p>Top</text:p>
          </table:table-cell>
          <table:table-cell table:style-name="ce55" table:formula="of:=[.P293]">
            <text:p/>
          </table:table-cell>
          <table:table-cell table:style-name="ce121" table:formula="of:=[.Q293]" table:number-columns-spanned="1" table:number-rows-spanned="2">
            <text:p/>
          </table:table-cell>
          <table:table-cell table:style-name="ce141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0]=&quot;&quot;;&quot;&quot;;[.AB300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0" table:formula="of:=[.O294]" office:value-type="string" office:string-value="Bottom" calcext:value-type="string">
            <text:p>Bottom</text:p>
          </table:table-cell>
          <table:table-cell table:style-name="ce56" table:formula="of:=[.P294]">
            <text:p/>
          </table:table-cell>
          <table:covered-table-cell table:style-name="ce122"/>
          <table:covered-table-cell table:style-name="ce142"/>
          <table:table-cell table:style-name="Default"/>
          <table:table-cell table:style-name="ce164" table:formula="of:=[.T295]" office:value-type="string" office:string-value="Acceptable" calcext:value-type="string">
            <text:p>Acceptable</text:p>
          </table:table-cell>
          <table:table-cell table:style-name="ce52"/>
          <table:table-cell table:number-columns-repeated="2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6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0" table:formula="of:=[.O295]" office:value-type="string" office:string-value="Left" calcext:value-type="string">
            <text:p>Left</text:p>
          </table:table-cell>
          <table:table-cell table:style-name="ce56" table:formula="of:=[.P295]">
            <text:p/>
          </table:table-cell>
          <table:table-cell table:style-name="ce123" table:formula="of:=[.Q295]" table:number-columns-spanned="1" table:number-rows-spanned="2">
            <text:p/>
          </table:table-cell>
          <table:covered-table-cell table:style-name="ce142"/>
          <table:table-cell/>
          <table:table-cell table:style-name="ce165" table:formula="of:=[.T296]">
            <text:p/>
          </table:table-cell>
          <table:table-cell table:number-columns-repeated="3"/>
          <table:table-cell table:style-name="ce181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2]=&quot;&quot;;&quot;&quot;;[.AB302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6" table:formula="of:=[.O296]" office:value-type="string" office:string-value="Right" calcext:value-type="string">
            <text:p>Right</text:p>
          </table:table-cell>
          <table:table-cell table:style-name="ce58" table:formula="of:=[.P296]">
            <text:p/>
          </table:table-cell>
          <table:covered-table-cell table:style-name="ce124"/>
          <table:covered-table-cell table:style-name="ce143"/>
          <table:table-cell table:number-columns-repeated="5"/>
          <table:table-cell table:style-name="ce181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78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9" table:formula="of:=[.O297]" office:value-type="string" office:string-value="Criteria:" calcext:value-type="string">
            <text:p>Criteria:</text:p>
          </table:table-cell>
          <table:table-cell table:style-name="ce101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4]=&quot;&quot;;&quot;&quot;;[.AB304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52" table:formula="of:=[.P298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Default" table:number-columns-repeated="7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80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formula="of:=[.P299]" office:value-type="string" office:string-value="Comments:" calcext:value-type="string">
            <text:p>Comments:</text:p>
          </table:table-cell>
          <table:table-cell table:style-name="ce4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80" table:number-columns-repeated="8"/>
          <table:table-cell table:style-name="ce197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6]=&quot;&quot;;&quot;&quot;;[.AB306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5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53"/>
          <table:table-cell table:style-name="ce317" table:formula="of:=LEN([.Q382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53" table:formula="of:=IF(LEN([.Q299])&lt;=265;&quot;&quot;;RIGHT([.Q299];LEN([.Q299])-SEARCH(&quot; &quot;;[.Q299];255)))">
            <text:p/>
          </table:table-cell>
          <table:table-cell table:style-name="ce81" table:number-columns-repeated="8"/>
          <table:table-cell table:style-name="ce198"/>
          <table:table-cell/>
          <table:table-cell table:style-name="ce208"/>
          <table:table-cell table:style-name="ce20" office:value-type="string" calcext:value-type="string">
            <text:p>Additional Comments:</text:p>
          </table:table-cell>
          <table:table-cell table:style-name="ce295"/>
          <table:table-cell table:style-name="ce316"/>
          <table:table-cell table:style-name="ce334" table:formula="of:=IF([.AB308]=&quot;&quot;;&quot;&quot;;[.AB308])">
            <text:p/>
          </table:table-cell>
          <table:table-cell table:style-name="ce80" table:number-columns-repeated="2"/>
          <table:table-cell table:style-name="ce19"/>
          <table:table-cell/>
          <table:table-cell table:style-name="ce80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206"/>
          <table:table-cell/>
          <table:table-cell table:style-name="ce208"/>
          <table:table-cell table:style-name="ce245" office:value-type="string" calcext:value-type="string">
            <text:p>Do not exceed 390 chars</text:p>
          </table:table-cell>
          <table:table-cell table:style-name="ce81"/>
          <table:table-cell table:style-name="ce317" table:formula="of:=LEN([.Q384])" office:value-type="float" office:value="0" calcext:value-type="float">
            <text:p>0</text:p>
          </table:table-cell>
          <table:table-cell table:style-name="ce81" table:number-columns-repeated="6"/>
          <table:table-cell table:style-name="ce241"/>
          <table:table-cell table:number-columns-repeated="999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209"/>
          <table:table-cell table:style-name="ce234" table:number-columns-repeated="9"/>
          <table:table-cell table:style-name="ce242"/>
          <table:table-cell table:number-columns-repeated="999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/>
          <table:table-cell table:style-name="ce19" table:number-columns-repeated="11"/>
          <table:table-cell table:number-columns-repeated="999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1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06])&lt;=265;&quot;&quot;;RIGHT([.Q306];LEN([.Q306])-SEARCH(&quot; &quot;;[.Q30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08])&lt;=265;&quot;&quot;;RIGHT([.Q308];LEN([.Q308])-SEARCH(&quot; &quot;;[.Q30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10])&lt;=265;&quot;&quot;;RIGHT([.Q310];LEN([.Q310])-SEARCH(&quot; &quot;;[.Q31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12])&lt;=265;&quot;&quot;;RIGHT([.Q312];LEN([.Q312])-SEARCH(&quot; &quot;;[.Q31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14])&lt;=265;&quot;&quot;;RIGHT([.Q314];LEN([.Q314])-SEARCH(&quot; &quot;;[.Q31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16])&lt;=265;&quot;&quot;;RIGHT([.Q316];LEN([.Q316])-SEARCH(&quot; &quot;;[.Q31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18])&lt;=265;&quot;&quot;;RIGHT([.Q318];LEN([.Q318])-SEARCH(&quot; &quot;;[.Q31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20])&lt;=265;&quot;&quot;;RIGHT([.Q320];LEN([.Q320])-SEARCH(&quot; &quot;;[.Q32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22])&lt;=265;&quot;&quot;;RIGHT([.Q322];LEN([.Q322])-SEARCH(&quot; &quot;;[.Q32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24])&lt;=265;&quot;&quot;;RIGHT([.Q324];LEN([.Q324])-SEARCH(&quot; &quot;;[.Q32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26])&lt;=265;&quot;&quot;;RIGHT([.Q326];LEN([.Q326])-SEARCH(&quot; &quot;;[.Q32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28])&lt;=265;&quot;&quot;;RIGHT([.Q328];LEN([.Q328])-SEARCH(&quot; &quot;;[.Q32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30])&lt;=265;&quot;&quot;;RIGHT([.Q330];LEN([.Q330])-SEARCH(&quot; &quot;;[.Q33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32])&lt;=265;&quot;&quot;;RIGHT([.Q332];LEN([.Q332])-SEARCH(&quot; &quot;;[.Q33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34])&lt;=265;&quot;&quot;;RIGHT([.Q334];LEN([.Q334])-SEARCH(&quot; &quot;;[.Q33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36])&lt;=265;&quot;&quot;;RIGHT([.Q336];LEN([.Q336])-SEARCH(&quot; &quot;;[.Q33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38])&lt;=265;&quot;&quot;;RIGHT([.Q338];LEN([.Q338])-SEARCH(&quot; &quot;;[.Q33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40])&lt;=265;&quot;&quot;;RIGHT([.Q340];LEN([.Q340])-SEARCH(&quot; &quot;;[.Q34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42])&lt;=265;&quot;&quot;;RIGHT([.Q342];LEN([.Q342])-SEARCH(&quot; &quot;;[.Q34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57" office:value-type="string" calcext:value-type="string">
            <text:p>Comments Page 2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71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72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72" table:formula="of:=IF(LEN([.Q348])&lt;=265;&quot;&quot;;RIGHT([.Q348];LEN([.Q348])-SEARCH(&quot; &quot;;[.Q34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71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72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72" table:formula="of:=IF(LEN([.Q350])&lt;=265;&quot;&quot;;RIGHT([.Q350];LEN([.Q350])-SEARCH(&quot; &quot;;[.Q35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71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72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72" table:formula="of:=IF(LEN([.Q352])&lt;=265;&quot;&quot;;RIGHT([.Q352];LEN([.Q352])-SEARCH(&quot; &quot;;[.Q35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71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72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72" table:formula="of:=IF(LEN([.Q354])&lt;=265;&quot;&quot;;RIGHT([.Q354];LEN([.Q354])-SEARCH(&quot; &quot;;[.Q35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71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72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72" table:formula="of:=IF(LEN([.Q356])&lt;=265;&quot;&quot;;RIGHT([.Q356];LEN([.Q356])-SEARCH(&quot; &quot;;[.Q35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71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72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72" table:formula="of:=IF(LEN([.Q358])&lt;=265;&quot;&quot;;RIGHT([.Q358];LEN([.Q358])-SEARCH(&quot; &quot;;[.Q35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71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72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72" table:formula="of:=IF(LEN([.Q360])&lt;=265;&quot;&quot;;RIGHT([.Q360];LEN([.Q360])-SEARCH(&quot; &quot;;[.Q36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71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72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72" table:formula="of:=IF(LEN([.Q362])&lt;=265;&quot;&quot;;RIGHT([.Q362];LEN([.Q362])-SEARCH(&quot; &quot;;[.Q36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71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72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72" table:formula="of:=IF(LEN([.Q364])&lt;=265;&quot;&quot;;RIGHT([.Q364];LEN([.Q364])-SEARCH(&quot; &quot;;[.Q36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71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72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72" table:formula="of:=IF(LEN([.Q366])&lt;=265;&quot;&quot;;RIGHT([.Q366];LEN([.Q366])-SEARCH(&quot; &quot;;[.Q36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71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72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72" table:formula="of:=IF(LEN([.Q368])&lt;=265;&quot;&quot;;RIGHT([.Q368];LEN([.Q368])-SEARCH(&quot; &quot;;[.Q36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71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72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72" table:formula="of:=IF(LEN([.Q370])&lt;=265;&quot;&quot;;RIGHT([.Q370];LEN([.Q370])-SEARCH(&quot; &quot;;[.Q37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71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72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72" table:formula="of:=IF(LEN([.Q372])&lt;=265;&quot;&quot;;RIGHT([.Q372];LEN([.Q372])-SEARCH(&quot; &quot;;[.Q37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71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72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72" table:formula="of:=IF(LEN([.Q374])&lt;=265;&quot;&quot;;RIGHT([.Q374];LEN([.Q374])-SEARCH(&quot; &quot;;[.Q37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71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72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72" table:formula="of:=IF(LEN([.Q376])&lt;=265;&quot;&quot;;RIGHT([.Q376];LEN([.Q376])-SEARCH(&quot; &quot;;[.Q376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71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72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72" table:formula="of:=IF(LEN([.Q378])&lt;=265;&quot;&quot;;RIGHT([.Q378];LEN([.Q378])-SEARCH(&quot; &quot;;[.Q378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71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72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72" table:formula="of:=IF(LEN([.Q380])&lt;=265;&quot;&quot;;RIGHT([.Q380];LEN([.Q380])-SEARCH(&quot; &quot;;[.Q380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71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72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72" table:formula="of:=IF(LEN([.Q382])&lt;=265;&quot;&quot;;RIGHT([.Q382];LEN([.Q382])-SEARCH(&quot; &quot;;[.Q382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71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102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72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72" table:formula="of:=IF(LEN([.Q384])&lt;=265;&quot;&quot;;RIGHT([.Q384];LEN([.Q384])-SEARCH(&quot; &quot;;[.Q384];255)))">
            <text:p/>
          </table:table-cell>
          <table:table-cell table:style-name="ce103" table:number-columns-repeated="8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Radiation Output – Fluoroscopy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10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87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45" office:value-type="string" calcext:value-type="string">
            <text:p>Contrast Resolution</text:p>
          </table:table-cell>
          <table:table-cell table:number-columns-repeated="4"/>
          <table:table-cell table:style-name="ce39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4" table:number-columns-repeated="5"/>
          <table:table-cell table:style-name="ce158"/>
          <table:table-cell table:style-name="ce14" table:number-columns-repeated="4"/>
          <table:table-cell table:style-name="ce180"/>
          <table:table-cell table:number-columns-repeated="1011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81"/>
          <table:table-cell table:number-columns-repeated="1011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10"/>
          <table:table-cell table:style-name="ce182"/>
          <table:table-cell table:number-columns-repeated="101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46" table:formula="of:=IF([.$P$7]=&quot;&quot;;&quot;&quot;;[.$P$7])">
            <text:p/>
          </table:table-cell>
          <table:table-cell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47" table:formula="of:=IF([.$R$14]=&quot;&quot;;&quot;&quot;;[.$R$14]&amp;&quot; Tube &quot;&amp;[.$W$48])">
            <text:p/>
          </table:table-cell>
          <table:table-cell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IF([.$R$13]=&quot;&quot;;&quot;&quot;;[.$R$13])">
            <text:p/>
          </table:table-cell>
          <table:table-cell table:number-columns-repeated="1011"/>
        </table:table-row>
        <table:table-row table:style-name="ro2" table:number-rows-repeated="10478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T296:Fluoro.T296">
            <calcext:condition calcext:apply-style-name="Pass" calcext:value="=&quot;YES&quot;" calcext:base-cell-address="Fluoro.T296"/>
            <calcext:condition calcext:apply-style-name="Fail" calcext:value="=&quot;NO&quot;" calcext:base-cell-address="Fluoro.T296"/>
          </calcext:conditional-format>
        </calcext:conditional-formats>
      </table:table>
      <table:table table:name="ExpCharts" table:style-name="ta1" table:print-ranges="ExpCharts.B1:ExpCharts.M264">
        <table:table-column table:style-name="co3" table:number-columns-repeated="2" table:default-cell-style-name="Default"/>
        <table:table-column table:style-name="co2" table:number-columns-repeated="11" table:default-cell-style-name="Default"/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IF([Fluoro.G205]=&quot;&quot;;&quot;&quot;;[Fluoro.G205]*0.1145)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IF([Fluoro.J205]=&quot;&quot;;&quot;&quot;;[Fluoro.J205]*0.1145)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IF([Fluoro.M205]=&quot;&quot;;&quot;&quot;;[Fluoro.M205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IF([Fluoro.G206]=&quot;&quot;;&quot;&quot;;[Fluoro.G206]*0.1145)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IF([Fluoro.J206]=&quot;&quot;;&quot;&quot;;[Fluoro.J206]*0.1145)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IF([Fluoro.M206]=&quot;&quot;;&quot;&quot;;[Fluoro.M206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IF([Fluoro.G207]=&quot;&quot;;&quot;&quot;;[Fluoro.G207]*0.1145)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IF([Fluoro.J207]=&quot;&quot;;&quot;&quot;;[Fluoro.J207]*0.1145)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IF([Fluoro.M207]=&quot;&quot;;&quot;&quot;;[Fluoro.M207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IF([Fluoro.G208]=&quot;&quot;;&quot;&quot;;[Fluoro.G208]*0.1145)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IF([Fluoro.J208]=&quot;&quot;;&quot;&quot;;[Fluoro.J208]*0.1145)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IF([Fluoro.M208]=&quot;&quot;;&quot;&quot;;[Fluoro.M208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IF([Fluoro.G209]=&quot;&quot;;&quot;&quot;;[Fluoro.G209]*0.1145)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IF([Fluoro.J209]=&quot;&quot;;&quot;&quot;;[Fluoro.J209]*0.1145)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IF([Fluoro.M209]=&quot;&quot;;&quot;&quot;;[Fluoro.M209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IF([Fluoro.G210]=&quot;&quot;;&quot;&quot;;[Fluoro.G210]*0.1145)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IF([Fluoro.J210]=&quot;&quot;;&quot;&quot;;[Fluoro.J210]*0.1145)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IF([Fluoro.M210]=&quot;&quot;;&quot;&quot;;[Fluoro.M210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IF([Fluoro.G211]=&quot;&quot;;&quot;&quot;;[Fluoro.G211]*0.1145)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IF([Fluoro.J211]=&quot;&quot;;&quot;&quot;;[Fluoro.J211]*0.1145)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IF([Fluoro.M211]=&quot;&quot;;&quot;&quot;;[Fluoro.M211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IF([Fluoro.G212]=&quot;&quot;;&quot;&quot;;[Fluoro.G212]*0.1145)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IF([Fluoro.J212]=&quot;&quot;;&quot;&quot;;[Fluoro.J212]*0.1145)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IF([Fluoro.M212]=&quot;&quot;;&quot;&quot;;[Fluoro.M212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IF([Fluoro.G213]=&quot;&quot;;&quot;&quot;;[Fluoro.G213]*0.1145)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IF([Fluoro.J213]=&quot;&quot;;&quot;&quot;;[Fluoro.J213]*0.1145)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IF([Fluoro.M213]=&quot;&quot;;&quot;&quot;;[Fluoro.M213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IF([Fluoro.G214]=&quot;&quot;;&quot;&quot;;[Fluoro.G214]*0.1145)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IF([Fluoro.J214]=&quot;&quot;;&quot;&quot;;[Fluoro.J214]*0.1145)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IF([Fluoro.M214]=&quot;&quot;;&quot;&quot;;[Fluoro.M214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IF([Fluoro.G215]=&quot;&quot;;&quot;&quot;;[Fluoro.G215]*0.1145)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IF([Fluoro.J215]=&quot;&quot;;&quot;&quot;;[Fluoro.J215]*0.1145)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IF([Fluoro.M215]=&quot;&quot;;&quot;&quot;;[Fluoro.M215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IF([Fluoro.G216]=&quot;&quot;;&quot;&quot;;[Fluoro.G216]*0.1145)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IF([Fluoro.J216]=&quot;&quot;;&quot;&quot;;[Fluoro.J216]*0.1145)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IF([Fluoro.M216]=&quot;&quot;;&quot;&quot;;[Fluoro.M216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IF([Fluoro.G217]=&quot;&quot;;&quot;&quot;;[Fluoro.G217]*0.1145)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IF([Fluoro.J217]=&quot;&quot;;&quot;&quot;;[Fluoro.J217]*0.1145)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IF([Fluoro.M217]=&quot;&quot;;&quot;&quot;;[Fluoro.M217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IF([Fluoro.G218]=&quot;&quot;;&quot;&quot;;[Fluoro.G218]*0.1145)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IF([Fluoro.J218]=&quot;&quot;;&quot;&quot;;[Fluoro.J218]*0.1145)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IF([Fluoro.M218]=&quot;&quot;;&quot;&quot;;[Fluoro.M218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IF([Fluoro.G219]=&quot;&quot;;&quot;&quot;;[Fluoro.G219]*0.1145)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IF([Fluoro.J219]=&quot;&quot;;&quot;&quot;;[Fluoro.J219]*0.1145)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IF([Fluoro.M219]=&quot;&quot;;&quot;&quot;;[Fluoro.M219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IF([Fluoro.G220]=&quot;&quot;;&quot;&quot;;[Fluoro.G220]*0.1145)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IF([Fluoro.J220]=&quot;&quot;;&quot;&quot;;[Fluoro.J220]*0.1145)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IF([Fluoro.M220]=&quot;&quot;;&quot;&quot;;[Fluoro.M220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147" table:formula="of:=IF([Fluoro.G237]=&quot;&quot;;&quot;&quot;;[Fluoro.G237]*0.1145)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148" table:formula="of:=IF([Fluoro.G238]=&quot;&quot;;&quot;&quot;;[Fluoro.G238]*0.1145)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148" table:formula="of:=IF([Fluoro.G239]=&quot;&quot;;&quot;&quot;;[Fluoro.G239]*0.1145)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149" table:formula="of:=IF([Fluoro.G240]=&quot;&quot;;&quot;&quot;;[Fluoro.G240]*0.1145)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149" table:formula="of:=IF([Fluoro.G241]=&quot;&quot;;&quot;&quot;;[Fluoro.G241]*0.1145)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147" table:formula="of:=IF([Fluoro.G242]=&quot;&quot;;&quot;&quot;;[Fluoro.G242]*0.1145)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148" table:formula="of:=IF([Fluoro.G243]=&quot;&quot;;&quot;&quot;;[Fluoro.G243]*0.1145)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148" table:formula="of:=IF([Fluoro.G244]=&quot;&quot;;&quot;&quot;;[Fluoro.G244]*0.1145)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148" table:formula="of:=IF([Fluoro.G245]=&quot;&quot;;&quot;&quot;;[Fluoro.G245]*0.1145)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150" table:formula="of:=IF([Fluoro.G246]=&quot;&quot;;&quot;&quot;;[Fluoro.G246]*0.1145)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147" table:formula="of:=IF([Fluoro.G247]=&quot;&quot;;&quot;&quot;;[Fluoro.G247]*0.1145)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148" table:formula="of:=IF([Fluoro.G248]=&quot;&quot;;&quot;&quot;;[Fluoro.G248]*0.1145)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148" table:formula="of:=IF([Fluoro.G249]=&quot;&quot;;&quot;&quot;;[Fluoro.G249]*0.1145)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148" table:formula="of:=IF([Fluoro.G250]=&quot;&quot;;&quot;&quot;;[Fluoro.G250]*0.1145)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150" table:formula="of:=IF([Fluoro.G251]=&quot;&quot;;&quot;&quot;;[Fluoro.G251]*0.1145)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table:formula="of:=[Fluoro.G255]" office:value-type="string" office:string-value="Pt Entrance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1" table:formula="of:=[Fluoro.E257]">
            <text:p/>
          </table:table-cell>
          <table:table-cell table:style-name="ce391" table:formula="of:=[Fluoro.F257]">
            <text:p/>
          </table:table-cell>
          <table:table-cell table:style-name="ce391" table:formula="of:=[Fluoro.G257]">
            <text:p/>
          </table:table-cell>
          <table:table-cell table:style-name="ce398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2" table:formula="of:=[Fluoro.E258]">
            <text:p/>
          </table:table-cell>
          <table:table-cell table:style-name="ce392" table:formula="of:=[Fluoro.F258]">
            <text:p/>
          </table:table-cell>
          <table:table-cell table:style-name="ce134"/>
          <table:table-cell table:style-name="ce399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3" table:formula="of:=[Fluoro.E259]">
            <text:p/>
          </table:table-cell>
          <table:table-cell table:style-name="ce393" table:formula="of:=[Fluoro.F259]">
            <text:p/>
          </table:table-cell>
          <table:table-cell table:style-name="ce135"/>
          <table:table-cell table:style-name="ce400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M265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H266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M266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office:value-type="string" calcext:value-type="string">
            <text:p>R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84" office:value-type="string" calcext:value-type="string">
            <text:p>R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IF([Fluoro.G271]=&quot;&quot;;&quot;&quot;;[Fluoro.G271]*0.1145)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IF([Fluoro.J271]=&quot;&quot;;&quot;&quot;;[Fluoro.J271]*0.1145)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IF([Fluoro.M271]=&quot;&quot;;&quot;&quot;;[Fluoro.M271]*0.1145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IF([Fluoro.G272]=&quot;&quot;;&quot;&quot;;[Fluoro.G272]*0.1145)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IF([Fluoro.J272]=&quot;&quot;;&quot;&quot;;[Fluoro.J272]*0.1145)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IF([Fluoro.M272]=&quot;&quot;;&quot;&quot;;[Fluoro.M272]*0.1145)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IF([Fluoro.G273]=&quot;&quot;;&quot;&quot;;[Fluoro.G273]*0.1145)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IF([Fluoro.J273]=&quot;&quot;;&quot;&quot;;[Fluoro.J273]*0.1145)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IF([Fluoro.M273]=&quot;&quot;;&quot;&quot;;[Fluoro.M273]*0.1145)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IF([Fluoro.G274]=&quot;&quot;;&quot;&quot;;[Fluoro.G274]*0.1145)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IF([Fluoro.J274]=&quot;&quot;;&quot;&quot;;[Fluoro.J274]*0.1145)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IF([Fluoro.M274]=&quot;&quot;;&quot;&quot;;[Fluoro.M274]*0.1145)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IF([Fluoro.G275]=&quot;&quot;;&quot;&quot;;[Fluoro.G275]*0.1145)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IF([Fluoro.J275]=&quot;&quot;;&quot;&quot;;[Fluoro.J275]*0.1145)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IF([Fluoro.M275]=&quot;&quot;;&quot;&quot;;[Fluoro.M275]*0.1145)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IF([Fluoro.G276]=&quot;&quot;;&quot;&quot;;[Fluoro.G276]*0.1145)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IF([Fluoro.J276]=&quot;&quot;;&quot;&quot;;[Fluoro.J276]*0.1145)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IF([Fluoro.M276]=&quot;&quot;;&quot;&quot;;[Fluoro.M276]*0.1145)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IF([Fluoro.G277]=&quot;&quot;;&quot;&quot;;[Fluoro.G277]*0.1145)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IF([Fluoro.J277]=&quot;&quot;;&quot;&quot;;[Fluoro.J277]*0.1145)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IF([Fluoro.M277]=&quot;&quot;;&quot;&quot;;[Fluoro.M277]*0.1145)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IF([Fluoro.G278]=&quot;&quot;;&quot;&quot;;[Fluoro.G278]*0.1145)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IF([Fluoro.J278]=&quot;&quot;;&quot;&quot;;[Fluoro.J278]*0.1145)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IF([Fluoro.M278]=&quot;&quot;;&quot;&quot;;[Fluoro.M278]*0.1145)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IF([Fluoro.G279]=&quot;&quot;;&quot;&quot;;[Fluoro.G279]*0.1145)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IF([Fluoro.J279]=&quot;&quot;;&quot;&quot;;[Fluoro.J279]*0.1145)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IF([Fluoro.M279]=&quot;&quot;;&quot;&quot;;[Fluoro.M279]*0.1145)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IF([Fluoro.G280]=&quot;&quot;;&quot;&quot;;[Fluoro.G280]*0.1145)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IF([Fluoro.J280]=&quot;&quot;;&quot;&quot;;[Fluoro.J280]*0.1145)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IF([Fluoro.M280]=&quot;&quot;;&quot;&quot;;[Fluoro.M280]*0.1145)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IF([Fluoro.G281]=&quot;&quot;;&quot;&quot;;[Fluoro.G281]*0.1145)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IF([Fluoro.J281]=&quot;&quot;;&quot;&quot;;[Fluoro.J281]*0.1145)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IF([Fluoro.M281]=&quot;&quot;;&quot;&quot;;[Fluoro.M281]*0.1145)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IF([Fluoro.G282]=&quot;&quot;;&quot;&quot;;[Fluoro.G282]*0.1145)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IF([Fluoro.J282]=&quot;&quot;;&quot;&quot;;[Fluoro.J282]*0.1145)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IF([Fluoro.M282]=&quot;&quot;;&quot;&quot;;[Fluoro.M282]*0.1145)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IF([Fluoro.G283]=&quot;&quot;;&quot;&quot;;[Fluoro.G283]*0.1145)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IF([Fluoro.J283]=&quot;&quot;;&quot;&quot;;[Fluoro.J283]*0.1145)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IF([Fluoro.M283]=&quot;&quot;;&quot;&quot;;[Fluoro.M283]*0.1145)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IF([Fluoro.G284]=&quot;&quot;;&quot;&quot;;[Fluoro.G284]*0.1145)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IF([Fluoro.J284]=&quot;&quot;;&quot;&quot;;[Fluoro.J284]*0.1145)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IF([Fluoro.M284]=&quot;&quot;;&quot;&quot;;[Fluoro.M284]*0.1145)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IF([Fluoro.G285]=&quot;&quot;;&quot;&quot;;[Fluoro.G285]*0.1145)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IF([Fluoro.J285]=&quot;&quot;;&quot;&quot;;[Fluoro.J285]*0.1145)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IF([Fluoro.M285]=&quot;&quot;;&quot;&quot;;[Fluoro.M285]*0.1145)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IF([Fluoro.G286]=&quot;&quot;;&quot;&quot;;[Fluoro.G286]*0.1145)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IF([Fluoro.J286]=&quot;&quot;;&quot;&quot;;[Fluoro.J286]*0.1145)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IF([Fluoro.M286]=&quot;&quot;;&quot;&quot;;[Fluoro.M286]*0.1145)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office:value-type="string" calcext:value-type="string">
            <text:p>mR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147" table:formula="of:=IF([Fluoro.G300]=&quot;&quot;;&quot;&quot;;[Fluoro.G300]*0.1145)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148" table:formula="of:=IF([Fluoro.G301]=&quot;&quot;;&quot;&quot;;[Fluoro.G301]*0.1145)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148" table:formula="of:=IF([Fluoro.G302]=&quot;&quot;;&quot;&quot;;[Fluoro.G302]*0.1145)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149" table:formula="of:=IF([Fluoro.G303]=&quot;&quot;;&quot;&quot;;[Fluoro.G303]*0.1145)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149" table:formula="of:=IF([Fluoro.G304]=&quot;&quot;;&quot;&quot;;[Fluoro.G304]*0.1145)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147" table:formula="of:=IF([Fluoro.G305]=&quot;&quot;;&quot;&quot;;[Fluoro.G305]*0.1145)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148" table:formula="of:=IF([Fluoro.G306]=&quot;&quot;;&quot;&quot;;[Fluoro.G306]*0.1145)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148" table:formula="of:=IF([Fluoro.G307]=&quot;&quot;;&quot;&quot;;[Fluoro.G307]*0.1145)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148" table:formula="of:=IF([Fluoro.G308]=&quot;&quot;;&quot;&quot;;[Fluoro.G308]*0.1145)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150" table:formula="of:=IF([Fluoro.G309]=&quot;&quot;;&quot;&quot;;[Fluoro.G309]*0.1145)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147" table:formula="of:=IF([Fluoro.G310]=&quot;&quot;;&quot;&quot;;[Fluoro.G310]*0.1145)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148" table:formula="of:=IF([Fluoro.G311]=&quot;&quot;;&quot;&quot;;[Fluoro.G311]*0.1145)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148" table:formula="of:=IF([Fluoro.G312]=&quot;&quot;;&quot;&quot;;[Fluoro.G312]*0.1145)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148" table:formula="of:=IF([Fluoro.G313]=&quot;&quot;;&quot;&quot;;[Fluoro.G313]*0.1145)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150" table:formula="of:=IF([Fluoro.G314]=&quot;&quot;;&quot;&quot;;[Fluoro.G314]*0.1145)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4" table:formula="of:=[Fluoro.E322]">
            <text:p/>
          </table:table-cell>
          <table:table-cell table:style-name="ce394" table:formula="of:=[Fluoro.F322]">
            <text:p/>
          </table:table-cell>
          <table:table-cell table:style-name="ce396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5" table:formula="of:=[Fluoro.E323]">
            <text:p/>
          </table:table-cell>
          <table:table-cell table:style-name="ce395" table:formula="of:=[Fluoro.F323]">
            <text:p/>
          </table:table-cell>
          <table:table-cell table:style-name="ce397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$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office:value-type="string" calcext:value-type="string">
            <text:p>Patient Entrance Exposure Rate – Fluoroscopy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02]" office:value-type="string" office:string-value="Image" calcext:value-type="string">
            <text:p>Image</text:p>
          </table:table-cell>
          <table:table-cell table:style-name="ce26" table:formula="of:=[Fluoro.D202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03]" office:value-type="string" office:string-value="Mode" calcext:value-type="string">
            <text:p>Mode</text:p>
          </table:table-cell>
          <table:table-cell table:style-name="ce26" table:formula="of:=[Fluoro.D203]" office:value-type="string" office:string-value="Attenuator" calcext:value-type="string">
            <text:p>Attenuator</text:p>
          </table:table-cell>
          <table:table-cell table:style-name="ce64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03]" office:value-type="float" office:value="0" calcext:value-type="float">
            <text:p>0.00</text:p>
          </table:covered-table-cell>
          <table:covered-table-cell table:style-name="ce126" table:formula="of:=[Fluoro.G203]" office:value-type="float" office:value="0" calcext:value-type="float">
            <text:p>0.00</text:p>
          </table:covered-table-cell>
          <table:table-cell table:style-name="ce64" table:formula="of:=[Fluoro.H203]" table:number-columns-spanned="3" table:number-rows-spanned="1">
            <text:p/>
          </table:table-cell>
          <table:covered-table-cell table:style-name="ce30" table:formula="of:=[Fluoro.I203]" office:value-type="float" office:value="0" calcext:value-type="float">
            <text:p>0.00</text:p>
          </table:covered-table-cell>
          <table:covered-table-cell table:style-name="ce126" table:formula="of:=[Fluoro.J203]" office:value-type="float" office:value="0" calcext:value-type="float">
            <text:p>0.00</text:p>
          </table:covered-table-cell>
          <table:table-cell table:style-name="ce161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03]" office:value-type="float" office:value="0" calcext:value-type="float">
            <text:p>0.00</text:p>
          </table:covered-table-cell>
          <table:covered-table-cell table:style-name="ce184" table:formula="of:=[Fluoro.M203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7" table:formula="of:=[Fluoro.C204]" office:value-type="string" office:string-value="(cm)" calcext:value-type="string">
            <text:p>(cm)</text:p>
          </table:table-cell>
          <table:table-cell table:style-name="ce27" table:formula="of:=[Fluoro.D204]" office:value-type="string" office:string-value="(cm)" calcext:value-type="string">
            <text:p>(cm)</text:p>
          </table:table-cell>
          <table:table-cell table:style-name="ce77" table:formula="of:=[Fluoro.E204]" office:value-type="string" office:string-value="kVp" calcext:value-type="string">
            <text:p>kVp</text:p>
          </table:table-cell>
          <table:table-cell table:style-name="ce113" table:formula="of:=[Fluoro.F204]" office:value-type="string" office:string-value="mA" calcext:value-type="string">
            <text:p>mA</text:p>
          </table:table-cell>
          <table:table-cell table:style-name="ce127" table:formula="of:=[Fluoro.G204]" office:value-type="string" office:string-value="mGy/min" calcext:value-type="string">
            <text:p>mGy/min</text:p>
          </table:table-cell>
          <table:table-cell table:style-name="ce77" table:formula="of:=[Fluoro.H204]" office:value-type="string" office:string-value="kVp" calcext:value-type="string">
            <text:p>kVp</text:p>
          </table:table-cell>
          <table:table-cell table:style-name="ce113" table:formula="of:=[Fluoro.I204]" office:value-type="string" office:string-value="mA" calcext:value-type="string">
            <text:p>mA</text:p>
          </table:table-cell>
          <table:table-cell table:style-name="ce127" table:formula="of:=[Fluoro.J204]" office:value-type="string" office:string-value="mGy/min" calcext:value-type="string">
            <text:p>mGy/min</text:p>
          </table:table-cell>
          <table:table-cell table:style-name="ce77" table:formula="of:=[Fluoro.K204]" office:value-type="string" office:string-value="kVp" calcext:value-type="string">
            <text:p>kVp</text:p>
          </table:table-cell>
          <table:table-cell table:style-name="ce113" table:formula="of:=[Fluoro.L204]" office:value-type="string" office:string-value="mA" calcext:value-type="string">
            <text:p>mA</text:p>
          </table:table-cell>
          <table:table-cell table:style-name="ce191" table:formula="of:=[Fluoro.M204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5]" office:value-type="float" office:value="10" calcext:value-type="float">
            <text:p>10.00</text:p>
          </table:table-cell>
          <table:table-cell table:style-name="ce69" table:formula="of:=[Fluoro.E205]">
            <text:p/>
          </table:table-cell>
          <table:table-cell table:style-name="ce114" table:formula="of:=[Fluoro.F205]">
            <text:p/>
          </table:table-cell>
          <table:table-cell table:style-name="ce128" table:formula="of:=[Fluoro.G205]">
            <text:p/>
          </table:table-cell>
          <table:table-cell table:style-name="ce69" table:formula="of:=[Fluoro.H205]">
            <text:p/>
          </table:table-cell>
          <table:table-cell table:style-name="ce114" table:formula="of:=[Fluoro.I205]">
            <text:p/>
          </table:table-cell>
          <table:table-cell table:style-name="ce128" table:formula="of:=[Fluoro.J205]">
            <text:p/>
          </table:table-cell>
          <table:table-cell table:style-name="ce69" table:formula="of:=[Fluoro.K205]">
            <text:p/>
          </table:table-cell>
          <table:table-cell table:style-name="ce114" table:formula="of:=[Fluoro.L205]">
            <text:p/>
          </table:table-cell>
          <table:table-cell table:style-name="ce192" table:formula="of:=[Fluoro.M205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06]" office:value-type="float" office:value="0" calcext:value-type="float">
            <text:p>0.00</text:p>
          </table:covered-table-cell>
          <table:table-cell table:style-name="ce26" table:formula="of:=[Fluoro.D206]" office:value-type="float" office:value="20" calcext:value-type="float">
            <text:p>20.00</text:p>
          </table:table-cell>
          <table:table-cell table:style-name="ce70" table:formula="of:=[Fluoro.E206]">
            <text:p/>
          </table:table-cell>
          <table:table-cell table:style-name="ce42" table:formula="of:=[Fluoro.F206]">
            <text:p/>
          </table:table-cell>
          <table:table-cell table:style-name="ce129" table:formula="of:=[Fluoro.G206]">
            <text:p/>
          </table:table-cell>
          <table:table-cell table:style-name="ce70" table:formula="of:=[Fluoro.H206]">
            <text:p/>
          </table:table-cell>
          <table:table-cell table:style-name="ce42" table:formula="of:=[Fluoro.I206]">
            <text:p/>
          </table:table-cell>
          <table:table-cell table:style-name="ce129" table:formula="of:=[Fluoro.J206]">
            <text:p/>
          </table:table-cell>
          <table:table-cell table:style-name="ce70" table:formula="of:=[Fluoro.K206]">
            <text:p/>
          </table:table-cell>
          <table:table-cell table:style-name="ce42" table:formula="of:=[Fluoro.L206]">
            <text:p/>
          </table:table-cell>
          <table:table-cell table:style-name="ce193" table:formula="of:=[Fluoro.M206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07]" office:value-type="float" office:value="0" calcext:value-type="float">
            <text:p>0.00</text:p>
          </table:covered-table-cell>
          <table:table-cell table:style-name="ce27" table:formula="of:=[Fluoro.D207]" office:value-type="float" office:value="30" calcext:value-type="float">
            <text:p>30.00</text:p>
          </table:table-cell>
          <table:table-cell table:style-name="ce36" table:formula="of:=[Fluoro.E207]">
            <text:p/>
          </table:table-cell>
          <table:table-cell table:style-name="ce115" table:formula="of:=[Fluoro.F207]">
            <text:p/>
          </table:table-cell>
          <table:table-cell table:style-name="ce130" table:formula="of:=[Fluoro.G207]">
            <text:p/>
          </table:table-cell>
          <table:table-cell table:style-name="ce36" table:formula="of:=[Fluoro.H207]">
            <text:p/>
          </table:table-cell>
          <table:table-cell table:style-name="ce115" table:formula="of:=[Fluoro.I207]">
            <text:p/>
          </table:table-cell>
          <table:table-cell table:style-name="ce130" table:formula="of:=[Fluoro.J207]">
            <text:p/>
          </table:table-cell>
          <table:table-cell table:style-name="ce36" table:formula="of:=[Fluoro.K207]">
            <text:p/>
          </table:table-cell>
          <table:table-cell table:style-name="ce115" table:formula="of:=[Fluoro.L207]">
            <text:p/>
          </table:table-cell>
          <table:table-cell table:style-name="ce194" table:formula="of:=[Fluoro.M207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08]" office:value-type="float" office:value="10" calcext:value-type="float">
            <text:p>10.00</text:p>
          </table:table-cell>
          <table:table-cell table:style-name="ce69" table:formula="of:=[Fluoro.E208]">
            <text:p/>
          </table:table-cell>
          <table:table-cell table:style-name="ce114" table:formula="of:=[Fluoro.F208]">
            <text:p/>
          </table:table-cell>
          <table:table-cell table:style-name="ce128" table:formula="of:=[Fluoro.G208]">
            <text:p/>
          </table:table-cell>
          <table:table-cell table:style-name="ce69" table:formula="of:=[Fluoro.H208]">
            <text:p/>
          </table:table-cell>
          <table:table-cell table:style-name="ce114" table:formula="of:=[Fluoro.I208]">
            <text:p/>
          </table:table-cell>
          <table:table-cell table:style-name="ce128" table:formula="of:=[Fluoro.J208]">
            <text:p/>
          </table:table-cell>
          <table:table-cell table:style-name="ce69" table:formula="of:=[Fluoro.K208]">
            <text:p/>
          </table:table-cell>
          <table:table-cell table:style-name="ce114" table:formula="of:=[Fluoro.L208]">
            <text:p/>
          </table:table-cell>
          <table:table-cell table:style-name="ce192" table:formula="of:=[Fluoro.M208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09]" office:value-type="float" office:value="0" calcext:value-type="float">
            <text:p>0.00</text:p>
          </table:covered-table-cell>
          <table:table-cell table:style-name="ce26" table:formula="of:=[Fluoro.D209]" office:value-type="float" office:value="20" calcext:value-type="float">
            <text:p>20.00</text:p>
          </table:table-cell>
          <table:table-cell table:style-name="ce70" table:formula="of:=[Fluoro.E209]">
            <text:p/>
          </table:table-cell>
          <table:table-cell table:style-name="ce42" table:formula="of:=[Fluoro.F209]">
            <text:p/>
          </table:table-cell>
          <table:table-cell table:style-name="ce129" table:formula="of:=[Fluoro.G209]">
            <text:p/>
          </table:table-cell>
          <table:table-cell table:style-name="ce70" table:formula="of:=[Fluoro.H209]">
            <text:p/>
          </table:table-cell>
          <table:table-cell table:style-name="ce42" table:formula="of:=[Fluoro.I209]">
            <text:p/>
          </table:table-cell>
          <table:table-cell table:style-name="ce129" table:formula="of:=[Fluoro.J209]">
            <text:p/>
          </table:table-cell>
          <table:table-cell table:style-name="ce70" table:formula="of:=[Fluoro.K209]">
            <text:p/>
          </table:table-cell>
          <table:table-cell table:style-name="ce42" table:formula="of:=[Fluoro.L209]">
            <text:p/>
          </table:table-cell>
          <table:table-cell table:style-name="ce193" table:formula="of:=[Fluoro.M209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10]" office:value-type="float" office:value="0" calcext:value-type="float">
            <text:p>0.00</text:p>
          </table:covered-table-cell>
          <table:table-cell table:style-name="ce27" table:formula="of:=[Fluoro.D210]" office:value-type="float" office:value="30" calcext:value-type="float">
            <text:p>30.00</text:p>
          </table:table-cell>
          <table:table-cell table:style-name="ce36" table:formula="of:=[Fluoro.E210]">
            <text:p/>
          </table:table-cell>
          <table:table-cell table:style-name="ce115" table:formula="of:=[Fluoro.F210]">
            <text:p/>
          </table:table-cell>
          <table:table-cell table:style-name="ce130" table:formula="of:=[Fluoro.G210]">
            <text:p/>
          </table:table-cell>
          <table:table-cell table:style-name="ce36" table:formula="of:=[Fluoro.H210]">
            <text:p/>
          </table:table-cell>
          <table:table-cell table:style-name="ce115" table:formula="of:=[Fluoro.I210]">
            <text:p/>
          </table:table-cell>
          <table:table-cell table:style-name="ce130" table:formula="of:=[Fluoro.J210]">
            <text:p/>
          </table:table-cell>
          <table:table-cell table:style-name="ce36" table:formula="of:=[Fluoro.K210]">
            <text:p/>
          </table:table-cell>
          <table:table-cell table:style-name="ce115" table:formula="of:=[Fluoro.L210]">
            <text:p/>
          </table:table-cell>
          <table:table-cell table:style-name="ce194" table:formula="of:=[Fluoro.M210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1]" office:value-type="float" office:value="10" calcext:value-type="float">
            <text:p>10.00</text:p>
          </table:table-cell>
          <table:table-cell table:style-name="ce69" table:formula="of:=[Fluoro.E211]">
            <text:p/>
          </table:table-cell>
          <table:table-cell table:style-name="ce114" table:formula="of:=[Fluoro.F211]">
            <text:p/>
          </table:table-cell>
          <table:table-cell table:style-name="ce128" table:formula="of:=[Fluoro.G211]">
            <text:p/>
          </table:table-cell>
          <table:table-cell table:style-name="ce69" table:formula="of:=[Fluoro.H211]">
            <text:p/>
          </table:table-cell>
          <table:table-cell table:style-name="ce114" table:formula="of:=[Fluoro.I211]">
            <text:p/>
          </table:table-cell>
          <table:table-cell table:style-name="ce128" table:formula="of:=[Fluoro.J211]">
            <text:p/>
          </table:table-cell>
          <table:table-cell table:style-name="ce69" table:formula="of:=[Fluoro.K211]">
            <text:p/>
          </table:table-cell>
          <table:table-cell table:style-name="ce114" table:formula="of:=[Fluoro.L211]">
            <text:p/>
          </table:table-cell>
          <table:table-cell table:style-name="ce192" table:formula="of:=[Fluoro.M211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12]" office:value-type="float" office:value="0" calcext:value-type="float">
            <text:p>0.00</text:p>
          </table:covered-table-cell>
          <table:table-cell table:style-name="ce26" table:formula="of:=[Fluoro.D212]" office:value-type="float" office:value="20" calcext:value-type="float">
            <text:p>20.00</text:p>
          </table:table-cell>
          <table:table-cell table:style-name="ce70" table:formula="of:=[Fluoro.E212]">
            <text:p/>
          </table:table-cell>
          <table:table-cell table:style-name="ce42" table:formula="of:=[Fluoro.F212]">
            <text:p/>
          </table:table-cell>
          <table:table-cell table:style-name="ce129" table:formula="of:=[Fluoro.G212]">
            <text:p/>
          </table:table-cell>
          <table:table-cell table:style-name="ce70" table:formula="of:=[Fluoro.H212]">
            <text:p/>
          </table:table-cell>
          <table:table-cell table:style-name="ce42" table:formula="of:=[Fluoro.I212]">
            <text:p/>
          </table:table-cell>
          <table:table-cell table:style-name="ce129" table:formula="of:=[Fluoro.J212]">
            <text:p/>
          </table:table-cell>
          <table:table-cell table:style-name="ce70" table:formula="of:=[Fluoro.K212]">
            <text:p/>
          </table:table-cell>
          <table:table-cell table:style-name="ce42" table:formula="of:=[Fluoro.L212]">
            <text:p/>
          </table:table-cell>
          <table:table-cell table:style-name="ce193" table:formula="of:=[Fluoro.M212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13]" office:value-type="float" office:value="0" calcext:value-type="float">
            <text:p>0.00</text:p>
          </table:covered-table-cell>
          <table:table-cell table:style-name="ce27" table:formula="of:=[Fluoro.D213]" office:value-type="float" office:value="30" calcext:value-type="float">
            <text:p>30.00</text:p>
          </table:table-cell>
          <table:table-cell table:style-name="ce36" table:formula="of:=[Fluoro.E213]">
            <text:p/>
          </table:table-cell>
          <table:table-cell table:style-name="ce115" table:formula="of:=[Fluoro.F213]">
            <text:p/>
          </table:table-cell>
          <table:table-cell table:style-name="ce130" table:formula="of:=[Fluoro.G213]">
            <text:p/>
          </table:table-cell>
          <table:table-cell table:style-name="ce36" table:formula="of:=[Fluoro.H213]">
            <text:p/>
          </table:table-cell>
          <table:table-cell table:style-name="ce115" table:formula="of:=[Fluoro.I213]">
            <text:p/>
          </table:table-cell>
          <table:table-cell table:style-name="ce130" table:formula="of:=[Fluoro.J213]">
            <text:p/>
          </table:table-cell>
          <table:table-cell table:style-name="ce36" table:formula="of:=[Fluoro.K213]">
            <text:p/>
          </table:table-cell>
          <table:table-cell table:style-name="ce115" table:formula="of:=[Fluoro.L213]">
            <text:p/>
          </table:table-cell>
          <table:table-cell table:style-name="ce194" table:formula="of:=[Fluoro.M213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4]" office:value-type="float" office:value="10" calcext:value-type="float">
            <text:p>10.00</text:p>
          </table:table-cell>
          <table:table-cell table:style-name="ce69" table:formula="of:=[Fluoro.E214]">
            <text:p/>
          </table:table-cell>
          <table:table-cell table:style-name="ce114" table:formula="of:=[Fluoro.F214]">
            <text:p/>
          </table:table-cell>
          <table:table-cell table:style-name="ce128" table:formula="of:=[Fluoro.G214]">
            <text:p/>
          </table:table-cell>
          <table:table-cell table:style-name="ce69" table:formula="of:=[Fluoro.H214]">
            <text:p/>
          </table:table-cell>
          <table:table-cell table:style-name="ce114" table:formula="of:=[Fluoro.I214]">
            <text:p/>
          </table:table-cell>
          <table:table-cell table:style-name="ce128" table:formula="of:=[Fluoro.J214]">
            <text:p/>
          </table:table-cell>
          <table:table-cell table:style-name="ce69" table:formula="of:=[Fluoro.K214]">
            <text:p/>
          </table:table-cell>
          <table:table-cell table:style-name="ce114" table:formula="of:=[Fluoro.L214]">
            <text:p/>
          </table:table-cell>
          <table:table-cell table:style-name="ce192" table:formula="of:=[Fluoro.M214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15]" office:value-type="float" office:value="0" calcext:value-type="float">
            <text:p>0.00</text:p>
          </table:covered-table-cell>
          <table:table-cell table:style-name="ce26" table:formula="of:=[Fluoro.D215]" office:value-type="float" office:value="20" calcext:value-type="float">
            <text:p>20.00</text:p>
          </table:table-cell>
          <table:table-cell table:style-name="ce70" table:formula="of:=[Fluoro.E215]">
            <text:p/>
          </table:table-cell>
          <table:table-cell table:style-name="ce42" table:formula="of:=[Fluoro.F215]">
            <text:p/>
          </table:table-cell>
          <table:table-cell table:style-name="ce129" table:formula="of:=[Fluoro.G215]">
            <text:p/>
          </table:table-cell>
          <table:table-cell table:style-name="ce70" table:formula="of:=[Fluoro.H215]">
            <text:p/>
          </table:table-cell>
          <table:table-cell table:style-name="ce42" table:formula="of:=[Fluoro.I215]">
            <text:p/>
          </table:table-cell>
          <table:table-cell table:style-name="ce129" table:formula="of:=[Fluoro.J215]">
            <text:p/>
          </table:table-cell>
          <table:table-cell table:style-name="ce70" table:formula="of:=[Fluoro.K215]">
            <text:p/>
          </table:table-cell>
          <table:table-cell table:style-name="ce42" table:formula="of:=[Fluoro.L215]">
            <text:p/>
          </table:table-cell>
          <table:table-cell table:style-name="ce193" table:formula="of:=[Fluoro.M215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16]" office:value-type="float" office:value="0" calcext:value-type="float">
            <text:p>0.00</text:p>
          </table:covered-table-cell>
          <table:table-cell table:style-name="ce27" table:formula="of:=[Fluoro.D216]" office:value-type="float" office:value="30" calcext:value-type="float">
            <text:p>30.00</text:p>
          </table:table-cell>
          <table:table-cell table:style-name="ce36" table:formula="of:=[Fluoro.E216]">
            <text:p/>
          </table:table-cell>
          <table:table-cell table:style-name="ce115" table:formula="of:=[Fluoro.F216]">
            <text:p/>
          </table:table-cell>
          <table:table-cell table:style-name="ce130" table:formula="of:=[Fluoro.G216]">
            <text:p/>
          </table:table-cell>
          <table:table-cell table:style-name="ce36" table:formula="of:=[Fluoro.H216]">
            <text:p/>
          </table:table-cell>
          <table:table-cell table:style-name="ce115" table:formula="of:=[Fluoro.I216]">
            <text:p/>
          </table:table-cell>
          <table:table-cell table:style-name="ce130" table:formula="of:=[Fluoro.J216]">
            <text:p/>
          </table:table-cell>
          <table:table-cell table:style-name="ce36" table:formula="of:=[Fluoro.K216]">
            <text:p/>
          </table:table-cell>
          <table:table-cell table:style-name="ce115" table:formula="of:=[Fluoro.L216]">
            <text:p/>
          </table:table-cell>
          <table:table-cell table:style-name="ce194" table:formula="of:=[Fluoro.M216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17]" office:value-type="float" office:value="10" calcext:value-type="float">
            <text:p>10.00</text:p>
          </table:table-cell>
          <table:table-cell table:style-name="ce69" table:formula="of:=[Fluoro.E217]">
            <text:p/>
          </table:table-cell>
          <table:table-cell table:style-name="ce114" table:formula="of:=[Fluoro.F217]">
            <text:p/>
          </table:table-cell>
          <table:table-cell table:style-name="ce128" table:formula="of:=[Fluoro.G217]">
            <text:p/>
          </table:table-cell>
          <table:table-cell table:style-name="ce69" table:formula="of:=[Fluoro.H217]">
            <text:p/>
          </table:table-cell>
          <table:table-cell table:style-name="ce114" table:formula="of:=[Fluoro.I217]">
            <text:p/>
          </table:table-cell>
          <table:table-cell table:style-name="ce128" table:formula="of:=[Fluoro.J217]">
            <text:p/>
          </table:table-cell>
          <table:table-cell table:style-name="ce69" table:formula="of:=[Fluoro.K217]">
            <text:p/>
          </table:table-cell>
          <table:table-cell table:style-name="ce114" table:formula="of:=[Fluoro.L217]">
            <text:p/>
          </table:table-cell>
          <table:table-cell table:style-name="ce192" table:formula="of:=[Fluoro.M217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18]" office:value-type="float" office:value="0" calcext:value-type="float">
            <text:p>0.00</text:p>
          </table:covered-table-cell>
          <table:table-cell table:style-name="ce26" table:formula="of:=[Fluoro.D218]" office:value-type="float" office:value="20" calcext:value-type="float">
            <text:p>20.00</text:p>
          </table:table-cell>
          <table:table-cell table:style-name="ce70" table:formula="of:=[Fluoro.E218]">
            <text:p/>
          </table:table-cell>
          <table:table-cell table:style-name="ce42" table:formula="of:=[Fluoro.F218]">
            <text:p/>
          </table:table-cell>
          <table:table-cell table:style-name="ce129" table:formula="of:=[Fluoro.G218]">
            <text:p/>
          </table:table-cell>
          <table:table-cell table:style-name="ce70" table:formula="of:=[Fluoro.H218]">
            <text:p/>
          </table:table-cell>
          <table:table-cell table:style-name="ce42" table:formula="of:=[Fluoro.I218]">
            <text:p/>
          </table:table-cell>
          <table:table-cell table:style-name="ce129" table:formula="of:=[Fluoro.J218]">
            <text:p/>
          </table:table-cell>
          <table:table-cell table:style-name="ce70" table:formula="of:=[Fluoro.K218]">
            <text:p/>
          </table:table-cell>
          <table:table-cell table:style-name="ce42" table:formula="of:=[Fluoro.L218]">
            <text:p/>
          </table:table-cell>
          <table:table-cell table:style-name="ce193" table:formula="of:=[Fluoro.M218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19]" office:value-type="float" office:value="0" calcext:value-type="float">
            <text:p>0.00</text:p>
          </table:covered-table-cell>
          <table:table-cell table:style-name="ce27" table:formula="of:=[Fluoro.D219]" office:value-type="float" office:value="30" calcext:value-type="float">
            <text:p>30.00</text:p>
          </table:table-cell>
          <table:table-cell table:style-name="ce36" table:formula="of:=[Fluoro.E219]">
            <text:p/>
          </table:table-cell>
          <table:table-cell table:style-name="ce115" table:formula="of:=[Fluoro.F219]">
            <text:p/>
          </table:table-cell>
          <table:table-cell table:style-name="ce130" table:formula="of:=[Fluoro.G219]">
            <text:p/>
          </table:table-cell>
          <table:table-cell table:style-name="ce36" table:formula="of:=[Fluoro.H219]">
            <text:p/>
          </table:table-cell>
          <table:table-cell table:style-name="ce115" table:formula="of:=[Fluoro.I219]">
            <text:p/>
          </table:table-cell>
          <table:table-cell table:style-name="ce130" table:formula="of:=[Fluoro.J219]">
            <text:p/>
          </table:table-cell>
          <table:table-cell table:style-name="ce36" table:formula="of:=[Fluoro.K219]">
            <text:p/>
          </table:table-cell>
          <table:table-cell table:style-name="ce115" table:formula="of:=[Fluoro.L219]">
            <text:p/>
          </table:table-cell>
          <table:table-cell table:style-name="ce194" table:formula="of:=[Fluoro.M219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20]" office:value-type="string" office:string-value="max" calcext:value-type="string">
            <text:p>max</text:p>
          </table:table-cell>
          <table:table-cell table:style-name="ce78" table:formula="of:=[Fluoro.E220]">
            <text:p/>
          </table:table-cell>
          <table:table-cell table:style-name="ce116" table:formula="of:=[Fluoro.F220]">
            <text:p/>
          </table:table-cell>
          <table:table-cell table:style-name="ce131" table:formula="of:=[Fluoro.G220]">
            <text:p/>
          </table:table-cell>
          <table:table-cell table:style-name="ce78" table:formula="of:=[Fluoro.H220]">
            <text:p/>
          </table:table-cell>
          <table:table-cell table:style-name="ce116" table:formula="of:=[Fluoro.I220]">
            <text:p/>
          </table:table-cell>
          <table:table-cell table:style-name="ce131" table:formula="of:=[Fluoro.J220]">
            <text:p/>
          </table:table-cell>
          <table:table-cell table:style-name="ce175" table:formula="of:=[Fluoro.K220]">
            <text:p/>
          </table:table-cell>
          <table:table-cell table:style-name="ce179" table:formula="of:=[Fluoro.L220]">
            <text:p/>
          </table:table-cell>
          <table:table-cell table:style-name="ce195" table:formula="of:=[Fluoro.M220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0" table:formula="of:=[Fluoro.D222]" office:value-type="string" office:string-value="*Measured at:" calcext:value-type="string">
            <text:p>*Measured at:</text:p>
          </table:table-cell>
          <table:table-cell table:style-name="ce5"/>
          <table:table-cell table:style-name="ce117" table:formula="of:=[Fluoro.F222]" office:value-type="string" office:string-value="Acceptable:" calcext:value-type="string">
            <text:p>Acceptable:</text:p>
          </table:table-cell>
          <table:table-cell table:style-name="ce132" table:formula="of:=[Fluoro.G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I222]" office:value-type="string" office:string-value="Acceptable:" calcext:value-type="string">
            <text:p>Acceptable:</text:p>
          </table:table-cell>
          <table:table-cell table:style-name="ce132" table:formula="of:=[Fluoro.J222]" office:value-type="string" office:string-value="NA" calcext:value-type="string">
            <text:p>NA</text:p>
          </table:table-cell>
          <table:table-cell table:style-name="ce5"/>
          <table:table-cell table:style-name="ce117" table:formula="of:=[Fluoro.L222]" office:value-type="string" office:string-value="Acceptable:" calcext:value-type="string">
            <text:p>Acceptable:</text:p>
          </table:table-cell>
          <table:table-cell table:style-name="ce196" table:formula="of:=[Fluoro.M222]" office:value-type="string" office:string-value="NA" calcext:value-type="string">
            <text:p>NA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/>
          <table:table-cell table:style-name="ce51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/>
          <table:table-cell table:style-name="ce51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 table:formula="of:=[Fluoro.D227]" office:value-type="string" office:string-value="Criteria:" calcext:value-type="string">
            <text:p>Criteria:</text:p>
          </table:table-cell>
          <table:table-cell table:style-name="ce79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5"/>
          <table:table-cell table:style-name="ce5" table:formula="of:=[Fluoro.C229]" office:value-type="string" office:string-value="Comments:" calcext:value-type="string">
            <text:p>Comments:</text:p>
          </table:table-cell>
          <table:table-cell table:style-name="ce47" table:formula="of:=[Fluoro.D229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5" table:number-columns-repeated="2"/>
          <table:table-cell table:style-name="ce53" table:formula="of:=[Fluoro.D23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2"/>
          <table:table-cell table:style-name="ce53" table:formula="of:=[Fluoro.D23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12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1" office:value-type="string" calcext:value-type="string">
            <text:p>Image Receptor Entrance Exposure Rate – Fluoroscopy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30" table:formula="of:=[Fluoro.C235]" office:value-type="string" office:string-value="Dose" calcext:value-type="string">
            <text:p>Dose</text:p>
          </table:table-cell>
          <table:table-cell table:style-name="ce30" table:formula="of:=[Fluoro.D235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30" table:formula="of:=[Fluoro.C236]" office:value-type="string" office:string-value="Level" calcext:value-type="string">
            <text:p>Level</text:p>
          </table:table-cell>
          <table:table-cell table:style-name="ce30" table:formula="of:=[Fluoro.D236]" office:value-type="string" office:string-value="Size (cm)" calcext:value-type="string">
            <text:p>Size (cm)</text:p>
          </table:table-cell>
          <table:table-cell table:style-name="ce30" table:formula="of:=[Fluoro.E236]" office:value-type="string" office:string-value="kVp" calcext:value-type="string">
            <text:p>kVp</text:p>
          </table:table-cell>
          <table:table-cell table:style-name="ce30" table:formula="of:=[Fluoro.F236]" office:value-type="string" office:string-value="mA" calcext:value-type="string">
            <text:p>mA</text:p>
          </table:table-cell>
          <table:table-cell table:style-name="ce30" table:formula="of:=[Fluoro.G236]" office:value-type="string" office:string-value="uGy/min" calcext:value-type="string">
            <text:p>uGy/min</text:p>
          </table:table-cell>
          <table:table-cell table:style-name="ce30" table:formula="of:=[Fluoro.H236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32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237]">
            <text:p/>
          </table:table-cell>
          <table:table-cell table:style-name="ce82" table:formula="of:=[Fluoro.E237]">
            <text:p/>
          </table:table-cell>
          <table:table-cell table:style-name="ce82" table:formula="of:=[Fluoro.F237]">
            <text:p/>
          </table:table-cell>
          <table:table-cell table:style-name="ce82" table:formula="of:=[Fluoro.G237]">
            <text:p/>
          </table:table-cell>
          <table:table-cell table:style-name="ce147" table:formula="of:=[Fluoro.H237]">
            <text:p/>
          </table:table-cell>
          <table:table-cell table:style-name="ce5"/>
          <table:table-cell table:style-name="ce52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238]" office:value-type="float" office:value="0" calcext:value-type="float">
            <text:p>0.00</text:p>
          </table:covered-table-cell>
          <table:table-cell table:style-name="ce56" table:formula="of:=[Fluoro.D238]">
            <text:p/>
          </table:table-cell>
          <table:table-cell table:style-name="ce83" table:formula="of:=[Fluoro.E238]">
            <text:p/>
          </table:table-cell>
          <table:table-cell table:style-name="ce83" table:formula="of:=[Fluoro.F238]">
            <text:p/>
          </table:table-cell>
          <table:table-cell table:style-name="ce83" table:formula="of:=[Fluoro.G238]">
            <text:p/>
          </table:table-cell>
          <table:table-cell table:style-name="ce148" table:formula="of:=[Fluoro.H238]">
            <text:p/>
          </table:table-cell>
          <table:table-cell table:style-name="ce5"/>
          <table:table-cell table:style-name="ce52" table:formula="of:=[Fluoro.J238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33" table:formula="of:=[Fluoro.C239]" office:value-type="float" office:value="0" calcext:value-type="float">
            <text:p>0.00</text:p>
          </table:covered-table-cell>
          <table:table-cell table:style-name="ce56" table:formula="of:=[Fluoro.D239]">
            <text:p/>
          </table:table-cell>
          <table:table-cell table:style-name="ce83" table:formula="of:=[Fluoro.E239]">
            <text:p/>
          </table:table-cell>
          <table:table-cell table:style-name="ce83" table:formula="of:=[Fluoro.F239]">
            <text:p/>
          </table:table-cell>
          <table:table-cell table:style-name="ce83" table:formula="of:=[Fluoro.G239]">
            <text:p/>
          </table:table-cell>
          <table:table-cell table:style-name="ce148" table:formula="of:=[Fluoro.H239]">
            <text:p/>
          </table:table-cell>
          <table:table-cell table:style-name="ce5"/>
          <table:table-cell table:style-name="ce52" table:formula="of:=[Fluoro.J239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240]" office:value-type="float" office:value="0" calcext:value-type="float">
            <text:p>0.00</text:p>
          </table:covered-table-cell>
          <table:table-cell table:style-name="ce57" table:formula="of:=[Fluoro.D240]">
            <text:p/>
          </table:table-cell>
          <table:table-cell table:style-name="ce84" table:formula="of:=[Fluoro.E240]">
            <text:p/>
          </table:table-cell>
          <table:table-cell table:style-name="ce84" table:formula="of:=[Fluoro.F240]">
            <text:p/>
          </table:table-cell>
          <table:table-cell table:style-name="ce84" table:formula="of:=[Fluoro.G240]">
            <text:p/>
          </table:table-cell>
          <table:table-cell table:style-name="ce149" table:formula="of:=[Fluoro.H24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241]" office:value-type="float" office:value="0" calcext:value-type="float">
            <text:p>0.00</text:p>
          </table:covered-table-cell>
          <table:table-cell table:style-name="ce57" table:formula="of:=[Fluoro.D241]">
            <text:p/>
          </table:table-cell>
          <table:table-cell table:style-name="ce84" table:formula="of:=[Fluoro.E241]">
            <text:p/>
          </table:table-cell>
          <table:table-cell table:style-name="ce84" table:formula="of:=[Fluoro.F241]">
            <text:p/>
          </table:table-cell>
          <table:table-cell table:style-name="ce84" table:formula="of:=[Fluoro.G241]">
            <text:p/>
          </table:table-cell>
          <table:table-cell table:style-name="ce149" table:formula="of:=[Fluoro.H24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4" table:formula="of:=[Fluoro.C242]" table:number-columns-spanned="1" table:number-rows-spanned="5">
            <text:p/>
          </table:table-cell>
          <table:table-cell table:style-name="ce55" table:formula="of:=[Fluoro.D242]">
            <text:p/>
          </table:table-cell>
          <table:table-cell table:style-name="ce82" table:formula="of:=[Fluoro.E242]">
            <text:p/>
          </table:table-cell>
          <table:table-cell table:style-name="ce82" table:formula="of:=[Fluoro.F242]">
            <text:p/>
          </table:table-cell>
          <table:table-cell table:style-name="ce82" table:formula="of:=[Fluoro.G242]">
            <text:p/>
          </table:table-cell>
          <table:table-cell table:style-name="ce147" table:formula="of:=[Fluoro.H242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243]" office:value-type="float" office:value="0" calcext:value-type="float">
            <text:p>0.00</text:p>
          </table:covered-table-cell>
          <table:table-cell table:style-name="ce56" table:formula="of:=[Fluoro.D243]">
            <text:p/>
          </table:table-cell>
          <table:table-cell table:style-name="ce83" table:formula="of:=[Fluoro.E243]">
            <text:p/>
          </table:table-cell>
          <table:table-cell table:style-name="ce83" table:formula="of:=[Fluoro.F243]">
            <text:p/>
          </table:table-cell>
          <table:table-cell table:style-name="ce83" table:formula="of:=[Fluoro.G243]">
            <text:p/>
          </table:table-cell>
          <table:table-cell table:style-name="ce148" table:formula="of:=[Fluoro.H24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33" table:formula="of:=[Fluoro.C244]" office:value-type="float" office:value="0" calcext:value-type="float">
            <text:p>0.00</text:p>
          </table:covered-table-cell>
          <table:table-cell table:style-name="ce56" table:formula="of:=[Fluoro.D244]">
            <text:p/>
          </table:table-cell>
          <table:table-cell table:style-name="ce83" table:formula="of:=[Fluoro.E244]">
            <text:p/>
          </table:table-cell>
          <table:table-cell table:style-name="ce83" table:formula="of:=[Fluoro.F244]">
            <text:p/>
          </table:table-cell>
          <table:table-cell table:style-name="ce83" table:formula="of:=[Fluoro.G244]">
            <text:p/>
          </table:table-cell>
          <table:table-cell table:style-name="ce148" table:formula="of:=[Fluoro.H24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245]" office:value-type="float" office:value="0" calcext:value-type="float">
            <text:p>0.00</text:p>
          </table:covered-table-cell>
          <table:table-cell table:style-name="ce56" table:formula="of:=[Fluoro.D245]">
            <text:p/>
          </table:table-cell>
          <table:table-cell table:style-name="ce83" table:formula="of:=[Fluoro.E245]">
            <text:p/>
          </table:table-cell>
          <table:table-cell table:style-name="ce83" table:formula="of:=[Fluoro.F245]">
            <text:p/>
          </table:table-cell>
          <table:table-cell table:style-name="ce83" table:formula="of:=[Fluoro.G245]">
            <text:p/>
          </table:table-cell>
          <table:table-cell table:style-name="ce148" table:formula="of:=[Fluoro.H24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246]" office:value-type="float" office:value="0" calcext:value-type="float">
            <text:p>0.00</text:p>
          </table:covered-table-cell>
          <table:table-cell table:style-name="ce58" table:formula="of:=[Fluoro.D246]">
            <text:p/>
          </table:table-cell>
          <table:table-cell table:style-name="ce85" table:formula="of:=[Fluoro.E246]">
            <text:p/>
          </table:table-cell>
          <table:table-cell table:style-name="ce85" table:formula="of:=[Fluoro.F246]">
            <text:p/>
          </table:table-cell>
          <table:table-cell table:style-name="ce85" table:formula="of:=[Fluoro.G246]">
            <text:p/>
          </table:table-cell>
          <table:table-cell table:style-name="ce150" table:formula="of:=[Fluoro.H24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34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247]">
            <text:p/>
          </table:table-cell>
          <table:table-cell table:style-name="ce82" table:formula="of:=[Fluoro.E247]">
            <text:p/>
          </table:table-cell>
          <table:table-cell table:style-name="ce82" table:formula="of:=[Fluoro.F247]">
            <text:p/>
          </table:table-cell>
          <table:table-cell table:style-name="ce82" table:formula="of:=[Fluoro.G247]">
            <text:p/>
          </table:table-cell>
          <table:table-cell table:style-name="ce147" table:formula="of:=[Fluoro.H24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248]" office:value-type="float" office:value="0" calcext:value-type="float">
            <text:p>0.00</text:p>
          </table:covered-table-cell>
          <table:table-cell table:style-name="ce56" table:formula="of:=[Fluoro.D248]">
            <text:p/>
          </table:table-cell>
          <table:table-cell table:style-name="ce83" table:formula="of:=[Fluoro.E248]">
            <text:p/>
          </table:table-cell>
          <table:table-cell table:style-name="ce83" table:formula="of:=[Fluoro.F248]">
            <text:p/>
          </table:table-cell>
          <table:table-cell table:style-name="ce83" table:formula="of:=[Fluoro.G248]">
            <text:p/>
          </table:table-cell>
          <table:table-cell table:style-name="ce148" table:formula="of:=[Fluoro.H24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33" table:formula="of:=[Fluoro.C249]" office:value-type="float" office:value="0" calcext:value-type="float">
            <text:p>0.00</text:p>
          </table:covered-table-cell>
          <table:table-cell table:style-name="ce56" table:formula="of:=[Fluoro.D249]">
            <text:p/>
          </table:table-cell>
          <table:table-cell table:style-name="ce83" table:formula="of:=[Fluoro.E249]">
            <text:p/>
          </table:table-cell>
          <table:table-cell table:style-name="ce83" table:formula="of:=[Fluoro.F249]">
            <text:p/>
          </table:table-cell>
          <table:table-cell table:style-name="ce83" table:formula="of:=[Fluoro.G249]">
            <text:p/>
          </table:table-cell>
          <table:table-cell table:style-name="ce148" table:formula="of:=[Fluoro.H249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33" table:formula="of:=[Fluoro.C250]" office:value-type="float" office:value="0" calcext:value-type="float">
            <text:p>0.00</text:p>
          </table:covered-table-cell>
          <table:table-cell table:style-name="ce56" table:formula="of:=[Fluoro.D250]">
            <text:p/>
          </table:table-cell>
          <table:table-cell table:style-name="ce83" table:formula="of:=[Fluoro.E250]">
            <text:p/>
          </table:table-cell>
          <table:table-cell table:style-name="ce83" table:formula="of:=[Fluoro.F250]">
            <text:p/>
          </table:table-cell>
          <table:table-cell table:style-name="ce83" table:formula="of:=[Fluoro.G250]">
            <text:p/>
          </table:table-cell>
          <table:table-cell table:style-name="ce148" table:formula="of:=[Fluoro.H250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33" table:formula="of:=[Fluoro.C251]" office:value-type="float" office:value="0" calcext:value-type="float">
            <text:p>0.00</text:p>
          </table:covered-table-cell>
          <table:table-cell table:style-name="ce58" table:formula="of:=[Fluoro.D251]">
            <text:p/>
          </table:table-cell>
          <table:table-cell table:style-name="ce85" table:formula="of:=[Fluoro.E251]">
            <text:p/>
          </table:table-cell>
          <table:table-cell table:style-name="ce85" table:formula="of:=[Fluoro.F251]">
            <text:p/>
          </table:table-cell>
          <table:table-cell table:style-name="ce85" table:formula="of:=[Fluoro.G251]">
            <text:p/>
          </table:table-cell>
          <table:table-cell table:style-name="ce150" table:formula="of:=[Fluoro.H251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24"/>
          <table:table-cell table:style-name="ce5" table:formula="of:=[Fluoro.C252]" office:value-type="string" office:string-value="Comments:" calcext:value-type="string">
            <text:p>Comments:</text:p>
          </table:table-cell>
          <table:table-cell table:style-name="ce47" table:formula="of:=[Fluoro.D252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/>
          <table:table-cell table:style-name="ce5"/>
          <table:table-cell table:style-name="ce53" table:formula="of:=[Fluoro.D253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 table:number-columns-repeated="2"/>
          <table:table-cell table:style-name="ce53" table:formula="of:=[Fluoro.E254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13"/>
          <table:table-cell table:style-name="ce31" office:value-type="string" calcext:value-type="string">
            <text:p>Scatter and Transmission – Fluoroscopy</text:p>
          </table:table-cell>
          <table:table-cell table:style-name="ce59"/>
          <table:table-cell table:style-name="ce54" table:number-columns-repeated="2"/>
          <table:table-cell table:style-name="ce133" office:value-type="string" calcext:value-type="string">
            <text:p>Pt Entrance</text:p>
          </table:table-cell>
          <table:table-cell table:style-name="ce54" table:number-columns-repeated="5"/>
          <table:table-cell table:style-name="ce199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5"/>
          <table:table-cell table:style-name="ce60"/>
          <table:table-cell table:style-name="ce86" table:formula="of:=[Fluoro.E256]" office:value-type="string" office:string-value="kVp" calcext:value-type="string">
            <text:p>kVp</text:p>
          </table:table-cell>
          <table:table-cell table:style-name="ce86" table:formula="of:=[Fluoro.F256]" office:value-type="string" office:string-value="mA" calcext:value-type="string">
            <text:p>mA</text:p>
          </table:table-cell>
          <table:table-cell table:style-name="ce86" table:formula="of:=[Fluoro.G256]" office:value-type="string" office:string-value="mGy/min" calcext:value-type="string">
            <text:p>mGy/min</text:p>
          </table:table-cell>
          <table:table-cell table:style-name="ce86" table:formula="of:=[Fluoro.H256]" office:value-type="string" office:string-value="uGy/hr" calcext:value-type="string">
            <text:p>uGy/hr</text:p>
          </table:table-cell>
          <table:table-cell table:style-name="ce5"/>
          <table:table-cell table:style-name="ce164" table:formula="of:=[Fluoro.J256]" office:value-type="string" office:string-value="Acceptable" calcext:value-type="string">
            <text:p>Acceptable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30"/>
          <table:table-cell table:style-name="ce61" table:formula="of:=[Fluoro.D257]" office:value-type="string" office:string-value="Transmission* @ 10cm" calcext:value-type="string">
            <text:p>Transmission* @ 10cm</text:p>
          </table:table-cell>
          <table:table-cell table:style-name="ce391" table:formula="of:=[Fluoro.E257]">
            <text:p/>
          </table:table-cell>
          <table:table-cell table:style-name="ce391" table:formula="of:=[Fluoro.F257]">
            <text:p/>
          </table:table-cell>
          <table:table-cell table:style-name="ce391" table:formula="of:=[Fluoro.G257]">
            <text:p/>
          </table:table-cell>
          <table:table-cell table:style-name="ce398" table:formula="of:=[Fluoro.H257]" office:value-type="float" office:value="0" calcext:value-type="float">
            <text:p>0.00</text:p>
          </table:table-cell>
          <table:table-cell table:style-name="ce5"/>
          <table:table-cell table:style-name="ce165" table:formula="of:=[Fluoro.J257]" office:value-type="string" office:string-value="TBD" calcext:value-type="string">
            <text:p>TBD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62" table:formula="of:=[Fluoro.D258]" office:value-type="string" office:string-value="Eye level" calcext:value-type="string">
            <text:p>Eye level</text:p>
          </table:table-cell>
          <table:table-cell table:style-name="ce392" table:formula="of:=[Fluoro.E258]">
            <text:p/>
          </table:table-cell>
          <table:table-cell table:style-name="ce392" table:formula="of:=[Fluoro.F258]">
            <text:p/>
          </table:table-cell>
          <table:table-cell table:style-name="ce134"/>
          <table:table-cell table:style-name="ce399" table:formula="of:=[Fluoro.H258]" office:value-type="float" office:value="0" calcext:value-type="float">
            <text:p>0.00</text:p>
          </table:table-cell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6" table:formula="of:=[Fluoro.C259]" office:value-type="float" office:value="0" calcext:value-type="float">
            <text:p>0.00</text:p>
          </table:covered-table-cell>
          <table:table-cell table:style-name="ce63" table:formula="of:=[Fluoro.D259]" office:value-type="string" office:string-value="Waist level" calcext:value-type="string">
            <text:p>Waist level</text:p>
          </table:table-cell>
          <table:table-cell table:style-name="ce393" table:formula="of:=[Fluoro.E259]">
            <text:p/>
          </table:table-cell>
          <table:table-cell table:style-name="ce393" table:formula="of:=[Fluoro.F259]">
            <text:p/>
          </table:table-cell>
          <table:table-cell table:style-name="ce135"/>
          <table:table-cell table:style-name="ce400" table:formula="of:=[Fluoro.H259]" office:value-type="float" office:value="0" calcext:value-type="float">
            <text:p>0.00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260]" office:value-type="string" office:string-value="Comments:" calcext:value-type="string">
            <text:p>Comments:</text:p>
          </table:table-cell>
          <table:table-cell table:style-name="ce47" table:formula="of:=[Fluoro.D260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261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0" table:formula="of:=[Fluoro.E262]">
            <text:p/>
          </table:table-cell>
          <table:table-cell table:style-name="ce15" table:number-columns-repeated="7"/>
          <table:table-cell table:style-name="ce18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263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263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264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264]">
            <text:p/>
          </table:table-cell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number-columns-repeated="11"/>
          <table:table-cell table:style-name="ce187" table:formula="of:=[Fluoro.$H$2]" office:value-type="string" office:string-value="Medical University of South Carolina" calcext:value-type="string">
            <text:p>Medical University of South Carolina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number-columns-repeated="6"/>
          <table:table-cell table:style-name="ce146" table:formula="of:=[Fluoro.$H$68]" office:value-type="string" office:string-value="Inspection Results" calcext:value-type="string">
            <text:p>Inspection Results</text:p>
          </table:table-cell>
          <table:table-cell table:style-name="ce5" table:number-columns-repeated="4"/>
          <table:table-cell table:style-name="ce39" table:formula="of:=[Fluoro.$H$5]" office:value-type="string" office:string-value="Fluoroscopy System Compliance Inspection" calcext:value-type="string">
            <text:p>Fluoroscopy System Compliance Inspectio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5" table:formula="of:=[Fluoro.C26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4" table:number-columns-repeated="9"/>
          <table:table-cell table:style-name="ce18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6" table:formula="of:=[Fluoro.C268]" office:value-type="string" office:string-value="Image" calcext:value-type="string">
            <text:p>Image</text:p>
          </table:table-cell>
          <table:table-cell table:style-name="ce26" table:formula="of:=[Fluoro.D268]" office:value-type="string" office:string-value="Acrylic" calcext:value-type="string">
            <text:p>Acrylic</text:p>
          </table:table-cell>
          <table:table-cell table:style-name="ce30" table:number-columns-repeated="8"/>
          <table:table-cell table:style-name="ce18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6" table:formula="of:=[Fluoro.C269]" office:value-type="string" office:string-value="Mode" calcext:value-type="string">
            <text:p>Mode</text:p>
          </table:table-cell>
          <table:table-cell table:style-name="ce26" table:formula="of:=[Fluoro.D269]" office:value-type="string" office:string-value="Attenuator" calcext:value-type="string">
            <text:p>Attenuator</text:p>
          </table:table-cell>
          <table:table-cell table:style-name="ce64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30" table:formula="of:=[Fluoro.F269]" office:value-type="float" office:value="0" calcext:value-type="float">
            <text:p>0.00</text:p>
          </table:covered-table-cell>
          <table:covered-table-cell table:style-name="ce126" table:formula="of:=[Fluoro.G269]" office:value-type="float" office:value="0" calcext:value-type="float">
            <text:p>0.00</text:p>
          </table:covered-table-cell>
          <table:table-cell table:style-name="ce64" table:formula="of:=[Fluoro.H269]" table:number-columns-spanned="3" table:number-rows-spanned="1">
            <text:p/>
          </table:table-cell>
          <table:covered-table-cell table:style-name="ce30" table:formula="of:=[Fluoro.I269]" office:value-type="float" office:value="0" calcext:value-type="float">
            <text:p>0.00</text:p>
          </table:covered-table-cell>
          <table:covered-table-cell table:style-name="ce126" table:formula="of:=[Fluoro.J269]" office:value-type="float" office:value="0" calcext:value-type="float">
            <text:p>0.00</text:p>
          </table:covered-table-cell>
          <table:table-cell table:style-name="ce161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30" table:formula="of:=[Fluoro.L269]" office:value-type="float" office:value="0" calcext:value-type="float">
            <text:p>0.00</text:p>
          </table:covered-table-cell>
          <table:covered-table-cell table:style-name="ce184" table:formula="of:=[Fluoro.M269]" office:value-type="float" office:value="0" calcext:value-type="float">
            <text:p>0.00</text:p>
          </table:covered-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6" table:formula="of:=[Fluoro.C270]" office:value-type="string" office:string-value="(cm)" calcext:value-type="string">
            <text:p>(cm)</text:p>
          </table:table-cell>
          <table:table-cell table:style-name="ce26" table:formula="of:=[Fluoro.D270]" office:value-type="string" office:string-value="(cm)" calcext:value-type="string">
            <text:p>(cm)</text:p>
          </table:table-cell>
          <table:table-cell table:style-name="ce77" table:formula="of:=[Fluoro.E270]" office:value-type="string" office:string-value="kVp" calcext:value-type="string">
            <text:p>kVp</text:p>
          </table:table-cell>
          <table:table-cell table:style-name="ce113" table:formula="of:=[Fluoro.F270]" office:value-type="string" office:string-value="mA" calcext:value-type="string">
            <text:p>mA</text:p>
          </table:table-cell>
          <table:table-cell table:style-name="ce127" table:formula="of:=[Fluoro.G270]" office:value-type="string" office:string-value="mGy/min" calcext:value-type="string">
            <text:p>mGy/min</text:p>
          </table:table-cell>
          <table:table-cell table:style-name="ce77" table:formula="of:=[Fluoro.H270]" office:value-type="string" office:string-value="kVp" calcext:value-type="string">
            <text:p>kVp</text:p>
          </table:table-cell>
          <table:table-cell table:style-name="ce113" table:formula="of:=[Fluoro.I270]" office:value-type="string" office:string-value="mA" calcext:value-type="string">
            <text:p>mA</text:p>
          </table:table-cell>
          <table:table-cell table:style-name="ce127" table:formula="of:=[Fluoro.J270]" office:value-type="string" office:string-value="mGy/min" calcext:value-type="string">
            <text:p>mGy/min</text:p>
          </table:table-cell>
          <table:table-cell table:style-name="ce77" table:formula="of:=[Fluoro.K270]" office:value-type="string" office:string-value="kVp" calcext:value-type="string">
            <text:p>kVp</text:p>
          </table:table-cell>
          <table:table-cell table:style-name="ce113" table:formula="of:=[Fluoro.L270]" office:value-type="string" office:string-value="mA" calcext:value-type="string">
            <text:p>mA</text:p>
          </table:table-cell>
          <table:table-cell table:style-name="ce191" table:formula="of:=[Fluoro.M270]" office:value-type="string" office:string-value="mGy/min" calcext:value-type="string">
            <text:p>mGy/min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8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1]" office:value-type="float" office:value="10" calcext:value-type="float">
            <text:p>10.00</text:p>
          </table:table-cell>
          <table:table-cell table:style-name="ce69" table:formula="of:=[Fluoro.E271]">
            <text:p/>
          </table:table-cell>
          <table:table-cell table:style-name="ce114" table:formula="of:=[Fluoro.F271]">
            <text:p/>
          </table:table-cell>
          <table:table-cell table:style-name="ce128" table:formula="of:=[Fluoro.G271]">
            <text:p/>
          </table:table-cell>
          <table:table-cell table:style-name="ce69" table:formula="of:=[Fluoro.H271]">
            <text:p/>
          </table:table-cell>
          <table:table-cell table:style-name="ce114" table:formula="of:=[Fluoro.I271]">
            <text:p/>
          </table:table-cell>
          <table:table-cell table:style-name="ce128" table:formula="of:=[Fluoro.J271]">
            <text:p/>
          </table:table-cell>
          <table:table-cell table:style-name="ce69" table:formula="of:=[Fluoro.K271]">
            <text:p/>
          </table:table-cell>
          <table:table-cell table:style-name="ce114" table:formula="of:=[Fluoro.L271]">
            <text:p/>
          </table:table-cell>
          <table:table-cell table:style-name="ce192" table:formula="of:=[Fluoro.M271]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9" table:formula="of:=[Fluoro.C272]" office:value-type="float" office:value="0" calcext:value-type="float">
            <text:p>0.00</text:p>
          </table:covered-table-cell>
          <table:table-cell table:style-name="ce26" table:formula="of:=[Fluoro.D272]" office:value-type="float" office:value="20" calcext:value-type="float">
            <text:p>20.00</text:p>
          </table:table-cell>
          <table:table-cell table:style-name="ce70" table:formula="of:=[Fluoro.E272]">
            <text:p/>
          </table:table-cell>
          <table:table-cell table:style-name="ce42" table:formula="of:=[Fluoro.F272]">
            <text:p/>
          </table:table-cell>
          <table:table-cell table:style-name="ce129" table:formula="of:=[Fluoro.G272]">
            <text:p/>
          </table:table-cell>
          <table:table-cell table:style-name="ce70" table:formula="of:=[Fluoro.H272]">
            <text:p/>
          </table:table-cell>
          <table:table-cell table:style-name="ce42" table:formula="of:=[Fluoro.I272]">
            <text:p/>
          </table:table-cell>
          <table:table-cell table:style-name="ce129" table:formula="of:=[Fluoro.J272]">
            <text:p/>
          </table:table-cell>
          <table:table-cell table:style-name="ce70" table:formula="of:=[Fluoro.K272]">
            <text:p/>
          </table:table-cell>
          <table:table-cell table:style-name="ce42" table:formula="of:=[Fluoro.L272]">
            <text:p/>
          </table:table-cell>
          <table:table-cell table:style-name="ce193" table:formula="of:=[Fluoro.M272]">
            <text:p/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9" table:formula="of:=[Fluoro.C273]" office:value-type="float" office:value="0" calcext:value-type="float">
            <text:p>0.00</text:p>
          </table:covered-table-cell>
          <table:table-cell table:style-name="ce27" table:formula="of:=[Fluoro.D273]" office:value-type="float" office:value="30" calcext:value-type="float">
            <text:p>30.00</text:p>
          </table:table-cell>
          <table:table-cell table:style-name="ce36" table:formula="of:=[Fluoro.E273]">
            <text:p/>
          </table:table-cell>
          <table:table-cell table:style-name="ce115" table:formula="of:=[Fluoro.F273]">
            <text:p/>
          </table:table-cell>
          <table:table-cell table:style-name="ce130" table:formula="of:=[Fluoro.G273]">
            <text:p/>
          </table:table-cell>
          <table:table-cell table:style-name="ce36" table:formula="of:=[Fluoro.H273]">
            <text:p/>
          </table:table-cell>
          <table:table-cell table:style-name="ce115" table:formula="of:=[Fluoro.I273]">
            <text:p/>
          </table:table-cell>
          <table:table-cell table:style-name="ce130" table:formula="of:=[Fluoro.J273]">
            <text:p/>
          </table:table-cell>
          <table:table-cell table:style-name="ce36" table:formula="of:=[Fluoro.K273]">
            <text:p/>
          </table:table-cell>
          <table:table-cell table:style-name="ce115" table:formula="of:=[Fluoro.L273]">
            <text:p/>
          </table:table-cell>
          <table:table-cell table:style-name="ce194" table:formula="of:=[Fluoro.M273]">
            <text:p/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8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4]" office:value-type="float" office:value="10" calcext:value-type="float">
            <text:p>10.00</text:p>
          </table:table-cell>
          <table:table-cell table:style-name="ce69" table:formula="of:=[Fluoro.E274]">
            <text:p/>
          </table:table-cell>
          <table:table-cell table:style-name="ce114" table:formula="of:=[Fluoro.F274]">
            <text:p/>
          </table:table-cell>
          <table:table-cell table:style-name="ce128" table:formula="of:=[Fluoro.G274]">
            <text:p/>
          </table:table-cell>
          <table:table-cell table:style-name="ce69" table:formula="of:=[Fluoro.H274]">
            <text:p/>
          </table:table-cell>
          <table:table-cell table:style-name="ce114" table:formula="of:=[Fluoro.I274]">
            <text:p/>
          </table:table-cell>
          <table:table-cell table:style-name="ce128" table:formula="of:=[Fluoro.J274]">
            <text:p/>
          </table:table-cell>
          <table:table-cell table:style-name="ce69" table:formula="of:=[Fluoro.K274]">
            <text:p/>
          </table:table-cell>
          <table:table-cell table:style-name="ce114" table:formula="of:=[Fluoro.L274]">
            <text:p/>
          </table:table-cell>
          <table:table-cell table:style-name="ce192" table:formula="of:=[Fluoro.M274]">
            <text:p/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9" table:formula="of:=[Fluoro.C275]" office:value-type="float" office:value="0" calcext:value-type="float">
            <text:p>0.00</text:p>
          </table:covered-table-cell>
          <table:table-cell table:style-name="ce26" table:formula="of:=[Fluoro.D275]" office:value-type="float" office:value="20" calcext:value-type="float">
            <text:p>20.00</text:p>
          </table:table-cell>
          <table:table-cell table:style-name="ce70" table:formula="of:=[Fluoro.E275]">
            <text:p/>
          </table:table-cell>
          <table:table-cell table:style-name="ce42" table:formula="of:=[Fluoro.F275]">
            <text:p/>
          </table:table-cell>
          <table:table-cell table:style-name="ce129" table:formula="of:=[Fluoro.G275]">
            <text:p/>
          </table:table-cell>
          <table:table-cell table:style-name="ce70" table:formula="of:=[Fluoro.H275]">
            <text:p/>
          </table:table-cell>
          <table:table-cell table:style-name="ce42" table:formula="of:=[Fluoro.I275]">
            <text:p/>
          </table:table-cell>
          <table:table-cell table:style-name="ce129" table:formula="of:=[Fluoro.J275]">
            <text:p/>
          </table:table-cell>
          <table:table-cell table:style-name="ce70" table:formula="of:=[Fluoro.K275]">
            <text:p/>
          </table:table-cell>
          <table:table-cell table:style-name="ce42" table:formula="of:=[Fluoro.L275]">
            <text:p/>
          </table:table-cell>
          <table:table-cell table:style-name="ce193" table:formula="of:=[Fluoro.M275]">
            <text:p/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9" table:formula="of:=[Fluoro.C276]" office:value-type="float" office:value="0" calcext:value-type="float">
            <text:p>0.00</text:p>
          </table:covered-table-cell>
          <table:table-cell table:style-name="ce27" table:formula="of:=[Fluoro.D276]" office:value-type="float" office:value="30" calcext:value-type="float">
            <text:p>30.00</text:p>
          </table:table-cell>
          <table:table-cell table:style-name="ce36" table:formula="of:=[Fluoro.E276]">
            <text:p/>
          </table:table-cell>
          <table:table-cell table:style-name="ce115" table:formula="of:=[Fluoro.F276]">
            <text:p/>
          </table:table-cell>
          <table:table-cell table:style-name="ce130" table:formula="of:=[Fluoro.G276]">
            <text:p/>
          </table:table-cell>
          <table:table-cell table:style-name="ce36" table:formula="of:=[Fluoro.H276]">
            <text:p/>
          </table:table-cell>
          <table:table-cell table:style-name="ce115" table:formula="of:=[Fluoro.I276]">
            <text:p/>
          </table:table-cell>
          <table:table-cell table:style-name="ce130" table:formula="of:=[Fluoro.J276]">
            <text:p/>
          </table:table-cell>
          <table:table-cell table:style-name="ce36" table:formula="of:=[Fluoro.K276]">
            <text:p/>
          </table:table-cell>
          <table:table-cell table:style-name="ce115" table:formula="of:=[Fluoro.L276]">
            <text:p/>
          </table:table-cell>
          <table:table-cell table:style-name="ce194" table:formula="of:=[Fluoro.M276]">
            <text:p/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8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77]" office:value-type="float" office:value="10" calcext:value-type="float">
            <text:p>10.00</text:p>
          </table:table-cell>
          <table:table-cell table:style-name="ce69" table:formula="of:=[Fluoro.E277]">
            <text:p/>
          </table:table-cell>
          <table:table-cell table:style-name="ce114" table:formula="of:=[Fluoro.F277]">
            <text:p/>
          </table:table-cell>
          <table:table-cell table:style-name="ce128" table:formula="of:=[Fluoro.G277]">
            <text:p/>
          </table:table-cell>
          <table:table-cell table:style-name="ce69" table:formula="of:=[Fluoro.H277]">
            <text:p/>
          </table:table-cell>
          <table:table-cell table:style-name="ce114" table:formula="of:=[Fluoro.I277]">
            <text:p/>
          </table:table-cell>
          <table:table-cell table:style-name="ce128" table:formula="of:=[Fluoro.J277]">
            <text:p/>
          </table:table-cell>
          <table:table-cell table:style-name="ce69" table:formula="of:=[Fluoro.K277]">
            <text:p/>
          </table:table-cell>
          <table:table-cell table:style-name="ce114" table:formula="of:=[Fluoro.L277]">
            <text:p/>
          </table:table-cell>
          <table:table-cell table:style-name="ce192" table:formula="of:=[Fluoro.M277]">
            <text:p/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9" table:formula="of:=[Fluoro.C278]" office:value-type="float" office:value="0" calcext:value-type="float">
            <text:p>0.00</text:p>
          </table:covered-table-cell>
          <table:table-cell table:style-name="ce26" table:formula="of:=[Fluoro.D278]" office:value-type="float" office:value="20" calcext:value-type="float">
            <text:p>20.00</text:p>
          </table:table-cell>
          <table:table-cell table:style-name="ce70" table:formula="of:=[Fluoro.E278]">
            <text:p/>
          </table:table-cell>
          <table:table-cell table:style-name="ce42" table:formula="of:=[Fluoro.F278]">
            <text:p/>
          </table:table-cell>
          <table:table-cell table:style-name="ce129" table:formula="of:=[Fluoro.G278]">
            <text:p/>
          </table:table-cell>
          <table:table-cell table:style-name="ce70" table:formula="of:=[Fluoro.H278]">
            <text:p/>
          </table:table-cell>
          <table:table-cell table:style-name="ce42" table:formula="of:=[Fluoro.I278]">
            <text:p/>
          </table:table-cell>
          <table:table-cell table:style-name="ce129" table:formula="of:=[Fluoro.J278]">
            <text:p/>
          </table:table-cell>
          <table:table-cell table:style-name="ce70" table:formula="of:=[Fluoro.K278]">
            <text:p/>
          </table:table-cell>
          <table:table-cell table:style-name="ce42" table:formula="of:=[Fluoro.L278]">
            <text:p/>
          </table:table-cell>
          <table:table-cell table:style-name="ce193" table:formula="of:=[Fluoro.M278]">
            <text:p/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9" table:formula="of:=[Fluoro.C279]" office:value-type="float" office:value="0" calcext:value-type="float">
            <text:p>0.00</text:p>
          </table:covered-table-cell>
          <table:table-cell table:style-name="ce27" table:formula="of:=[Fluoro.D279]" office:value-type="float" office:value="30" calcext:value-type="float">
            <text:p>30.00</text:p>
          </table:table-cell>
          <table:table-cell table:style-name="ce36" table:formula="of:=[Fluoro.E279]">
            <text:p/>
          </table:table-cell>
          <table:table-cell table:style-name="ce115" table:formula="of:=[Fluoro.F279]">
            <text:p/>
          </table:table-cell>
          <table:table-cell table:style-name="ce130" table:formula="of:=[Fluoro.G279]">
            <text:p/>
          </table:table-cell>
          <table:table-cell table:style-name="ce36" table:formula="of:=[Fluoro.H279]">
            <text:p/>
          </table:table-cell>
          <table:table-cell table:style-name="ce115" table:formula="of:=[Fluoro.I279]">
            <text:p/>
          </table:table-cell>
          <table:table-cell table:style-name="ce130" table:formula="of:=[Fluoro.J279]">
            <text:p/>
          </table:table-cell>
          <table:table-cell table:style-name="ce36" table:formula="of:=[Fluoro.K279]">
            <text:p/>
          </table:table-cell>
          <table:table-cell table:style-name="ce115" table:formula="of:=[Fluoro.L279]">
            <text:p/>
          </table:table-cell>
          <table:table-cell table:style-name="ce194" table:formula="of:=[Fluoro.M279]">
            <text:p/>
          </table:table-cell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8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0]" office:value-type="float" office:value="10" calcext:value-type="float">
            <text:p>10.00</text:p>
          </table:table-cell>
          <table:table-cell table:style-name="ce69" table:formula="of:=[Fluoro.E280]">
            <text:p/>
          </table:table-cell>
          <table:table-cell table:style-name="ce114" table:formula="of:=[Fluoro.F280]">
            <text:p/>
          </table:table-cell>
          <table:table-cell table:style-name="ce128" table:formula="of:=[Fluoro.G280]">
            <text:p/>
          </table:table-cell>
          <table:table-cell table:style-name="ce69" table:formula="of:=[Fluoro.H280]">
            <text:p/>
          </table:table-cell>
          <table:table-cell table:style-name="ce114" table:formula="of:=[Fluoro.I280]">
            <text:p/>
          </table:table-cell>
          <table:table-cell table:style-name="ce128" table:formula="of:=[Fluoro.J280]">
            <text:p/>
          </table:table-cell>
          <table:table-cell table:style-name="ce69" table:formula="of:=[Fluoro.K280]">
            <text:p/>
          </table:table-cell>
          <table:table-cell table:style-name="ce114" table:formula="of:=[Fluoro.L280]">
            <text:p/>
          </table:table-cell>
          <table:table-cell table:style-name="ce192" table:formula="of:=[Fluoro.M280]">
            <text:p/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9" table:formula="of:=[Fluoro.C281]" office:value-type="float" office:value="0" calcext:value-type="float">
            <text:p>0.00</text:p>
          </table:covered-table-cell>
          <table:table-cell table:style-name="ce26" table:formula="of:=[Fluoro.D281]" office:value-type="float" office:value="20" calcext:value-type="float">
            <text:p>20.00</text:p>
          </table:table-cell>
          <table:table-cell table:style-name="ce70" table:formula="of:=[Fluoro.E281]">
            <text:p/>
          </table:table-cell>
          <table:table-cell table:style-name="ce42" table:formula="of:=[Fluoro.F281]">
            <text:p/>
          </table:table-cell>
          <table:table-cell table:style-name="ce129" table:formula="of:=[Fluoro.G281]">
            <text:p/>
          </table:table-cell>
          <table:table-cell table:style-name="ce70" table:formula="of:=[Fluoro.H281]">
            <text:p/>
          </table:table-cell>
          <table:table-cell table:style-name="ce42" table:formula="of:=[Fluoro.I281]">
            <text:p/>
          </table:table-cell>
          <table:table-cell table:style-name="ce129" table:formula="of:=[Fluoro.J281]">
            <text:p/>
          </table:table-cell>
          <table:table-cell table:style-name="ce70" table:formula="of:=[Fluoro.K281]">
            <text:p/>
          </table:table-cell>
          <table:table-cell table:style-name="ce42" table:formula="of:=[Fluoro.L281]">
            <text:p/>
          </table:table-cell>
          <table:table-cell table:style-name="ce193" table:formula="of:=[Fluoro.M281]">
            <text:p/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9" table:formula="of:=[Fluoro.C282]" office:value-type="float" office:value="0" calcext:value-type="float">
            <text:p>0.00</text:p>
          </table:covered-table-cell>
          <table:table-cell table:style-name="ce27" table:formula="of:=[Fluoro.D282]" office:value-type="float" office:value="30" calcext:value-type="float">
            <text:p>30.00</text:p>
          </table:table-cell>
          <table:table-cell table:style-name="ce36" table:formula="of:=[Fluoro.E282]">
            <text:p/>
          </table:table-cell>
          <table:table-cell table:style-name="ce115" table:formula="of:=[Fluoro.F282]">
            <text:p/>
          </table:table-cell>
          <table:table-cell table:style-name="ce130" table:formula="of:=[Fluoro.G282]">
            <text:p/>
          </table:table-cell>
          <table:table-cell table:style-name="ce36" table:formula="of:=[Fluoro.H282]">
            <text:p/>
          </table:table-cell>
          <table:table-cell table:style-name="ce115" table:formula="of:=[Fluoro.I282]">
            <text:p/>
          </table:table-cell>
          <table:table-cell table:style-name="ce130" table:formula="of:=[Fluoro.J282]">
            <text:p/>
          </table:table-cell>
          <table:table-cell table:style-name="ce36" table:formula="of:=[Fluoro.K282]">
            <text:p/>
          </table:table-cell>
          <table:table-cell table:style-name="ce115" table:formula="of:=[Fluoro.L282]">
            <text:p/>
          </table:table-cell>
          <table:table-cell table:style-name="ce194" table:formula="of:=[Fluoro.M282]">
            <text:p/>
          </table:table-cell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8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48" table:formula="of:=[Fluoro.D283]" office:value-type="float" office:value="10" calcext:value-type="float">
            <text:p>10.00</text:p>
          </table:table-cell>
          <table:table-cell table:style-name="ce69" table:formula="of:=[Fluoro.E283]">
            <text:p/>
          </table:table-cell>
          <table:table-cell table:style-name="ce114" table:formula="of:=[Fluoro.F283]">
            <text:p/>
          </table:table-cell>
          <table:table-cell table:style-name="ce128" table:formula="of:=[Fluoro.G283]">
            <text:p/>
          </table:table-cell>
          <table:table-cell table:style-name="ce69" table:formula="of:=[Fluoro.H283]">
            <text:p/>
          </table:table-cell>
          <table:table-cell table:style-name="ce114" table:formula="of:=[Fluoro.I283]">
            <text:p/>
          </table:table-cell>
          <table:table-cell table:style-name="ce128" table:formula="of:=[Fluoro.J283]">
            <text:p/>
          </table:table-cell>
          <table:table-cell table:style-name="ce69" table:formula="of:=[Fluoro.K283]">
            <text:p/>
          </table:table-cell>
          <table:table-cell table:style-name="ce114" table:formula="of:=[Fluoro.L283]">
            <text:p/>
          </table:table-cell>
          <table:table-cell table:style-name="ce192" table:formula="of:=[Fluoro.M283]">
            <text:p/>
          </table:table-cell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9" table:formula="of:=[Fluoro.C284]" office:value-type="float" office:value="0" calcext:value-type="float">
            <text:p>0.00</text:p>
          </table:covered-table-cell>
          <table:table-cell table:style-name="ce26" table:formula="of:=[Fluoro.D284]" office:value-type="float" office:value="20" calcext:value-type="float">
            <text:p>20.00</text:p>
          </table:table-cell>
          <table:table-cell table:style-name="ce70" table:formula="of:=[Fluoro.E284]">
            <text:p/>
          </table:table-cell>
          <table:table-cell table:style-name="ce42" table:formula="of:=[Fluoro.F284]">
            <text:p/>
          </table:table-cell>
          <table:table-cell table:style-name="ce129" table:formula="of:=[Fluoro.G284]">
            <text:p/>
          </table:table-cell>
          <table:table-cell table:style-name="ce70" table:formula="of:=[Fluoro.H284]">
            <text:p/>
          </table:table-cell>
          <table:table-cell table:style-name="ce42" table:formula="of:=[Fluoro.I284]">
            <text:p/>
          </table:table-cell>
          <table:table-cell table:style-name="ce129" table:formula="of:=[Fluoro.J284]">
            <text:p/>
          </table:table-cell>
          <table:table-cell table:style-name="ce70" table:formula="of:=[Fluoro.K284]">
            <text:p/>
          </table:table-cell>
          <table:table-cell table:style-name="ce42" table:formula="of:=[Fluoro.L284]">
            <text:p/>
          </table:table-cell>
          <table:table-cell table:style-name="ce193" table:formula="of:=[Fluoro.M284]">
            <text:p/>
          </table:table-cell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9" table:formula="of:=[Fluoro.C285]" office:value-type="float" office:value="0" calcext:value-type="float">
            <text:p>0.00</text:p>
          </table:covered-table-cell>
          <table:table-cell table:style-name="ce27" table:formula="of:=[Fluoro.D285]" office:value-type="float" office:value="30" calcext:value-type="float">
            <text:p>30.00</text:p>
          </table:table-cell>
          <table:table-cell table:style-name="ce36" table:formula="of:=[Fluoro.E285]">
            <text:p/>
          </table:table-cell>
          <table:table-cell table:style-name="ce115" table:formula="of:=[Fluoro.F285]">
            <text:p/>
          </table:table-cell>
          <table:table-cell table:style-name="ce130" table:formula="of:=[Fluoro.G285]">
            <text:p/>
          </table:table-cell>
          <table:table-cell table:style-name="ce36" table:formula="of:=[Fluoro.H285]">
            <text:p/>
          </table:table-cell>
          <table:table-cell table:style-name="ce115" table:formula="of:=[Fluoro.I285]">
            <text:p/>
          </table:table-cell>
          <table:table-cell table:style-name="ce130" table:formula="of:=[Fluoro.J285]">
            <text:p/>
          </table:table-cell>
          <table:table-cell table:style-name="ce36" table:formula="of:=[Fluoro.K285]">
            <text:p/>
          </table:table-cell>
          <table:table-cell table:style-name="ce115" table:formula="of:=[Fluoro.L285]">
            <text:p/>
          </table:table-cell>
          <table:table-cell table:style-name="ce194" table:formula="of:=[Fluoro.M285]">
            <text:p/>
          </table:table-cell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0"/>
          <table:table-cell table:style-name="ce49" table:formula="of:=[Fluoro.D286]" office:value-type="string" office:string-value="max" calcext:value-type="string">
            <text:p>max</text:p>
          </table:table-cell>
          <table:table-cell table:style-name="ce78" table:formula="of:=[Fluoro.E286]">
            <text:p/>
          </table:table-cell>
          <table:table-cell table:style-name="ce116" table:formula="of:=[Fluoro.F286]">
            <text:p/>
          </table:table-cell>
          <table:table-cell table:style-name="ce131" table:formula="of:=[Fluoro.G286]">
            <text:p/>
          </table:table-cell>
          <table:table-cell table:style-name="ce78" table:formula="of:=[Fluoro.H286]">
            <text:p/>
          </table:table-cell>
          <table:table-cell table:style-name="ce116" table:formula="of:=[Fluoro.I286]">
            <text:p/>
          </table:table-cell>
          <table:table-cell table:style-name="ce131" table:formula="of:=[Fluoro.J286]">
            <text:p/>
          </table:table-cell>
          <table:table-cell table:style-name="ce78" table:formula="of:=[Fluoro.K286]">
            <text:p/>
          </table:table-cell>
          <table:table-cell table:style-name="ce116" table:formula="of:=[Fluoro.L286]">
            <text:p/>
          </table:table-cell>
          <table:table-cell table:style-name="ce200" table:formula="of:=[Fluoro.M286]">
            <text:p/>
          </table:table-cell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5"/>
          <table:table-cell table:style-name="ce5" table:formula="of:=[Fluoro.C288]" office:value-type="string" office:string-value="Comments:" calcext:value-type="string">
            <text:p>Comments:</text:p>
          </table:table-cell>
          <table:table-cell table:style-name="ce47" table:formula="of:=[Fluoro.D288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5" table:number-columns-repeated="2"/>
          <table:table-cell table:style-name="ce53" table:formula="of:=[Fluoro.D289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5" table:number-columns-repeated="2"/>
          <table:table-cell table:style-name="ce53" table:formula="of:=[Fluoro.D290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5"/>
          <table:table-cell table:style-name="ce51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5"/>
          <table:table-cell table:style-name="ce39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5"/>
          <table:table-cell table:style-name="ce52"/>
          <table:table-cell table:style-name="ce79"/>
          <table:table-cell table:style-name="ce5" table:number-columns-repeated="7"/>
          <table:table-cell table:style-name="ce181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2"/>
          <table:table-cell table:style-name="ce5"/>
          <table:table-cell table:style-name="ce19" table:number-columns-repeated="9"/>
          <table:table-cell table:style-name="ce181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31" table:formula="of:=[Fluoro.C296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54" table:number-columns-repeated="9"/>
          <table:table-cell table:style-name="ce199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30" table:formula="of:=[Fluoro.C298]" office:value-type="string" office:string-value="Dose" calcext:value-type="string">
            <text:p>Dose</text:p>
          </table:table-cell>
          <table:table-cell table:style-name="ce30" table:formula="of:=[Fluoro.D298]" office:value-type="string" office:string-value="Receptor" calcext:value-type="string">
            <text:p>Receptor</text:p>
          </table:table-cell>
          <table:table-cell table:style-name="ce30" table:number-columns-repeated="4"/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table:formula="of:=[Fluoro.C299]" office:value-type="string" office:string-value="Level" calcext:value-type="string">
            <text:p>Level</text:p>
          </table:table-cell>
          <table:table-cell table:style-name="ce30" table:formula="of:=[Fluoro.D299]" office:value-type="string" office:string-value="Size (cm)" calcext:value-type="string">
            <text:p>Size (cm)</text:p>
          </table:table-cell>
          <table:table-cell table:style-name="ce30" table:formula="of:=[Fluoro.E299]" office:value-type="string" office:string-value="kVp" calcext:value-type="string">
            <text:p>kVp</text:p>
          </table:table-cell>
          <table:table-cell table:style-name="ce30" table:formula="of:=[Fluoro.F299]" office:value-type="string" office:string-value="mA" calcext:value-type="string">
            <text:p>mA</text:p>
          </table:table-cell>
          <table:table-cell table:style-name="ce30" table:formula="of:=[Fluoro.G299]" office:value-type="string" office:string-value="uGy/min" calcext:value-type="string">
            <text:p>uGy/min</text:p>
          </table:table-cell>
          <table:table-cell table:style-name="ce30" table:formula="of:=[Fluoro.H299]" office:value-type="string" office:string-value="nGy/frame" calcext:value-type="string">
            <text:p>nGy/frame</text:p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32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5" table:formula="of:=[Fluoro.D300]">
            <text:p/>
          </table:table-cell>
          <table:table-cell table:style-name="ce82" table:formula="of:=[Fluoro.E300]">
            <text:p/>
          </table:table-cell>
          <table:table-cell table:style-name="ce82" table:formula="of:=[Fluoro.F300]">
            <text:p/>
          </table:table-cell>
          <table:table-cell table:style-name="ce82" table:formula="of:=[Fluoro.G300]">
            <text:p/>
          </table:table-cell>
          <table:table-cell table:style-name="ce82" table:formula="of:=[Fluoro.H300]">
            <text:p/>
          </table:table-cell>
          <table:table-cell table:style-name="ce5"/>
          <table:table-cell table:style-name="ce52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33" table:formula="of:=[Fluoro.C301]" office:value-type="float" office:value="0" calcext:value-type="float">
            <text:p>0.00</text:p>
          </table:covered-table-cell>
          <table:table-cell table:style-name="ce56" table:formula="of:=[Fluoro.D301]">
            <text:p/>
          </table:table-cell>
          <table:table-cell table:style-name="ce83" table:formula="of:=[Fluoro.E301]">
            <text:p/>
          </table:table-cell>
          <table:table-cell table:style-name="ce83" table:formula="of:=[Fluoro.F301]">
            <text:p/>
          </table:table-cell>
          <table:table-cell table:style-name="ce83" table:formula="of:=[Fluoro.G301]">
            <text:p/>
          </table:table-cell>
          <table:table-cell table:style-name="ce83" table:formula="of:=[Fluoro.H301]">
            <text:p/>
          </table:table-cell>
          <table:table-cell table:style-name="ce5"/>
          <table:table-cell table:style-name="ce52" table:formula="of:=[Fluoro.J301]" office:value-type="string" office:string-value="image receptor input window" calcext:value-type="string">
            <text:p>image receptor input window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33" table:formula="of:=[Fluoro.C302]" office:value-type="float" office:value="0" calcext:value-type="float">
            <text:p>0.00</text:p>
          </table:covered-table-cell>
          <table:table-cell table:style-name="ce56" table:formula="of:=[Fluoro.D302]">
            <text:p/>
          </table:table-cell>
          <table:table-cell table:style-name="ce83" table:formula="of:=[Fluoro.E302]">
            <text:p/>
          </table:table-cell>
          <table:table-cell table:style-name="ce83" table:formula="of:=[Fluoro.F302]">
            <text:p/>
          </table:table-cell>
          <table:table-cell table:style-name="ce83" table:formula="of:=[Fluoro.G302]">
            <text:p/>
          </table:table-cell>
          <table:table-cell table:style-name="ce83" table:formula="of:=[Fluoro.H302]">
            <text:p/>
          </table:table-cell>
          <table:table-cell table:style-name="ce5"/>
          <table:table-cell table:style-name="ce52" table:formula="of:=[Fluoro.J302]" office:value-type="string" office:string-value="Use 1.5mm Cu filtration" calcext:value-type="string">
            <text:p>Use 1.5mm Cu filtration</text:p>
          </table:table-cell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33" table:formula="of:=[Fluoro.C303]" office:value-type="float" office:value="0" calcext:value-type="float">
            <text:p>0.00</text:p>
          </table:covered-table-cell>
          <table:table-cell table:style-name="ce57" table:formula="of:=[Fluoro.D303]">
            <text:p/>
          </table:table-cell>
          <table:table-cell table:style-name="ce84" table:formula="of:=[Fluoro.E303]">
            <text:p/>
          </table:table-cell>
          <table:table-cell table:style-name="ce84" table:formula="of:=[Fluoro.F303]">
            <text:p/>
          </table:table-cell>
          <table:table-cell table:style-name="ce84" table:formula="of:=[Fluoro.G303]">
            <text:p/>
          </table:table-cell>
          <table:table-cell table:style-name="ce84" table:formula="of:=[Fluoro.H303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33" table:formula="of:=[Fluoro.C304]" office:value-type="float" office:value="0" calcext:value-type="float">
            <text:p>0.00</text:p>
          </table:covered-table-cell>
          <table:table-cell table:style-name="ce57" table:formula="of:=[Fluoro.D304]">
            <text:p/>
          </table:table-cell>
          <table:table-cell table:style-name="ce84" table:formula="of:=[Fluoro.E304]">
            <text:p/>
          </table:table-cell>
          <table:table-cell table:style-name="ce84" table:formula="of:=[Fluoro.F304]">
            <text:p/>
          </table:table-cell>
          <table:table-cell table:style-name="ce84" table:formula="of:=[Fluoro.G304]">
            <text:p/>
          </table:table-cell>
          <table:table-cell table:style-name="ce84" table:formula="of:=[Fluoro.H304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34" table:formula="of:=[Fluoro.C305]" table:number-columns-spanned="1" table:number-rows-spanned="5">
            <text:p/>
          </table:table-cell>
          <table:table-cell table:style-name="ce55" table:formula="of:=[Fluoro.D305]">
            <text:p/>
          </table:table-cell>
          <table:table-cell table:style-name="ce82" table:formula="of:=[Fluoro.E305]">
            <text:p/>
          </table:table-cell>
          <table:table-cell table:style-name="ce82" table:formula="of:=[Fluoro.F305]">
            <text:p/>
          </table:table-cell>
          <table:table-cell table:style-name="ce82" table:formula="of:=[Fluoro.G305]">
            <text:p/>
          </table:table-cell>
          <table:table-cell table:style-name="ce82" table:formula="of:=[Fluoro.H305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33" table:formula="of:=[Fluoro.C306]" office:value-type="float" office:value="0" calcext:value-type="float">
            <text:p>0.00</text:p>
          </table:covered-table-cell>
          <table:table-cell table:style-name="ce56" table:formula="of:=[Fluoro.D306]">
            <text:p/>
          </table:table-cell>
          <table:table-cell table:style-name="ce83" table:formula="of:=[Fluoro.E306]">
            <text:p/>
          </table:table-cell>
          <table:table-cell table:style-name="ce83" table:formula="of:=[Fluoro.F306]">
            <text:p/>
          </table:table-cell>
          <table:table-cell table:style-name="ce83" table:formula="of:=[Fluoro.G306]">
            <text:p/>
          </table:table-cell>
          <table:table-cell table:style-name="ce83" table:formula="of:=[Fluoro.H306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33" table:formula="of:=[Fluoro.C307]" office:value-type="float" office:value="0" calcext:value-type="float">
            <text:p>0.00</text:p>
          </table:covered-table-cell>
          <table:table-cell table:style-name="ce56" table:formula="of:=[Fluoro.D307]">
            <text:p/>
          </table:table-cell>
          <table:table-cell table:style-name="ce83" table:formula="of:=[Fluoro.E307]">
            <text:p/>
          </table:table-cell>
          <table:table-cell table:style-name="ce83" table:formula="of:=[Fluoro.F307]">
            <text:p/>
          </table:table-cell>
          <table:table-cell table:style-name="ce83" table:formula="of:=[Fluoro.G307]">
            <text:p/>
          </table:table-cell>
          <table:table-cell table:style-name="ce83" table:formula="of:=[Fluoro.H307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33" table:formula="of:=[Fluoro.C308]" office:value-type="float" office:value="0" calcext:value-type="float">
            <text:p>0.00</text:p>
          </table:covered-table-cell>
          <table:table-cell table:style-name="ce56" table:formula="of:=[Fluoro.D308]">
            <text:p/>
          </table:table-cell>
          <table:table-cell table:style-name="ce83" table:formula="of:=[Fluoro.E308]">
            <text:p/>
          </table:table-cell>
          <table:table-cell table:style-name="ce83" table:formula="of:=[Fluoro.F308]">
            <text:p/>
          </table:table-cell>
          <table:table-cell table:style-name="ce83" table:formula="of:=[Fluoro.G308]">
            <text:p/>
          </table:table-cell>
          <table:table-cell table:style-name="ce83" table:formula="of:=[Fluoro.H308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33" table:formula="of:=[Fluoro.C309]" office:value-type="float" office:value="0" calcext:value-type="float">
            <text:p>0.00</text:p>
          </table:covered-table-cell>
          <table:table-cell table:style-name="ce58" table:formula="of:=[Fluoro.D309]">
            <text:p/>
          </table:table-cell>
          <table:table-cell table:style-name="ce85" table:formula="of:=[Fluoro.E309]">
            <text:p/>
          </table:table-cell>
          <table:table-cell table:style-name="ce85" table:formula="of:=[Fluoro.F309]">
            <text:p/>
          </table:table-cell>
          <table:table-cell table:style-name="ce85" table:formula="of:=[Fluoro.G309]">
            <text:p/>
          </table:table-cell>
          <table:table-cell table:style-name="ce85" table:formula="of:=[Fluoro.H309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34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5" table:formula="of:=[Fluoro.D310]">
            <text:p/>
          </table:table-cell>
          <table:table-cell table:style-name="ce82" table:formula="of:=[Fluoro.E310]">
            <text:p/>
          </table:table-cell>
          <table:table-cell table:style-name="ce82" table:formula="of:=[Fluoro.F310]">
            <text:p/>
          </table:table-cell>
          <table:table-cell table:style-name="ce82" table:formula="of:=[Fluoro.G310]">
            <text:p/>
          </table:table-cell>
          <table:table-cell table:style-name="ce82" table:formula="of:=[Fluoro.H310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33" table:formula="of:=[Fluoro.C311]" office:value-type="float" office:value="0" calcext:value-type="float">
            <text:p>0.00</text:p>
          </table:covered-table-cell>
          <table:table-cell table:style-name="ce56" table:formula="of:=[Fluoro.D311]">
            <text:p/>
          </table:table-cell>
          <table:table-cell table:style-name="ce83" table:formula="of:=[Fluoro.E311]">
            <text:p/>
          </table:table-cell>
          <table:table-cell table:style-name="ce83" table:formula="of:=[Fluoro.F311]">
            <text:p/>
          </table:table-cell>
          <table:table-cell table:style-name="ce83" table:formula="of:=[Fluoro.G311]">
            <text:p/>
          </table:table-cell>
          <table:table-cell table:style-name="ce83" table:formula="of:=[Fluoro.H311]">
            <text:p/>
          </table:table-cell>
          <table:table-cell table:style-name="ce5" table:number-columns-repeated="4"/>
          <table:table-cell table:style-name="ce181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33" table:formula="of:=[Fluoro.C312]" office:value-type="float" office:value="0" calcext:value-type="float">
            <text:p>0.00</text:p>
          </table:covered-table-cell>
          <table:table-cell table:style-name="ce56" table:formula="of:=[Fluoro.D312]">
            <text:p/>
          </table:table-cell>
          <table:table-cell table:style-name="ce83" table:formula="of:=[Fluoro.E312]">
            <text:p/>
          </table:table-cell>
          <table:table-cell table:style-name="ce83" table:formula="of:=[Fluoro.F312]">
            <text:p/>
          </table:table-cell>
          <table:table-cell table:style-name="ce83" table:formula="of:=[Fluoro.G312]">
            <text:p/>
          </table:table-cell>
          <table:table-cell table:style-name="ce83" table:formula="of:=[Fluoro.H312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33" table:formula="of:=[Fluoro.C313]" office:value-type="float" office:value="0" calcext:value-type="float">
            <text:p>0.00</text:p>
          </table:covered-table-cell>
          <table:table-cell table:style-name="ce56" table:formula="of:=[Fluoro.D313]">
            <text:p/>
          </table:table-cell>
          <table:table-cell table:style-name="ce83" table:formula="of:=[Fluoro.E313]">
            <text:p/>
          </table:table-cell>
          <table:table-cell table:style-name="ce83" table:formula="of:=[Fluoro.F313]">
            <text:p/>
          </table:table-cell>
          <table:table-cell table:style-name="ce83" table:formula="of:=[Fluoro.G313]">
            <text:p/>
          </table:table-cell>
          <table:table-cell table:style-name="ce83" table:formula="of:=[Fluoro.H313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33" table:formula="of:=[Fluoro.C314]" office:value-type="float" office:value="0" calcext:value-type="float">
            <text:p>0.00</text:p>
          </table:covered-table-cell>
          <table:table-cell table:style-name="ce58" table:formula="of:=[Fluoro.D314]">
            <text:p/>
          </table:table-cell>
          <table:table-cell table:style-name="ce85" table:formula="of:=[Fluoro.E314]">
            <text:p/>
          </table:table-cell>
          <table:table-cell table:style-name="ce85" table:formula="of:=[Fluoro.F314]">
            <text:p/>
          </table:table-cell>
          <table:table-cell table:style-name="ce85" table:formula="of:=[Fluoro.G314]">
            <text:p/>
          </table:table-cell>
          <table:table-cell table:style-name="ce85" table:formula="of:=[Fluoro.H314]">
            <text:p/>
          </table:table-cell>
          <table:table-cell table:style-name="ce19" table:number-columns-repeated="4"/>
          <table:table-cell table:style-name="ce181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9"/>
          <table:table-cell table:style-name="ce5" table:formula="of:=[Fluoro.C315]" office:value-type="string" office:string-value="Comments:" calcext:value-type="string">
            <text:p>Comments:</text:p>
          </table:table-cell>
          <table:table-cell table:style-name="ce47" table:formula="of:=[Fluoro.D315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6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9"/>
          <table:table-cell table:style-name="ce5"/>
          <table:table-cell table:style-name="ce53" table:formula="of:=[Fluoro.D31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5" table:number-columns-repeated="10"/>
          <table:table-cell table:style-name="ce181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7" table:formula="of:=[Fluoro.C319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5" table:number-columns-repeated="9"/>
          <table:table-cell table:style-name="ce181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5"/>
          <table:table-cell table:style-name="ce19" table:number-columns-repeated="3"/>
          <table:table-cell table:style-name="ce5" table:number-columns-repeated="6"/>
          <table:table-cell table:style-name="ce181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5"/>
          <table:table-cell table:style-name="ce19"/>
          <table:table-cell table:style-name="ce30" table:formula="of:=[Fluoro.E321]" office:value-type="string" office:string-value="kVp" calcext:value-type="string">
            <text:p>kVp</text:p>
          </table:table-cell>
          <table:table-cell table:style-name="ce30" table:formula="of:=[Fluoro.F321]" office:value-type="string" office:string-value="mA" calcext:value-type="string">
            <text:p>mA</text:p>
          </table:table-cell>
          <table:table-cell table:style-name="ce30" table:formula="of:=[Fluoro.G321]" office:value-type="string" office:string-value="uGy/hr" calcext:value-type="string">
            <text:p>uGy/hr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8" table:formula="of:=[Fluoro.C32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62" table:formula="of:=[Fluoro.D322]" office:value-type="string" office:string-value="Eye level" calcext:value-type="string">
            <text:p>Eye level</text:p>
          </table:table-cell>
          <table:table-cell table:style-name="ce394" table:formula="of:=[Fluoro.E322]">
            <text:p/>
          </table:table-cell>
          <table:table-cell table:style-name="ce394" table:formula="of:=[Fluoro.F322]">
            <text:p/>
          </table:table-cell>
          <table:table-cell table:style-name="ce396" table:formula="of:=[Fluoro.G322]" office:value-type="float" office:value="0" calcext:value-type="float">
            <text:p>0.00</text:p>
          </table:table-cell>
          <table:table-cell table:style-name="ce5" table:number-columns-repeated="2"/>
          <table:table-cell table:style-name="ce24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6" table:formula="of:=[Fluoro.C323]" office:value-type="float" office:value="0" calcext:value-type="float">
            <text:p>0.00</text:p>
          </table:covered-table-cell>
          <table:table-cell table:style-name="ce63" table:formula="of:=[Fluoro.D323]" office:value-type="string" office:string-value="Waist level" calcext:value-type="string">
            <text:p>Waist level</text:p>
          </table:table-cell>
          <table:table-cell table:style-name="ce395" table:formula="of:=[Fluoro.E323]">
            <text:p/>
          </table:table-cell>
          <table:table-cell table:style-name="ce395" table:formula="of:=[Fluoro.F323]">
            <text:p/>
          </table:table-cell>
          <table:table-cell table:style-name="ce397" table:formula="of:=[Fluoro.G323]" office:value-type="float" office:value="0" calcext:value-type="float">
            <text:p>0.00</text:p>
          </table:table-cell>
          <table:table-cell table:style-name="ce5" table:number-columns-repeated="2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9" table:number-columns-repeated="6"/>
          <table:table-cell table:style-name="ce51"/>
          <table:table-cell table:style-name="ce52"/>
          <table:table-cell table:style-name="ce5" table:number-columns-repeated="2"/>
          <table:table-cell table:style-name="ce181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9"/>
          <table:table-cell table:style-name="ce52"/>
          <table:table-cell table:style-name="ce5" table:number-columns-repeated="8"/>
          <table:table-cell table:style-name="ce181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5"/>
          <table:table-cell table:style-name="ce5" table:formula="of:=[Fluoro.C326]" office:value-type="string" office:string-value="Comments:" calcext:value-type="string">
            <text:p>Comments:</text:p>
          </table:table-cell>
          <table:table-cell table:style-name="ce47" table:formula="of:=[Fluoro.D326]">
            <text:p/>
          </table:table-cell>
          <table:table-cell table:style-name="ce80" table:number-columns-repeated="7"/>
          <table:table-cell table:style-name="ce197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5" table:number-columns-repeated="2"/>
          <table:table-cell table:style-name="ce53" table:formula="of:=[Fluoro.D327]">
            <text:p/>
          </table:table-cell>
          <table:table-cell table:style-name="ce81" table:number-columns-repeated="7"/>
          <table:table-cell table:style-name="ce198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5" table:number-columns-repeated="2"/>
          <table:table-cell table:style-name="ce93" table:formula="of:=[Fluoro.E328]">
            <text:p/>
          </table:table-cell>
          <table:table-cell table:style-name="ce118" table:number-columns-repeated="7"/>
          <table:table-cell table:style-name="ce201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5"/>
          <table:table-cell table:style-name="ce20" office:value-type="string" calcext:value-type="string">
            <text:p>Date:</text:p>
          </table:table-cell>
          <table:table-cell table:style-name="ce46" table:formula="of:=[Fluoro.D329]">
            <text:p/>
          </table:table-cell>
          <table:table-cell table:style-name="ce5" table:number-columns-repeated="7"/>
          <table:table-cell table:style-name="ce20" office:value-type="string" calcext:value-type="string">
            <text:p>Inspector:</text:p>
          </table:table-cell>
          <table:table-cell table:style-name="ce80" table:formula="of:=[Fluoro.M329]" office:value-type="string" office:string-value="Eugene Mah" calcext:value-type="string">
            <text:p>Eugene Mah</text:p>
          </table:table-cell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5"/>
          <table:table-cell table:style-name="ce20" office:value-type="string" calcext:value-type="string">
            <text:p>Room Number</text:p>
          </table:table-cell>
          <table:table-cell table:style-name="ce47" table:formula="of:=[Fluoro.D330]">
            <text:p/>
          </table:table-cell>
          <table:table-cell table:style-name="ce5" table:number-columns-repeated="7"/>
          <table:table-cell table:style-name="ce20" office:value-type="string" calcext:value-type="string">
            <text:p>Survey ID:</text:p>
          </table:table-cell>
          <table:table-cell table:style-name="ce186" table:formula="of:=[Fluoro.M330]">
            <text:p/>
          </table:table-cell>
        </table:table-row>
        <table:table-row table:style-name="ro2" table:number-rows-repeated="1048311">
          <table:table-cell table:number-columns-repeated="13"/>
        </table:table-row>
        <table:table-row table:style-name="ro2">
          <table:table-cell table:number-columns-repeated="13"/>
        </table:table-row>
        <table:named-expressions>
          <table:named-range table:name="flocm_in" table:base-cell-address="$Fluoro.$O$560" table:cell-range-address="$Fluoro.$O$104"/>
        </table:named-expressions>
      </table:table>
      <table:table table:name="Tables" table:style-name="ta1">
        <table:table-column table:style-name="co2" table:number-columns-repeated="1024" table:default-cell-style-name="ce403"/>
        <table:table-row table:style-name="ro5">
          <table:table-cell table:style-name="ce401" office:value-type="string" calcext:value-type="string" table:number-columns-spanned="2" table:number-rows-spanned="1">
            <text:p>Leeds MS</text:p>
          </table:table-cell>
          <table:covered-table-cell table:style-name="ce404"/>
          <table:table-cell table:number-columns-repeated="11"/>
          <table:table-cell table:style-name="ce5"/>
          <table:table-cell table:style-name="ce409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5"/>
          <table:table-cell table:style-name="ce41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409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5"/>
          <table:table-cell table:style-name="ce417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" calcext:value-type="float">
            <text:p>1</text:p>
          </table:table-cell>
          <table:table-cell table:style-name="ce404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/>
          <table:table-cell table:style-name="ce5"/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42" office:value-type="string" calcext:value-type="string">
            <text:p>High Level</text:p>
          </table:table-cell>
          <table:table-cell table:style-name="ce234" office:value-type="string" calcext:value-type="string">
            <text:p>kV</text:p>
          </table:table-cell>
          <table:table-cell table:style-name="ce234" office:value-type="string" calcext:value-type="string">
            <text:p>Fluoro</text:p>
          </table:table-cell>
          <table:table-cell table:style-name="ce234" office:value-type="string" calcext:value-type="string">
            <text:p>High Level</text:p>
          </table:table-cell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" calcext:value-type="float">
            <text:p>2</text:p>
          </table:table-cell>
          <table:table-cell table:style-name="ce404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" calcext:value-type="float">
            <text:p>3</text:p>
          </table:table-cell>
          <table:table-cell table:style-name="ce404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" calcext:value-type="float">
            <text:p>4</text:p>
          </table:table-cell>
          <table:table-cell table:style-name="ce404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1" office:value-type="string" calcext:value-type="string" table:number-columns-spanned="2" table:number-rows-spanned="1">
            <text:p>Huttner Grating</text:p>
          </table:table-cell>
          <table:covered-table-cell table:style-name="ce404"/>
          <table:table-cell/>
          <table:table-cell table:style-name="ce404" office:value-type="string" calcext:value-type="string">
            <text:p>Leeds N3</text:p>
          </table:table-cell>
          <table:table-cell table:style-name="ce404"/>
          <table:table-cell table:style-name="ce407" office:value-type="float" office:value="65" calcext:value-type="float">
            <text:p>65.00</text:p>
          </table:table-cell>
          <table:table-cell table:style-name="ce407" office:value-type="float" office:value="70" calcext:value-type="float">
            <text:p>70.00</text:p>
          </table:table-cell>
          <table:table-cell table:style-name="ce407" office:value-type="float" office:value="75" calcext:value-type="float">
            <text:p>75.00</text:p>
          </table:table-cell>
          <table:table-cell table:style-name="ce407" office:value-type="float" office:value="80" calcext:value-type="float">
            <text:p>80.00</text:p>
          </table:table-cell>
          <table:table-cell table:style-name="ce407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1" calcext:value-type="float">
            <text:p>1.1</text:p>
          </table:table-cell>
          <table:table-cell table:style-name="ce411" office:value-type="float" office:value="0.5" calcext:value-type="float">
            <text:p>0.50</text:p>
          </table:table-cell>
          <table:table-cell/>
          <table:table-cell table:style-name="ce402" office:value-type="float" office:value="1" calcext:value-type="float">
            <text:p>1</text:p>
          </table:table-cell>
          <table:table-cell table:style-name="ce416" table:formula="of:=HLOOKUP([$Fluoro.$V$253];[.$F$7:.$I$26];[.D8]+1)" office:value-type="float" office:value="0.167" calcext:value-type="float">
            <text:p>0.1670</text:p>
          </table:table-cell>
          <table:table-cell table:style-name="ce416" office:value-type="float" office:value="0.188" calcext:value-type="float">
            <text:p>0.1880</text:p>
          </table:table-cell>
          <table:table-cell table:style-name="ce416" office:value-type="float" office:value="0.167" calcext:value-type="float">
            <text:p>0.1670</text:p>
          </table:table-cell>
          <table:table-cell table:style-name="ce416" office:value-type="float" office:value="0.149" calcext:value-type="float">
            <text:p>0.1490</text:p>
          </table:table-cell>
          <table:table-cell table:style-name="ce416" office:value-type="float" office:value="0.135" calcext:value-type="float">
            <text:p>0.1350</text:p>
          </table:table-cell>
          <table:table-cell table:style-name="ce416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2" calcext:value-type="float">
            <text:p>1.2</text:p>
          </table:table-cell>
          <table:table-cell table:style-name="ce411" office:value-type="float" office:value="0.56" calcext:value-type="float">
            <text:p>0.56</text:p>
          </table:table-cell>
          <table:table-cell/>
          <table:table-cell table:style-name="ce402" office:value-type="float" office:value="2" calcext:value-type="float">
            <text:p>2</text:p>
          </table:table-cell>
          <table:table-cell table:style-name="ce416" table:formula="of:=HLOOKUP([$Fluoro.$V$253];[.$F$7:.$I$26];[.D9]+1)" office:value-type="float" office:value="0.148" calcext:value-type="float">
            <text:p>0.1480</text:p>
          </table:table-cell>
          <table:table-cell table:style-name="ce416" office:value-type="float" office:value="0.167" calcext:value-type="float">
            <text:p>0.1670</text:p>
          </table:table-cell>
          <table:table-cell table:style-name="ce416" office:value-type="float" office:value="0.148" calcext:value-type="float">
            <text:p>0.1480</text:p>
          </table:table-cell>
          <table:table-cell table:style-name="ce416" office:value-type="float" office:value="0.132" calcext:value-type="float">
            <text:p>0.1320</text:p>
          </table:table-cell>
          <table:table-cell table:style-name="ce416" office:value-type="float" office:value="0.12" calcext:value-type="float">
            <text:p>0.1200</text:p>
          </table:table-cell>
          <table:table-cell table:style-name="ce416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1.3" calcext:value-type="float">
            <text:p>1.3</text:p>
          </table:table-cell>
          <table:table-cell table:style-name="ce411" office:value-type="float" office:value="0.63" calcext:value-type="float">
            <text:p>0.63</text:p>
          </table:table-cell>
          <table:table-cell/>
          <table:table-cell table:style-name="ce402" office:value-type="float" office:value="3" calcext:value-type="float">
            <text:p>3</text:p>
          </table:table-cell>
          <table:table-cell table:style-name="ce416" table:formula="of:=HLOOKUP([$Fluoro.$V$253];[.$F$7:.$I$26];[.D10]+1)" office:value-type="float" office:value="0.128" calcext:value-type="float">
            <text:p>0.1280</text:p>
          </table:table-cell>
          <table:table-cell table:style-name="ce416" office:value-type="float" office:value="0.145" calcext:value-type="float">
            <text:p>0.1450</text:p>
          </table:table-cell>
          <table:table-cell table:style-name="ce416" office:value-type="float" office:value="0.128" calcext:value-type="float">
            <text:p>0.1280</text:p>
          </table:table-cell>
          <table:table-cell table:style-name="ce416" office:value-type="float" office:value="0.114" calcext:value-type="float">
            <text:p>0.1140</text:p>
          </table:table-cell>
          <table:table-cell table:style-name="ce416" office:value-type="float" office:value="0.104" calcext:value-type="float">
            <text:p>0.1040</text:p>
          </table:table-cell>
          <table:table-cell table:style-name="ce416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1" calcext:value-type="float">
            <text:p>2.1</text:p>
          </table:table-cell>
          <table:table-cell table:style-name="ce411" office:value-type="float" office:value="0.71" calcext:value-type="float">
            <text:p>0.71</text:p>
          </table:table-cell>
          <table:table-cell/>
          <table:table-cell table:style-name="ce402" office:value-type="float" office:value="4" calcext:value-type="float">
            <text:p>4</text:p>
          </table:table-cell>
          <table:table-cell table:style-name="ce416" table:formula="of:=HLOOKUP([$Fluoro.$V$253];[.$F$7:.$I$26];[.D11]+1)" office:value-type="float" office:value="0.109" calcext:value-type="float">
            <text:p>0.1090</text:p>
          </table:table-cell>
          <table:table-cell table:style-name="ce416" office:value-type="float" office:value="0.124" calcext:value-type="float">
            <text:p>0.1240</text:p>
          </table:table-cell>
          <table:table-cell table:style-name="ce416" office:value-type="float" office:value="0.109" calcext:value-type="float">
            <text:p>0.1090</text:p>
          </table:table-cell>
          <table:table-cell table:style-name="ce416" office:value-type="float" office:value="0.097" calcext:value-type="float">
            <text:p>0.0970</text:p>
          </table:table-cell>
          <table:table-cell table:style-name="ce416" office:value-type="float" office:value="0.088" calcext:value-type="float">
            <text:p>0.0880</text:p>
          </table:table-cell>
          <table:table-cell table:style-name="ce416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2" calcext:value-type="float">
            <text:p>2.2</text:p>
          </table:table-cell>
          <table:table-cell table:style-name="ce411" office:value-type="float" office:value="0.8" calcext:value-type="float">
            <text:p>0.80</text:p>
          </table:table-cell>
          <table:table-cell/>
          <table:table-cell table:style-name="ce402" office:value-type="float" office:value="5" calcext:value-type="float">
            <text:p>5</text:p>
          </table:table-cell>
          <table:table-cell table:style-name="ce416" table:formula="of:=HLOOKUP([$Fluoro.$V$253];[.$F$7:.$I$26];[.D12]+1)" office:value-type="float" office:value="0.0876" calcext:value-type="float">
            <text:p>0.0876</text:p>
          </table:table-cell>
          <table:table-cell table:style-name="ce416" office:value-type="float" office:value="0.0993" calcext:value-type="float">
            <text:p>0.0993</text:p>
          </table:table-cell>
          <table:table-cell table:style-name="ce416" office:value-type="float" office:value="0.0876" calcext:value-type="float">
            <text:p>0.0876</text:p>
          </table:table-cell>
          <table:table-cell table:style-name="ce416" office:value-type="float" office:value="0.078" calcext:value-type="float">
            <text:p>0.0780</text:p>
          </table:table-cell>
          <table:table-cell table:style-name="ce416" office:value-type="float" office:value="0.0705" calcext:value-type="float">
            <text:p>0.0705</text:p>
          </table:table-cell>
          <table:table-cell table:style-name="ce416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2.3" calcext:value-type="float">
            <text:p>2.3</text:p>
          </table:table-cell>
          <table:table-cell table:style-name="ce411" office:value-type="float" office:value="0.9" calcext:value-type="float">
            <text:p>0.90</text:p>
          </table:table-cell>
          <table:table-cell/>
          <table:table-cell table:style-name="ce402" office:value-type="float" office:value="6" calcext:value-type="float">
            <text:p>6</text:p>
          </table:table-cell>
          <table:table-cell table:style-name="ce416" table:formula="of:=HLOOKUP([$Fluoro.$V$253];[.$F$7:.$I$26];[.D13]+1)" office:value-type="float" office:value="0.0749" calcext:value-type="float">
            <text:p>0.0749</text:p>
          </table:table-cell>
          <table:table-cell table:style-name="ce416" office:value-type="float" office:value="0.0847" calcext:value-type="float">
            <text:p>0.0847</text:p>
          </table:table-cell>
          <table:table-cell table:style-name="ce416" office:value-type="float" office:value="0.0749" calcext:value-type="float">
            <text:p>0.0749</text:p>
          </table:table-cell>
          <table:table-cell table:style-name="ce416" office:value-type="float" office:value="0.067" calcext:value-type="float">
            <text:p>0.0670</text:p>
          </table:table-cell>
          <table:table-cell table:style-name="ce416" office:value-type="float" office:value="0.0609" calcext:value-type="float">
            <text:p>0.0609</text:p>
          </table:table-cell>
          <table:table-cell table:style-name="ce416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1" calcext:value-type="float">
            <text:p>3.1</text:p>
          </table:table-cell>
          <table:table-cell table:style-name="ce411" office:value-type="float" office:value="1" calcext:value-type="float">
            <text:p>1.00</text:p>
          </table:table-cell>
          <table:table-cell/>
          <table:table-cell table:style-name="ce402" office:value-type="float" office:value="7" calcext:value-type="float">
            <text:p>7</text:p>
          </table:table-cell>
          <table:table-cell table:style-name="ce416" table:formula="of:=HLOOKUP([$Fluoro.$V$253];[.$F$7:.$I$26];[.D14]+1)" office:value-type="float" office:value="0.0674" calcext:value-type="float">
            <text:p>0.0674</text:p>
          </table:table-cell>
          <table:table-cell table:style-name="ce416" office:value-type="float" office:value="0.0766" calcext:value-type="float">
            <text:p>0.0766</text:p>
          </table:table-cell>
          <table:table-cell table:style-name="ce416" office:value-type="float" office:value="0.0674" calcext:value-type="float">
            <text:p>0.0674</text:p>
          </table:table-cell>
          <table:table-cell table:style-name="ce416" office:value-type="float" office:value="0.0599" calcext:value-type="float">
            <text:p>0.0599</text:p>
          </table:table-cell>
          <table:table-cell table:style-name="ce416" office:value-type="float" office:value="0.0542" calcext:value-type="float">
            <text:p>0.0542</text:p>
          </table:table-cell>
          <table:table-cell table:style-name="ce416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2" calcext:value-type="float">
            <text:p>3.2</text:p>
          </table:table-cell>
          <table:table-cell table:style-name="ce411" office:value-type="float" office:value="1.12" calcext:value-type="float">
            <text:p>1.12</text:p>
          </table:table-cell>
          <table:table-cell/>
          <table:table-cell table:style-name="ce402" office:value-type="float" office:value="8" calcext:value-type="float">
            <text:p>8</text:p>
          </table:table-cell>
          <table:table-cell table:style-name="ce416" table:formula="of:=HLOOKUP([$Fluoro.$V$253];[.$F$7:.$I$26];[.D15]+1)" office:value-type="float" office:value="0.0525" calcext:value-type="float">
            <text:p>0.0525</text:p>
          </table:table-cell>
          <table:table-cell table:style-name="ce416" office:value-type="float" office:value="0.0593" calcext:value-type="float">
            <text:p>0.0593</text:p>
          </table:table-cell>
          <table:table-cell table:style-name="ce416" office:value-type="float" office:value="0.0525" calcext:value-type="float">
            <text:p>0.0525</text:p>
          </table:table-cell>
          <table:table-cell table:style-name="ce416" office:value-type="float" office:value="0.047" calcext:value-type="float">
            <text:p>0.0470</text:p>
          </table:table-cell>
          <table:table-cell table:style-name="ce416" office:value-type="float" office:value="0.0427" calcext:value-type="float">
            <text:p>0.0427</text:p>
          </table:table-cell>
          <table:table-cell table:style-name="ce416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3.3" calcext:value-type="float">
            <text:p>3.3</text:p>
          </table:table-cell>
          <table:table-cell table:style-name="ce411" office:value-type="float" office:value="1.25" calcext:value-type="float">
            <text:p>1.25</text:p>
          </table:table-cell>
          <table:table-cell/>
          <table:table-cell table:style-name="ce402" office:value-type="float" office:value="9" calcext:value-type="float">
            <text:p>9</text:p>
          </table:table-cell>
          <table:table-cell table:style-name="ce416" table:formula="of:=HLOOKUP([$Fluoro.$V$253];[.$F$7:.$I$26];[.D16]+1)" office:value-type="float" office:value="0.045" calcext:value-type="float">
            <text:p>0.0450</text:p>
          </table:table-cell>
          <table:table-cell table:style-name="ce416" office:value-type="float" office:value="0.0512" calcext:value-type="float">
            <text:p>0.0512</text:p>
          </table:table-cell>
          <table:table-cell table:style-name="ce416" office:value-type="float" office:value="0.045" calcext:value-type="float">
            <text:p>0.0450</text:p>
          </table:table-cell>
          <table:table-cell table:style-name="ce416" office:value-type="float" office:value="0.0399" calcext:value-type="float">
            <text:p>0.0399</text:p>
          </table:table-cell>
          <table:table-cell table:style-name="ce416" office:value-type="float" office:value="0.036" calcext:value-type="float">
            <text:p>0.0360</text:p>
          </table:table-cell>
          <table:table-cell table:style-name="ce416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1" calcext:value-type="float">
            <text:p>4.1</text:p>
          </table:table-cell>
          <table:table-cell table:style-name="ce411" office:value-type="float" office:value="1.4" calcext:value-type="float">
            <text:p>1.40</text:p>
          </table:table-cell>
          <table:table-cell/>
          <table:table-cell table:style-name="ce402" office:value-type="float" office:value="10" calcext:value-type="float">
            <text:p>10</text:p>
          </table:table-cell>
          <table:table-cell table:style-name="ce416" table:formula="of:=HLOOKUP([$Fluoro.$V$253];[.$F$7:.$I$26];[.D17]+1)" office:value-type="float" office:value="0.0371" calcext:value-type="float">
            <text:p>0.0371</text:p>
          </table:table-cell>
          <table:table-cell table:style-name="ce416" office:value-type="float" office:value="0.04" calcext:value-type="float">
            <text:p>0.0400</text:p>
          </table:table-cell>
          <table:table-cell table:style-name="ce416" office:value-type="float" office:value="0.0371" calcext:value-type="float">
            <text:p>0.0371</text:p>
          </table:table-cell>
          <table:table-cell table:style-name="ce416" office:value-type="float" office:value="0.0347" calcext:value-type="float">
            <text:p>0.0347</text:p>
          </table:table-cell>
          <table:table-cell table:style-name="ce416" office:value-type="float" office:value="0.0329" calcext:value-type="float">
            <text:p>0.0329</text:p>
          </table:table-cell>
          <table:table-cell table:style-name="ce416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2" calcext:value-type="float">
            <text:p>4.2</text:p>
          </table:table-cell>
          <table:table-cell table:style-name="ce411" office:value-type="float" office:value="1.6" calcext:value-type="float">
            <text:p>1.60</text:p>
          </table:table-cell>
          <table:table-cell/>
          <table:table-cell table:style-name="ce402" office:value-type="float" office:value="11" calcext:value-type="float">
            <text:p>11</text:p>
          </table:table-cell>
          <table:table-cell table:style-name="ce416" table:formula="of:=HLOOKUP([$Fluoro.$V$253];[.$F$7:.$I$26];[.D18]+1)" office:value-type="float" office:value="0.0322" calcext:value-type="float">
            <text:p>0.0322</text:p>
          </table:table-cell>
          <table:table-cell table:style-name="ce416" office:value-type="float" office:value="0.0347" calcext:value-type="float">
            <text:p>0.0347</text:p>
          </table:table-cell>
          <table:table-cell table:style-name="ce416" office:value-type="float" office:value="0.0322" calcext:value-type="float">
            <text:p>0.0322</text:p>
          </table:table-cell>
          <table:table-cell table:style-name="ce416" office:value-type="float" office:value="0.0301" calcext:value-type="float">
            <text:p>0.0301</text:p>
          </table:table-cell>
          <table:table-cell table:style-name="ce416" office:value-type="float" office:value="0.0285" calcext:value-type="float">
            <text:p>0.0285</text:p>
          </table:table-cell>
          <table:table-cell table:style-name="ce416" office:value-type="float" office:value="0.033" calcext:value-type="float">
            <text:p>0.0330</text:p>
          </table:table-cell>
          <table:table-cell table:number-columns-repeated="3"/>
          <table:table-cell table:style-name="ce419" office:value-type="string" calcext:value-type="string">
            <text:p>Max</text:p>
          </table:table-cell>
          <table:table-cell table:style-name="ce81" table:formula="of:=IF([Fluoro.Q124]=&quot;&quot;;NA();[Fluoro.Q124])" office:value-type="string" office:string-value="" calcext:value-type="error">
            <text:p>#N/A</text:p>
          </table:table-cell>
          <table:table-cell table:style-name="ce81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Q156]=&quot;&quot;;NA();[Fluoro.Q156])" office:value-type="string" office:string-value="" calcext:value-type="error">
            <text:p>#N/A</text:p>
          </table:table-cell>
          <table:table-cell table:style-name="ce81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4.3" calcext:value-type="float">
            <text:p>4.3</text:p>
          </table:table-cell>
          <table:table-cell table:style-name="ce411" office:value-type="float" office:value="1.8" calcext:value-type="float">
            <text:p>1.80</text:p>
          </table:table-cell>
          <table:table-cell/>
          <table:table-cell table:style-name="ce402" office:value-type="float" office:value="12" calcext:value-type="float">
            <text:p>12</text:p>
          </table:table-cell>
          <table:table-cell table:style-name="ce416" table:formula="of:=HLOOKUP([$Fluoro.$V$253];[.$F$7:.$I$26];[.D19]+1)" office:value-type="float" office:value="0.0246" calcext:value-type="float">
            <text:p>0.0246</text:p>
          </table:table-cell>
          <table:table-cell table:style-name="ce416" office:value-type="float" office:value="0.0269" calcext:value-type="float">
            <text:p>0.0269</text:p>
          </table:table-cell>
          <table:table-cell table:style-name="ce416" office:value-type="float" office:value="0.0246" calcext:value-type="float">
            <text:p>0.0246</text:p>
          </table:table-cell>
          <table:table-cell table:style-name="ce416" office:value-type="float" office:value="0.0233" calcext:value-type="float">
            <text:p>0.0233</text:p>
          </table:table-cell>
          <table:table-cell table:style-name="ce416" office:value-type="float" office:value="0.022" calcext:value-type="float">
            <text:p>0.0220</text:p>
          </table:table-cell>
          <table:table-cell table:style-name="ce416" office:value-type="float" office:value="0.027" calcext:value-type="float">
            <text:p>0.0270</text:p>
          </table:table-cell>
          <table:table-cell table:number-columns-repeated="3"/>
          <table:table-cell table:style-name="ce40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1" calcext:value-type="float">
            <text:p>5.1</text:p>
          </table:table-cell>
          <table:table-cell table:style-name="ce411" office:value-type="float" office:value="2" calcext:value-type="float">
            <text:p>2.00</text:p>
          </table:table-cell>
          <table:table-cell/>
          <table:table-cell table:style-name="ce402" office:value-type="float" office:value="13" calcext:value-type="float">
            <text:p>13</text:p>
          </table:table-cell>
          <table:table-cell table:style-name="ce416" table:formula="of:=HLOOKUP([$Fluoro.$V$253];[.$F$7:.$I$26];[.D20]+1)" office:value-type="float" office:value="0.0215" calcext:value-type="float">
            <text:p>0.0215</text:p>
          </table:table-cell>
          <table:table-cell table:style-name="ce416" office:value-type="float" office:value="0.0232" calcext:value-type="float">
            <text:p>0.0232</text:p>
          </table:table-cell>
          <table:table-cell table:style-name="ce416" office:value-type="float" office:value="0.0215" calcext:value-type="float">
            <text:p>0.0215</text:p>
          </table:table-cell>
          <table:table-cell table:style-name="ce416" office:value-type="float" office:value="0.0201" calcext:value-type="float">
            <text:p>0.0201</text:p>
          </table:table-cell>
          <table:table-cell table:style-name="ce416" office:value-type="float" office:value="0.019" calcext:value-type="float">
            <text:p>0.0190</text:p>
          </table:table-cell>
          <table:table-cell table:style-name="ce416" office:value-type="float" office:value="0.023" calcext:value-type="float">
            <text:p>0.0230</text:p>
          </table:table-cell>
          <table:table-cell table:number-columns-repeated="3"/>
          <table:table-cell table:style-name="ce40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2" calcext:value-type="float">
            <text:p>5.2</text:p>
          </table:table-cell>
          <table:table-cell table:style-name="ce411" office:value-type="float" office:value="2.24" calcext:value-type="float">
            <text:p>2.24</text:p>
          </table:table-cell>
          <table:table-cell/>
          <table:table-cell table:style-name="ce402" office:value-type="float" office:value="14" calcext:value-type="float">
            <text:p>14</text:p>
          </table:table-cell>
          <table:table-cell table:style-name="ce416" table:formula="of:=HLOOKUP([$Fluoro.$V$253];[.$F$7:.$I$26];[.D21]+1)" office:value-type="float" office:value="0.0172" calcext:value-type="float">
            <text:p>0.0172</text:p>
          </table:table-cell>
          <table:table-cell table:style-name="ce416" office:value-type="float" office:value="0.0186" calcext:value-type="float">
            <text:p>0.0186</text:p>
          </table:table-cell>
          <table:table-cell table:style-name="ce416" office:value-type="float" office:value="0.0172" calcext:value-type="float">
            <text:p>0.0172</text:p>
          </table:table-cell>
          <table:table-cell table:style-name="ce416" office:value-type="float" office:value="0.0161" calcext:value-type="float">
            <text:p>0.0161</text:p>
          </table:table-cell>
          <table:table-cell table:style-name="ce416" office:value-type="float" office:value="0.0153" calcext:value-type="float">
            <text:p>0.0153</text:p>
          </table:table-cell>
          <table:table-cell table:style-name="ce416" office:value-type="float" office:value="0.018" calcext:value-type="float">
            <text:p>0.0180</text:p>
          </table:table-cell>
          <table:table-cell table:number-columns-repeated="3"/>
          <table:table-cell table:style-name="ce40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5.3" calcext:value-type="float">
            <text:p>5.3</text:p>
          </table:table-cell>
          <table:table-cell table:style-name="ce411" office:value-type="float" office:value="2.5" calcext:value-type="float">
            <text:p>2.50</text:p>
          </table:table-cell>
          <table:table-cell/>
          <table:table-cell table:style-name="ce402" office:value-type="float" office:value="15" calcext:value-type="float">
            <text:p>15</text:p>
          </table:table-cell>
          <table:table-cell table:style-name="ce416" table:formula="of:=HLOOKUP([$Fluoro.$V$253];[.$F$7:.$I$26];[.D22]+1)" office:value-type="float" office:value="0.0155" calcext:value-type="float">
            <text:p>0.0155</text:p>
          </table:table-cell>
          <table:table-cell table:style-name="ce416" office:value-type="float" office:value="0.0168" calcext:value-type="float">
            <text:p>0.0168</text:p>
          </table:table-cell>
          <table:table-cell table:style-name="ce416" office:value-type="float" office:value="0.0155" calcext:value-type="float">
            <text:p>0.0155</text:p>
          </table:table-cell>
          <table:table-cell table:style-name="ce416" office:value-type="float" office:value="0.0145" calcext:value-type="float">
            <text:p>0.0145</text:p>
          </table:table-cell>
          <table:table-cell table:style-name="ce416" office:value-type="float" office:value="0.0138" calcext:value-type="float">
            <text:p>0.0138</text:p>
          </table:table-cell>
          <table:table-cell table:style-name="ce416" office:value-type="float" office:value="0.016" calcext:value-type="float">
            <text:p>0.0160</text:p>
          </table:table-cell>
          <table:table-cell table:number-columns-repeated="3"/>
          <table:table-cell table:style-name="ce40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1" calcext:value-type="float">
            <text:p>6.1</text:p>
          </table:table-cell>
          <table:table-cell table:style-name="ce411" office:value-type="float" office:value="2.8" calcext:value-type="float">
            <text:p>2.80</text:p>
          </table:table-cell>
          <table:table-cell/>
          <table:table-cell table:style-name="ce402" office:value-type="float" office:value="16" calcext:value-type="float">
            <text:p>16</text:p>
          </table:table-cell>
          <table:table-cell table:style-name="ce416" table:formula="of:=HLOOKUP([$Fluoro.$V$253];[.$F$7:.$I$26];[.D23]+1)" office:value-type="float" office:value="0.013" calcext:value-type="float">
            <text:p>0.0130</text:p>
          </table:table-cell>
          <table:table-cell table:style-name="ce416" office:value-type="float" office:value="0.014" calcext:value-type="float">
            <text:p>0.0140</text:p>
          </table:table-cell>
          <table:table-cell table:style-name="ce416" office:value-type="float" office:value="0.013" calcext:value-type="float">
            <text:p>0.0130</text:p>
          </table:table-cell>
          <table:table-cell table:style-name="ce416" office:value-type="float" office:value="0.0122" calcext:value-type="float">
            <text:p>0.0122</text:p>
          </table:table-cell>
          <table:table-cell table:style-name="ce416" office:value-type="float" office:value="0.0115" calcext:value-type="float">
            <text:p>0.0115</text:p>
          </table:table-cell>
          <table:table-cell table:style-name="ce416" office:value-type="float" office:value="0.013" calcext:value-type="float">
            <text:p>0.0130</text:p>
          </table:table-cell>
          <table:table-cell table:number-columns-repeated="3"/>
          <table:table-cell table:style-name="ce40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2" calcext:value-type="float">
            <text:p>6.2</text:p>
          </table:table-cell>
          <table:table-cell table:style-name="ce411" office:value-type="float" office:value="3.15" calcext:value-type="float">
            <text:p>3.15</text:p>
          </table:table-cell>
          <table:table-cell/>
          <table:table-cell table:style-name="ce402" office:value-type="float" office:value="17" calcext:value-type="float">
            <text:p>17</text:p>
          </table:table-cell>
          <table:table-cell table:style-name="ce416" table:formula="of:=HLOOKUP([$Fluoro.$V$253];[.$F$7:.$I$26];[.D24]+1)" office:value-type="float" office:value="0.011" calcext:value-type="float">
            <text:p>0.0110</text:p>
          </table:table-cell>
          <table:table-cell table:style-name="ce416" office:value-type="float" office:value="0.0119" calcext:value-type="float">
            <text:p>0.0119</text:p>
          </table:table-cell>
          <table:table-cell table:style-name="ce416" office:value-type="float" office:value="0.011" calcext:value-type="float">
            <text:p>0.0110</text:p>
          </table:table-cell>
          <table:table-cell table:style-name="ce416" office:value-type="float" office:value="0.0103" calcext:value-type="float">
            <text:p>0.0103</text:p>
          </table:table-cell>
          <table:table-cell table:style-name="ce416" office:value-type="float" office:value="0.0097" calcext:value-type="float">
            <text:p>0.0097</text:p>
          </table:table-cell>
          <table:table-cell table:style-name="ce416" office:value-type="float" office:value="0.011" calcext:value-type="float">
            <text:p>0.0110</text:p>
          </table:table-cell>
          <table:table-cell table:number-columns-repeated="3"/>
          <table:table-cell table:style-name="ce40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6.3" calcext:value-type="float">
            <text:p>6.3</text:p>
          </table:table-cell>
          <table:table-cell table:style-name="ce411" office:value-type="float" office:value="3.55" calcext:value-type="float">
            <text:p>3.55</text:p>
          </table:table-cell>
          <table:table-cell/>
          <table:table-cell table:style-name="ce402" office:value-type="float" office:value="18" calcext:value-type="float">
            <text:p>18</text:p>
          </table:table-cell>
          <table:table-cell table:style-name="ce416" table:formula="of:=HLOOKUP([$Fluoro.$V$253];[.$F$7:.$I$26];[.D25]+1)" office:value-type="float" office:value="0.0086" calcext:value-type="float">
            <text:p>0.0086</text:p>
          </table:table-cell>
          <table:table-cell table:style-name="ce416" office:value-type="float" office:value="0.0093" calcext:value-type="float">
            <text:p>0.0093</text:p>
          </table:table-cell>
          <table:table-cell table:style-name="ce416" office:value-type="float" office:value="0.0086" calcext:value-type="float">
            <text:p>0.0086</text:p>
          </table:table-cell>
          <table:table-cell table:style-name="ce416" office:value-type="float" office:value="0.0081" calcext:value-type="float">
            <text:p>0.0081</text:p>
          </table:table-cell>
          <table:table-cell table:style-name="ce416" office:value-type="float" office:value="0.0077" calcext:value-type="float">
            <text:p>0.0077</text:p>
          </table:table-cell>
          <table:table-cell table:style-name="ce416" office:value-type="float" office:value="0.009" calcext:value-type="float">
            <text:p>0.0090</text:p>
          </table:table-cell>
          <table:table-cell table:number-columns-repeated="3"/>
          <table:table-cell table:style-name="ce40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1" calcext:value-type="float">
            <text:p>7.1</text:p>
          </table:table-cell>
          <table:table-cell table:style-name="ce411" office:value-type="float" office:value="4" calcext:value-type="float">
            <text:p>4.00</text:p>
          </table:table-cell>
          <table:table-cell/>
          <table:table-cell table:style-name="ce402" office:value-type="float" office:value="19" calcext:value-type="float">
            <text:p>19</text:p>
          </table:table-cell>
          <table:table-cell table:style-name="ce416" table:formula="of:=HLOOKUP([$Fluoro.$V$253];[.$F$7:.$I$26];[.D26]+1)" office:value-type="float" office:value="0.0066" calcext:value-type="float">
            <text:p>0.0066</text:p>
          </table:table-cell>
          <table:table-cell table:style-name="ce416" office:value-type="float" office:value="0.0071" calcext:value-type="float">
            <text:p>0.0071</text:p>
          </table:table-cell>
          <table:table-cell table:style-name="ce416" office:value-type="float" office:value="0.0066" calcext:value-type="float">
            <text:p>0.0066</text:p>
          </table:table-cell>
          <table:table-cell table:style-name="ce416" office:value-type="float" office:value="0.0062" calcext:value-type="float">
            <text:p>0.0062</text:p>
          </table:table-cell>
          <table:table-cell table:style-name="ce416" office:value-type="float" office:value="0.0059" calcext:value-type="float">
            <text:p>0.0059</text:p>
          </table:table-cell>
          <table:table-cell table:style-name="ce416" office:value-type="float" office:value="0.007" calcext:value-type="float">
            <text:p>0.0070</text:p>
          </table:table-cell>
          <table:table-cell table:number-columns-repeated="3"/>
          <table:table-cell table:style-name="ce40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2" calcext:value-type="float">
            <text:p>7.2</text:p>
          </table:table-cell>
          <table:table-cell table:style-name="ce411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2" office:value-type="float" office:value="7.3" calcext:value-type="float">
            <text:p>7.3</text:p>
          </table:table-cell>
          <table:table-cell table:style-name="ce411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4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07" office:value-type="float" office:value="65" calcext:value-type="float">
            <text:p>65.00</text:p>
          </table:table-cell>
          <table:table-cell table:style-name="ce407" office:value-type="float" office:value="70" calcext:value-type="float">
            <text:p>70.00</text:p>
          </table:table-cell>
          <table:table-cell table:style-name="ce407" office:value-type="float" office:value="75" calcext:value-type="float">
            <text:p>75.00</text:p>
          </table:table-cell>
          <table:table-cell table:style-name="ce407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12" calcext:value-type="float">
            <text:p>0.0120</text:p>
          </table:table-cell>
          <table:table-cell table:style-name="ce405" office:value-type="float" office:value="0.0119" calcext:value-type="float">
            <text:p>0.0119</text:p>
          </table:table-cell>
          <table:table-cell table:style-name="ce405" office:value-type="float" office:value="0.011" calcext:value-type="float">
            <text:p>0.0110</text:p>
          </table:table-cell>
          <table:table-cell table:style-name="ce405" office:value-type="float" office:value="0.0103" calcext:value-type="float">
            <text:p>0.0103</text:p>
          </table:table-cell>
          <table:table-cell table:style-name="ce405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16" calcext:value-type="float">
            <text:p>0.0160</text:p>
          </table:table-cell>
          <table:table-cell table:style-name="ce405" office:value-type="float" office:value="0.0168" calcext:value-type="float">
            <text:p>0.0168</text:p>
          </table:table-cell>
          <table:table-cell table:style-name="ce405" office:value-type="float" office:value="0.0155" calcext:value-type="float">
            <text:p>0.0155</text:p>
          </table:table-cell>
          <table:table-cell table:style-name="ce405" office:value-type="float" office:value="0.0145" calcext:value-type="float">
            <text:p>0.0145</text:p>
          </table:table-cell>
          <table:table-cell table:style-name="ce405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23" calcext:value-type="float">
            <text:p>0.0230</text:p>
          </table:table-cell>
          <table:table-cell table:style-name="ce405" office:value-type="float" office:value="0.0232" calcext:value-type="float">
            <text:p>0.0232</text:p>
          </table:table-cell>
          <table:table-cell table:style-name="ce405" office:value-type="float" office:value="0.0215" calcext:value-type="float">
            <text:p>0.0215</text:p>
          </table:table-cell>
          <table:table-cell table:style-name="ce405" office:value-type="float" office:value="0.0201" calcext:value-type="float">
            <text:p>0.0201</text:p>
          </table:table-cell>
          <table:table-cell table:style-name="ce405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4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32" calcext:value-type="float">
            <text:p>0.0320</text:p>
          </table:table-cell>
          <table:table-cell table:style-name="ce405" office:value-type="float" office:value="0.0347" calcext:value-type="float">
            <text:p>0.0347</text:p>
          </table:table-cell>
          <table:table-cell table:style-name="ce405" office:value-type="float" office:value="0.0322" calcext:value-type="float">
            <text:p>0.0322</text:p>
          </table:table-cell>
          <table:table-cell table:style-name="ce405" office:value-type="float" office:value="0.0301" calcext:value-type="float">
            <text:p>0.0301</text:p>
          </table:table-cell>
          <table:table-cell table:style-name="ce405" office:value-type="float" office:value="0.0285" calcext:value-type="float">
            <text:p>0.0285</text:p>
          </table:table-cell>
          <table:table-cell table:number-columns-repeated="8"/>
          <table:table-cell table:style-name="ce419" office:value-type="string" calcext:value-type="string">
            <text:p>Max</text:p>
          </table:table-cell>
          <table:table-cell table:style-name="ce81" table:formula="of:=IF([Fluoro.T124]=&quot;&quot;;NA();[Fluoro.T124])" office:value-type="string" office:string-value="" calcext:value-type="error">
            <text:p>#N/A</text:p>
          </table:table-cell>
          <table:table-cell table:style-name="ce81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T156]=&quot;&quot;;NA();[Fluoro.T156])" office:value-type="string" office:string-value="" calcext:value-type="error">
            <text:p>#N/A</text:p>
          </table:table-cell>
          <table:table-cell table:style-name="ce81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21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45" calcext:value-type="float">
            <text:p>0.0450</text:p>
          </table:table-cell>
          <table:table-cell table:style-name="ce405" office:value-type="float" office:value="0.0512" calcext:value-type="float">
            <text:p>0.0512</text:p>
          </table:table-cell>
          <table:table-cell table:style-name="ce405" office:value-type="float" office:value="0.045" calcext:value-type="float">
            <text:p>0.0450</text:p>
          </table:table-cell>
          <table:table-cell table:style-name="ce405" office:value-type="float" office:value="0.0399" calcext:value-type="float">
            <text:p>0.0399</text:p>
          </table:table-cell>
          <table:table-cell table:style-name="ce405" office:value-type="float" office:value="0.036" calcext:value-type="float">
            <text:p>0.0360</text:p>
          </table:table-cell>
          <table:table-cell table:number-columns-repeated="8"/>
          <table:table-cell table:style-name="ce40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41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41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66" calcext:value-type="float">
            <text:p>0.0660</text:p>
          </table:table-cell>
          <table:table-cell table:style-name="ce405" office:value-type="float" office:value="0.0766" calcext:value-type="float">
            <text:p>0.0766</text:p>
          </table:table-cell>
          <table:table-cell table:style-name="ce405" office:value-type="float" office:value="0.0674" calcext:value-type="float">
            <text:p>0.0674</text:p>
          </table:table-cell>
          <table:table-cell table:style-name="ce405" office:value-type="float" office:value="0.0599" calcext:value-type="float">
            <text:p>0.0599</text:p>
          </table:table-cell>
          <table:table-cell table:style-name="ce405" office:value-type="float" office:value="0.0542" calcext:value-type="float">
            <text:p>0.0542</text:p>
          </table:table-cell>
          <table:table-cell table:number-columns-repeated="8"/>
          <table:table-cell table:style-name="ce40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41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41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086" calcext:value-type="float">
            <text:p>0.0860</text:p>
          </table:table-cell>
          <table:table-cell table:style-name="ce405" office:value-type="float" office:value="0.0993" calcext:value-type="float">
            <text:p>0.0993</text:p>
          </table:table-cell>
          <table:table-cell table:style-name="ce405" office:value-type="float" office:value="0.0876" calcext:value-type="float">
            <text:p>0.0876</text:p>
          </table:table-cell>
          <table:table-cell table:style-name="ce405" office:value-type="float" office:value="0.078" calcext:value-type="float">
            <text:p>0.0780</text:p>
          </table:table-cell>
          <table:table-cell table:style-name="ce405" office:value-type="float" office:value="0.0705" calcext:value-type="float">
            <text:p>0.0705</text:p>
          </table:table-cell>
          <table:table-cell table:number-columns-repeated="8"/>
          <table:table-cell table:style-name="ce40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41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41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123" calcext:value-type="float">
            <text:p>0.1230</text:p>
          </table:table-cell>
          <table:table-cell table:style-name="ce405" office:value-type="float" office:value="0.145" calcext:value-type="float">
            <text:p>0.1450</text:p>
          </table:table-cell>
          <table:table-cell table:style-name="ce405" office:value-type="float" office:value="0.128" calcext:value-type="float">
            <text:p>0.1280</text:p>
          </table:table-cell>
          <table:table-cell table:style-name="ce405" office:value-type="float" office:value="0.114" calcext:value-type="float">
            <text:p>0.1140</text:p>
          </table:table-cell>
          <table:table-cell table:style-name="ce405" office:value-type="float" office:value="0.104" calcext:value-type="float">
            <text:p>0.1040</text:p>
          </table:table-cell>
          <table:table-cell table:number-columns-repeated="8"/>
          <table:table-cell table:style-name="ce40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41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41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16" calcext:value-type="float">
            <text:p>0.1600</text:p>
          </table:table-cell>
          <table:table-cell table:style-name="ce405" office:value-type="float" office:value="0.188" calcext:value-type="float">
            <text:p>0.1880</text:p>
          </table:table-cell>
          <table:table-cell table:style-name="ce405" office:value-type="float" office:value="0.167" calcext:value-type="float">
            <text:p>0.1670</text:p>
          </table:table-cell>
          <table:table-cell table:style-name="ce405" office:value-type="float" office:value="0.149" calcext:value-type="float">
            <text:p>0.1490</text:p>
          </table:table-cell>
          <table:table-cell table:style-name="ce405" office:value-type="float" office:value="0.135" calcext:value-type="float">
            <text:p>0.1350</text:p>
          </table:table-cell>
          <table:table-cell table:number-columns-repeated="8"/>
          <table:table-cell table:style-name="ce40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41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41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23" calcext:value-type="float">
            <text:p>0.2300</text:p>
          </table:table-cell>
          <table:table-cell table:style-name="ce405" office:value-type="float" office:value="0.267" calcext:value-type="float">
            <text:p>0.2670</text:p>
          </table:table-cell>
          <table:table-cell table:style-name="ce405" office:value-type="float" office:value="0.238" calcext:value-type="float">
            <text:p>0.2380</text:p>
          </table:table-cell>
          <table:table-cell table:style-name="ce405" office:value-type="float" office:value="0.214" calcext:value-type="float">
            <text:p>0.2140</text:p>
          </table:table-cell>
          <table:table-cell table:style-name="ce405" office:value-type="float" office:value="0.194" calcext:value-type="float">
            <text:p>0.1940</text:p>
          </table:table-cell>
          <table:table-cell table:number-columns-repeated="8"/>
          <table:table-cell table:style-name="ce40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41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41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35" calcext:value-type="float">
            <text:p>0.3500</text:p>
          </table:table-cell>
          <table:table-cell table:style-name="ce405" office:value-type="float" office:value="0.399" calcext:value-type="float">
            <text:p>0.3990</text:p>
          </table:table-cell>
          <table:table-cell table:style-name="ce405" office:value-type="float" office:value="0.36" calcext:value-type="float">
            <text:p>0.3600</text:p>
          </table:table-cell>
          <table:table-cell table:style-name="ce405" office:value-type="float" office:value="0.327" calcext:value-type="float">
            <text:p>0.3270</text:p>
          </table:table-cell>
          <table:table-cell table:style-name="ce405" office:value-type="float" office:value="0.299" calcext:value-type="float">
            <text:p>0.2990</text:p>
          </table:table-cell>
          <table:table-cell table:number-columns-repeated="8"/>
          <table:table-cell table:style-name="ce40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41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41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5" calcext:value-type="float">
            <text:p>0.5000</text:p>
          </table:table-cell>
          <table:table-cell table:style-name="ce405" office:value-type="float" office:value="0.618" calcext:value-type="float">
            <text:p>0.6180</text:p>
          </table:table-cell>
          <table:table-cell table:style-name="ce405" office:value-type="float" office:value="0.573" calcext:value-type="float">
            <text:p>0.5730</text:p>
          </table:table-cell>
          <table:table-cell table:style-name="ce405" office:value-type="float" office:value="0.533" calcext:value-type="float">
            <text:p>0.5330</text:p>
          </table:table-cell>
          <table:table-cell table:style-name="ce405" office:value-type="float" office:value="0.497" calcext:value-type="float">
            <text:p>0.4970</text:p>
          </table:table-cell>
          <table:table-cell table:number-columns-repeated="8"/>
          <table:table-cell table:style-name="ce40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41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0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41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66" calcext:value-type="float">
            <text:p>0.6600</text:p>
          </table:table-cell>
          <table:table-cell table:style-name="ce405" office:value-type="float" office:value="0.769" calcext:value-type="float">
            <text:p>0.7690</text:p>
          </table:table-cell>
          <table:table-cell table:style-name="ce405" office:value-type="float" office:value="0.726" calcext:value-type="float">
            <text:p>0.7260</text:p>
          </table:table-cell>
          <table:table-cell table:style-name="ce405" office:value-type="float" office:value="0.686" calcext:value-type="float">
            <text:p>0.6860</text:p>
          </table:table-cell>
          <table:table-cell table:style-name="ce405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41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41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5" office:value-type="float" office:value="0.93" calcext:value-type="float">
            <text:p>0.9300</text:p>
          </table:table-cell>
          <table:table-cell table:style-name="ce405" office:value-type="float" office:value="0.969" calcext:value-type="float">
            <text:p>0.9690</text:p>
          </table:table-cell>
          <table:table-cell table:style-name="ce405" office:value-type="float" office:value="0.954" calcext:value-type="float">
            <text:p>0.9540</text:p>
          </table:table-cell>
          <table:table-cell table:style-name="ce405" office:value-type="float" office:value="0.936" calcext:value-type="float">
            <text:p>0.9360</text:p>
          </table:table-cell>
          <table:table-cell table:style-name="ce405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41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41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41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41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6" office:value-type="string" calcext:value-type="string">
            <office:annotation draw:style-name="gr3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12" office:value-type="string" calcext:value-type="string">
            <text:p>Diameter (mm)</text:p>
          </table:table-cell>
          <table:table-cell table:style-name="ce404" office:value-type="string" calcext:value-type="string">
            <text:p>sqrt(Area)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41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41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A</text:p>
          </table:table-cell>
          <table:table-cell table:style-name="ce412" office:value-type="float" office:value="11.1" calcext:value-type="float">
            <text:p>11.10</text:p>
          </table:table-cell>
          <table:table-cell table:style-name="ce414" table:formula="of:=SQRT(PI()*([.B47]/2)^2)" office:value-type="float" office:value="9.83711887252561" calcext:value-type="float">
            <text:p>9.837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41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41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B</text:p>
          </table:table-cell>
          <table:table-cell table:style-name="ce412" office:value-type="float" office:value="7.9" calcext:value-type="float">
            <text:p>7.90</text:p>
          </table:table-cell>
          <table:table-cell table:style-name="ce414" table:formula="of:=SQRT(PI()*([.B48]/2)^2)" office:value-type="float" office:value="7.00119271107679" calcext:value-type="float">
            <text:p>7.001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41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41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C</text:p>
          </table:table-cell>
          <table:table-cell table:style-name="ce412" office:value-type="float" office:value="5.6" calcext:value-type="float">
            <text:p>5.60</text:p>
          </table:table-cell>
          <table:table-cell table:style-name="ce414" table:formula="of:=SQRT(PI()*([.B49]/2)^2)" office:value-type="float" office:value="4.96287078253544" calcext:value-type="float">
            <text:p>4.963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style-name="ce408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41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41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D</text:p>
          </table:table-cell>
          <table:table-cell table:style-name="ce412" office:value-type="float" office:value="4" calcext:value-type="float">
            <text:p>4.00</text:p>
          </table:table-cell>
          <table:table-cell table:style-name="ce414" table:formula="of:=SQRT(PI()*([.B50]/2)^2)" office:value-type="float" office:value="3.54490770181103" calcext:value-type="float">
            <text:p>3.545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W124]=&quot;&quot;;NA();[Fluoro.W124])" office:value-type="string" office:string-value="" calcext:value-type="error">
            <text:p>#N/A</text:p>
          </table:table-cell>
          <table:table-cell table:style-name="ce81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21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419" office:value-type="string" calcext:value-type="string">
            <text:p>Max</text:p>
          </table:table-cell>
          <table:table-cell table:style-name="ce81" table:formula="of:=IF([Fluoro.W156]=&quot;&quot;;NA();[Fluoro.W156])" office:value-type="string" office:string-value="" calcext:value-type="error">
            <text:p>#N/A</text:p>
          </table:table-cell>
          <table:table-cell table:style-name="ce81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21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40"/>
          <table:table-cell table:number-columns-repeated="995"/>
        </table:table-row>
        <table:table-row table:style-name="ro5">
          <table:table-cell table:style-name="ce407" office:value-type="string" calcext:value-type="string">
            <text:p>E</text:p>
          </table:table-cell>
          <table:table-cell table:style-name="ce412" office:value-type="float" office:value="2.8" calcext:value-type="float">
            <text:p>2.80</text:p>
          </table:table-cell>
          <table:table-cell table:style-name="ce414" table:formula="of:=SQRT(PI()*([.B51]/2)^2)" office:value-type="float" office:value="2.48143539126772" calcext:value-type="float">
            <text:p>2.481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F</text:p>
          </table:table-cell>
          <table:table-cell table:style-name="ce412" office:value-type="float" office:value="2" calcext:value-type="float">
            <text:p>2.00</text:p>
          </table:table-cell>
          <table:table-cell table:style-name="ce414" table:formula="of:=SQRT(PI()*([.B52]/2)^2)" office:value-type="float" office:value="1.77245385090552" calcext:value-type="float">
            <text:p>1.772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style-name="ce408" office:value-type="float" office:value="0.023" calcext:value-type="float">
            <text:p>0.023</text:p>
          </table:table-cell>
          <table:table-cell table:style-name="ce408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G</text:p>
          </table:table-cell>
          <table:table-cell table:style-name="ce412" office:value-type="float" office:value="1.4" calcext:value-type="float">
            <text:p>1.40</text:p>
          </table:table-cell>
          <table:table-cell table:style-name="ce414" table:formula="of:=SQRT(PI()*([.B53]/2)^2)" office:value-type="float" office:value="1.24071769563386" calcext:value-type="float">
            <text:p>1.241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H</text:p>
          </table:table-cell>
          <table:table-cell table:style-name="ce412" office:value-type="float" office:value="1" calcext:value-type="float">
            <text:p>1.00</text:p>
          </table:table-cell>
          <table:table-cell table:style-name="ce414" table:formula="of:=SQRT(PI()*([.B54]/2)^2)" office:value-type="float" office:value="0.886226925452758" calcext:value-type="float">
            <text:p>0.886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J</text:p>
          </table:table-cell>
          <table:table-cell table:style-name="ce412" office:value-type="float" office:value="0.7" calcext:value-type="float">
            <text:p>0.70</text:p>
          </table:table-cell>
          <table:table-cell table:style-name="ce414" table:formula="of:=SQRT(PI()*([.B55]/2)^2)" office:value-type="float" office:value="0.620358847816931" calcext:value-type="float">
            <text:p>0.62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style-name="ce408" office:value-type="float" office:value="0.045" calcext:value-type="float">
            <text:p>0.045</text:p>
          </table:table-cell>
          <table:table-cell table:style-name="ce408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K</text:p>
          </table:table-cell>
          <table:table-cell table:style-name="ce412" office:value-type="float" office:value="0.5" calcext:value-type="float">
            <text:p>0.50</text:p>
          </table:table-cell>
          <table:table-cell table:style-name="ce414" table:formula="of:=SQRT(PI()*([.B56]/2)^2)" office:value-type="float" office:value="0.443113462726379" calcext:value-type="float">
            <text:p>0.443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L</text:p>
          </table:table-cell>
          <table:table-cell table:style-name="ce412" office:value-type="float" office:value="0.35" calcext:value-type="float">
            <text:p>0.35</text:p>
          </table:table-cell>
          <table:table-cell table:style-name="ce414" table:formula="of:=SQRT(PI()*([.B57]/2)^2)" office:value-type="float" office:value="0.310179423908465" calcext:value-type="float">
            <text:p>0.310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style-name="ce407" office:value-type="string" calcext:value-type="string">
            <text:p>M</text:p>
          </table:table-cell>
          <table:table-cell table:style-name="ce412" office:value-type="float" office:value="0.25" calcext:value-type="float">
            <text:p>0.25</text:p>
          </table:table-cell>
          <table:table-cell table:style-name="ce414" table:formula="of:=SQRT(PI()*([.B58]/2)^2)" office:value-type="float" office:value="0.221556731363189" calcext:value-type="float">
            <text:p>0.222</text:p>
          </table:table-cell>
          <table:table-cell table:style-name="ce408" office:value-type="float" office:value="0.93" calcext:value-type="float">
            <text:p>0.930</text:p>
          </table:table-cell>
          <table:table-cell table:style-name="ce408" office:value-type="float" office:value="0.66" calcext:value-type="float">
            <text:p>0.660</text:p>
          </table:table-cell>
          <table:table-cell table:style-name="ce408" office:value-type="float" office:value="0.5" calcext:value-type="float">
            <text:p>0.500</text:p>
          </table:table-cell>
          <table:table-cell table:style-name="ce408" office:value-type="float" office:value="0.35" calcext:value-type="float">
            <text:p>0.350</text:p>
          </table:table-cell>
          <table:table-cell table:style-name="ce408" office:value-type="float" office:value="0.23" calcext:value-type="float">
            <text:p>0.230</text:p>
          </table:table-cell>
          <table:table-cell table:style-name="ce408" office:value-type="float" office:value="0.16" calcext:value-type="float">
            <text:p>0.160</text:p>
          </table:table-cell>
          <table:table-cell table:style-name="ce408" office:value-type="float" office:value="0.123" calcext:value-type="float">
            <text:p>0.123</text:p>
          </table:table-cell>
          <table:table-cell table:style-name="ce408" office:value-type="float" office:value="0.086" calcext:value-type="float">
            <text:p>0.086</text:p>
          </table:table-cell>
          <table:table-cell table:style-name="ce408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408" office:value-type="string" calcext:value-type="string">
            <office:annotation draw:style-name="gr4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02" office:value-type="float" office:value="0" calcext:value-type="float">
            <text:p>0</text:p>
          </table:table-cell>
          <table:table-cell table:style-name="ce402" office:value-type="float" office:value="1" calcext:value-type="float">
            <text:p>1</text:p>
          </table:table-cell>
          <table:table-cell table:style-name="ce402" office:value-type="float" office:value="1.5" calcext:value-type="float">
            <text:p>1.5</text:p>
          </table:table-cell>
          <table:table-cell table:style-name="ce402" office:value-type="float" office:value="2" calcext:value-type="float">
            <text:p>2</text:p>
          </table:table-cell>
          <table:table-cell table:style-name="ce402" office:value-type="float" office:value="2.5" calcext:value-type="float">
            <text:p>2.5</text:p>
          </table:table-cell>
          <table:table-cell table:style-name="ce402" office:value-type="float" office:value="3" calcext:value-type="float">
            <text:p>3</text:p>
          </table:table-cell>
          <table:table-cell table:style-name="ce402" office:value-type="float" office:value="3.5" calcext:value-type="float">
            <text:p>3.5</text:p>
          </table:table-cell>
          <table:table-cell table:style-name="ce402" office:value-type="float" office:value="4" calcext:value-type="float">
            <text:p>4</text:p>
          </table:table-cell>
          <table:table-cell table:style-name="ce402" office:value-type="float" office:value="4.5" calcext:value-type="float">
            <text:p>4.5</text:p>
          </table:table-cell>
          <table:table-cell table:style-name="ce402" office:value-type="float" office:value="5" calcext:value-type="float">
            <text:p>5</text:p>
          </table:table-cell>
          <table:table-cell table:style-name="ce402" office:value-type="float" office:value="5.5" calcext:value-type="float">
            <text:p>5.5</text:p>
          </table:table-cell>
          <table:table-cell table:style-name="ce402" office:value-type="float" office:value="6" calcext:value-type="float">
            <text:p>6</text:p>
          </table:table-cell>
          <table:table-cell table:style-name="ce402" office:value-type="float" office:value="6.5" calcext:value-type="float">
            <text:p>6.5</text:p>
          </table:table-cell>
          <table:table-cell table:style-name="ce402" office:value-type="float" office:value="7" calcext:value-type="float">
            <text:p>7</text:p>
          </table:table-cell>
          <table:table-cell table:style-name="ce402" office:value-type="float" office:value="7.5" calcext:value-type="float">
            <text:p>7.5</text:p>
          </table:table-cell>
          <table:table-cell table:style-name="ce402" office:value-type="float" office:value="8" calcext:value-type="float">
            <text:p>8</text:p>
          </table:table-cell>
          <table:table-cell table:style-name="ce402" office:value-type="float" office:value="8.5" calcext:value-type="float">
            <text:p>8.5</text:p>
          </table:table-cell>
          <table:table-cell table:style-name="ce402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A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408" table:formula="of:=([.C61]+[.E61])/2" office:value-type="float" office:value="0.1475" calcext:value-type="float">
            <text:p>0.148</text:p>
          </table:table-cell>
          <table:table-cell table:style-name="ce408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408" table:formula="of:=([.E61]+[.G61])/2" office:value-type="float" office:value="0.1078" calcext:value-type="float">
            <text:p>0.108</text:p>
          </table:table-cell>
          <table:table-cell table:style-name="ce408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408" table:formula="of:=([.G61]+[.I61])/2" office:value-type="float" office:value="0.0775" calcext:value-type="float">
            <text:p>0.078</text:p>
          </table:table-cell>
          <table:table-cell table:style-name="ce408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408" table:formula="of:=([.I61]+[.K61])/2" office:value-type="float" office:value="0.0562" calcext:value-type="float">
            <text:p>0.056</text:p>
          </table:table-cell>
          <table:table-cell table:style-name="ce408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408" table:formula="of:=([.K61]+[.M61])/2" office:value-type="float" office:value="0.0386" calcext:value-type="float">
            <text:p>0.039</text:p>
          </table:table-cell>
          <table:table-cell table:style-name="ce408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408" table:formula="of:=([.M61]+[.O61])/2" office:value-type="float" office:value="0.02685" calcext:value-type="float">
            <text:p>0.027</text:p>
          </table:table-cell>
          <table:table-cell table:style-name="ce408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408" table:formula="of:=([.O61]+[.Q61])/2" office:value-type="float" office:value="0.0185" calcext:value-type="float">
            <text:p>0.019</text:p>
          </table:table-cell>
          <table:table-cell table:style-name="ce408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408" table:formula="of:=([.Q61]+[.S61])/2" office:value-type="float" office:value="0.01325" calcext:value-type="float">
            <text:p>0.013</text:p>
          </table:table-cell>
          <table:table-cell table:style-name="ce408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B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408" table:formula="of:=([.C62]+[.E62])/2" office:value-type="float" office:value="0.1475" calcext:value-type="float">
            <text:p>0.148</text:p>
          </table:table-cell>
          <table:table-cell table:style-name="ce408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408" table:formula="of:=([.E62]+[.G62])/2" office:value-type="float" office:value="0.1078" calcext:value-type="float">
            <text:p>0.108</text:p>
          </table:table-cell>
          <table:table-cell table:style-name="ce408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408" table:formula="of:=([.G62]+[.I62])/2" office:value-type="float" office:value="0.0775" calcext:value-type="float">
            <text:p>0.078</text:p>
          </table:table-cell>
          <table:table-cell table:style-name="ce408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408" table:formula="of:=([.I62]+[.K62])/2" office:value-type="float" office:value="0.0562" calcext:value-type="float">
            <text:p>0.056</text:p>
          </table:table-cell>
          <table:table-cell table:style-name="ce408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408" table:formula="of:=([.K62]+[.M62])/2" office:value-type="float" office:value="0.0386" calcext:value-type="float">
            <text:p>0.039</text:p>
          </table:table-cell>
          <table:table-cell table:style-name="ce408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408" table:formula="of:=([.M62]+[.O62])/2" office:value-type="float" office:value="0.02685" calcext:value-type="float">
            <text:p>0.027</text:p>
          </table:table-cell>
          <table:table-cell table:style-name="ce408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408" table:formula="of:=([.O62]+[.Q62])/2" office:value-type="float" office:value="0.0185" calcext:value-type="float">
            <text:p>0.019</text:p>
          </table:table-cell>
          <table:table-cell table:style-name="ce408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408" table:formula="of:=([.Q62]+[.S62])/2" office:value-type="float" office:value="0.01325" calcext:value-type="float">
            <text:p>0.013</text:p>
          </table:table-cell>
          <table:table-cell table:style-name="ce408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C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408" table:formula="of:=([.C63]+[.E63])/2" office:value-type="float" office:value="0.1475" calcext:value-type="float">
            <text:p>0.148</text:p>
          </table:table-cell>
          <table:table-cell table:style-name="ce408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408" table:formula="of:=([.E63]+[.G63])/2" office:value-type="float" office:value="0.1078" calcext:value-type="float">
            <text:p>0.108</text:p>
          </table:table-cell>
          <table:table-cell table:style-name="ce408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408" table:formula="of:=([.G63]+[.I63])/2" office:value-type="float" office:value="0.0775" calcext:value-type="float">
            <text:p>0.078</text:p>
          </table:table-cell>
          <table:table-cell table:style-name="ce408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408" table:formula="of:=([.I63]+[.K63])/2" office:value-type="float" office:value="0.0562" calcext:value-type="float">
            <text:p>0.056</text:p>
          </table:table-cell>
          <table:table-cell table:style-name="ce408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408" table:formula="of:=([.K63]+[.M63])/2" office:value-type="float" office:value="0.0386" calcext:value-type="float">
            <text:p>0.039</text:p>
          </table:table-cell>
          <table:table-cell table:style-name="ce408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408" table:formula="of:=([.M63]+[.O63])/2" office:value-type="float" office:value="0.02685" calcext:value-type="float">
            <text:p>0.027</text:p>
          </table:table-cell>
          <table:table-cell table:style-name="ce408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408" table:formula="of:=([.O63]+[.Q63])/2" office:value-type="float" office:value="0.0185" calcext:value-type="float">
            <text:p>0.019</text:p>
          </table:table-cell>
          <table:table-cell table:style-name="ce408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408" table:formula="of:=([.Q63]+[.S63])/2" office:value-type="float" office:value="0.01325" calcext:value-type="float">
            <text:p>0.013</text:p>
          </table:table-cell>
          <table:table-cell table:style-name="ce408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D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408" table:formula="of:=([.C64]+[.E64])/2" office:value-type="float" office:value="0.2025" calcext:value-type="float">
            <text:p>0.203</text:p>
          </table:table-cell>
          <table:table-cell table:style-name="ce408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408" table:formula="of:=([.E64]+[.G64])/2" office:value-type="float" office:value="0.1475" calcext:value-type="float">
            <text:p>0.148</text:p>
          </table:table-cell>
          <table:table-cell table:style-name="ce408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408" table:formula="of:=([.G64]+[.I64])/2" office:value-type="float" office:value="0.1078" calcext:value-type="float">
            <text:p>0.108</text:p>
          </table:table-cell>
          <table:table-cell table:style-name="ce408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408" table:formula="of:=([.I64]+[.K64])/2" office:value-type="float" office:value="0.0775" calcext:value-type="float">
            <text:p>0.078</text:p>
          </table:table-cell>
          <table:table-cell table:style-name="ce408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408" table:formula="of:=([.K64]+[.M64])/2" office:value-type="float" office:value="0.0562" calcext:value-type="float">
            <text:p>0.056</text:p>
          </table:table-cell>
          <table:table-cell table:style-name="ce408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408" table:formula="of:=([.M64]+[.O64])/2" office:value-type="float" office:value="0.0386" calcext:value-type="float">
            <text:p>0.039</text:p>
          </table:table-cell>
          <table:table-cell table:style-name="ce408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408" table:formula="of:=([.O64]+[.Q64])/2" office:value-type="float" office:value="0.02685" calcext:value-type="float">
            <text:p>0.027</text:p>
          </table:table-cell>
          <table:table-cell table:style-name="ce408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408" table:formula="of:=([.Q64]+[.S64])/2" office:value-type="float" office:value="0.0185" calcext:value-type="float">
            <text:p>0.019</text:p>
          </table:table-cell>
          <table:table-cell table:style-name="ce408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E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408" table:formula="of:=([.C65]+[.E65])/2" office:value-type="float" office:value="0.2025" calcext:value-type="float">
            <text:p>0.203</text:p>
          </table:table-cell>
          <table:table-cell table:style-name="ce408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408" table:formula="of:=([.E65]+[.G65])/2" office:value-type="float" office:value="0.1475" calcext:value-type="float">
            <text:p>0.148</text:p>
          </table:table-cell>
          <table:table-cell table:style-name="ce408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408" table:formula="of:=([.G65]+[.I65])/2" office:value-type="float" office:value="0.1078" calcext:value-type="float">
            <text:p>0.108</text:p>
          </table:table-cell>
          <table:table-cell table:style-name="ce408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408" table:formula="of:=([.I65]+[.K65])/2" office:value-type="float" office:value="0.0775" calcext:value-type="float">
            <text:p>0.078</text:p>
          </table:table-cell>
          <table:table-cell table:style-name="ce408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408" table:formula="of:=([.K65]+[.M65])/2" office:value-type="float" office:value="0.0562" calcext:value-type="float">
            <text:p>0.056</text:p>
          </table:table-cell>
          <table:table-cell table:style-name="ce408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408" table:formula="of:=([.M65]+[.O65])/2" office:value-type="float" office:value="0.0386" calcext:value-type="float">
            <text:p>0.039</text:p>
          </table:table-cell>
          <table:table-cell table:style-name="ce408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408" table:formula="of:=([.O65]+[.Q65])/2" office:value-type="float" office:value="0.02685" calcext:value-type="float">
            <text:p>0.027</text:p>
          </table:table-cell>
          <table:table-cell table:style-name="ce408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408" table:formula="of:=([.Q65]+[.S65])/2" office:value-type="float" office:value="0.0185" calcext:value-type="float">
            <text:p>0.019</text:p>
          </table:table-cell>
          <table:table-cell table:style-name="ce408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F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408" table:formula="of:=([.C66]+[.E66])/2" office:value-type="float" office:value="0.2025" calcext:value-type="float">
            <text:p>0.203</text:p>
          </table:table-cell>
          <table:table-cell table:style-name="ce408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408" table:formula="of:=([.E66]+[.G66])/2" office:value-type="float" office:value="0.1475" calcext:value-type="float">
            <text:p>0.148</text:p>
          </table:table-cell>
          <table:table-cell table:style-name="ce408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408" table:formula="of:=([.G66]+[.I66])/2" office:value-type="float" office:value="0.1078" calcext:value-type="float">
            <text:p>0.108</text:p>
          </table:table-cell>
          <table:table-cell table:style-name="ce408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408" table:formula="of:=([.I66]+[.K66])/2" office:value-type="float" office:value="0.0775" calcext:value-type="float">
            <text:p>0.078</text:p>
          </table:table-cell>
          <table:table-cell table:style-name="ce408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408" table:formula="of:=([.K66]+[.M66])/2" office:value-type="float" office:value="0.0562" calcext:value-type="float">
            <text:p>0.056</text:p>
          </table:table-cell>
          <table:table-cell table:style-name="ce408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408" table:formula="of:=([.M66]+[.O66])/2" office:value-type="float" office:value="0.0386" calcext:value-type="float">
            <text:p>0.039</text:p>
          </table:table-cell>
          <table:table-cell table:style-name="ce408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408" table:formula="of:=([.O66]+[.Q66])/2" office:value-type="float" office:value="0.02685" calcext:value-type="float">
            <text:p>0.027</text:p>
          </table:table-cell>
          <table:table-cell table:style-name="ce408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408" table:formula="of:=([.Q66]+[.S66])/2" office:value-type="float" office:value="0.0185" calcext:value-type="float">
            <text:p>0.019</text:p>
          </table:table-cell>
          <table:table-cell table:style-name="ce408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G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408" table:formula="of:=([.C67]+[.E67])/2" office:value-type="float" office:value="0.4665" calcext:value-type="float">
            <text:p>0.467</text:p>
          </table:table-cell>
          <table:table-cell table:style-name="ce408" table:formula="of:=VLOOKUP([.E53];TO10kVAdj;MATCH([$Fluoro.$V$253];[.$B$30:.$E$30];0)+1)" office:value-type="float" office:value="0.36" calcext:value-type="float">
            <text:p>0.360</text:p>
          </table:table-cell>
          <table:table-cell table:style-name="ce408" table:formula="of:=([.E67]+[.G67])/2" office:value-type="float" office:value="0.299" calcext:value-type="float">
            <text:p>0.299</text:p>
          </table:table-cell>
          <table:table-cell table:style-name="ce408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408" table:formula="of:=([.G67]+[.I67])/2" office:value-type="float" office:value="0.2025" calcext:value-type="float">
            <text:p>0.203</text:p>
          </table:table-cell>
          <table:table-cell table:style-name="ce408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408" table:formula="of:=([.I67]+[.K67])/2" office:value-type="float" office:value="0.1475" calcext:value-type="float">
            <text:p>0.148</text:p>
          </table:table-cell>
          <table:table-cell table:style-name="ce408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408" table:formula="of:=([.K67]+[.M67])/2" office:value-type="float" office:value="0.1078" calcext:value-type="float">
            <text:p>0.108</text:p>
          </table:table-cell>
          <table:table-cell table:style-name="ce408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408" table:formula="of:=([.M67]+[.O67])/2" office:value-type="float" office:value="0.0775" calcext:value-type="float">
            <text:p>0.078</text:p>
          </table:table-cell>
          <table:table-cell table:style-name="ce408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408" table:formula="of:=([.O67]+[.Q67])/2" office:value-type="float" office:value="0.0562" calcext:value-type="float">
            <text:p>0.056</text:p>
          </table:table-cell>
          <table:table-cell table:style-name="ce408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408" table:formula="of:=([.Q67]+[.S67])/2" office:value-type="float" office:value="0.0386" calcext:value-type="float">
            <text:p>0.039</text:p>
          </table:table-cell>
          <table:table-cell table:style-name="ce408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H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408" table:formula="of:=([.C68]+[.E68])/2" office:value-type="float" office:value="0.4665" calcext:value-type="float">
            <text:p>0.467</text:p>
          </table:table-cell>
          <table:table-cell table:style-name="ce408" table:formula="of:=VLOOKUP([.E54];TO10kVAdj;MATCH([$Fluoro.$V$253];[.$B$30:.$E$30];0)+1)" office:value-type="float" office:value="0.36" calcext:value-type="float">
            <text:p>0.360</text:p>
          </table:table-cell>
          <table:table-cell table:style-name="ce408" table:formula="of:=([.E68]+[.G68])/2" office:value-type="float" office:value="0.299" calcext:value-type="float">
            <text:p>0.299</text:p>
          </table:table-cell>
          <table:table-cell table:style-name="ce408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408" table:formula="of:=([.G68]+[.I68])/2" office:value-type="float" office:value="0.2025" calcext:value-type="float">
            <text:p>0.203</text:p>
          </table:table-cell>
          <table:table-cell table:style-name="ce408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408" table:formula="of:=([.I68]+[.K68])/2" office:value-type="float" office:value="0.1475" calcext:value-type="float">
            <text:p>0.148</text:p>
          </table:table-cell>
          <table:table-cell table:style-name="ce408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408" table:formula="of:=([.K68]+[.M68])/2" office:value-type="float" office:value="0.1078" calcext:value-type="float">
            <text:p>0.108</text:p>
          </table:table-cell>
          <table:table-cell table:style-name="ce408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408" table:formula="of:=([.M68]+[.O68])/2" office:value-type="float" office:value="0.0775" calcext:value-type="float">
            <text:p>0.078</text:p>
          </table:table-cell>
          <table:table-cell table:style-name="ce408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408" table:formula="of:=([.O68]+[.Q68])/2" office:value-type="float" office:value="0.0562" calcext:value-type="float">
            <text:p>0.056</text:p>
          </table:table-cell>
          <table:table-cell table:style-name="ce408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408" table:formula="of:=([.Q68]+[.S68])/2" office:value-type="float" office:value="0.0386" calcext:value-type="float">
            <text:p>0.039</text:p>
          </table:table-cell>
          <table:table-cell table:style-name="ce408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J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408" table:formula="of:=([.C69]+[.E69])/2" office:value-type="float" office:value="0.4665" calcext:value-type="float">
            <text:p>0.467</text:p>
          </table:table-cell>
          <table:table-cell table:style-name="ce408" table:formula="of:=VLOOKUP([.E55];TO10kVAdj;MATCH([$Fluoro.$V$253];[.$B$30:.$E$30];0)+1)" office:value-type="float" office:value="0.36" calcext:value-type="float">
            <text:p>0.360</text:p>
          </table:table-cell>
          <table:table-cell table:style-name="ce408" table:formula="of:=([.E69]+[.G69])/2" office:value-type="float" office:value="0.299" calcext:value-type="float">
            <text:p>0.299</text:p>
          </table:table-cell>
          <table:table-cell table:style-name="ce408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408" table:formula="of:=([.G69]+[.I69])/2" office:value-type="float" office:value="0.2025" calcext:value-type="float">
            <text:p>0.203</text:p>
          </table:table-cell>
          <table:table-cell table:style-name="ce408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408" table:formula="of:=([.I69]+[.K69])/2" office:value-type="float" office:value="0.1475" calcext:value-type="float">
            <text:p>0.148</text:p>
          </table:table-cell>
          <table:table-cell table:style-name="ce408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408" table:formula="of:=([.K69]+[.M69])/2" office:value-type="float" office:value="0.1078" calcext:value-type="float">
            <text:p>0.108</text:p>
          </table:table-cell>
          <table:table-cell table:style-name="ce408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408" table:formula="of:=([.M69]+[.O69])/2" office:value-type="float" office:value="0.0775" calcext:value-type="float">
            <text:p>0.078</text:p>
          </table:table-cell>
          <table:table-cell table:style-name="ce408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408" table:formula="of:=([.O69]+[.Q69])/2" office:value-type="float" office:value="0.0562" calcext:value-type="float">
            <text:p>0.056</text:p>
          </table:table-cell>
          <table:table-cell table:style-name="ce408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408" table:formula="of:=([.Q69]+[.S69])/2" office:value-type="float" office:value="0.0386" calcext:value-type="float">
            <text:p>0.039</text:p>
          </table:table-cell>
          <table:table-cell table:style-name="ce408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K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408" table:formula="of:=([.C70]+[.E70])/2" office:value-type="float" office:value="0.84" calcext:value-type="float">
            <text:p>0.840</text:p>
          </table:table-cell>
          <table:table-cell table:style-name="ce408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408" table:formula="of:=([.E70]+[.G70])/2" office:value-type="float" office:value="0.6495" calcext:value-type="float">
            <text:p>0.650</text:p>
          </table:table-cell>
          <table:table-cell table:style-name="ce408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408" table:formula="of:=([.G70]+[.I70])/2" office:value-type="float" office:value="0.4665" calcext:value-type="float">
            <text:p>0.467</text:p>
          </table:table-cell>
          <table:table-cell table:style-name="ce408" table:formula="of:=VLOOKUP([.G56];TO10kVAdj;MATCH([$Fluoro.$V$253];[.$B$30:.$E$30];0)+1)" office:value-type="float" office:value="0.36" calcext:value-type="float">
            <text:p>0.360</text:p>
          </table:table-cell>
          <table:table-cell table:style-name="ce408" table:formula="of:=([.I70]+[.K70])/2" office:value-type="float" office:value="0.299" calcext:value-type="float">
            <text:p>0.299</text:p>
          </table:table-cell>
          <table:table-cell table:style-name="ce408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408" table:formula="of:=([.K70]+[.M70])/2" office:value-type="float" office:value="0.2025" calcext:value-type="float">
            <text:p>0.203</text:p>
          </table:table-cell>
          <table:table-cell table:style-name="ce408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408" table:formula="of:=([.M70]+[.O70])/2" office:value-type="float" office:value="0.1475" calcext:value-type="float">
            <text:p>0.148</text:p>
          </table:table-cell>
          <table:table-cell table:style-name="ce408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408" table:formula="of:=([.O70]+[.Q70])/2" office:value-type="float" office:value="0.1078" calcext:value-type="float">
            <text:p>0.108</text:p>
          </table:table-cell>
          <table:table-cell table:style-name="ce408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408" table:formula="of:=([.Q70]+[.S70])/2" office:value-type="float" office:value="0.0775" calcext:value-type="float">
            <text:p>0.078</text:p>
          </table:table-cell>
          <table:table-cell table:style-name="ce408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L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408" table:formula="of:=([.C71]+[.E71])/2" office:value-type="float" office:value="0.84" calcext:value-type="float">
            <text:p>0.840</text:p>
          </table:table-cell>
          <table:table-cell table:style-name="ce408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408" table:formula="of:=([.E71]+[.G71])/2" office:value-type="float" office:value="0.6495" calcext:value-type="float">
            <text:p>0.650</text:p>
          </table:table-cell>
          <table:table-cell table:style-name="ce408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408" table:formula="of:=([.G71]+[.I71])/2" office:value-type="float" office:value="0.4665" calcext:value-type="float">
            <text:p>0.467</text:p>
          </table:table-cell>
          <table:table-cell table:style-name="ce408" table:formula="of:=VLOOKUP([.G57];TO10kVAdj;MATCH([$Fluoro.$V$253];[.$B$30:.$E$30];0)+1)" office:value-type="float" office:value="0.36" calcext:value-type="float">
            <text:p>0.360</text:p>
          </table:table-cell>
          <table:table-cell table:style-name="ce408" table:formula="of:=([.I71]+[.K71])/2" office:value-type="float" office:value="0.299" calcext:value-type="float">
            <text:p>0.299</text:p>
          </table:table-cell>
          <table:table-cell table:style-name="ce408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408" table:formula="of:=([.K71]+[.M71])/2" office:value-type="float" office:value="0.2025" calcext:value-type="float">
            <text:p>0.203</text:p>
          </table:table-cell>
          <table:table-cell table:style-name="ce408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408" table:formula="of:=([.M71]+[.O71])/2" office:value-type="float" office:value="0.1475" calcext:value-type="float">
            <text:p>0.148</text:p>
          </table:table-cell>
          <table:table-cell table:style-name="ce408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408" table:formula="of:=([.O71]+[.Q71])/2" office:value-type="float" office:value="0.1078" calcext:value-type="float">
            <text:p>0.108</text:p>
          </table:table-cell>
          <table:table-cell table:style-name="ce408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408" table:formula="of:=([.Q71]+[.S71])/2" office:value-type="float" office:value="0.0775" calcext:value-type="float">
            <text:p>0.078</text:p>
          </table:table-cell>
          <table:table-cell table:style-name="ce408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style-name="ce408" office:value-type="string" calcext:value-type="string">
            <text:p>M</text:p>
          </table:table-cell>
          <table:table-cell table:style-name="ce408" table:formula="of:=NA()" office:value-type="string" office:string-value="" calcext:value-type="error">
            <text:p>#N/A</text:p>
          </table:table-cell>
          <table:table-cell table:style-name="ce408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408" table:formula="of:=([.C72]+[.E72])/2" office:value-type="float" office:value="0.84" calcext:value-type="float">
            <text:p>0.840</text:p>
          </table:table-cell>
          <table:table-cell table:style-name="ce408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408" table:formula="of:=([.E72]+[.G72])/2" office:value-type="float" office:value="0.6495" calcext:value-type="float">
            <text:p>0.650</text:p>
          </table:table-cell>
          <table:table-cell table:style-name="ce408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408" table:formula="of:=([.G72]+[.I72])/2" office:value-type="float" office:value="0.4665" calcext:value-type="float">
            <text:p>0.467</text:p>
          </table:table-cell>
          <table:table-cell table:style-name="ce408" table:formula="of:=VLOOKUP([.G58];TO10kVAdj;MATCH([$Fluoro.$V$253];[.$B$30:.$E$30];0)+1)" office:value-type="float" office:value="0.36" calcext:value-type="float">
            <text:p>0.360</text:p>
          </table:table-cell>
          <table:table-cell table:style-name="ce408" table:formula="of:=([.I72]+[.K72])/2" office:value-type="float" office:value="0.299" calcext:value-type="float">
            <text:p>0.299</text:p>
          </table:table-cell>
          <table:table-cell table:style-name="ce408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408" table:formula="of:=([.K72]+[.M72])/2" office:value-type="float" office:value="0.2025" calcext:value-type="float">
            <text:p>0.203</text:p>
          </table:table-cell>
          <table:table-cell table:style-name="ce408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408" table:formula="of:=([.M72]+[.O72])/2" office:value-type="float" office:value="0.1475" calcext:value-type="float">
            <text:p>0.148</text:p>
          </table:table-cell>
          <table:table-cell table:style-name="ce408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408" table:formula="of:=([.O72]+[.Q72])/2" office:value-type="float" office:value="0.1078" calcext:value-type="float">
            <text:p>0.108</text:p>
          </table:table-cell>
          <table:table-cell table:style-name="ce408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408" table:formula="of:=([.Q72]+[.S72])/2" office:value-type="float" office:value="0.0775" calcext:value-type="float">
            <text:p>0.078</text:p>
          </table:table-cell>
          <table:table-cell table:style-name="ce408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5">
          <table:table-cell/>
          <table:table-cell table:style-name="ce409" office:value-type="string" calcext:value-type="string">
            <text:p>DHEC</text:p>
          </table:table-cell>
          <table:table-cell table:style-name="ce409"/>
          <table:table-cell/>
          <table:table-cell table:style-name="ce417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7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5">
          <table:table-cell table:style-name="ce409"/>
          <table:table-cell table:style-name="ce409" office:value-type="string" calcext:value-type="string">
            <text:p>Min HVL</text:p>
          </table:table-cell>
          <table:table-cell table:style-name="ce409"/>
          <table:table-cell/>
          <table:table-cell office:value-type="string" calcext:value-type="string">
            <text:p>HVL</text:p>
          </table:table-cell>
          <table:table-cell table:style-name="ce409" office:value-type="string" calcext:value-type="string">
            <text:p>Min HVL</text:p>
          </table:table-cell>
          <table:table-cell table:style-name="ce409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5">
          <table:table-cell table:style-name="ce409" office:value-type="string" calcext:value-type="string">
            <text:p>kVp</text:p>
          </table:table-cell>
          <table:table-cell table:style-name="ce409" office:value-type="string" calcext:value-type="string">
            <text:p>(mm Al)</text:p>
          </table:table-cell>
          <table:table-cell table:style-name="ce409"/>
          <table:table-cell table:style-name="ce409" office:value-type="string" calcext:value-type="string">
            <text:p>kVp</text:p>
          </table:table-cell>
          <table:table-cell table:number-columns-repeated="3" table:style-name="ce409" office:value-type="string" calcext:value-type="string">
            <text:p>(mm Al)</text:p>
          </table:table-cell>
          <table:table-cell/>
          <table:table-cell table:style-name="ce418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30" calcext:value-type="float">
            <text:p>30.00</text:p>
          </table:table-cell>
          <table:table-cell table:style-name="ce413" office:value-type="float" office:value="0.3" calcext:value-type="float">
            <text:p>0.3</text:p>
          </table:table-cell>
          <table:table-cell table:style-name="ce409"/>
          <table:table-cell table:style-name="ce415" office:value-type="float" office:value="60" calcext:value-type="float">
            <text:p>60</text:p>
          </table:table-cell>
          <table:table-cell table:style-name="ce413" office:value-type="float" office:value="2.2" calcext:value-type="float">
            <text:p>2.2</text:p>
          </table:table-cell>
          <table:table-cell table:style-name="ce413" table:formula="of:=TRUNC(TREND([.$E$78:.$E$85];[.$D$78:.$D$85];0.9*[.D78]);1)" office:value-type="float" office:value="1.8" calcext:value-type="float">
            <text:p>1.8</text:p>
          </table:table-cell>
          <table:table-cell table:style-name="ce413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18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40" calcext:value-type="float">
            <text:p>40.00</text:p>
          </table:table-cell>
          <table:table-cell table:style-name="ce413" office:value-type="float" office:value="0.4" calcext:value-type="float">
            <text:p>0.4</text:p>
          </table:table-cell>
          <table:table-cell table:style-name="ce409"/>
          <table:table-cell table:style-name="ce415" office:value-type="float" office:value="70" calcext:value-type="float">
            <text:p>70</text:p>
          </table:table-cell>
          <table:table-cell table:style-name="ce413" office:value-type="float" office:value="2.6" calcext:value-type="float">
            <text:p>2.6</text:p>
          </table:table-cell>
          <table:table-cell table:style-name="ce413" table:formula="of:=TRUNC(TREND([.$E$78:.$E$85];[.$D$78:.$D$85];0.9*[.D79]);1)" office:value-type="float" office:value="2.2" calcext:value-type="float">
            <text:p>2.2</text:p>
          </table:table-cell>
          <table:table-cell table:style-name="ce413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18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50" calcext:value-type="float">
            <text:p>50.00</text:p>
          </table:table-cell>
          <table:table-cell table:style-name="ce413" office:value-type="float" office:value="0.5" calcext:value-type="float">
            <text:p>0.5</text:p>
          </table:table-cell>
          <table:table-cell table:style-name="ce409"/>
          <table:table-cell table:style-name="ce415" office:value-type="float" office:value="80" calcext:value-type="float">
            <text:p>80</text:p>
          </table:table-cell>
          <table:table-cell table:style-name="ce413" office:value-type="float" office:value="3" calcext:value-type="float">
            <text:p>3.0</text:p>
          </table:table-cell>
          <table:table-cell table:style-name="ce413" table:formula="of:=TRUNC(TREND([.$E$78:.$E$85];[.$D$78:.$D$85];0.9*[.D80]);1)" office:value-type="float" office:value="2.6" calcext:value-type="float">
            <text:p>2.6</text:p>
          </table:table-cell>
          <table:table-cell table:style-name="ce413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18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51" calcext:value-type="float">
            <text:p>51.00</text:p>
          </table:table-cell>
          <table:table-cell table:style-name="ce413" office:value-type="float" office:value="1.2" calcext:value-type="float">
            <text:p>1.2</text:p>
          </table:table-cell>
          <table:table-cell table:style-name="ce409"/>
          <table:table-cell table:style-name="ce415" office:value-type="float" office:value="90" calcext:value-type="float">
            <text:p>90</text:p>
          </table:table-cell>
          <table:table-cell table:style-name="ce413" office:value-type="float" office:value="3.5" calcext:value-type="float">
            <text:p>3.5</text:p>
          </table:table-cell>
          <table:table-cell table:style-name="ce413" table:formula="of:=TRUNC(TREND([.$E$78:.$E$85];[.$D$78:.$D$85];0.9*[.D81]);1)" office:value-type="float" office:value="3.1" calcext:value-type="float">
            <text:p>3.1</text:p>
          </table:table-cell>
          <table:table-cell table:style-name="ce413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18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60" calcext:value-type="float">
            <text:p>60.00</text:p>
          </table:table-cell>
          <table:table-cell table:style-name="ce413" office:value-type="float" office:value="1.3" calcext:value-type="float">
            <text:p>1.3</text:p>
          </table:table-cell>
          <table:table-cell table:style-name="ce409"/>
          <table:table-cell table:style-name="ce415" office:value-type="float" office:value="100" calcext:value-type="float">
            <text:p>100</text:p>
          </table:table-cell>
          <table:table-cell table:style-name="ce413" office:value-type="float" office:value="3.9" calcext:value-type="float">
            <text:p>3.9</text:p>
          </table:table-cell>
          <table:table-cell table:style-name="ce413" table:formula="of:=TRUNC(TREND([.$E$78:.$E$85];[.$D$78:.$D$85];0.9*[.D82]);1)" office:value-type="float" office:value="3.5" calcext:value-type="float">
            <text:p>3.5</text:p>
          </table:table-cell>
          <table:table-cell table:style-name="ce413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18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5">
          <table:table-cell table:style-name="ce409" office:value-type="float" office:value="70" calcext:value-type="float">
            <text:p>70.00</text:p>
          </table:table-cell>
          <table:table-cell table:style-name="ce413" office:value-type="float" office:value="1.5" calcext:value-type="float">
            <text:p>1.5</text:p>
          </table:table-cell>
          <table:table-cell table:style-name="ce409"/>
          <table:table-cell table:style-name="ce415" office:value-type="float" office:value="110" calcext:value-type="float">
            <text:p>110</text:p>
          </table:table-cell>
          <table:table-cell table:style-name="ce413" office:value-type="float" office:value="4.3" calcext:value-type="float">
            <text:p>4.3</text:p>
          </table:table-cell>
          <table:table-cell table:style-name="ce413" table:formula="of:=TRUNC(TREND([.$E$78:.$E$85];[.$D$78:.$D$85];0.9*[.D83]);1)" office:value-type="float" office:value="3.9" calcext:value-type="float">
            <text:p>3.9</text:p>
          </table:table-cell>
          <table:table-cell table:style-name="ce413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5">
          <table:table-cell table:style-name="ce409" office:value-type="float" office:value="71" calcext:value-type="float">
            <text:p>71.00</text:p>
          </table:table-cell>
          <table:table-cell table:style-name="ce413" office:value-type="float" office:value="2.1" calcext:value-type="float">
            <text:p>2.1</text:p>
          </table:table-cell>
          <table:table-cell table:style-name="ce409"/>
          <table:table-cell table:style-name="ce415" office:value-type="float" office:value="120" calcext:value-type="float">
            <text:p>120</text:p>
          </table:table-cell>
          <table:table-cell table:style-name="ce413" office:value-type="float" office:value="5.7" calcext:value-type="float">
            <text:p>5.7</text:p>
          </table:table-cell>
          <table:table-cell table:style-name="ce413" table:formula="of:=TRUNC(TREND([.$E$78:.$E$85];[.$D$78:.$D$85];0.9*[.D84]);1)" office:value-type="float" office:value="4.4" calcext:value-type="float">
            <text:p>4.4</text:p>
          </table:table-cell>
          <table:table-cell table:style-name="ce413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5">
          <table:table-cell table:style-name="ce409" office:value-type="float" office:value="80" calcext:value-type="float">
            <text:p>80.00</text:p>
          </table:table-cell>
          <table:table-cell table:style-name="ce413" office:value-type="float" office:value="2.3" calcext:value-type="float">
            <text:p>2.3</text:p>
          </table:table-cell>
          <table:table-cell table:style-name="ce409"/>
          <table:table-cell table:style-name="ce415" office:value-type="float" office:value="130" calcext:value-type="float">
            <text:p>130</text:p>
          </table:table-cell>
          <table:table-cell table:style-name="ce413" office:value-type="float" office:value="5.2" calcext:value-type="float">
            <text:p>5.2</text:p>
          </table:table-cell>
          <table:table-cell table:style-name="ce413" table:formula="of:=TRUNC(TREND([.$E$78:.$E$85];[.$D$78:.$D$85];0.9*[.D85]);1)" office:value-type="float" office:value="4.8" calcext:value-type="float">
            <text:p>4.8</text:p>
          </table:table-cell>
          <table:table-cell table:style-name="ce413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5">
          <table:table-cell table:style-name="ce409" office:value-type="float" office:value="90" calcext:value-type="float">
            <text:p>90.00</text:p>
          </table:table-cell>
          <table:table-cell table:style-name="ce413" office:value-type="float" office:value="2.5" calcext:value-type="float">
            <text:p>2.5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00" calcext:value-type="float">
            <text:p>100.00</text:p>
          </table:table-cell>
          <table:table-cell table:style-name="ce413" office:value-type="float" office:value="2.7" calcext:value-type="float">
            <text:p>2.7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10" calcext:value-type="float">
            <text:p>110.00</text:p>
          </table:table-cell>
          <table:table-cell table:style-name="ce413" office:value-type="float" office:value="3" calcext:value-type="float">
            <text:p>3.0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20" calcext:value-type="float">
            <text:p>120.00</text:p>
          </table:table-cell>
          <table:table-cell table:style-name="ce413" office:value-type="float" office:value="3.2" calcext:value-type="float">
            <text:p>3.2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30" calcext:value-type="float">
            <text:p>130.00</text:p>
          </table:table-cell>
          <table:table-cell table:style-name="ce413" office:value-type="float" office:value="3.5" calcext:value-type="float">
            <text:p>3.5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40" calcext:value-type="float">
            <text:p>140.00</text:p>
          </table:table-cell>
          <table:table-cell table:style-name="ce413" office:value-type="float" office:value="3.8" calcext:value-type="float">
            <text:p>3.8</text:p>
          </table:table-cell>
          <table:table-cell table:style-name="ce409"/>
          <table:table-cell table:number-columns-repeated="1021"/>
        </table:table-row>
        <table:table-row table:style-name="ro5">
          <table:table-cell table:style-name="ce409" office:value-type="float" office:value="150" calcext:value-type="float">
            <text:p>150.00</text:p>
          </table:table-cell>
          <table:table-cell table:style-name="ce413" office:value-type="float" office:value="4.1" calcext:value-type="float">
            <text:p>4.1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410" office:value-type="string" calcext:value-type="string">
            <text:p>Fluoro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09:.$S$111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2:.$S$114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5:.$S$117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18:.$S$120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21:.$S$12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09:.$V$111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2:.$V$114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5:.$V$117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18:.$V$120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21:.$V$12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09:.$Y$111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2:.$Y$114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5:.$Y$117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18:.$Y$120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21: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.$S$111])=0;&quot;&quot;;[$Fluoro.$O$109])">
            <text:p/>
          </table:table-cell>
          <table:table-cell table:style-name="ce40" table:formula="of:=IF(MAX([$Fluoro.$S$112:.$S$114])=0;&quot;&quot;;[$Fluoro.$O$112])">
            <text:p/>
          </table:table-cell>
          <table:table-cell table:style-name="ce40" table:formula="of:=IF(MAX([$Fluoro.$S$115:.$S$117])=0;&quot;&quot;;[$Fluoro.$O$115])">
            <text:p/>
          </table:table-cell>
          <table:table-cell table:style-name="ce40" table:formula="of:=IF(MAX([$Fluoro.$S$118:.$S$120])=0;&quot;&quot;;[$Fluoro.$O$118])">
            <text:p/>
          </table:table-cell>
          <table:table-cell table:style-name="ce40" table:formula="of:=IF(MAX([$Fluoro.$S$121:.$S$123])=0;&quot;&quot;;[$Fluoro.$O$121])">
            <text:p/>
          </table:table-cell>
          <table:table-cell table:style-name="Default" table:formula="of:=IF(MAX([$Fluoro.$V$109:.$V$111])=0;&quot;&quot;;[$Fluoro.$O$109])">
            <text:p/>
          </table:table-cell>
          <table:table-cell table:style-name="ce40" table:formula="of:=IF(MAX([$Fluoro.$V$112:.$V$114])=0;&quot;&quot;;[$Fluoro.$O$112])">
            <text:p/>
          </table:table-cell>
          <table:table-cell table:style-name="ce40" table:formula="of:=IF(MAX([$Fluoro.$V$115:.$V$117])=0;&quot;&quot;;[$Fluoro.$O$115])">
            <text:p/>
          </table:table-cell>
          <table:table-cell table:style-name="ce40" table:formula="of:=IF(MAX([$Fluoro.$V$118:.$V$120])=0;&quot;&quot;;[$Fluoro.$O$118])">
            <text:p/>
          </table:table-cell>
          <table:table-cell table:style-name="ce40" table:formula="of:=IF(MAX([$Fluoro.$V$121:.$V$123])=0;&quot;&quot;;[$Fluoro.$O$121])">
            <text:p/>
          </table:table-cell>
          <table:table-cell table:style-name="Default" table:formula="of:=IF(MAX([$Fluoro.$Y$109:.$Y$111])=0;&quot;&quot;;[$Fluoro.$O$109])">
            <text:p/>
          </table:table-cell>
          <table:table-cell table:style-name="ce40" table:formula="of:=IF(MAX([$Fluoro.$Y$112:.$Y$114])=0;&quot;&quot;;[$Fluoro.$O$112])">
            <text:p/>
          </table:table-cell>
          <table:table-cell table:style-name="ce40" table:formula="of:=IF(MAX([$Fluoro.$Y$115:.$Y$117])=0;&quot;&quot;;[$Fluoro.$O$115])">
            <text:p/>
          </table:table-cell>
          <table:table-cell table:style-name="ce40" table:formula="of:=IF(MAX([$Fluoro.$Y$118:.$Y$120])=0;&quot;&quot;;[$Fluoro.$O$118])">
            <text:p/>
          </table:table-cell>
          <table:table-cell table:style-name="ce40" table:formula="of:=IF(MAX([$Fluoro.$Y$121:.$Y$123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09:.$S$111]=&quot;&quot;;NA();[$Fluoro.$S$109:.$S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2:.$S$114]=&quot;&quot;;NA();[$Fluoro.$S$112:.$S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5:.$S$117]=&quot;&quot;;NA();[$Fluoro.$S$115:.$S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18:.$S$120]=&quot;&quot;;NA();[$Fluoro.$S$118:.$S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21:.$S$123]=&quot;&quot;;NA();[$Fluoro.$S$121:.$S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09:.$V$111]=&quot;&quot;;NA();[$Fluoro.$V$109:.$V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2:.$V$114]=&quot;&quot;;NA();[$Fluoro.$V$112:.$V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5:.$V$117]=&quot;&quot;;NA();[$Fluoro.$V$115:.$V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18:.$V$120]=&quot;&quot;;NA();[$Fluoro.$V$118:.$V$120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21:.$V$123]=&quot;&quot;;NA();[$Fluoro.$V$121:.$V$12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09:.$Y$111]=&quot;&quot;;NA();[$Fluoro.$Y$109:.$Y$111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2:.$Y$114]=&quot;&quot;;NA();[$Fluoro.$Y$112:.$Y$114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5:.$Y$117]=&quot;&quot;;NA();[$Fluoro.$Y$115:.$Y$117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18:.$Y$120]=&quot;&quot;;NA();[$Fluoro.$Y$118: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.$Y$123]=&quot;&quot;;NA();[$Fluoro.$Y$121: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number-columns-repeated="15"/>
          <table:table-cell table:number-columns-repeated="1009"/>
        </table:table-row>
        <table:table-row table:style-name="ro5">
          <table:table-cell table:style-name="ce410" office:value-type="string" calcext:value-type="string">
            <text:p>Dig Acq Patient Entrance Exposure Rate</text:p>
          </table:table-cell>
          <table:table-cell table:style-name="ce40" table:number-columns-repeated="14"/>
          <table:table-cell table:number-columns-repeated="1009"/>
        </table:table-row>
        <table:table-row table:style-name="ro5">
          <table:table-cell table:style-name="ce40" table:formula="of:=[$Fluoro.$P$138]" office:value-type="string" office:string-value="Acrylic" calcext:value-type="string">
            <text:p>Acrylic</text:p>
          </table:table-cell>
          <table:table-cell table:number-columns-repeated="15" table:style-name="ce40" office:value-type="string" calcext:value-type="string">
            <text:p>mGy/min</text:p>
          </table:table-cell>
          <table:table-cell table:number-columns-repeated="1008"/>
        </table:table-row>
        <table:table-row table:style-name="ro5">
          <table:table-cell table:style-name="ce40" table:formula="of:=[$Fluoro.$P$139]" office:value-type="string" office:string-value="Attenuator" calcext:value-type="string">
            <text:p>Attenuator</text:p>
          </table:table-cell>
          <table:table-cell table:style-name="ce40" table:formula="of:=IF(MAX([$Fluoro.$S$141:.$S$143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4:.$S$146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47:.$S$149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0:.$S$152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S$153:.$S$155])=0;&quot;Not Avail.&quot;;[$Fluoro.$Q$107])" office:value-type="string" office:string-value="Not Avail." calcext:value-type="string">
            <text:p>Not Avail.</text:p>
          </table:table-cell>
          <table:table-cell table:style-name="ce40" table:formula="of:=IF(MAX([$Fluoro.$V$141:.$V$143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4:.$V$146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47:.$V$149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0:.$V$152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V$153:.$V$155])=0;&quot;Not Avail.&quot;;[$Fluoro.$T$107])" office:value-type="string" office:string-value="Not Avail." calcext:value-type="string">
            <text:p>Not Avail.</text:p>
          </table:table-cell>
          <table:table-cell table:style-name="ce40" table:formula="of:=IF(MAX([$Fluoro.$Y$141:.$Y$143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4:.$Y$146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47:.$Y$149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0:.$Y$152])=0;&quot;Not Avail.&quot;;[$Fluoro.$W$107])" office:value-type="string" office:string-value="Not Avail." calcext:value-type="string">
            <text:p>Not Avail.</text:p>
          </table:table-cell>
          <table:table-cell table:style-name="ce40" table:formula="of:=IF(MAX([$Fluoro.$Y$153: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5">
          <table:table-cell table:style-name="ce40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.$S$143])=0;&quot;&quot;;[$Fluoro.$O$109])">
            <text:p/>
          </table:table-cell>
          <table:table-cell table:style-name="ce40" table:formula="of:=IF(MAX([$Fluoro.$S$144:.$S$146])=0;&quot;&quot;;[$Fluoro.$O$112])">
            <text:p/>
          </table:table-cell>
          <table:table-cell table:style-name="ce40" table:formula="of:=IF(MAX([$Fluoro.$S$147:.$S$149])=0;&quot;&quot;;[$Fluoro.$O$115])">
            <text:p/>
          </table:table-cell>
          <table:table-cell table:style-name="ce40" table:formula="of:=IF(MAX([$Fluoro.$S$150:.$S$152])=0;&quot;&quot;;[$Fluoro.$O$118])">
            <text:p/>
          </table:table-cell>
          <table:table-cell table:style-name="ce40" table:formula="of:=IF(MAX([$Fluoro.$S$153:.$S$155])=0;&quot;&quot;;[$Fluoro.$O$121])">
            <text:p/>
          </table:table-cell>
          <table:table-cell table:style-name="Default" table:formula="of:=IF(MAX([$Fluoro.$V$141:.$V$143])=0;&quot;&quot;;[$Fluoro.$O$109])">
            <text:p/>
          </table:table-cell>
          <table:table-cell table:style-name="ce40" table:formula="of:=IF(MAX([$Fluoro.$V$144:.$V$146])=0;&quot;&quot;;[$Fluoro.$O$112])">
            <text:p/>
          </table:table-cell>
          <table:table-cell table:style-name="ce40" table:formula="of:=IF(MAX([$Fluoro.$V$147:.$V$149])=0;&quot;&quot;;[$Fluoro.$O$115])">
            <text:p/>
          </table:table-cell>
          <table:table-cell table:style-name="ce40" table:formula="of:=IF(MAX([$Fluoro.$V$150:.$V$152])=0;&quot;&quot;;[$Fluoro.$O$118])">
            <text:p/>
          </table:table-cell>
          <table:table-cell table:style-name="ce40" table:formula="of:=IF(MAX([$Fluoro.$V$153:.$V$155])=0;&quot;&quot;;[$Fluoro.$O$121])">
            <text:p/>
          </table:table-cell>
          <table:table-cell table:style-name="Default" table:formula="of:=IF(MAX([$Fluoro.$Y$141:.$Y$143])=0;&quot;&quot;;[$Fluoro.$O$109])">
            <text:p/>
          </table:table-cell>
          <table:table-cell table:style-name="ce40" table:formula="of:=IF(MAX([$Fluoro.$Y$144:.$Y$146])=0;&quot;&quot;;[$Fluoro.$O$112])">
            <text:p/>
          </table:table-cell>
          <table:table-cell table:style-name="ce40" table:formula="of:=IF(MAX([$Fluoro.$Y$147:.$Y$149])=0;&quot;&quot;;[$Fluoro.$O$115])">
            <text:p/>
          </table:table-cell>
          <table:table-cell table:style-name="ce420" table:formula="of:=IF(MAX([$Fluoro.$Y$150:.$Y$152])=0;&quot;&quot;;[$Fluoro.$O$118])">
            <text:p/>
          </table:table-cell>
          <table:table-cell table:style-name="ce40" table:formula="of:=IF(MAX([$Fluoro.$Y$153:.$Y$155])=0;&quot;&quot;;[$Fluoro.$O$121])">
            <text:p/>
          </table:table-cell>
          <table:table-cell table:number-columns-repeated="1008"/>
        </table:table-row>
        <table:table-row table:style-name="ro5">
          <table:table-cell table:style-name="ce40" table:formula="of:=[$Fluoro.$P$109]" office:value-type="float" office:value="10" calcext:value-type="float">
            <text:p>10.00</text:p>
          </table:table-cell>
          <table:table-cell table:style-name="ce40" table:number-matrix-columns-spanned="1" table:number-matrix-rows-spanned="3" table:formula="of:=IF([$Fluoro.$S$141:.$S$143]=&quot;&quot;;NA();[$Fluoro.$S$141:.$S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4:.$S$146]=&quot;&quot;;NA();[$Fluoro.$S$144:.$S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47:.$S$149]=&quot;&quot;;NA();[$Fluoro.$S$147:.$S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0:.$S$152]=&quot;&quot;;NA();[$Fluoro.$S$150:.$S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S$153:.$S$155]=&quot;&quot;;NA();[$Fluoro.$S$153:.$S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1:.$V$143]=&quot;&quot;;NA();[$Fluoro.$V$141:.$V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44:.$V$146]=&quot;&quot;;NA();[$Fluoro.$V$144:.$V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V$147:.V$149]=&quot;&quot;;NA();[$Fluoro.V$147:.V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0:.$V$152]=&quot;&quot;;NA();[$Fluoro.$V$150:.$V$152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V$153:.$V$155]=&quot;&quot;;NA();[$Fluoro.$V$153:.$V$155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1:.$Y$143]=&quot;&quot;;NA();[$Fluoro.$Y$141:.$Y$143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4:.$Y$146]=&quot;&quot;;NA();[$Fluoro.$Y$144:.$Y$146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47:.$Y$149]=&quot;&quot;;NA();[$Fluoro.$Y$147:.$Y$149])" office:value-type="string" office:string-value="" calcext:value-type="error">
            <text:p>#N/A</text:p>
          </table:table-cell>
          <table:table-cell table:style-name="ce40" table:number-matrix-columns-spanned="1" table:number-matrix-rows-spanned="3" table:formula="of:=IF([$Fluoro.$Y$150:.$Y$152]=&quot;&quot;;NA();[$Fluoro.$Y$150: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.$Y$155]=&quot;&quot;;NA();[$Fluoro.$Y$153: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0]" office:value-type="float" office:value="20" calcext:value-type="float">
            <text:p>2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>
          <table:table-cell table:style-name="ce40" table:formula="of:=[$Fluoro.$P$111]" office:value-type="float" office:value="30" calcext:value-type="float">
            <text:p>30.00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table:style-name="ce40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5" table:number-rows-repeated="35">
          <table:table-cell table:style-name="ce40" table:number-columns-repeated="15"/>
          <table:table-cell table:number-columns-repeated="1009"/>
        </table:table-row>
        <table:table-row table:style-name="ro5" table:number-rows-repeated="104843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424"/>
        <table:table-column table:style-name="co2" table:default-cell-style-name="ce435"/>
        <table:table-column table:style-name="co2" table:default-cell-style-name="ce440"/>
        <table:table-column table:style-name="co2" table:default-cell-style-name="ce444"/>
        <table:table-column table:style-name="co2" table:default-cell-style-name="ce435"/>
        <table:table-column table:style-name="co2" table:default-cell-style-name="ce440"/>
        <table:table-column table:style-name="co2" table:default-cell-style-name="ce444"/>
        <table:table-column table:style-name="co2" table:default-cell-style-name="ce435"/>
        <table:table-column table:style-name="co2" table:default-cell-style-name="ce440"/>
        <table:table-column table:style-name="co2" table:default-cell-style-name="ce444"/>
        <table:table-row table:style-name="ro4">
          <table:table-cell table:style-name="ce422" office:value-type="string" calcext:value-type="string">
            <text:p>Patient Entrance Exposure Rate (Fluoroscopy)*</text:p>
          </table:table-cell>
          <table:table-cell table:style-name="ce403" table:number-columns-repeated="9"/>
          <table:table-cell table:style-name="ce429"/>
        </table:table-row>
        <table:table-row table:style-name="ro4">
          <table:table-cell table:style-name="ce423" office:value-type="string" calcext:value-type="string">
            <text:p>Image</text:p>
          </table:table-cell>
          <table:table-cell table:style-name="ce42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4" table:formula="of:=[Fluoro.Q106]">
            <text:p/>
          </table:table-cell>
          <table:table-cell table:style-name="ce439"/>
          <table:table-cell table:style-name="ce429"/>
          <table:table-cell table:style-name="ce434" table:formula="of:=[Fluoro.T106]">
            <text:p/>
          </table:table-cell>
          <table:table-cell table:style-name="ce439"/>
          <table:table-cell table:style-name="ce429"/>
          <table:table-cell table:style-name="ce434" table:formula="of:=[Fluoro.W106]">
            <text:p/>
          </table:table-cell>
          <table:table-cell table:style-name="ce439"/>
          <table:table-cell table:style-name="ce429"/>
        </table:table-row>
        <table:table-row table:style-name="ro4">
          <table:table-cell table:style-name="ce423" office:value-type="string" calcext:value-type="string">
            <text:p>Mode</text:p>
          </table:table-cell>
          <table:table-cell table:style-name="ce429" office:value-type="string" calcext:value-type="string">
            <text:p>Attenuator</text:p>
          </table:table-cell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</table:table-row>
        <table:table-row table:style-name="ro4">
          <table:table-cell table:style-name="ce423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30" office:value-type="string" calcext:value-type="string">
            <text:p>(cm)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0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3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6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19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22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table:style-name="ce427"/>
          <table:table-cell table:style-name="ce432" office:value-type="string" calcext:value-type="string">
            <text:p>max</text:p>
          </table:table-cell>
          <table:table-cell table:style-name="ce438"/>
          <table:table-cell table:style-name="ce443"/>
          <table:table-cell table:style-name="ce450"/>
          <table:table-cell table:style-name="ce438"/>
          <table:table-cell table:style-name="ce443"/>
          <table:table-cell table:style-name="ce450"/>
          <table:table-cell table:style-name="ce438"/>
          <table:table-cell table:style-name="ce443"/>
          <table:table-cell table:style-name="ce450"/>
        </table:table-row>
        <table:table-row table:style-name="ro6">
          <table:table-cell table:style-name="Default" table:number-columns-repeated="11"/>
        </table:table-row>
        <table:table-row table:style-name="ro4">
          <table:table-cell table:style-name="ce428" office:value-type="string" calcext:value-type="string">
            <text:p>Patient Entrance Exposure Rate (Digital Acquisition)*</text:p>
          </table:table-cell>
          <table:table-cell table:style-name="ce433" table:number-columns-repeated="9"/>
          <table:table-cell table:style-name="ce451"/>
        </table:table-row>
        <table:table-row table:style-name="ro4">
          <table:table-cell table:style-name="ce423" office:value-type="string" calcext:value-type="string">
            <text:p>Image</text:p>
          </table:table-cell>
          <table:table-cell table:style-name="ce429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34" table:formula="of:=[Fluoro.Q138]">
            <text:p/>
          </table:table-cell>
          <table:table-cell table:style-name="ce439"/>
          <table:table-cell table:style-name="ce429"/>
          <table:table-cell table:style-name="ce434" table:formula="of:=[Fluoro.T138]">
            <text:p/>
          </table:table-cell>
          <table:table-cell table:style-name="ce439"/>
          <table:table-cell table:style-name="ce429"/>
          <table:table-cell table:style-name="ce434" table:formula="of:=[Fluoro.W138]">
            <text:p/>
          </table:table-cell>
          <table:table-cell table:style-name="ce439"/>
          <table:table-cell table:style-name="ce429"/>
        </table:table-row>
        <table:table-row table:style-name="ro4">
          <table:table-cell table:style-name="ce423" office:value-type="string" calcext:value-type="string">
            <text:p>Mode</text:p>
          </table:table-cell>
          <table:table-cell table:style-name="ce429" office:value-type="string" calcext:value-type="string">
            <text:p>Attenuator</text:p>
          </table:table-cell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  <table:table-cell table:style-name="ce403" table:number-columns-repeated="2"/>
          <table:table-cell table:style-name="ce429"/>
        </table:table-row>
        <table:table-row table:style-name="ro4">
          <table:table-cell table:style-name="ce423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430" office:value-type="string" calcext:value-type="string">
            <text:p>(cm)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  <table:table-cell table:style-name="ce403" office:value-type="string" calcext:value-type="string">
            <text:p>kVp</text:p>
          </table:table-cell>
          <table:table-cell table:style-name="ce403" office:value-type="string" calcext:value-type="string">
            <text:p>mA</text:p>
          </table:table-cell>
          <table:table-cell table:style-name="ce429" office:value-type="string" calcext:value-type="string">
            <text:p>mGy/min</text:p>
          </table:table-cell>
        </table:table-row>
        <table:table-row table:style-name="ro4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2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5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48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51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4">
          <table:table-cell table:style-name="ce425" table:formula="of:=[Fluoro.O154]">
            <text:p/>
          </table:table-cell>
          <table:table-cell table:style-name="ce423" office:value-type="float" office:value="20" calcext:value-type="float">
            <text:p>20.00</text:p>
          </table:table-cell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  <table:table-cell table:style-name="ce436"/>
          <table:table-cell table:style-name="ce441"/>
          <table:table-cell table:style-name="ce445"/>
        </table:table-row>
        <table:table-row table:style-name="ro4">
          <table:table-cell table:style-name="ce426"/>
          <table:table-cell table:style-name="ce431" office:value-type="float" office:value="30" calcext:value-type="float">
            <text:p>30.00</text:p>
          </table:table-cell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  <table:table-cell table:style-name="ce437"/>
          <table:table-cell table:style-name="ce442"/>
          <table:table-cell table:style-name="ce449"/>
        </table:table-row>
        <table:table-row table:style-name="ro4">
          <table:table-cell table:style-name="ce427"/>
          <table:table-cell table:style-name="ce432" office:value-type="string" calcext:value-type="string">
            <text:p>max</text:p>
          </table:table-cell>
          <table:table-cell table:style-name="ce438"/>
          <table:table-cell table:style-name="ce443"/>
          <table:table-cell table:style-name="ce450"/>
          <table:table-cell table:style-name="ce438"/>
          <table:table-cell table:style-name="ce443"/>
          <table:table-cell table:style-name="ce450"/>
          <table:table-cell table:style-name="ce438"/>
          <table:table-cell table:style-name="ce443"/>
          <table:table-cell table:style-name="ce450"/>
        </table:table-row>
      </table:table>
      <table:table table:name="Changelog" table:style-name="ta1">
        <table:table-column table:style-name="co2" table:default-cell-style-name="ce446"/>
        <table:table-column table:style-name="co2" table:default-cell-style-name="ce448"/>
        <table:table-row table:style-name="ro4">
          <table:table-cell office:value-type="string" calcext:value-type="string">
            <text:p>Date</text:p>
          </table:table-cell>
          <table:table-cell table:style-name="ce447" office:value-type="string" calcext:value-type="string">
            <text:p>Comment</text:p>
          </table:table-cell>
        </table:table-row>
        <table:table-row table:style-name="ro4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4" table:number-rows-repeated="104857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5:00:47.7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5-02-09T15:00:57.927000000</dc:date>
    <dc:creator>Eugene Mah</dc:creator>
    <meta:editing-duration>P1DT16H30M59S</meta:editing-duration>
    <meta:editing-cycles>308</meta:editing-cycles>
    <meta:generator>LibreOffice/4.3.5.2$Windows_x86 LibreOffice_project/3a87456aaa6a95c63eea1c1b3201acedf0751bd5</meta:generator>
    <meta:document-statistic meta:table-count="5" meta:cell-count="671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1.755cm" svg:width="21.443cm" svg:height="17.887cm">
          <chartooo:coordinate-region svg:x="2.576cm" svg:y="1.954cm" svg:width="20.105cm" svg:height="17.041cm"/>
          <chart:axis chart:dimension="x" chart:name="primary-x" chart:style-name="ch4">
            <chart:title svg:x="11.679cm" svg:y="20.062cm" chart:style-name="ch5">
              <text:p>mm Al</text:p>
            </chart:title>
          </chart:axis>
          <chart:axis chart:dimension="y" chart:name="primary-y" chart:style-name="ch6">
            <chart:title svg:x="0.451cm" svg:y="12.62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938cm" svg:y="0.395cm" chart:style-name="ch2">
          <text:p>Radiation Output</text:p>
        </chart:title>
        <chart:legend chart:legend-position="end" svg:x="20.313cm" svg:y="5.939cm" style:legend-expansion="high" chart:style-name="ch3"/>
        <chart:plot-area chart:style-name="ch4" table:cell-range-address="Tables.R3:Tables.T50 Tables.S2:Tables.T2" chart:data-source-has-labels="row" svg:x="1.475cm" svg:y="1.433cm" svg:width="18.374cm" svg:height="10.301cm">
          <chartooo:coordinate-region svg:x="2.096cm" svg:y="1.632cm" svg:width="17.566cm" svg:height="9.455cm"/>
          <chart:axis chart:dimension="x" chart:name="primary-x" chart:style-name="ch5">
            <chart:title svg:x="10.433cm" svg:y="11.993cm" chart:style-name="ch6">
              <text:p>kV</text:p>
            </chart:title>
          </chart:axis>
          <chart:axis chart:dimension="y" chart:name="primary-y" chart:style-name="ch5">
            <chart:title svg:x="0.451cm" svg:y="7.58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273cm" svg:y="0.422cm" chart:style-name="ch2">
          <text:p>Fluoro Patient Entrance Exposure </text:p>
        </chart:title>
        <chart:legend chart:legend-position="end" svg:x="20.424cm" svg:y="3.384cm" style:legend-expansion="high" chart:style-name="ch3"/>
        <chart:plot-area chart:style-name="ch4" table:cell-range-address="Tables.A98:Tables.P100 Tables.B96:Tables.P97" chart:data-source-has-labels="row" svg:x="1.477cm" svg:y="1.487cm" svg:width="18.481cm" svg:height="11.585cm">
          <chartooo:coordinate-region svg:x="2.575cm" svg:y="1.686cm" svg:width="16.958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8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938cm" svg:y="0.401cm" chart:style-name="ch2">
          <text:p>Radiation Output</text:p>
        </chart:title>
        <chart:legend chart:legend-position="end" svg:x="20.313cm" svg:y="6.085cm" style:legend-expansion="high" chart:style-name="ch3"/>
        <chart:plot-area chart:style-name="ch4" table:cell-range-address="Tables.Z3:Tables.AB50 Tables.AA2:Tables.AB2" chart:data-source-has-labels="row" svg:x="1.475cm" svg:y="1.445cm" svg:width="18.374cm" svg:height="10.575cm">
          <chartooo:coordinate-region svg:x="2.096cm" svg:y="1.644cm" svg:width="17.566cm" svg:height="9.729cm"/>
          <chart:axis chart:dimension="x" chart:name="primary-x" chart:style-name="ch5">
            <chart:title svg:x="10.433cm" svg:y="12.285cm" chart:style-name="ch6">
              <text:p>kV</text:p>
            </chart:title>
          </chart:axis>
          <chart:axis chart:dimension="y" chart:name="primary-y" chart:style-name="ch5">
            <chart:title svg:x="0.451cm" svg:y="7.729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273cm" svg:y="0.423cm" chart:style-name="ch2">
          <text:p>Fluoro Patient Entrance Exposure </text:p>
        </chart:title>
        <chart:legend chart:legend-position="end" svg:x="20.424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81cm" svg:height="11.632cm">
          <chartooo:coordinate-region svg:x="2.575cm" svg:y="1.688cm" svg:width="16.958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8.01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22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cm" svg:width="21.109cm" svg:height="10.373cm"/>
          <chart:axis chart:dimension="x" chart:name="primary-x" chart:style-name="ch4">
            <chart:title svg:x="10.00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845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194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